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189in"/>
    </style:style>
    <style:style style:name="co2" style:family="table-column">
      <style:table-column-properties fo:break-before="auto" style:column-width="6.4472in"/>
    </style:style>
    <style:style style:name="co3" style:family="table-column">
      <style:table-column-properties fo:break-before="auto" style:column-width="6.1681in"/>
    </style:style>
    <style:style style:name="co4" style:family="table-column">
      <style:table-column-properties fo:break-before="auto" style:column-width="1.3862in"/>
    </style:style>
    <style:style style:name="co5" style:family="table-column">
      <style:table-column-properties fo:break-before="auto" style:column-width="3.9484in"/>
    </style:style>
    <style:style style:name="co6" style:family="table-column">
      <style:table-column-properties fo:break-before="auto" style:column-width="1.2472in"/>
    </style:style>
    <style:style style:name="co7" style:family="table-column">
      <style:table-column-properties fo:break-before="auto" style:column-width="1.6756in"/>
    </style:style>
    <style:style style:name="co8" style:family="table-column">
      <style:table-column-properties fo:break-before="auto" style:column-width="2.5016in"/>
    </style:style>
    <style:style style:name="co9" style:family="table-column">
      <style:table-column-properties fo:break-before="auto" style:column-width="1.011in"/>
    </style:style>
    <style:style style:name="co10" style:family="table-column">
      <style:table-column-properties fo:break-before="auto" style:column-width="7.9807in"/>
    </style:style>
    <style:style style:name="co11" style:family="table-column">
      <style:table-column-properties fo:break-before="auto" style:column-width="9.728in"/>
    </style:style>
    <style:style style:name="co12" style:family="table-column">
      <style:table-column-properties fo:break-before="auto" style:column-width="2.6626in"/>
    </style:style>
    <style:style style:name="co13" style:family="table-column">
      <style:table-column-properties fo:break-before="auto" style:column-width="5.3965in"/>
    </style:style>
    <style:style style:name="co14" style:family="table-column">
      <style:table-column-properties fo:break-before="auto" style:column-width="6.7154in"/>
    </style:style>
    <style:style style:name="co15" style:family="table-column">
      <style:table-column-properties fo:break-before="auto" style:column-width="5.9in"/>
    </style:style>
    <style:style style:name="co16" style:family="table-column">
      <style:table-column-properties fo:break-before="auto" style:column-width="4.678in"/>
    </style:style>
    <style:style style:name="co17" style:family="table-column">
      <style:table-column-properties fo:break-before="auto" style:column-width="3.1445in"/>
    </style:style>
    <style:style style:name="co18" style:family="table-column">
      <style:table-column-properties fo:break-before="auto" style:column-width="6.8756in"/>
    </style:style>
    <style:style style:name="co19" style:family="table-column">
      <style:table-column-properties fo:break-before="auto" style:column-width="2.448in"/>
    </style:style>
    <style:style style:name="co20" style:family="table-column">
      <style:table-column-properties fo:break-before="auto" style:column-width="9.5457in"/>
    </style:style>
    <style:style style:name="co21" style:family="table-column">
      <style:table-column-properties fo:break-before="auto" style:column-width="6.5008in"/>
    </style:style>
    <style:style style:name="co22" style:family="table-column">
      <style:table-column-properties fo:break-before="auto" style:column-width="3.6272in"/>
    </style:style>
    <style:style style:name="co23" style:family="table-column">
      <style:table-column-properties fo:break-before="auto" style:column-width="5.95in"/>
    </style:style>
    <style:style style:name="co24" style:family="table-column">
      <style:table-column-properties fo:break-before="auto" style:column-width="6.3937in"/>
    </style:style>
    <style:style style:name="co25" style:family="table-column">
      <style:table-column-properties fo:break-before="auto" style:column-width="4.1953in"/>
    </style:style>
    <style:style style:name="co26" style:family="table-column">
      <style:table-column-properties fo:break-before="auto" style:column-width="1.15in"/>
    </style:style>
    <style:style style:name="co27" style:family="table-column">
      <style:table-column-properties fo:break-before="auto" style:column-width="7.6098in"/>
    </style:style>
    <style:style style:name="co28" style:family="table-column">
      <style:table-column-properties fo:break-before="auto" style:column-width="2.1472in"/>
    </style:style>
    <style:style style:name="co29" style:family="table-column">
      <style:table-column-properties fo:break-before="auto" style:column-width="1.2146in"/>
    </style:style>
    <style:style style:name="co30" style:family="table-column">
      <style:table-column-properties fo:break-before="auto" style:column-width="1.5465in"/>
    </style:style>
    <style:style style:name="co31" style:family="table-column">
      <style:table-column-properties fo:break-before="auto" style:column-width="10.3in"/>
    </style:style>
    <style:style style:name="co32" style:family="table-column">
      <style:table-column-properties fo:break-before="auto" style:column-width="0.8028in"/>
    </style:style>
    <style:style style:name="co33" style:family="table-column">
      <style:table-column-properties fo:break-before="auto" style:column-width="10.35in"/>
    </style:style>
    <style:style style:name="co34" style:family="table-column">
      <style:table-column-properties fo:break-before="auto" style:column-width="1.4075in"/>
    </style:style>
    <style:style style:name="co35" style:family="table-column">
      <style:table-column-properties fo:break-before="auto" style:column-width="1.3327in"/>
    </style:style>
    <style:style style:name="co36" style:family="table-column">
      <style:table-column-properties fo:break-before="auto" style:column-width="8.7091in"/>
    </style:style>
    <style:style style:name="co37" style:family="table-column">
      <style:table-column-properties fo:break-before="auto" style:column-width="7.2299in"/>
    </style:style>
    <style:style style:name="co38" style:family="table-column">
      <style:table-column-properties fo:break-before="auto" style:column-width="2.3402in"/>
    </style:style>
    <style:style style:name="co39" style:family="table-column">
      <style:table-column-properties fo:break-before="auto" style:column-width="1.5362in"/>
    </style:style>
    <style:style style:name="co40" style:family="table-column">
      <style:table-column-properties fo:break-before="auto" style:column-width="2.4909in"/>
    </style:style>
    <style:style style:name="co41" style:family="table-column">
      <style:table-column-properties fo:break-before="auto" style:column-width="10.75in"/>
    </style:style>
    <style:style style:name="co42" style:family="table-column">
      <style:table-column-properties fo:break-before="auto" style:column-width="1.6654in"/>
    </style:style>
    <style:style style:name="co43" style:family="table-column">
      <style:table-column-properties fo:break-before="auto" style:column-width="1.3429in"/>
    </style:style>
    <style:style style:name="co44" style:family="table-column">
      <style:table-column-properties fo:break-before="auto" style:column-width="2.2335in"/>
    </style:style>
    <style:style style:name="co45" style:family="table-column">
      <style:table-column-properties fo:break-before="auto" style:column-width="3.1984in"/>
    </style:style>
    <style:style style:name="co46" style:family="table-column">
      <style:table-column-properties fo:break-before="auto" style:column-width="4.689in"/>
    </style:style>
    <style:style style:name="co47" style:family="table-column">
      <style:table-column-properties fo:break-before="auto" style:column-width="1.4937in"/>
    </style:style>
    <style:style style:name="co48" style:family="table-column">
      <style:table-column-properties fo:break-before="auto" style:column-width="2.2654in"/>
    </style:style>
    <style:style style:name="co49" style:family="table-column">
      <style:table-column-properties fo:break-before="auto" style:column-width="2.3299in"/>
    </style:style>
    <style:style style:name="co50" style:family="table-column">
      <style:table-column-properties fo:break-before="auto" style:column-width="11.0898in"/>
    </style:style>
    <style:style style:name="co51" style:family="table-column">
      <style:table-column-properties fo:break-before="auto" style:column-width="4.4098in"/>
    </style:style>
    <style:style style:name="co52" style:family="table-column">
      <style:table-column-properties fo:break-before="auto" style:column-width="10.9701in"/>
    </style:style>
    <style:style style:name="co53" style:family="table-column">
      <style:table-column-properties fo:break-before="auto" style:column-width="4.1417in"/>
    </style:style>
    <style:style style:name="co54" style:family="table-column">
      <style:table-column-properties fo:break-before="auto" style:column-width="3.3484in"/>
    </style:style>
    <style:style style:name="co55" style:family="table-column">
      <style:table-column-properties fo:break-before="auto" style:column-width="2.2228in"/>
    </style:style>
    <style:style style:name="co56" style:family="table-column">
      <style:table-column-properties fo:break-before="auto" style:column-width="2.8661in"/>
    </style:style>
    <style:style style:name="co57" style:family="table-column">
      <style:table-column-properties fo:break-before="auto" style:column-width="0.9102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Liberation Sans" fo:font-size="10pt" style:font-size-asian="10pt" style:font-size-complex="10pt"/>
    </style:style>
    <style:style style:name="ce2" style:family="table-cell" style:parent-style-name="Default">
      <style:text-properties style:font-name="Liberation Sans" fo:font-size="10pt" style:font-size-asian="10pt" style:font-size-complex="10pt"/>
    </style:style>
    <style:style style:name="ce3" style:family="table-cell" style:parent-style-name="Default">
      <style:text-properties style:font-name="Liberation Sans" fo:font-size="10pt" style:font-name-asian="Droid Sans Fallback" style:font-size-asian="10pt" style:font-name-complex="FreeSans" style:font-size-complex="10pt"/>
    </style:style>
    <style:style style:name="ce4" style:family="table-cell" style:parent-style-name="Default">
      <style:table-cell-properties fo:background-color="#ffff99"/>
    </style:style>
    <style:style style:name="ce5" style:family="table-cell" style:parent-style-name="Default" style:data-style-name="N125">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126">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126">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style:font-name="Liberation Sans" fo:font-size="10pt" style:font-size-asian="10pt" style:font-size-complex="10pt"/>
    </style:style>
    <style:style style:name="ce11" style:family="table-cell" style:parent-style-name="Default" style:data-style-name="N10126">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0126">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126">
      <style:table-cell-properties style:rotation-align="none"/>
      <style:text-properties style:font-name="Liberation Sans" fo:font-size="10pt" style:font-size-asian="10pt" style:font-size-complex="10pt"/>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9" table:default-cell-style-name="ce2"/>
        <table:table-column table:style-name="co1"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8"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5"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9" table:number-columns-repeated="2" table:default-cell-style-name="ce2"/>
        <table:table-column table:style-name="co45" table:default-cell-style-name="ce2"/>
        <table:table-column table:style-name="co46" table:default-cell-style-name="ce2"/>
        <table:table-column table:style-name="co9" table:default-cell-style-name="ce2"/>
        <table:table-column table:style-name="co47" table:default-cell-style-name="ce2"/>
        <table:table-column table:style-name="co9"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54" table:default-cell-style-name="ce2"/>
        <table:table-column table:style-name="co55" table:default-cell-style-name="ce2"/>
        <table:table-column table:style-name="co56" table:default-cell-style-name="ce2"/>
        <table:table-column table:style-name="co57" table:number-columns-repeated="959" table:default-cell-style-name="ce2"/>
        <table:table-row table:style-name="ro1">
          <table:table-cell table:style-name="ce1" office:value-type="string" calcext:value-type="string">
            <text:p>Código de referencia</text:p>
          </table:table-cell>
          <table:table-cell office:value-type="string" calcext:value-type="string">
            <text:p>Título Propio</text:p>
          </table:table-cell>
          <table:table-cell office:value-type="string" calcext:value-type="string">
            <text:p>Título Paralelo</text:p>
          </table:table-cell>
          <table:table-cell office:value-type="string" calcext:value-type="string">
            <text:p>Título Atribuido</text:p>
          </table:table-cell>
          <table:table-cell office:value-type="string" calcext:value-type="string">
            <text:p>Titulo de serie</text:p>
          </table:table-cell>
          <table:table-cell office:value-type="string" calcext:value-type="string">
            <text:p>Número programa</text:p>
          </table:table-cell>
          <table:table-cell office:value-type="string" calcext:value-type="string">
            <text:p>País</text:p>
          </table:table-cell>
          <table:table-cell office:value-type="string" calcext:value-type="string">
            <text:p>Fecha</text:p>
          </table:table-cell>
          <table:table-cell office:value-type="string" calcext:value-type="string">
            <text:p>Duración</text:p>
          </table:table-cell>
          <table:table-cell office:value-type="string" calcext:value-type="string">
            <text:p>Investigación</text:p>
          </table:table-cell>
          <table:table-cell office:value-type="string" calcext:value-type="string">
            <text:p>Realización</text:p>
          </table:table-cell>
          <table:table-cell office:value-type="string" calcext:value-type="string">
            <text:p>Dirección</text:p>
          </table:table-cell>
          <table:table-cell office:value-type="string" calcext:value-type="string">
            <text:p>Guión</text:p>
          </table:table-cell>
          <table:table-cell office:value-type="string" calcext:value-type="string">
            <text:p>Adaptación</text:p>
          </table:table-cell>
          <table:table-cell office:value-type="string" calcext:value-type="string">
            <text:p>Idea original</text:p>
          </table:table-cell>
          <table:table-cell office:value-type="string" calcext:value-type="string">
            <text:p>Fotografía</text:p>
          </table:table-cell>
          <table:table-cell office:value-type="string" calcext:value-type="string">
            <text:p>Fotografía fija</text:p>
          </table:table-cell>
          <table:table-cell office:value-type="string" calcext:value-type="string">
            <text:p>Edición</text:p>
          </table:table-cell>
          <table:table-cell office:value-type="string" calcext:value-type="string">
            <text:p>Grabación</text:p>
          </table:table-cell>
          <table:table-cell office:value-type="string" calcext:value-type="string">
            <text:p>Edición</text:p>
          </table:table-cell>
          <table:table-cell office:value-type="string" calcext:value-type="string">
            <text:p>Original</text:p>
          </table:table-cell>
          <table:table-cell office:value-type="string" calcext:value-type="string">
            <text:p>Musicalización</text:p>
          </table:table-cell>
          <table:table-cell office:value-type="string" calcext:value-type="string">
            <text:p>Voces</text:p>
          </table:table-cell>
          <table:table-cell office:value-type="string" calcext:value-type="string">
            <text:p>Actores</text:p>
          </table:table-cell>
          <table:table-cell office:value-type="string" calcext:value-type="string">
            <text:p>Animación</text:p>
          </table:table-cell>
          <table:table-cell office:value-type="string" calcext:value-type="string">
            <text:p>Otros colaboradores</text:p>
          </table:table-cell>
          <table:table-cell table:style-name="ce1" office:value-type="string" calcext:value-type="string">
            <text:p>Entidad productora</text:p>
          </table:table-cell>
          <table:table-cell office:value-type="string" calcext:value-type="string">
            <text:p>Productor</text:p>
          </table:table-cell>
          <table:table-cell office:value-type="string" calcext:value-type="string">
            <text:p>Distribuidora</text:p>
          </table:table-cell>
          <table:table-cell office:value-type="string" calcext:value-type="string">
            <text:p>Historia Institucional</text:p>
          </table:table-cell>
          <table:table-cell office:value-type="string" calcext:value-type="string">
            <text:p>Reseña biográfica</text:p>
          </table:table-cell>
          <table:table-cell office:value-type="string" calcext:value-type="string">
            <text:p>Forma de ingreso</text:p>
          </table:table-cell>
          <table:table-cell office:value-type="string" calcext:value-type="string">
            <text:p>Fecha de ingreso</text:p>
          </table:table-cell>
          <table:table-cell table:style-name="ce1" office:value-type="string" calcext:value-type="string">
            <text:p>Sinopsis</text:p>
          </table:table-cell>
          <table:table-cell office:value-type="string" calcext:value-type="string">
            <text:p>Descriptor Onomástico</text:p>
          </table:table-cell>
          <table:table-cell office:value-type="string" calcext:value-type="string">
            <text:p>Descriptor Toponímico</text:p>
          </table:table-cell>
          <table:table-cell office:value-type="string" calcext:value-type="string">
            <text:p>Descriptor Cronológico</text:p>
          </table:table-cell>
          <table:table-cell office:value-type="string" calcext:value-type="string">
            <text:p>Tipo de producción</text:p>
          </table:table-cell>
          <table:table-cell office:value-type="string" calcext:value-type="string">
            <text:p>Género</text:p>
          </table:table-cell>
          <table:table-cell office:value-type="string" calcext:value-type="string">
            <text:p>Fuentes</text:p>
          </table:table-cell>
          <table:table-cell office:value-type="string" calcext:value-type="string">
            <text:p>Recursos</text:p>
          </table:table-cell>
          <table:table-cell office:value-type="string" calcext:value-type="string">
            <text:p>Versiones</text:p>
          </table:table-cell>
          <table:table-cell office:value-type="string" calcext:value-type="string">
            <text:p>Formato original</text:p>
          </table:table-cell>
          <table:table-cell office:value-type="string" calcext:value-type="string">
            <text:p>Material extra</text:p>
          </table:table-cell>
          <table:table-cell table:style-name="ce1" office:value-type="string" calcext:value-type="string">
            <text:p>Condiciones de acceso</text:p>
          </table:table-cell>
          <table:table-cell office:value-type="string" calcext:value-type="string">
            <text:p>Existencia y localización de documentos originales</text:p>
          </table:table-cell>
          <table:table-cell office:value-type="string" calcext:value-type="string">
            <text:p>Idioma original</text:p>
          </table:table-cell>
          <table:table-cell office:value-type="string" calcext:value-type="string">
            <text:p>Doblajes diponibles</text:p>
          </table:table-cell>
          <table:table-cell office:value-type="string" calcext:value-type="string">
            <text:p>Subtitulajes</text:p>
          </table:table-cell>
          <table:table-cell office:value-type="string" calcext:value-type="string">
            <text:p>Soporte</text:p>
          </table:table-cell>
          <table:table-cell office:value-type="string" calcext:value-type="string">
            <text:p>No. copias</text:p>
          </table:table-cell>
          <table:table-cell office:value-type="string" calcext:value-type="string">
            <text:p>Descripción física</text:p>
          </table:table-cell>
          <table:table-cell office:value-type="string" calcext:value-type="string">
            <text:p>Color</text:p>
          </table:table-cell>
          <table:table-cell office:value-type="string" calcext:value-type="string">
            <text:p>Audio</text:p>
          </table:table-cell>
          <table:table-cell office:value-type="string" calcext:value-type="string">
            <text:p>Sistema de grabación</text:p>
          </table:table-cell>
          <table:table-cell office:value-type="string" calcext:value-type="string">
            <text:p>Región DVD</text:p>
          </table:table-cell>
          <table:table-cell office:value-type="string" calcext:value-type="string">
            <text:p>Requisitos técnicos</text:p>
          </table:table-cell>
          <table:table-cell table:style-name="ce1" office:value-type="string" calcext:value-type="string">
            <text:p>Existencia y localización de copias</text:p>
          </table:table-cell>
          <table:table-cell office:value-type="string" calcext:value-type="string">
            <text:p>Unidades de descripción relacionadas</text:p>
          </table:table-cell>
          <table:table-cell office:value-type="string" calcext:value-type="string">
            <text:p>Documentos asociados</text:p>
          </table:table-cell>
          <table:table-cell table:style-name="ce1" office:value-type="string" calcext:value-type="string">
            <text:p>Área de notas</text:p>
          </table:table-cell>
          <table:table-cell table:style-name="ce1" office:value-type="string" calcext:value-type="string">
            <text:p>Notas del archivero</text:p>
          </table:table-cell>
          <table:table-cell office:value-type="string" calcext:value-type="string">
            <text:p>Datos del archivero</text:p>
          </table:table-cell>
          <table:table-cell office:value-type="string" calcext:value-type="string">
            <text:p>Reglas o normas</text:p>
          </table:table-cell>
          <table:table-cell office:value-type="string" calcext:value-type="string">
            <text:p>Fecha de descripción</text:p>
          </table:table-cell>
          <table:table-cell table:number-columns-repeated="959"/>
        </table:table-row>
        <table:table-row table:style-name="ro1">
          <table:table-cell office:value-type="string" calcext:value-type="string">
            <text:p>MXIM-AV-1-4-1</text:p>
          </table:table-cell>
          <table:table-cell office:value-type="string" calcext:value-type="string">
            <text:p>Chelovek kinoapparatom</text:p>
          </table:table-cell>
          <table:table-cell office:value-type="string" calcext:value-type="string">
            <text:p>El hombre de la cámara</text:p>
          </table:table-cell>
          <table:table-cell table:number-columns-repeated="3"/>
          <table:table-cell office:value-type="string" calcext:value-type="string">
            <text:p>Unión Soviética</text:p>
          </table:table-cell>
          <table:table-cell office:value-type="float" office:value="1929" calcext:value-type="float">
            <text:p>1929</text:p>
          </table:table-cell>
          <table:table-cell office:value-type="string" calcext:value-type="string">
            <text:p>66´05"</text:p>
          </table:table-cell>
          <table:table-cell/>
          <table:table-cell office:value-type="string" calcext:value-type="string">
            <text:p>Dziga Vertov</text:p>
          </table:table-cell>
          <table:table-cell/>
          <table:table-cell office:value-type="string" calcext:value-type="string">
            <text:p>Dziga Vertov</text:p>
          </table:table-cell>
          <table:table-cell table:number-columns-repeated="2"/>
          <table:table-cell office:value-type="string" calcext:value-type="string">
            <text:p>Mikhail Kaufman</text:p>
          </table:table-cell>
          <table:table-cell/>
          <table:table-cell office:value-type="string" calcext:value-type="string">
            <text:p>Elizaveta Svilova</text:p>
          </table:table-cell>
          <table:table-cell table:number-columns-repeated="8"/>
          <table:table-cell office:value-type="string" calcext:value-type="string">
            <text:p>VUFKU (All-Ukrainian Photo Cinema Administration)</text:p>
          </table:table-cell>
          <table:table-cell table:number-columns-repeated="2" office:value-type="string" calcext:value-type="string">
            <text:p>Gobierno ucraniano de la Unión Soviética</text:p>
          </table:table-cell>
          <table:table-cell office:value-type="string" calcext:value-type="string">
            <text:p>VUFKU (Administración Panucraniana para la Producción Foto Cinematográfica) fue fundada en la década de 1920, bajo la dirección del Departamento Nacional de Educación del gobierno soviético ucraniano como parte de un proyecto destinado a la administración de las salas de cine, las compañías productoras y las instituciones cinematográficas de toda Ucrania. Conformado por un pequeño grupo de pequeños estudios, hasta el año de 1928 la VUFKU había producido más de 150 filmes (la mayoría de ellos cortometrajes). Con la fundación de esta institución productora, el gobierno soviético ucraniano logró monopolizar toda la producción cinematográfica de dicho país. La VUFKU realizó la mayor parte de sus producciones en dos estudios ubicados en las localidades de Odesa, Kyiv y Kharkiv; en el estudio de Kyiv, la VUFKU produjo alrededor de 40 filmes al año, a partir de su construcción en 1927, lo que lo posicionó como uno de los estudios cinematográficos más modernos y mejor equipados de toda Europa para finales de la década de 1920. Como la mayoría de los estudios cinematográficos de Europa en esa época, el referente a superar era los estudios estadunidenses de Hollywood, así que gran parte de la producción de esta casa productora se basó en las técnicas cinematográficas hollywoodenses; la VUFKU tuvo éxito en su cometido y terminó convirtiéndose en un referente cultural y de negocios para gran parte de los estudios cinematográficos en la Unión Soviética, y en el continente europeo. (Fuente: http://www.kinofestnyc.com/history.html)</text:p>
          </table:table-cell>
          <table:table-cell office:value-type="string" calcext:value-type="string">
            <text:p>Denis Abramovich Kaufman nació en 1896 en el seno de una familia judía en Bialystok, ciudad perteneciente en aquellos años a la Rusia zarista. Interesado por el futurismo, adoptó el seudónimo de Dziga Vertov, que significa algo así como "gira, peonza" en ucraniano. En 1918, tras la revolución, el Comité del Cine de Moscú lo contrató para trabajar en Kino-Nedelia ("Cine-Semana", semanario cinematográfico de noticias de actualidad soviético), en Moscú. Trabajó montando noticiarios cinematográficos durante tres años. Su primera película como director fue El aniversario de la Revolución (1919), seguida de La batalla de Tsartitsyn (1920), El tren Lenin (1921) e Historia de la guerra civil (1922). En estas películas, Vertov exploró las posibilidades del montaje, ensamblando fragmentos de película sin tener en cuenta su continuidad formal, temporal ni lógica, buscando sobre todo un efecto poético que pudiera impactar a los espectadores. En 1919, Vertov y otros jóvenes cineastas, entre los que se encontraba su futura esposa Elisaveta Svilova, crearon un grupo llamado Kinoks (Cine-Ojo). Más tarde se les uniría también el hermano de Vertov, Mikhail Kaufman. Entre 1922 y 1923, Vertov y Svilova publicaron varios manifiestos en publicaciones de vanguardia, desarrollando su teoría del Cine-Ojo. Vertov y los otros miembros del grupo rechazan de plano todos los elementos del cine convencional: desde la escritura previa de un guión hasta la utilización de actores profesionales, pasando por el rodaje en estudios, los decorados, la iluminación, etc. Su objetivo era captar la "verdad" cinematográfica, montando fragmentos de actualidad de forma que permitieran conocer una verdad más profunda que no puede ser percibida por el ojo. Según el propio Vertov, "fragmentos de energía real que, mediante el arte del montaje, se van acumulando hasta formar un todo global", permitiendo "ver y mostrar el mundo desde el punto de vista de la revolución proletaria mundial". Durante los años 20 rodó varias películas, pero destaca sobre todo El hombre con la cámara (Cheloviek s Kinoapparatom, 1929). (Extraido de http://es.wikipedia.org/wiki/Dziga_Vertov)</text:p>
          </table:table-cell>
          <table:table-cell office:value-type="string" calcext:value-type="string">
            <text:p>Donación</text:p>
          </table:table-cell>
          <table:table-cell office:value-type="float" office:value="1999" calcext:value-type="float">
            <text:p>1999</text:p>
          </table:table-cell>
          <table:table-cell office:value-type="string" calcext:value-type="string">
            <text:p>Sobre una cámara gigante que mira a la audiencia, se encuentra el cameraman. El <text:s/>cine, inicialmente vacío, se llena de público, las luces se apagan, todo está preparado; el director mueve la batuta, la orquesta comienza a tocar y la película se inicia. <text:s/>Es aún de madrugada en la ciudad soviética; sus calles aparecen desiertas y las tiendas están todavía cerradas, nada turba el silencio de la gran urbe. Poco a poco las calles se van poblando de gente, los tranvías y coches hacen su aparición, y las fábricas inician su producción. El tráfico se hace más denso, mientras, los comercios, abren sus puertas. Atento a todos los acontecimientos, el operador filma, desde su coche, otro automóvil en el que viajan varias personas. En la sala de montaje, una mujer corta y ordena la película. El hombre de la cámara fllma desde todos los ángulos y en todos los lugares recogiendo la realidad que le rodea. Los espectadores disfrutan del acontecimiento cinematográfico, gracias al ojo que todo lo ve. El llamado Kino-glaz, o Cine-ojo es un estilo fílmico de origen soviético que sería el precursor del posterior cinema-verité o cine-verdad, muy influyente en la cinematografía experimental mundial, como la latinoamericana en la década de los 60's y 70's. Cargado de una ideología antropológica y social, el Kino-Glaz ruso creó una auténtica escuela en la que tenían cabida infinidad de temas, y este video presenta una representación a modo de ensayo sobre las características peculiares de este modo de hacer cine, teniendo como escenario la Rusia socialista de mediados del siglo XX.</text:p>
          </table:table-cell>
          <table:table-cell table:number-columns-repeated="3"/>
          <table:table-cell office:value-type="string" calcext:value-type="string">
            <text:p>Pelicula documental</text:p>
          </table:table-cell>
          <table:table-cell/>
          <table:table-cell office:value-type="string" calcext:value-type="string">
            <text:p>Registros fílmicos, ficción</text:p>
          </table:table-cell>
          <table:table-cell table:number-columns-repeated="2"/>
          <table:table-cell office:value-type="string" calcext:value-type="string">
            <text:p>VHS</text:p>
          </table:table-cell>
          <table:table-cell/>
          <table:table-cell office:value-type="string" calcext:value-type="string">
            <text:p>Usos reservados para consulta in situ</text:p>
          </table:table-cell>
          <table:table-cell/>
          <table:table-cell office:value-type="string" calcext:value-type="string">
            <text:p>Ruso</text:p>
          </table:table-cell>
          <table:table-cell table:number-columns-repeated="2"/>
          <table:table-cell office:value-type="string" calcext:value-type="string">
            <text:p>DVD / VHS</text:p>
          </table:table-cell>
          <table:table-cell office:value-type="string" calcext:value-type="string">
            <text:p>1 dvd / 1 vhs</text:p>
          </table:table-cell>
          <table:table-cell office:value-type="string" calcext:value-type="string">
            <text:p>Copias</text:p>
          </table:table-cell>
          <table:table-cell office:value-type="string" calcext:value-type="string">
            <text:p>Blanco y negro</text:p>
          </table:table-cell>
          <table:table-cell/>
          <table:table-cell office:value-type="string" calcext:value-type="string">
            <text:p>NTSC</text:p>
          </table:table-cell>
          <table:table-cell table:style-name="Default"/>
          <table:table-cell table:style-name="Default" office:value-type="string" calcext:value-type="string">
            <text:p>Reproductor DVD/VHS y Monitor</text:p>
          </table:table-cell>
          <table:table-cell table:style-name="Default" table:number-columns-repeated="3"/>
          <table:table-cell table:style-name="Default" office:value-type="string" calcext:value-type="string">
            <text:p>Antes habían 2 DVD´s ahora aparece 1.</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office:value-type="string" calcext:value-type="string">
            <text:p>MXIM-AV-1-4-2</text:p>
          </table:table-cell>
          <table:table-cell office:value-type="string" calcext:value-type="string">
            <text:p>Drifters</text:p>
          </table:table-cell>
          <table:table-cell table:number-columns-repeated="4"/>
          <table:table-cell office:value-type="string" calcext:value-type="string">
            <text:p>Reino Unido</text:p>
          </table:table-cell>
          <table:table-cell office:value-type="float" office:value="1929" calcext:value-type="float">
            <text:p>1929</text:p>
          </table:table-cell>
          <table:table-cell office:value-type="string" calcext:value-type="string">
            <text:p>50´</text:p>
          </table:table-cell>
          <table:table-cell/>
          <table:table-cell office:value-type="string" calcext:value-type="string">
            <text:p>John Grierson</text:p>
          </table:table-cell>
          <table:table-cell table:number-columns-repeated="4"/>
          <table:table-cell office:value-type="string" calcext:value-type="string">
            <text:p>Basil Emmott</text:p>
          </table:table-cell>
          <table:table-cell/>
          <table:table-cell office:value-type="string" calcext:value-type="string">
            <text:p>John Grierson</text:p>
          </table:table-cell>
          <table:table-cell table:number-columns-repeated="8"/>
          <table:table-cell office:value-type="string" calcext:value-type="string">
            <text:p>Empire Marketing Board/New Era Films</text:p>
          </table:table-cell>
          <table:table-cell/>
          <table:table-cell office:value-type="string" calcext:value-type="string">
            <text:p>British International Pictures</text:p>
          </table:table-cell>
          <table:table-cell office:value-type="string" calcext:value-type="string">
            <text:p>La Empire Marketing Board (EMB) fue fundada por el Partido Conservador de Gran Bretaña en 1926, con el fin de promover el mercado internacional, fue dirigida por el Secretario Colonial Leopold Amery. A principios de 1927 la EMB fundó una casa productora con el objetivo de publicitar y promover la producción y el mercado imperial. La Unidad Productora estuvo dirigida en un primer momento por Stephen Tallents, en colaboración con John Grierson, entonces estudiante universitario de ciencias sociales; ambos lograron hacer innovaciones en la producción, distribución y exhibición fílmica, de lo que Grierson en ese entonces llamaba "Filme documental". Debido a la filiación que tenía dicha casa productora con la EMB, los primeros filmes documentales estuvieron enfocados en documentar e ilustrar las relaciones comerciales imperiales, con el fin de publicitar y legitimar la política ecónomica imperial. Grierson y Tallents también escribieron acerca de los usos del filme documental. En dicha unidad produjeron numerosos documentales como Conquest (1928), Drifters (1929), One Family (1930), Windmill in Barbados (1933), Cargo from Jamaica (1933).</text:p>
          </table:table-cell>
          <table:table-cell office:value-type="string" calcext:value-type="string">
            <text:p>John Grierson (26 de abril de 1898 - 19 de febrero de 1972) fue uno de los primeros y más influyentes documentalistas de la historia del cine. Nació en Deanstown, Escocia, Grierson fue a la Universidad de Glasgow donde estudió comunicación antes de decidirse por el cine. Su primer film titulado Drifters (1929), acerca de los pescadores de Arenque en Inglaterra. Después del estreno de Drifters con gran éxito realizado con fondos otorgados por la Junta de Marketing del Imperio (Empire Marketing Board), la cual le pediría que continuara con su tarea además de convertirse en el director de la Unidad de Films de la misma (EMB Film Unit por sus siglas en inglés). Siendo una persona creativa, extremadamente organizado y disciplinado, se encargó de reclutar un ejército de prospectos para impulsar la nueva tarea de la Unidad de Films, personas con poca o ninguna experiencia; personas que con el tiempo se convirtieron en grandes directores del género documental y que con sus películas ayudaron a promover una nueva imagen de la clase trabajadora y de la importancia de su labor en el desarrollo industrial de Gran Bretaña. Grierson continuó a la cabeza de la Unidad de films durante varios años donde se dio a conocer como el "padrino del documental". En 1933 la Junta de Marketing del Imperio desaparece y la Unidad de Films pasa a ser parte de la oficina general de correos tomando el nombre de Unidad de Filmes de la Oficina General de Correos (GPO Film Unit por sus siglas en Inglés), de la cual Grierson continuó siendo su director hasta el año 1938 cuando es invitado a Canadá. Invitado por el gobierno Canadiense para estudiar la producción fílmica de ese país, le propuso al gobierno la creación de un organismo nacional parea la coordinación de la producción de films. Al año siguiente 1939, Canadá creó la comisión nacional de films, que luego se convertiría en Junta Nacional Fílmica del Canadá (National Film Board of Canada), de la cual Grierson sería su primer comisionado. Cuando Canadá entró en la II Guerra Mundial en el mismo año, la Junta (NFB) se enfocó en la producción de films con fines propagandísticos, muchos de los cuales fueron dirigidos por el mismo Grierson. Después de la Guerra, su producción se enfocó en la vida de los canadienses. La National Film Board of Canada es una institución reconocida mundialmente por la producción de films de alta calidad, muchos de los cuales han ganado premios de la Academia. En 1957 Grierson recibió un premio especial en la ceremonia de premiación de films de Canadá.</text:p>
          </table:table-cell>
          <table:table-cell table:number-columns-repeated="2"/>
          <table:table-cell office:value-type="string" calcext:value-type="string">
            <text:p>Drifters o Pescadores a la Deriva es un film insonoro de 50 minutos de duración sobre el trabajo diario de los pescadores en laindustria del arenque a finales de los años 20 en Inglaterra, enfocado en la clase obrera británica.</text:p>
          </table:table-cell>
          <table:table-cell table:number-columns-repeated="3"/>
          <table:table-cell office:value-type="string" calcext:value-type="string">
            <text:p>Película documental</text:p>
          </table:table-cell>
          <table:table-cell table:number-columns-repeated="2"/>
          <table:table-cell office:value-type="string" calcext:value-type="string">
            <text:p>Grabación de campo, intertítulos</text:p>
          </table:table-cell>
          <table:table-cell table:number-columns-repeated="3"/>
          <table:table-cell office:value-type="string" calcext:value-type="string">
            <text:p>Usos reservados para consulta in situ</text:p>
          </table:table-cell>
          <table:table-cell/>
          <table:table-cell office:value-type="string" calcext:value-type="string">
            <text:p>Película muda</text:p>
          </table:table-cell>
          <table:table-cell table:number-columns-repeated="2"/>
          <table:table-cell office:value-type="string" calcext:value-type="string">
            <text:p>DVD</text:p>
          </table:table-cell>
          <table:table-cell office:value-type="string" calcext:value-type="string">
            <text:p>1 dvd</text:p>
          </table:table-cell>
          <table:table-cell office:value-type="string" calcext:value-type="string">
            <text:p>Copia</text:p>
          </table:table-cell>
          <table:table-cell office:value-type="string" calcext:value-type="string">
            <text:p>Blanco y negro</text:p>
          </table:table-cell>
          <table:table-cell table:number-columns-repeated="2"/>
          <table:table-cell table:style-name="Default"/>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Por el momento no se encuentran fisicamente</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office:value-type="string" calcext:value-type="string">
            <text:p>MXIM-AV-1-4-3</text:p>
          </table:table-cell>
          <table:table-cell office:value-type="string" calcext:value-type="string">
            <text:p>Kino-Glaz</text:p>
          </table:table-cell>
          <table:table-cell office:value-type="string" calcext:value-type="string">
            <text:p>Kino-Eye</text:p>
          </table:table-cell>
          <table:table-cell table:number-columns-repeated="3"/>
          <table:table-cell office:value-type="string" calcext:value-type="string">
            <text:p>Unión Soviética</text:p>
          </table:table-cell>
          <table:table-cell office:value-type="float" office:value="1924" calcext:value-type="float">
            <text:p>1924</text:p>
          </table:table-cell>
          <table:table-cell office:value-type="string" calcext:value-type="string">
            <text:p>98´</text:p>
          </table:table-cell>
          <table:table-cell/>
          <table:table-cell office:value-type="string" calcext:value-type="string">
            <text:p>Dziga Vertov</text:p>
          </table:table-cell>
          <table:table-cell table:number-columns-repeated="4"/>
          <table:table-cell office:value-type="string" calcext:value-type="string">
            <text:p>Mikhail Kaufman</text:p>
          </table:table-cell>
          <table:table-cell table:number-columns-repeated="10"/>
          <table:table-cell office:value-type="string" calcext:value-type="string">
            <text:p>VUFKU (All-Ukrainian Photo Cinema Administration)</text:p>
          </table:table-cell>
          <table:table-cell table:number-columns-repeated="2" office:value-type="string" calcext:value-type="string">
            <text:p>Gobierno ucraniano de la Unión Soviética</text:p>
          </table:table-cell>
          <table:table-cell office:value-type="string" calcext:value-type="string">
            <text:p>VUFKU (Administración Panucraniana para la Producción Foto Cinematográfica) fue fundada en la década de 1920, bajo la dirección del Departamento Nacional de Educación del gobierno soviético ucraniano como parte de un proyecto destinado a la administración de las salas de cine, las compañías productoras y las instituciones cinematográficas de toda Ucrania. Conformado por un pequeño grupo de pequeños estudios, hasta el año de 1928 la VUFKU había producido más de 150 filmes (la mayoría de ellos cortometrajes). Con la fundación de esta institución productora, el gobierno soviético ucraniano logró monopolizar toda la producción cinematográfica de dicho país. La VUFKU realizó la mayor parte de sus producciones en dos estudios ubicados en las localidades de Odesa, Kyiv y Kharkiv; en el estudio de Kyiv, la VUFKU produjo alrededor de 40 filmes al año, a partir de su construcción en 1927, lo que lo posicionó como uno de los estudios cinematográficos más modernos y mejor equipados de toda Europa para finales de la década de 1920. Como la mayoría de los estudios cinematográficos de Europa en esa época, el referente a superar era los estudios estadunidenses de Hollywood, así que gran parte de la producción de esta casa productora se basó en las técnicas cinematográficas hollywoodenses; la VUFKU tuvo éxito en su cometido y terminó convirtiéndose en un referente cultural y de negocios para gran parte de los estudios cinematográficos en la Unión Soviética, y en el continente europeo. (Fuente: http://www.kinofestnyc.com/history.html)</text:p>
          </table:table-cell>
          <table:table-cell office:value-type="string" calcext:value-type="string">
            <text:p>Denis Abramovich Kaufman nació en 1896 en el seno de una familia judía en Bialystok, ciudad perteneciente en aquellos años a la Rusia zarista. Interesado por el futurismo, adoptó el seudónimo de Dziga Vertov, que significa algo así como "gira, peonza" en ucraniano. En 1918, tras la revolución, el Comité del Cine de Moscú lo contrató para trabajar en Kino-Nedelia ("Cine-Semana", semanario cinematográfico de noticias de actualidad soviético), en Moscú. Trabajó montando noticiarios cinematográficos durante tres años. Su primera película como director fue El aniversario de la Revolución (1919), seguida de La batalla de Tsartitsyn (1920), El tren Lenin (1921) e Historia de la guerra civil (1922). En estas películas, Vertov exploró las posibilidades del montaje, ensamblando fragmentos de película sin tener en cuenta su continuidad formal, temporal ni lógica, buscando sobre todo un efecto poético que pudiera impactar a los espectadores. En 1919, Vertov y otros jóvenes cineastas, entre los que se encontraba su futura esposa Elisaveta Svilova, crearon un grupo llamado Kinoks (Cine-Ojo). Más tarde se les uniría también el hermano de Vertov, Mikhail Kaufman. Entre 1922 y 1923, Vertov y Svilova publicaron varios manifiestos en publicaciones de vanguardia, desarrollando su teoría del Cine-Ojo. Vertov y los otros miembros del grupo rechazan de plano todos los elementos del cine convencional: desde la escritura previa de un guión hasta la utilización de actores profesionales, pasando por el rodaje en estudios, los decorados, la iluminación, etc. Su objetivo era captar la "verdad" cinematográfica, montando fragmentos de actualidad de forma que permitieran conocer una verdad más profunda que no puede ser percibida por el ojo. Según el propio Vertov, "fragmentos de energía real que, mediante el arte del montaje, se van acumulando hasta formar un todo global", permitiendo "ver y mostrar el mundo desde el punto de vista de la revolución proletaria mundial". Durante los años 20 rodó varias películas, pero destaca sobre todo El hombre con la cámara (Cheloviek s Kinoapparatom, 1929). (Extraido de http://es.wikipedia.org/wiki/Dziga_Vertov)</text:p>
          </table:table-cell>
          <table:table-cell table:number-columns-repeated="2"/>
          <table:table-cell office:value-type="string" calcext:value-type="string">
            <text:p>This documentary promoting the joys of life in a Soviet village centers around the activities of the Young Pioneers. These children are constantly busy, pasting propaganda posters on walls, distributing hand bills, exhorting all to "buy from the cooperative" as opposed to the Public Sector, promoting temperance, and helping poor widows. Experimental portions of the film, projected in reverse, feature the un-slaughtering of a bull and the un-baking of bread. Written by George S. Davis <text:s text:c="3"/>http://www.imdb.com/title/tt0015039/plotsummary?ref_=tt_ov_pl</text:p>
          </table:table-cell>
          <table:table-cell office:value-type="string" calcext:value-type="string">
            <text:p>Canadá Bahía de Hudson,</text:p>
          </table:table-cell>
          <table:table-cell table:number-columns-repeated="2"/>
          <table:table-cell office:value-type="string" calcext:value-type="string">
            <text:p>Película documental</text:p>
          </table:table-cell>
          <table:table-cell/>
          <table:table-cell office:value-type="string" calcext:value-type="string">
            <text:p>Música de época, gráficos</text:p>
          </table:table-cell>
          <table:table-cell office:value-type="string" calcext:value-type="string">
            <text:p>Grabación de campo, intertítulos</text:p>
          </table:table-cell>
          <table:table-cell table:number-columns-repeated="3"/>
          <table:table-cell office:value-type="string" calcext:value-type="string">
            <text:p>Usos reservados para consulta in situ</text:p>
          </table:table-cell>
          <table:table-cell/>
          <table:table-cell office:value-type="string" calcext:value-type="string">
            <text:p>Película muda</text:p>
          </table:table-cell>
          <table:table-cell/>
          <table:table-cell office:value-type="string" calcext:value-type="string">
            <text:p>Inglés</text:p>
          </table:table-cell>
          <table:table-cell office:value-type="string" calcext:value-type="string">
            <text:p>DVD</text:p>
          </table:table-cell>
          <table:table-cell table:number-columns-repeated="2"/>
          <table:table-cell office:value-type="string" calcext:value-type="string">
            <text:p>Blanco y negro</text:p>
          </table:table-cell>
          <table:table-cell table:number-columns-repeated="2"/>
          <table:table-cell table:style-name="Default"/>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En la catalogación no aparece el tipo de soporte con el que se registro la entrada, por el momento no esta fisicamente, se encuentra en línea con buena resolución: https://www.youtube.com/watch?v=CRssZLdJAvA</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2">
          <table:table-cell office:value-type="string" calcext:value-type="string">
            <text:p>MXIM-AV-1-4-4</text:p>
          </table:table-cell>
          <table:table-cell office:value-type="string" calcext:value-type="string">
            <text:p>Nanook of the north</text:p>
          </table:table-cell>
          <table:table-cell office:value-type="string" calcext:value-type="string">
            <text:p>Nanouk l´esquimau (Francia) / Nanook el esquimal (España)</text:p>
          </table:table-cell>
          <table:table-cell table:number-columns-repeated="3"/>
          <table:table-cell office:value-type="string" calcext:value-type="string">
            <text:p>Estados Unidos</text:p>
          </table:table-cell>
          <table:table-cell office:value-type="float" office:value="1922" calcext:value-type="float">
            <text:p>1922</text:p>
          </table:table-cell>
          <table:table-cell office:value-type="string" calcext:value-type="string">
            <text:p>78´16"</text:p>
          </table:table-cell>
          <table:table-cell/>
          <table:table-cell office:value-type="string" calcext:value-type="string">
            <text:p>Robert J. Flaherty</text:p>
          </table:table-cell>
          <table:table-cell/>
          <table:table-cell office:value-type="string" calcext:value-type="string">
            <text:p>Robert J. Flaherty</text:p>
          </table:table-cell>
          <table:table-cell table:number-columns-repeated="2"/>
          <table:table-cell office:value-type="string" calcext:value-type="string">
            <text:p>Robert J. Flaherty</text:p>
          </table:table-cell>
          <table:table-cell/>
          <table:table-cell office:value-type="string" calcext:value-type="string">
            <text:p>Charles Gelb / Robert J. Flaherty</text:p>
          </table:table-cell>
          <table:table-cell table:number-columns-repeated="2"/>
          <table:table-cell office:value-type="string" calcext:value-type="string">
            <text:p>Timothy Brock</text:p>
          </table:table-cell>
          <table:table-cell table:number-columns-repeated="4"/>
          <table:table-cell office:value-type="string" calcext:value-type="string">
            <text:p>Ayudante de dirección: Thierry Mallet</text:p>
          </table:table-cell>
          <table:table-cell office:value-type="string" calcext:value-type="string">
            <text:p>Contemporany Films</text:p>
          </table:table-cell>
          <table:table-cell office:value-type="string" calcext:value-type="string">
            <text:p>Divisa Home Video</text:p>
          </table:table-cell>
          <table:table-cell office:value-type="string" calcext:value-type="string">
            <text:p>Robert J. Flaherty</text:p>
          </table:table-cell>
          <table:table-cell office:value-type="string" calcext:value-type="string">
            <text:p>Revillon Frères (Hermanos Revillon) fue un francés de pieles y artículos de lujo empresa con tiendas en París, Londres, Nueva York y Montreal a finales del siglo 19. En 1903, la empresa decidió crear una red de comercio de pieles, puestos en el norte de Canadá para competir con la Compañía de la Bahía de Hudson. Muchos de los Inuit en aldeas Nunavik, en el norte de Quebec, Canadá, se encuentran en los sitios ocupados originalmente por Revillon Frères puestos. Revillon Frères 1922 financió la película Nanook del Norte, filmó cerca de uno de sus puestos en Inukjuak, Quebec en el noreste de la bahía de Hudson. Extraido de (http://translate.google.com.mx/translate?hl=es&amp;sl=en&amp;u=http://en.wikipedia.org/wiki/Revillon_Freres&amp;sa=X&amp;oi=translate&amp;resnum=3&amp;ct=result&amp;prev=/search%3Fq%3DRevillon%26hl%3Des%26client%3Dfirefox-a%26channel%3Ds%26rls%3Dorg.mozilla:es-ES:official%26hs%3DYx5%26sa%3DG)</text:p>
          </table:table-cell>
          <table:table-cell office:value-type="string" calcext:value-type="string">
            <text:p>Robert Joseph Flaherty (16 de febrero de 1884, Iron Mountain, Michigan - 23 de julio de 1951, Dummerston, Vermont) fue un cineasta que dirigió y produjo el primer documental de la historia del cine, Nanook el esquimal, en 1922. Antes de comenzar la grabación de la película, Flaherty vivió con un Allakariallak (un hombre perteneciente a los Inuit)y con el resto de su familia durante varios meses. Las primeras grabaciones realizadas por Flaherty ardieron en un fuego provocado por una colilla del propio Flaherty, por lo que no le quedó más remedio que grabar de nuevo las imágenes. Con el tiempo el propio Flaherty admitió que en el fondo esto le había beneficiado porque los primeros metros de película nunca le habían llegado a gustar. Cuando comenzó a grabar de nuevo la película, Flaherty optó por preparar todo lo que iba a grabar, incluso el final, donde Allakariallak y su familia están, supuestamente, en riesgo de muerte si no encuentran o construyen un refugio lo antes posible, pero el igloo que aparece en las imágenes ya había sido construido, aunque solo por la mitad, para que Flaherty pudiera introducir la cámara en y captar una buena imagen sobre como es el interior de un iglú. (http://es.wikipedia.org/wiki/Robert_J._Flaherty)</text:p>
          </table:table-cell>
          <table:table-cell office:value-type="string" calcext:value-type="string">
            <text:p>Donación</text:p>
          </table:table-cell>
          <table:table-cell office:value-type="float" office:value="1999" calcext:value-type="float">
            <text:p>1999</text:p>
          </table:table-cell>
          <table:table-cell office:value-type="string" calcext:value-type="string">
            <text:p>La vida cotidiana de los Inuits (Esquimales) en los años veinte. Uno de los documentales más famosos a pesar de que es una representación creada y actuada según convenía a la producción. Flaherty retrata las aventuras y los peligros de la vida Inuit a través de la familia que escoge y que está integrada por Nanook el cazador, Nyla y Canyou, sus esposas y Lee y Alllegoo, sus hijos. El filme permanece como una joya del género por su calidad como documento etnográfico acerca de un modo de vida hoy casi desaparecido. este documento cinematográfico describe las negociaciones diarias, la caza y la pesca, y las migraciones de un grupo de personas eljadas de toda civilización tecnológica. (Elaborada en LAIS)</text:p>
          </table:table-cell>
          <table:table-cell office:value-type="string" calcext:value-type="string">
            <text:p>Nanook, Nyla, Alle, Cunayou, Rainbow,</text:p>
          </table:table-cell>
          <table:table-cell office:value-type="string" calcext:value-type="string">
            <text:p>Canadá Bahía de Hudson,</text:p>
          </table:table-cell>
          <table:table-cell office:value-type="string" calcext:value-type="string">
            <text:p>1910 - 1916</text:p>
          </table:table-cell>
          <table:table-cell office:value-type="string" calcext:value-type="string">
            <text:p>Película documental</text:p>
          </table:table-cell>
          <table:table-cell table:number-columns-repeated="2"/>
          <table:table-cell office:value-type="string" calcext:value-type="string">
            <text:p>Grabación de campo, cartografía</text:p>
          </table:table-cell>
          <table:table-cell/>
          <table:table-cell office:value-type="string" calcext:value-type="string">
            <text:p>VHS</text:p>
          </table:table-cell>
          <table:table-cell/>
          <table:table-cell office:value-type="string" calcext:value-type="string">
            <text:p>Usos reservados para consulta in situ</text:p>
          </table:table-cell>
          <table:table-cell office:value-type="string" calcext:value-type="string">
            <text:p>(http://www.divisared.es/index.aspx)   Información General:  divisa@divisared.es  Prensa y Comunicación: prensa@divisared.es    DIVISA HOME VIDEO® </text:p>
            <text:p>Paseo de la Castellana 111, 9º - 28046 Madrid </text:p>
            <text:p>Tel: +34 915 980 980  </text:p>
            <text:p>DIVISA RED, S.A. - CIF: A 47033485 </text:p>
            <text:p>C/ Los Astros, 2 - 47009 Valladolid </text:p>
            <text:p>Tel: +34 983 363 363</text:p>
          </table:table-cell>
          <table:table-cell office:value-type="string" calcext:value-type="string">
            <text:p>Inglés</text:p>
          </table:table-cell>
          <table:table-cell/>
          <table:table-cell office:value-type="string" calcext:value-type="string">
            <text:p>Español</text:p>
          </table:table-cell>
          <table:table-cell office:value-type="string" calcext:value-type="string">
            <text:p>VHS</text:p>
          </table:table-cell>
          <table:table-cell office:value-type="string" calcext:value-type="string">
            <text:p>1 dvd / 1 vhs</text:p>
          </table:table-cell>
          <table:table-cell office:value-type="string" calcext:value-type="string">
            <text:p>copia</text:p>
          </table:table-cell>
          <table:table-cell office:value-type="string" calcext:value-type="string">
            <text:p>Blanco y negro</text:p>
          </table:table-cell>
          <table:table-cell office:value-type="string" calcext:value-type="string">
            <text:p>Monoaural</text:p>
          </table:table-cell>
          <table:table-cell office:value-type="string" calcext:value-type="string">
            <text:p>NTSC</text:p>
          </table:table-cell>
          <table:table-cell table:style-name="Default" office:value-type="string" calcext:value-type="string">
            <text:p>Multiregión</text:p>
          </table:table-cell>
          <table:table-cell table:style-name="Default" office:value-type="string" calcext:value-type="string">
            <text:p>Reproductor VHS y Monitor</text:p>
          </table:table-cell>
          <table:table-cell table:style-name="Default" table:number-columns-repeated="3"/>
          <table:table-cell table:style-name="Default" office:value-type="string" calcext:value-type="string">
            <text:p>El DVD esta en español y el VHS en inglés.</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office:value-type="string" calcext:value-type="string">
            <text:p>MXIM-AV-1-4-5</text:p>
          </table:table-cell>
          <table:table-cell office:value-type="string" calcext:value-type="string">
            <text:p>Nogent, eldorado du diamanche</text:p>
          </table:table-cell>
          <table:table-cell office:value-type="string" calcext:value-type="string">
            <text:p>Nogent</text:p>
          </table:table-cell>
          <table:table-cell table:number-columns-repeated="3"/>
          <table:table-cell office:value-type="string" calcext:value-type="string">
            <text:p>Francia</text:p>
          </table:table-cell>
          <table:table-cell office:value-type="float" office:value="1929" calcext:value-type="float">
            <text:p>1929</text:p>
          </table:table-cell>
          <table:table-cell office:value-type="string" calcext:value-type="string">
            <text:p>17´</text:p>
          </table:table-cell>
          <table:table-cell/>
          <table:table-cell office:value-type="string" calcext:value-type="string">
            <text:p>Marcel Carné</text:p>
          </table:table-cell>
          <table:table-cell table:number-columns-repeated="4"/>
          <table:table-cell office:value-type="string" calcext:value-type="string">
            <text:p>Marcel Carné</text:p>
          </table:table-cell>
          <table:table-cell table:number-columns-repeated="4"/>
          <table:table-cell office:value-type="string" calcext:value-type="string">
            <text:p>Bernard Gerard (música añadida en 1968)</text:p>
          </table:table-cell>
          <table:table-cell table:number-columns-repeated="4"/>
          <table:table-cell office:value-type="string" calcext:value-type="string">
            <text:p>Michel Sanvoisin</text:p>
          </table:table-cell>
          <table:table-cell table:number-columns-repeated="4"/>
          <table:table-cell office:value-type="string" calcext:value-type="string">
            <text:p>Marcel Carné (París, 18 de agosto de 1906 - Clamart, 31 de octubre de 1996) fue un destacado director de cine francés realizador de Les Enfants du paradis, El muelle de las brumas y Hôtel du Nord. Inició su carrera en el cine mudo como ayudante del director Jacques Feyder. A los 25 años había dirigido ya su primera película que marcó el inicio de su colaboración con el poeta y guionista Jacques Prévert. Esta colaboración se prolongó por más de doce años durante los que se realizaron películas que definen lo que es el cine francés actual. Bajo la ocupación alemana de Francia durante la Segunda Guerra Mundial, Carné trabajo con la Francia de Vichy donde se rebeló contra los intentos del régimen de controlar el arte. Ahí filmó la que está considerada como su obra maestra Les Enfants du paradis. A finales de los años 1990, esta película fue considerada como la mejor película francesa del siglo en una votación en la que participaron 600 críticos y profesionales del cine francés. Bajo la ocupación alemana de Francia durante la Segunda Guerra Mundial, Carné trabajo con la Francia de Vichy donde se rebeló contra los intentos del régimen de controlar el arte. Ahí filmó la que está considerada como su obra maestra Les Enfants du paradis. A finales de los años 1990, esta película fue considerada como la mejor película francesa del siglo en una votación en la que participaron 600 críticos y profesionales del cine francés. Durante los años 1950, el público francés empezó a pedir películas románticas y comedias, no los pedazos de realidad que Carné seguía realizando. Con la llegada de la Nouvelle vague, las películas de Carné tuvieron menos éxito y muchas recibieron críticas negativas, tanto de la prensa como de la industria del cine. Carné realizó su última película en 1976. </text:p>
          </table:table-cell>
          <table:table-cell table:number-columns-repeated="2"/>
          <table:table-cell office:value-type="string" calcext:value-type="string">
            <text:p>La primera película de Carné, filmada a los 20 años y que trata de de los placeres simples de la gente sencilla en una tarde de domingo, cerca de París, a las orillas del río Marne. Carné filmó su película con la ayuda de Michel Sanvoisin, un relojero de cierto renombre en el mundo del cine aficionado: Sanvoisin le dio la cámara y película, y también participó en la filmación. http://scalisto.blogspot.mx/2011/01/marcel-carne-nogent-eldorado-du.html <text:s text:c="83"/>Otra sinopsis en francés: http://www.marcel-carne.com/les-films-de-marcel-carne/1929-nogent-eldorado-du-dimanche/fiche-technique-synopsis-revue-de-presse/</text:p>
          </table:table-cell>
          <table:table-cell/>
          <table:table-cell office:value-type="string" calcext:value-type="string">
            <text:p>Nogent, Marne</text:p>
          </table:table-cell>
          <table:table-cell office:value-type="float" office:value="1929" calcext:value-type="float">
            <text:p>1929</text:p>
          </table:table-cell>
          <table:table-cell office:value-type="string" calcext:value-type="string">
            <text:p>Película documental</text:p>
          </table:table-cell>
          <table:table-cell table:number-columns-repeated="2"/>
          <table:table-cell office:value-type="string" calcext:value-type="string">
            <text:p>Grabación de campo, intertítulos</text:p>
          </table:table-cell>
          <table:table-cell/>
          <table:table-cell office:value-type="string" calcext:value-type="string">
            <text:p>35 mm</text:p>
          </table:table-cell>
          <table:table-cell/>
          <table:table-cell office:value-type="string" calcext:value-type="string">
            <text:p>Usos reservados para consulta in situ</text:p>
          </table:table-cell>
          <table:table-cell/>
          <table:table-cell office:value-type="string" calcext:value-type="string">
            <text:p>Pelicula muda</text:p>
          </table:table-cell>
          <table:table-cell table:number-columns-repeated="2"/>
          <table:table-cell office:value-type="string" calcext:value-type="string">
            <text:p>DVD</text:p>
          </table:table-cell>
          <table:table-cell office:value-type="string" calcext:value-type="string">
            <text:p>1 dvd</text:p>
          </table:table-cell>
          <table:table-cell office:value-type="string" calcext:value-type="string">
            <text:p>copia</text:p>
          </table:table-cell>
          <table:table-cell office:value-type="string" calcext:value-type="string">
            <text:p>Blanco y negro</text:p>
          </table:table-cell>
          <table:table-cell table:number-columns-repeated="2"/>
          <table:table-cell table:style-name="Default"/>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5" office:value-type="date" office:date-value="2008-09-20" calcext:value-type="date">
            <text:p>9/20/2008</text:p>
          </table:table-cell>
          <table:table-cell table:number-columns-repeated="959"/>
        </table:table-row>
        <table:table-row table:style-name="ro1">
          <table:table-cell office:value-type="string" calcext:value-type="string">
            <text:p>MXIM-AV-1-4-6</text:p>
          </table:table-cell>
          <table:table-cell office:value-type="string" calcext:value-type="string">
            <text:p>Regen</text:p>
          </table:table-cell>
          <table:table-cell office:value-type="string" calcext:value-type="string">
            <text:p>Inglés: Rain. Francés: La Pluie</text:p>
          </table:table-cell>
          <table:table-cell table:number-columns-repeated="3"/>
          <table:table-cell office:value-type="string" calcext:value-type="string">
            <text:p>Holanda</text:p>
          </table:table-cell>
          <table:table-cell office:value-type="float" office:value="1929" calcext:value-type="float">
            <text:p>1929</text:p>
          </table:table-cell>
          <table:table-cell office:value-type="string" calcext:value-type="string">
            <text:p>12"</text:p>
          </table:table-cell>
          <table:table-cell/>
          <table:table-cell office:value-type="string" calcext:value-type="string">
            <text:p>Joris Ivens, Mannus H. K. Franken</text:p>
          </table:table-cell>
          <table:table-cell/>
          <table:table-cell office:value-type="string" calcext:value-type="string">
            <text:p>Joris Ivens, Mannus H. K. Franken</text:p>
          </table:table-cell>
          <table:table-cell table:number-columns-repeated="2"/>
          <table:table-cell office:value-type="string" calcext:value-type="string">
            <text:p>Joris Ivens</text:p>
          </table:table-cell>
          <table:table-cell/>
          <table:table-cell office:value-type="string" calcext:value-type="string">
            <text:p>Joris Ivens</text:p>
          </table:table-cell>
          <table:table-cell table:number-columns-repeated="8"/>
          <table:table-cell office:value-type="string" calcext:value-type="string">
            <text:p>CAPI Ámsterdam</text:p>
          </table:table-cell>
          <table:table-cell/>
          <table:table-cell office:value-type="string" calcext:value-type="string">
            <text:p>Joris Ivens, Mannus H. K. Franken</text:p>
          </table:table-cell>
          <table:table-cell table:number-columns-repeated="4"/>
          <table:table-cell office:value-type="string" calcext:value-type="string">
            <text:p>“Regen”es un retrato de Amsterdam a partir del flujo del agua, el viento y la lluvia. Se encuentra llena de reflejos como la mayoría de los trabajos de vanguardia, los reflejos eran una fijación dado que el cine y la fotografía son capaces de captar a la perfección el fenómeno visual. Ivens usa pues al reflejo como estrategia visual para representar a su ciudad, un trabajo que le tomó alrededor de 2 años de recopilación de imágenes en la lluvia.http://pacopuntodoc.wordpress.com/2010/09/15/regen-joris-ivens-1929/</text:p>
          </table:table-cell>
          <table:table-cell/>
          <table:table-cell office:value-type="string" calcext:value-type="string">
            <text:p>Holanda: Ámsterdam</text:p>
          </table:table-cell>
          <table:table-cell office:value-type="float" office:value="1929" calcext:value-type="float">
            <text:p>1929</text:p>
          </table:table-cell>
          <table:table-cell office:value-type="string" calcext:value-type="string">
            <text:p>Película documental</text:p>
          </table:table-cell>
          <table:table-cell table:number-columns-repeated="2"/>
          <table:table-cell office:value-type="string" calcext:value-type="string">
            <text:p>Grabación de campo</text:p>
          </table:table-cell>
          <table:table-cell/>
          <table:table-cell office:value-type="string" calcext:value-type="string">
            <text:p>35 mm</text:p>
          </table:table-cell>
          <table:table-cell/>
          <table:table-cell office:value-type="string" calcext:value-type="string">
            <text:p>Usos reservados para consulta in situ</text:p>
          </table:table-cell>
          <table:table-cell/>
          <table:table-cell office:value-type="string" calcext:value-type="string">
            <text:p>Pelicula muda</text:p>
          </table:table-cell>
          <table:table-cell table:number-columns-repeated="2"/>
          <table:table-cell office:value-type="string" calcext:value-type="string">
            <text:p>DVD</text:p>
          </table:table-cell>
          <table:table-cell office:value-type="string" calcext:value-type="string">
            <text:p>1 dvd</text:p>
          </table:table-cell>
          <table:table-cell office:value-type="string" calcext:value-type="string">
            <text:p>copia</text:p>
          </table:table-cell>
          <table:table-cell office:value-type="string" calcext:value-type="string">
            <text:p>Blanco y negro</text:p>
          </table:table-cell>
          <table:table-cell table:number-columns-repeated="2"/>
          <table:table-cell table:style-name="Default"/>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Se encuentra ubicado en la caja que dice "Hacer copia <text:s/>Une histoire de vent"</text:p>
          </table:table-cell>
          <table:table-cell table:style-name="Default"/>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5" office:value-type="date" office:date-value="2008-09-20" calcext:value-type="date">
            <text:p>9/20/2008</text:p>
          </table:table-cell>
          <table:table-cell table:number-columns-repeated="959"/>
        </table:table-row>
        <table:table-row table:style-name="ro1">
          <table:table-cell table:style-name="Default" office:value-type="string" calcext:value-type="string">
            <text:p>MXIM-AV-1-5-1</text:p>
          </table:table-cell>
          <table:table-cell table:style-name="Default" office:value-type="string" calcext:value-type="string">
            <text:p>Á propos de Nice</text:p>
          </table:table-cell>
          <table:table-cell table:style-name="Default" office:value-type="string" calcext:value-type="string">
            <text:p>A propósito de Niza</text:p>
          </table:table-cell>
          <table:table-cell table:style-name="Default" table:number-columns-repeated="3"/>
          <table:table-cell table:style-name="Default" office:value-type="string" calcext:value-type="string">
            <text:p>Francia</text:p>
          </table:table-cell>
          <table:table-cell table:style-name="Default" office:value-type="float" office:value="1930" calcext:value-type="float">
            <text:p>1930</text:p>
          </table:table-cell>
          <table:table-cell table:style-name="Default" office:value-type="string" calcext:value-type="string">
            <text:p>21´40"</text:p>
          </table:table-cell>
          <table:table-cell table:style-name="Default"/>
          <table:table-cell table:style-name="Default" office:value-type="string" calcext:value-type="string">
            <text:p>Jean Vigo</text:p>
          </table:table-cell>
          <table:table-cell table:style-name="Default"/>
          <table:table-cell table:style-name="Default" office:value-type="string" calcext:value-type="string">
            <text:p>Jean Vigo</text:p>
          </table:table-cell>
          <table:table-cell table:style-name="Default" table:number-columns-repeated="2"/>
          <table:table-cell table:style-name="Default" office:value-type="string" calcext:value-type="string">
            <text:p>Boris Kaufman</text:p>
          </table:table-cell>
          <table:table-cell table:style-name="Default" table:number-columns-repeated="17"/>
          <table:table-cell table:style-name="Default" office:value-type="string" calcext:value-type="string">
            <text:p>What starts off as a conventional travelogue turns into a satirical portrait of the town of Nice on the French Cote d'Azur, especially its wealthy inhabitants. Written by Michael Brooke &lt;michael@everyman.demon.co.uk&gt; <text:s/>http://www.imdb.com/title/tt0021576/</text:p>
          </table:table-cell>
          <table:table-cell table:style-name="Default"/>
          <table:table-cell table:style-name="Default" office:value-type="string" calcext:value-type="string">
            <text:p>Niza, Francia</text:p>
          </table:table-cell>
          <table:table-cell table:style-name="Default" office:value-type="float" office:value="1930" calcext:value-type="float">
            <text:p>1930</text:p>
          </table:table-cell>
          <table:table-cell table:style-name="Default" office:value-type="string" calcext:value-type="string">
            <text:p>Película documental</text:p>
          </table:table-cell>
          <table:table-cell table:style-name="Default"/>
          <table:table-cell table:style-name="Default" office:value-type="string" calcext:value-type="string">
            <text:p>Grabación de campo</text:p>
          </table:table-cell>
          <table:table-cell table:style-name="Default" office:value-type="string" calcext:value-type="string">
            <text:p>Grabación de campo, animación</text:p>
          </table:table-cell>
          <table:table-cell table:style-name="Default"/>
          <table:table-cell table:style-name="Default" office:value-type="string" calcext:value-type="string">
            <text:p>DVD</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Pelicula muda</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6" office:value-type="date" office:date-value="2009-02-19" calcext:value-type="date">
            <text:p>2/19/2009</text:p>
          </table:table-cell>
          <table:table-cell table:number-columns-repeated="959"/>
        </table:table-row>
        <table:table-row table:style-name="ro1">
          <table:table-cell table:style-name="Default" office:value-type="string" calcext:value-type="string">
            <text:p>MXIM-AV-1-5-2</text:p>
          </table:table-cell>
          <table:table-cell table:style-name="Default" office:value-type="string" calcext:value-type="string">
            <text:p>Coal Face</text:p>
          </table:table-cell>
          <table:table-cell table:style-name="Default" office:value-type="string" calcext:value-type="string">
            <text:p>Cara de carbón</text:p>
          </table:table-cell>
          <table:table-cell table:style-name="Default" table:number-columns-repeated="3"/>
          <table:table-cell table:style-name="Default" office:value-type="string" calcext:value-type="string">
            <text:p>Reino Unido</text:p>
          </table:table-cell>
          <table:table-cell table:style-name="Default" office:value-type="float" office:value="1935" calcext:value-type="float">
            <text:p>1935</text:p>
          </table:table-cell>
          <table:table-cell table:style-name="Default" office:value-type="string" calcext:value-type="string">
            <text:p>11´</text:p>
          </table:table-cell>
          <table:table-cell table:style-name="Default" table:number-columns-repeated="2"/>
          <table:table-cell table:style-name="Default" office:value-type="string" calcext:value-type="string">
            <text:p>Alberto Cavalcanti</text:p>
          </table:table-cell>
          <table:table-cell table:style-name="Default" table:number-columns-repeated="5"/>
          <table:table-cell table:style-name="Default" office:value-type="string" calcext:value-type="string">
            <text:p>William Coldstream</text:p>
          </table:table-cell>
          <table:table-cell table:style-name="Default" office:value-type="string" calcext:value-type="string">
            <text:p>B.A. Pawley</text:p>
          </table:table-cell>
          <table:table-cell table:style-name="Default"/>
          <table:table-cell table:style-name="Default" office:value-type="string" calcext:value-type="string">
            <text:p>Benjamín Britten</text:p>
          </table:table-cell>
          <table:table-cell table:style-name="Default" table:number-columns-repeated="5"/>
          <table:table-cell table:style-name="Default" office:value-type="string" calcext:value-type="string">
            <text:p>GPO (General Post Office) de Cine de unidad</text:p>
          </table:table-cell>
          <table:table-cell table:style-name="Default" office:value-type="string" calcext:value-type="string">
            <text:p>John Grierson</text:p>
          </table:table-cell>
          <table:table-cell table:style-name="Default"/>
          <table:table-cell table:style-name="Default" office:value-type="string" calcext:value-type="string">
            <text:p>La unidad productora fílmica de la Oficina Postal General (GPO, por sus siglas en inglés) fue creada por Sir Stephen Tallents en 1933, y tuvo como director a John Girerson, hasta su desaparición en 1940. Uno de sus filmes más representativos es Night Mail, producido en 1936. El principal objetivo de la creación de esta casa productora fue introducir ideas comerciales de servicio al cliente, para reducir la brecha entre las normas de comunicación, creadas por la administración gubernamental, y la población. Finalmente, John Grierson, en conjunto con Benjamin Britten, W. H. Auden, William Coldstream, Humphrey Jennings y Alberto Cavalcanti, hizo de esta casa productora otro proyecto experimental para la producciones de filme-documental.</text:p>
          </table:table-cell>
          <table:table-cell table:style-name="Default" office:value-type="string" calcext:value-type="string">
            <text:p>John Grierson (26 de abril de 1898 - 19 de febrero de 1972) fue uno de los primeros y más influyentes documentalistas de la historia del cine. Nació en Deanstown, Escocia, Grierson fue a la Universidad de Glasgow donde estudió comunicación antes de decidirse por el cine. Su primer film titulado Drifters (1929), acerca de los pescadores de Arenque en Inglaterra. Después del estreno de Drifters con gran éxito realizado con fondos otorgados por la Junta de Marketing del Imperio (Empire Marketing Board), la cual le pediría que continuara con su tarea además de convertirse en el director de la Unidad de Films de la misma (EMB Film Unit por sus siglas en inglés). Siendo una persona creativa, extremadamente organizado y disciplinado, se encargó de reclutar un ejército de prospectos para impulsar la nueva tarea de la Unidad de Films, personas con poca o ninguna experiencia; personas que con el tiempo se convirtieron en grandes directores del género documental y que con sus películas ayudaron a promover una nueva imagen de la clase trabajadora y de la importancia de su labor en el desarrollo industrial de Gran Bretaña. Grierson continuó a la cabeza de la Unidad de films durante varios años donde se dio a conocer como el "padrino del documental". En 1933 la Junta de Marketing del Imperio desaparece y la Unidad de Films pasa a ser parte de la oficina general de correos tomando el nombre de Unidad de Filmes de la Oficina General de Correos (GPO Film Unit por sus siglas en Inglés), de la cual Grierson continuó siendo su director hasta el año 1938 cuando es invitado a Canadá. Invitado por el gobierno Canadiense para estudiar la producción fílmica de ese país, le propuso al gobierno la creación de un organismo nacional parea la coordinación de la producción de films. Al año siguiente 1939, Canadá creó la comisión nacional de films, que luego se convertiría en Junta Nacional Fílmica del Canadá (National Film Board of Canada), de la cual Grierson sería su primer comisionado. Cuando Canadá entró en la II Guerra Mundial en el mismo año, la Junta (NFB) se enfocó en la producción de films con fines propagandísticos, muchos de los cuales fueron dirigidos por el mismo Grierson. Después de la Guerra, su producción se enfocó en la vida de los canadienses. La National Film Board of Canada es una institución reconocida mundialmente por la producción de films de alta calidad, muchos de los cuales han ganado premios de la Academia. En 1957 Grierson recibió un premio especial en la ceremonia de premiación de films de Canadá.</text:p>
          </table:table-cell>
          <table:table-cell table:style-name="Default" table:number-columns-repeated="2"/>
          <table:table-cell table:style-name="Default" office:value-type="string" calcext:value-type="string">
            <text:p>Documental sobre las minas de carbón en Inglaterra. (FILMAFFINITY)</text:p>
          </table:table-cell>
          <table:table-cell table:style-name="Default" table:number-columns-repeated="2"/>
          <table:table-cell table:style-name="Default" office:value-type="float" office:value="1935" calcext:value-type="float">
            <text:p>1935</text:p>
          </table:table-cell>
          <table:table-cell table:style-name="Default" office:value-type="string" calcext:value-type="string">
            <text:p>Película documental</text:p>
          </table:table-cell>
          <table:table-cell table:style-name="Default"/>
          <table:table-cell table:style-name="Default" office:value-type="string" calcext:value-type="string">
            <text:p>Cartografía, música de época</text:p>
          </table:table-cell>
          <table:table-cell table:style-name="Default" office:value-type="string" calcext:value-type="string">
            <text:p>Grabación de campo, voz en off, conduc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No se encuentra físicamente, esta en línea con buena resolución: https://www.youtube.com/watch?v=TY26e1aBfgg</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28/01/2015</text:p>
          </table:table-cell>
          <table:table-cell table:number-columns-repeated="959"/>
        </table:table-row>
        <table:table-row table:style-name="ro1">
          <table:table-cell table:style-name="Default" office:value-type="string" calcext:value-type="string">
            <text:p>MXIM-AV-1-5-3</text:p>
          </table:table-cell>
          <table:table-cell table:style-name="Default" office:value-type="string" calcext:value-type="string">
            <text:p>Triumph des willens</text:p>
          </table:table-cell>
          <table:table-cell table:style-name="Default" office:value-type="string" calcext:value-type="string">
            <text:p>El triunfo de la voluntad</text:p>
          </table:table-cell>
          <table:table-cell table:style-name="Default"/>
          <table:table-cell table:style-name="Default" office:value-type="string" calcext:value-type="string">
            <text:p>Trilogía de Nuremberg</text:p>
          </table:table-cell>
          <table:table-cell table:style-name="Default"/>
          <table:table-cell table:style-name="Default" office:value-type="string" calcext:value-type="string">
            <text:p>Alemania</text:p>
          </table:table-cell>
          <table:table-cell table:style-name="Default" office:value-type="float" office:value="1934" calcext:value-type="float">
            <text:p>1934</text:p>
          </table:table-cell>
          <table:table-cell table:style-name="Default" office:value-type="string" calcext:value-type="string">
            <text:p>114´</text:p>
          </table:table-cell>
          <table:table-cell table:style-name="Default"/>
          <table:table-cell table:style-name="Default" office:value-type="string" calcext:value-type="string">
            <text:p>Leni Riefenstahl</text:p>
          </table:table-cell>
          <table:table-cell table:style-name="Default"/>
          <table:table-cell table:style-name="Default" office:value-type="string" calcext:value-type="string">
            <text:p>Leni Riefenstahl/Walter Ruttmann</text:p>
          </table:table-cell>
          <table:table-cell table:style-name="Default" table:number-columns-repeated="7"/>
          <table:table-cell table:style-name="Default" office:value-type="string" calcext:value-type="string">
            <text:p>Herbert Windt/Richard Wagner</text:p>
          </table:table-cell>
          <table:table-cell table:style-name="Default" table:number-columns-repeated="5"/>
          <table:table-cell table:style-name="Default" office:value-type="string" calcext:value-type="string">
            <text:p>Reichspropagandaleitung der NSDAP/Leni Riefenstahl Produktion</text:p>
          </table:table-cell>
          <table:table-cell table:style-name="Default" office:value-type="string" calcext:value-type="string">
            <text:p>Leni Riefenstahl/Adolfo Hitler</text:p>
          </table:table-cell>
          <table:table-cell table:style-name="Default" office:value-type="string" calcext:value-type="string">
            <text:p>Universum Film (UFA)/Tobis-Sascha Film-Vertrieb</text:p>
          </table:table-cell>
          <table:table-cell table:style-name="Default" office:value-type="string" calcext:value-type="string">
            <text:p>La Oficina de Propaganda del Reich del Partido Nacional Socialista de los Trabajadores de Alemania (Reichspropagandaleitung der NSDAP) funcionó desde 1926 hasta 1945; era la agencia responsable de supervisar, coordinar y unificar la propaganda del partido Nazi, sus formaciones y organizaciones afiliadasm, a través de diversos medios de comunicación como la prensa, la radio y el cine.</text:p>
          </table:table-cell>
          <table:table-cell table:style-name="Default" office:value-type="string" calcext:value-type="string">
            <text:p>Leni Riefenstahl nació en Berlín, Alemania, el 22 de agosto de 1902, y falleció en el año de 2003, a la edad de 101 años. Su carrera artística empezó en el ámbito de la actuación, para después dedicarse a la dirección cinematográfica. En 1932 dirigió su primer filme cinematográfico titulado La Luz Azul (Das Blaue Licht). Posteriormente, gracias al apoyo de Joseph Goebbels, ministro de propaganda de la Alemania nazi, Leni Riefenstahl fue contratada para realizar y dirigir una serie de documentales que registraran el progreso del Partido Nacional Socialista de los Trabajadores de Alemania, y con ello la carrera política de Adolf Hitler; esta serie de documentales es conocida popularmente como La Trilogía de Nüremberg, conformada por Victoria de fe (Der Sieg des Glaubens, 1933), El triunfo de la voluntad (Triumph des Willens, 1934), y Día de libertad: Nuestras Fuerzas Armadas (Tag der Freiheit: Unsere Wehrmacht, 1935). Con el filme El triunfo de la voluntad Riefenstahl obtuvo el Premio Nacional de Cinematografía, la medalla de oro en la bienal de Venecia y en la Exposición Universal de Paris, en 1937. En 1936 dirigió y produjo Olympia, un registro documental de la Olimpiadas de Berlín, efectuadas en ese mismo año, el filme se estrenó en pantalla dos años después en 1938. Al término de la Segunda Guerra Mundial, Riefenstahl fue acusada por delitos de guerra, pero logró demostrar su inocencia. Posteriormente estrenó, en 1954, un filme titulado Tierra baja. A partir de ese momento se dedicó a filmar y registrar el mundo subacuático.</text:p>
          </table:table-cell>
          <table:table-cell table:style-name="Default" table:number-columns-repeated="2"/>
          <table:table-cell table:style-name="Default" office:value-type="string" calcext:value-type="string">
            <text:p>Alemania, año 1934. Adolf Hitler acababa de llegar al poder un año antes. En Nuremberg el partido nacionalsocialista celebra un triunfalista y patriótico congreso en el que se exaltan los valores raciales y patrios del pueblo ario alemán. (FILMAFFINITY)</text:p>
          </table:table-cell>
          <table:table-cell table:style-name="Default" office:value-type="string" calcext:value-type="string">
            <text:p>Adolfo Hitler, Hermann Göring, Max Amann</text:p>
          </table:table-cell>
          <table:table-cell table:style-name="Default" office:value-type="string" calcext:value-type="string">
            <text:p>Núremberg</text:p>
          </table:table-cell>
          <table:table-cell table:style-name="Default" office:value-type="float" office:value="1934" calcext:value-type="float">
            <text:p>1934</text:p>
          </table:table-cell>
          <table:table-cell table:style-name="Default" office:value-type="string" calcext:value-type="string">
            <text:p>Película documental</text:p>
          </table:table-cell>
          <table:table-cell table:style-name="Default"/>
          <table:table-cell table:style-name="Default" office:value-type="string" calcext:value-type="string">
            <text:p>Música de época</text:p>
          </table:table-cell>
          <table:table-cell table:style-name="Default" office:value-type="string" calcext:value-type="string">
            <text:p>Grabación de campo, intertítulos, registros aéreos (fotografía aérea)</text:p>
          </table:table-cell>
          <table:table-cell table:style-name="Default"/>
          <table:table-cell table:style-name="Default" office:value-type="string" calcext:value-type="string">
            <text:p>DVD</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Alemán</text:p>
          </table:table-cell>
          <table:table-cell table:style-name="Default" office:value-type="string" calcext:value-type="string">
            <text:p>Español (España)</text:p>
          </table:table-cell>
          <table:table-cell table:style-name="Default" office:value-type="string" calcext:value-type="string">
            <text:p>Inglés</text:p>
          </table:table-cell>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4</text:p>
          </table:table-cell>
          <table:table-cell table:style-name="Default" office:value-type="string" calcext:value-type="string">
            <text:p>Housing Problems</text:p>
          </table:table-cell>
          <table:table-cell table:style-name="Default" office:value-type="string" calcext:value-type="string">
            <text:p>Problemas caseros</text:p>
          </table:table-cell>
          <table:table-cell table:style-name="Default" table:number-columns-repeated="3"/>
          <table:table-cell table:style-name="Default" office:value-type="string" calcext:value-type="string">
            <text:p>Inglaterra</text:p>
          </table:table-cell>
          <table:table-cell table:style-name="Default" office:value-type="float" office:value="1935" calcext:value-type="float">
            <text:p>1935</text:p>
          </table:table-cell>
          <table:table-cell table:style-name="Default" office:value-type="string" calcext:value-type="string">
            <text:p>15'</text:p>
          </table:table-cell>
          <table:table-cell table:style-name="Default"/>
          <table:table-cell table:style-name="Default" office:value-type="string" calcext:value-type="string">
            <text:p>Arthur Elton y E.H. Anstey</text:p>
          </table:table-cell>
          <table:table-cell table:style-name="Default" table:number-columns-repeated="4"/>
          <table:table-cell table:style-name="Default" office:value-type="string" calcext:value-type="string">
            <text:p>John Taylor</text:p>
          </table:table-cell>
          <table:table-cell table:style-name="Default" table:number-columns-repeated="2"/>
          <table:table-cell table:style-name="Default" office:value-type="string" calcext:value-type="string">
            <text:p>York Scarlet</text:p>
          </table:table-cell>
          <table:table-cell table:style-name="Default" table:number-columns-repeated="7"/>
          <table:table-cell table:style-name="Default" office:value-type="string" calcext:value-type="string">
            <text:p>British Commercial Gas Association (BCGA)</text:p>
          </table:table-cell>
          <table:table-cell table:style-name="Default"/>
          <table:table-cell table:style-name="Default" office:value-type="string" calcext:value-type="string">
            <text:p>Arthur Elton y E.H. Anstey</text:p>
          </table:table-cell>
          <table:table-cell table:style-name="Default"/>
          <table:table-cell table:style-name="Default" office:value-type="string" calcext:value-type="string">
            <text:p>EDGAR ANSTEY Anstey's work within the British film industry was both prolific and significant. Recruited to establish the Shell Film Unit in 1934, he had already worked with Grierson at the Empire Marketing Board Film Unit, editing Robert Flaherty's Industrial Britain. He left Shell to work with Arthur Elton on the seminal Housing Problems - the film that shaped so much of television documentary in Britain - as well as Enough to Eat? Spells working for March of Time, and the Ministry of Information during the war, were followed by the creation in 1949 of British Transport Films and a career as a dignitary of British cinema. While at BTF, he fostered emerging talent and won numerous awards, including an Oscar and the Golden Lion at Venice.</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En tiempos de posguerra los realizadores llevan a cabo una película que da cuenta de las condiciones de atraso y pobreza que enfrenta gran parte de la población urbana en Londres. Patrocinada por una firma gasera, la película se enfoca en las inconveniencias de las viviendas y las ventajas que el gas junto con viviendas multifamiliares, elementos claves de la modernidad, traerían. Este filme es considerado un clásico del género documental, pues incluye por primera vez testimonios sin guión y sin la presencia a cuadro de los entrevistadores, una introspección hacia la marginalidad y la pobreza por parte del primer mundo, por parte del mismo capitalismo.</text:p>
          </table:table-cell>
          <table:table-cell table:style-name="Default" office:value-type="string" calcext:value-type="string">
            <text:p>Sra. Graves, Sr. Brenan, The Luftwaffe, British Commercial Gas Asociation</text:p>
          </table:table-cell>
          <table:table-cell table:style-name="Default" office:value-type="string" calcext:value-type="string">
            <text:p>Londres, Inglaterra</text:p>
          </table:table-cell>
          <table:table-cell table:style-name="Default"/>
          <table:table-cell table:style-name="Default" office:value-type="string" calcext:value-type="string">
            <text:p>Película documental</text:p>
          </table:table-cell>
          <table:table-cell table:style-name="Default"/>
          <table:table-cell table:style-name="Default" office:value-type="string" calcext:value-type="string">
            <text:p>Documental, registros fílmicos, fotografías, testimonios orales, testimonios videorales</text:p>
          </table:table-cell>
          <table:table-cell table:style-name="Default" office:value-type="string" calcext:value-type="string">
            <text:p>Grabación de campo, testimonios videorales, voz en off, conducción</text:p>
          </table:table-cell>
          <table:table-cell table:style-name="Default"/>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3"/>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7"/>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5</text:p>
          </table:table-cell>
          <table:table-cell table:style-name="Default" office:value-type="string" calcext:value-type="string">
            <text:p>La natation par Jean Taris champion de France</text:p>
          </table:table-cell>
          <table:table-cell table:style-name="Default" office:value-type="string" calcext:value-type="string">
            <text:p>Taris, roi de léau</text:p>
          </table:table-cell>
          <table:table-cell table:style-name="Default" table:number-columns-repeated="3"/>
          <table:table-cell table:style-name="Default" office:value-type="string" calcext:value-type="string">
            <text:p>Francia</text:p>
          </table:table-cell>
          <table:table-cell table:style-name="Default" office:value-type="float" office:value="1931" calcext:value-type="float">
            <text:p>1931</text:p>
          </table:table-cell>
          <table:table-cell table:style-name="Default" office:value-type="string" calcext:value-type="string">
            <text:p>10´</text:p>
          </table:table-cell>
          <table:table-cell table:style-name="Default"/>
          <table:table-cell table:style-name="Default" office:value-type="string" calcext:value-type="string">
            <text:p>Jean Vigo</text:p>
          </table:table-cell>
          <table:table-cell table:style-name="Default"/>
          <table:table-cell table:style-name="Default" office:value-type="string" calcext:value-type="string">
            <text:p>Jean Vigo</text:p>
          </table:table-cell>
          <table:table-cell table:style-name="Default" table:number-columns-repeated="2"/>
          <table:table-cell table:style-name="Default" office:value-type="string" calcext:value-type="string">
            <text:p>Boris Kaufman</text:p>
          </table:table-cell>
          <table:table-cell table:style-name="Default"/>
          <table:table-cell table:style-name="Default" office:value-type="string" calcext:value-type="string">
            <text:p>Jean Vigo</text:p>
          </table:table-cell>
          <table:table-cell table:style-name="Default" table:number-columns-repeated="7"/>
          <table:table-cell table:style-name="Default" office:value-type="string" calcext:value-type="string">
            <text:p>Asistente: Ary Sadoul</text:p>
          </table:table-cell>
          <table:table-cell table:style-name="Default" table:number-columns-repeated="7"/>
          <table:table-cell table:style-name="Default" office:value-type="string" calcext:value-type="string">
            <text:p>Taris, rey de agua (o en la piscina Jean Taris ) es un corto documental francés uno dirigido por Jean Vigo en 1931 en el campeón de natación Jean Taris . La película es notable por las innovaciones técnicas utilizadas por Vigo, incluyendo primeros planos e imágenes de frenado en el cuerpo del nadador.</text:p>
          </table:table-cell>
          <table:table-cell table:style-name="Default" office:value-type="string" calcext:value-type="string">
            <text:p>Jean Taris</text:p>
          </table:table-cell>
          <table:table-cell table:style-name="Default" table:number-columns-repeated="2"/>
          <table:table-cell table:style-name="Default" office:value-type="string" calcext:value-type="string">
            <text:p>Película documental</text:p>
          </table:table-cell>
          <table:table-cell table:style-name="Default" table:number-columns-repeated="2"/>
          <table:table-cell table:style-name="Default" office:value-type="string" calcext:value-type="string">
            <text:p>Grabación de campo, conducción, voz en off, intertítulo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text:p>
          </table:table-cell>
          <table:table-cell table:style-name="Default"/>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6</text:p>
          </table:table-cell>
          <table:table-cell table:style-name="Default" office:value-type="string" calcext:value-type="string">
            <text:p>Las hurdes</text:p>
          </table:table-cell>
          <table:table-cell table:style-name="Default" office:value-type="string" calcext:value-type="string">
            <text:p>Tierra sin pan</text:p>
          </table:table-cell>
          <table:table-cell table:style-name="Default" table:number-columns-repeated="3"/>
          <table:table-cell table:style-name="Default" office:value-type="string" calcext:value-type="string">
            <text:p>España</text:p>
          </table:table-cell>
          <table:table-cell table:style-name="Default" office:value-type="float" office:value="1932" calcext:value-type="float">
            <text:p>1932</text:p>
          </table:table-cell>
          <table:table-cell table:style-name="Default" office:value-type="string" calcext:value-type="string">
            <text:p>28´27´´</text:p>
          </table:table-cell>
          <table:table-cell table:style-name="Default" office:value-type="string" calcext:value-type="string">
            <text:p>Maurice Legendre</text:p>
          </table:table-cell>
          <table:table-cell table:style-name="Default" office:value-type="string" calcext:value-type="string">
            <text:p>Luis Buñuel</text:p>
          </table:table-cell>
          <table:table-cell table:style-name="Default"/>
          <table:table-cell table:style-name="Default" office:value-type="string" calcext:value-type="string">
            <text:p>Julio Acin, Luis Buñuel, Pierre Urik</text:p>
          </table:table-cell>
          <table:table-cell table:style-name="Default" table:number-columns-repeated="2"/>
          <table:table-cell table:style-name="Default" office:value-type="string" calcext:value-type="string">
            <text:p>Eli Lotar</text:p>
          </table:table-cell>
          <table:table-cell table:style-name="Default"/>
          <table:table-cell table:style-name="Default" office:value-type="string" calcext:value-type="string">
            <text:p>Luis Buñuel</text:p>
          </table:table-cell>
          <table:table-cell table:style-name="Default" table:number-columns-repeated="3"/>
          <table:table-cell table:style-name="Default" office:value-type="string" calcext:value-type="string">
            <text:p>Darius Milhaud</text:p>
          </table:table-cell>
          <table:table-cell table:style-name="Default" office:value-type="string" calcext:value-type="string">
            <text:p>Abel Jacquin</text:p>
          </table:table-cell>
          <table:table-cell table:style-name="Default" table:number-columns-repeated="5"/>
          <table:table-cell table:style-name="Default" office:value-type="string" calcext:value-type="string">
            <text:p>Ramón Arsenio Acín Aquilué</text:p>
          </table:table-cell>
          <table:table-cell table:style-name="Default"/>
          <table:table-cell table:style-name="Default" office:value-type="string" calcext:value-type="string">
            <text:p>Luis Buñuel Portolés, nacido el 22 de febrero de 1900 en Calanda (Teruel, Aragón, España) y fallecido el 29 de julio de 1983 en la Ciudad de México, fue un director de cine español nacionalizado mexicano, considerado uno de los más importantes y originales en la historia del cine mundial. La gran mayoría de su obra fue realizada en México y Francia. Entre 1929 y 1977 dirigió un total de 32 películas. Además, en 1930 rodó Menjant garotes ("Comiendo erizos"), una película muda de únicamente cuatro minutos, con la familia Dalí como protagonista. Las Hurdes, tierra sin pan (Las Hurdes, 1933). En 1932 Buñuel se aleja de la corriente especulativa del surrealismo, aproximándose al ala comunista del movimiento, colaborando con la Asociación de Escritores y Artistas Revolucionarios. En los meses de abril y mayo rueda el documental Las Hurdes, siendo prohibido por la censura por considerlo denigrante para España. (http://www.encomix.es/~espada/texto/lb.html)</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Cortometraje documental que hace un retrato de Las Hurdes (Cáceres), una de las regiones más pobres y menos desarrolladas de la España de 1932. La insalubridad, la miseria y la falta de oportunidades provocan la emigración de los jóvenes y la soledad de quienes se quedan en esta desolada región extremeña. (FILMAFFINITY)</text:p>
          </table:table-cell>
          <table:table-cell table:style-name="Default" office:value-type="string" calcext:value-type="string">
            <text:p>Carmelitas</text:p>
          </table:table-cell>
          <table:table-cell table:style-name="Default" office:value-type="string" calcext:value-type="string">
            <text:p>España, Las Hurdes, La Alberca, Valle de las Batuecas, Salamanca, Martin Altrate</text:p>
          </table:table-cell>
          <table:table-cell table:style-name="Default" office:value-type="string" calcext:value-type="string">
            <text:p>1932-1933</text:p>
          </table:table-cell>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puesta en escena, cartografía</text:p>
          </table:table-cell>
          <table:table-cell table:style-name="Default"/>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office:value-type="string" calcext:value-type="string">
            <text:p>Español</text:p>
          </table:table-cell>
          <table:table-cell table:style-name="Default"/>
          <table:table-cell table:style-name="Default" office:value-type="string" calcext:value-type="string">
            <text:p>VHS</text:p>
          </table:table-cell>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5"/>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7</text:p>
          </table:table-cell>
          <table:table-cell table:style-name="Default" office:value-type="string" calcext:value-type="string">
            <text:p>Night Mail</text:p>
          </table:table-cell>
          <table:table-cell table:style-name="Default" office:value-type="string" calcext:value-type="string">
            <text:p>Correo nocturno</text:p>
          </table:table-cell>
          <table:table-cell table:style-name="Default" table:number-columns-repeated="3"/>
          <table:table-cell table:style-name="Default" office:value-type="string" calcext:value-type="string">
            <text:p>Reino Unido</text:p>
          </table:table-cell>
          <table:table-cell table:style-name="Default" office:value-type="float" office:value="1936" calcext:value-type="float">
            <text:p>1936</text:p>
          </table:table-cell>
          <table:table-cell table:style-name="Default" office:value-type="string" calcext:value-type="string">
            <text:p>25´</text:p>
          </table:table-cell>
          <table:table-cell table:style-name="Default"/>
          <table:table-cell table:style-name="Default" office:value-type="string" calcext:value-type="string">
            <text:p>Harry Watt/ Basil Wright</text:p>
          </table:table-cell>
          <table:table-cell table:style-name="Default" table:number-columns-repeated="4"/>
          <table:table-cell table:style-name="Default" office:value-type="string" calcext:value-type="string">
            <text:p>Excmo Fowle/Jonah Jones</text:p>
          </table:table-cell>
          <table:table-cell table:style-name="Default"/>
          <table:table-cell table:style-name="Default" office:value-type="string" calcext:value-type="string">
            <text:p>Basil Wright/RQ McNaughton</text:p>
          </table:table-cell>
          <table:table-cell table:style-name="Default" table:number-columns-repeated="3"/>
          <table:table-cell table:style-name="Default" office:value-type="string" calcext:value-type="string">
            <text:p>Benjamin Britten</text:p>
          </table:table-cell>
          <table:table-cell table:style-name="Default" table:number-columns-repeated="3"/>
          <table:table-cell table:style-name="Default" office:value-type="string" calcext:value-type="string">
            <text:p>Escrito: WH Auden/ Sonido: Alberto Cavalcanti/ Narrador: John Grierson</text:p>
          </table:table-cell>
          <table:table-cell table:style-name="Default" office:value-type="string" calcext:value-type="string">
            <text:p>GPO (General Post Office) de Cine de unidad</text:p>
          </table:table-cell>
          <table:table-cell table:style-name="Default"/>
          <table:table-cell table:style-name="Default" office:value-type="string" calcext:value-type="string">
            <text:p>Harry Watt/ Basil Wright</text:p>
          </table:table-cell>
          <table:table-cell table:style-name="Default" office:value-type="string" calcext:value-type="string">
            <text:p>La unidad productora fílmica de la Oficina Postal General (GPO, por sus siglas en inglés) fue creada por Sir Stephen Tallents en 1933, y tuvo como director a John Girerson, hasta su desaparición en 1940. Uno de sus filmes más representativos es Night Mail, producido en 1936. El principal objetivo de la creación de esta casa productora fue introducir ideas comerciales de servicio al cliente, para reducir la brecha entre las normas de comunicación, creadas por la administración gubernamental, y la población. Finalmente, John Grierson, en conjunto con Benjamin Britten, W. H. Auden, William Coldstream, Humphrey Jennings y Alberto Cavalcanti, hizo de esta casa productora otro proyecto experimental para la producciones de filme-documental.</text:p>
          </table:table-cell>
          <table:table-cell table:style-name="Default" office:value-type="string" calcext:value-type="string">
            <text:p>Basil Wright nació en Inglaterra en 1907 y murió en 1987, fue un director de cine documental, historiador del cine, crítico y profesor. Fue el primero en unirse al grupo de John Grierson en la casa productora de la Empire Marketing Board en 1930; inicialmente su trabajo consistió en editar el material filmográfico en base a los propósitos de la EMB, los cuales consistían en mostrar el rol de las colonias en el desarrollo industrial y tecnológico del imperio, Wright estuvo a cargo de la edición de filmes como Conquest (1933), The country comes to Town (1931), Windmill in Barbados (1933), entre otros. En 1933 Grierson envía a Wright a realizar registros filmográficos a la isla de Ceylán (hoy Sri Lanka) en donde, en colaboración con John Taylor, realiza y dirige The Song of Ceylon (1934), su película más aclamada. Después de haber realizado este filme Wright se dedicó principalmente a la producción, campo en el que aportó su conocimiento en diferentes filmes como Night Mail (1936), A diary for Timothy (1946). En 1937 fundó una casa productora independiente dedicada sobre todo al filme documental, llamada Realist Films, cuyo primer filme producido fue Children at School (1937), con el cual Wright intentó documentar el estado de la educación en Gran Bretaña. </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Como recita en la película, el poema que imita el ritmo de las ruedas del tren, ya que el chasquido sobre la pista de las secciones, empezando lentamente, pero una aceleración de manera que por el momento la narración alcanza el penúltimo verso es el narrador que habla en un ritmo sin aliento. A medida que el tren frena su destino hacia el verso final que se adopte en un ritmo más sosegado. La famosa apertura de las líneas del poema son "Esta es la Noche Correo cruzar la frontera y llevar el cheque postal y el orden". <text:s/>Tal es el estado icónico de la película, que fue utilizado como inspiración para un famoso British Rail anuncio de la década de 1980, conocido como el "Concierto de anuncios"</text:p>
          </table:table-cell>
          <table:table-cell table:style-name="Default" table:number-columns-repeated="3"/>
          <table:table-cell table:style-name="Default" office:value-type="string" calcext:value-type="string">
            <text:p>Pelicula documental</text:p>
          </table:table-cell>
          <table:table-cell table:style-name="Default" table:number-columns-repeated="4"/>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3"/>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7"/>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8</text:p>
          </table:table-cell>
          <table:table-cell table:style-name="Default" office:value-type="string" calcext:value-type="string">
            <text:p>The Plow That Broke the Plains</text:p>
          </table:table-cell>
          <table:table-cell table:style-name="Default" office:value-type="string" calcext:value-type="string">
            <text:p>El arado que irrumpió en los llanos</text:p>
          </table:table-cell>
          <table:table-cell table:style-name="Default" table:number-columns-repeated="3"/>
          <table:table-cell table:style-name="Default" office:value-type="string" calcext:value-type="string">
            <text:p>Estados Unidos</text:p>
          </table:table-cell>
          <table:table-cell table:style-name="Default" office:value-type="float" office:value="1936" calcext:value-type="float">
            <text:p>1936</text:p>
          </table:table-cell>
          <table:table-cell table:style-name="Default" office:value-type="string" calcext:value-type="string">
            <text:p>25´</text:p>
          </table:table-cell>
          <table:table-cell table:style-name="Default"/>
          <table:table-cell table:style-name="Default" office:value-type="string" calcext:value-type="string">
            <text:p>Pare Lorentz</text:p>
          </table:table-cell>
          <table:table-cell table:style-name="Default"/>
          <table:table-cell table:style-name="Default" office:value-type="string" calcext:value-type="string">
            <text:p>Pare Lorentz</text:p>
          </table:table-cell>
          <table:table-cell table:style-name="Default" table:number-columns-repeated="2"/>
          <table:table-cell table:style-name="Default" office:value-type="string" calcext:value-type="string">
            <text:p>Ralph Steiner, <text:s/>Paul Ivano, Paul Strand, Leo T. Hurwitz</text:p>
          </table:table-cell>
          <table:table-cell table:style-name="Default" table:number-columns-repeated="4"/>
          <table:table-cell table:style-name="Default" office:value-type="string" calcext:value-type="string">
            <text:p>Virgil Thomson/Alexander Smallens</text:p>
          </table:table-cell>
          <table:table-cell table:style-name="Default"/>
          <table:table-cell table:style-name="Default" office:value-type="string" calcext:value-type="string">
            <text:p>Thomas Chalmers</text:p>
          </table:table-cell>
          <table:table-cell table:style-name="Default" table:number-columns-repeated="2"/>
          <table:table-cell table:style-name="Default" office:value-type="string" calcext:value-type="string">
            <text:p>Editor de investigación (verificador de datos): Leo Zochling. Técnico de sonido: Joseph Kane</text:p>
          </table:table-cell>
          <table:table-cell table:style-name="Default" office:value-type="string" calcext:value-type="string">
            <text:p>Resettlement Administration (adscrito al gobierno estadounidense)</text:p>
          </table:table-cell>
          <table:table-cell table:style-name="Default" table:number-columns-repeated="2"/>
          <table:table-cell table:style-name="Default" office:value-type="string" calcext:value-type="string">
            <text:p>El Departamento de Reploblación (Resettlement Administration, [RA] por sus siglas en inglés) fue una agencia federal estadounidense creada en base a la estrategia político-económica llamada "New Deal", durante abril de 1935 y diciembre de 1936, cuya función consistía en reubicar a las comunidades urbanas y rurales dentro de un plan de acción federal para paliar los efectos de la crisis económica de 1929. La RA fue creada por Rexford G. Tugwell, profesor de economía de la Universidad de Columbia, quien fue consejero electoral de Franklin D. Roosevelt durante su campaña presidencial en 1932. Entre sus proyectos, orientados principalmente a la reubicación demográfica y la administración del sector agropecuario, había algunos dedicados también a la producción fílmica-documental de los estragos ocasionados por "Depresión de 1929", como los dos documentales dirigidos por Pare Lorentz, concebidos por Vigil Thompson, titulados "The Plow that broke the plains" y "The River".</text:p>
          </table:table-cell>
          <table:table-cell table:style-name="Default" office:value-type="string" calcext:value-type="string">
            <text:p>Pare Lorentz nació en Clarksburg, Virginia, en 1905 y murió en 1992, fue un cineasta estadounidense que se dedicó filmar los progresos del programa anticrisis llamado "New Deal", proyectado durante el gobierno de Franklin D. Roosevelt. Estudiante egresado la Universidad de Virgina del Oeste, Lorentz se dedicó, en un primer momento, a la crítica del cine neoyorkino y hollywoodense, y a denunciar la censura dentro de la industria fílmica; posteriormente, al comienzo de la década de 1930, el gobierno estadounidense contrató a Lorentz para que filmara y dirigiera una serie de documentales que mantuvieran al pueblo estadounidense informado acerca del proyecto anticrisis del gobierno. En esta etapa Lorentz tuvo la oportunidad de realizar y dirigir tres documentales, cuya temática giraba en torno a las políticas económicas del gobierno estadounidense bajo el proyecto "New Deal", y el estado de la población que trabajaba y dependía del sector agropecuario en Estados Unidos durante esa fecha; dichos filmes son los siguientes: The Plow that broke the plains (1936), The River (1937), y The Fight for life (1940). </text:p>
          </table:table-cell>
          <table:table-cell table:style-name="Default" table:number-columns-repeated="2"/>
          <table:table-cell table:style-name="Default" office:value-type="string" calcext:value-type="string">
            <text:p>Este documental es acerca de lo que pasó con las Grandes Llanuras de los Estados Unidos y Canadá, cuando la agricultura no controlada destruyó el suelo y condujo a la Dust Bowl.</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Cartografía, hemerografía, gráficos</text:p>
          </table:table-cell>
          <table:table-cell table:style-name="Default" office:value-type="string" calcext:value-type="string">
            <text:p>Grabación de campo, intertítulos,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Solo se encuenta el dvd</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9</text:p>
          </table:table-cell>
          <table:table-cell table:style-name="Default" office:value-type="string" calcext:value-type="string">
            <text:p>The river</text:p>
          </table:table-cell>
          <table:table-cell table:style-name="Default" table:number-columns-repeated="4"/>
          <table:table-cell table:style-name="Default" office:value-type="string" calcext:value-type="string">
            <text:p>Estados Unidos</text:p>
          </table:table-cell>
          <table:table-cell table:style-name="Default" office:value-type="float" office:value="1938" calcext:value-type="float">
            <text:p>1938</text:p>
          </table:table-cell>
          <table:table-cell table:style-name="Default" office:value-type="string" calcext:value-type="string">
            <text:p>31´</text:p>
          </table:table-cell>
          <table:table-cell table:style-name="Default"/>
          <table:table-cell table:style-name="Default" office:value-type="string" calcext:value-type="string">
            <text:p>Pare Lorentz</text:p>
          </table:table-cell>
          <table:table-cell table:style-name="Default"/>
          <table:table-cell table:style-name="Default" office:value-type="string" calcext:value-type="string">
            <text:p>Pare Lorentz</text:p>
          </table:table-cell>
          <table:table-cell table:style-name="Default" table:number-columns-repeated="2"/>
          <table:table-cell table:style-name="Default" office:value-type="string" calcext:value-type="string">
            <text:p>Floyd Crosbt, Stacy Woodard, Willard Van Dyke</text:p>
          </table:table-cell>
          <table:table-cell table:style-name="Default"/>
          <table:table-cell table:style-name="Default" office:value-type="string" calcext:value-type="string">
            <text:p>Leo Zochling, Lloyd Noster</text:p>
          </table:table-cell>
          <table:table-cell table:style-name="Default" table:number-columns-repeated="2"/>
          <table:table-cell table:style-name="Default" office:value-type="string" calcext:value-type="string">
            <text:p>Compositor: Virgil Thomson / Conductor: Alexander Smallens</text:p>
          </table:table-cell>
          <table:table-cell table:style-name="Default"/>
          <table:table-cell table:style-name="Default" office:value-type="string" calcext:value-type="string">
            <text:p>Thomas Chalmers</text:p>
          </table:table-cell>
          <table:table-cell table:style-name="Default" table:number-columns-repeated="2"/>
          <table:table-cell table:style-name="Default" office:value-type="string" calcext:value-type="string">
            <text:p>Editor de investigación: A.A.Mercey / Técnico de sonid: Al Dillinger</text:p>
          </table:table-cell>
          <table:table-cell table:style-name="Default" office:value-type="string" calcext:value-type="string">
            <text:p>Farm Security Administration (adscrito al gobierno estadounidense)</text:p>
          </table:table-cell>
          <table:table-cell table:style-name="Default" table:number-columns-repeated="2"/>
          <table:table-cell table:style-name="Default" office:value-type="string" calcext:value-type="string">
            <text:p>El Departamento de Reploblación (Resettlement Administration, [RA] por sus siglas en inglés) fue una agencia federal estadounidense creada en base a la estrategia político-económica llamada "New Deal", durante abril de 1935 y diciembre de 1936, cuya función consistía en reubicar a las comunidades urbanas y rurales dentro de un plan de acción federal para paliar los efectos de la crisis económica de 1929. La RA fue creada por Rexford G. Tugwell, profesor de economía de la Universidad de Columbia, quien fue consejero electoral de Franklin D. Roosevelt durante su campaña presidencial en 1932. Entre sus proyectos, orientados principalmente a la reubicación demográfica y la administración del sector agropecuario, había algunos dedicados también a la producción fílmica-documental de los estragos ocasionados por "Depresión de 1929", como los dos documentales dirigidos por Pare Lorentz, concebidos por Vigil Thompson, titulados "The Plow that broke the plains" y "The River". La RA se convirtió posteriormente en el Departamento de Agricultura, el cual financió la película documental "The River"</text:p>
          </table:table-cell>
          <table:table-cell table:style-name="Default" office:value-type="string" calcext:value-type="string">
            <text:p>Pare Lorentz nació en Clarksburg, Virginia, en 1905 y murió en 1992, fue un cineasta estadounidense que se dedicó filmar los progresos del programa anticrisis llamado "New Deal", proyectado durante el gobierno de Franklin D. Roosevelt. Estudiante egresado la Universidad de Virgina del Oeste, Lorentz se dedicó, en un primer momento, a la crítica del cine neoyorkino y hollywoodense, y a denunciar la censura dentro de la industria fílmica; posteriormente, al comienzo de la década de 1930, el gobierno estadounidense contrató a Lorentz para que filmara y dirigiera una serie de documentales que mantuvieran al pueblo estadounidense informado acerca del proyecto anticrisis del gobierno. En esta etapa Lorentz tuvo la oportunidad de realizar y dirigir tres documentales, cuya temática giraba en torno a las políticas económicas del gobierno estadounidense bajo el proyecto "New Deal", y el estado de la población que trabajaba y dependía del sector agropecuario en Estados Unidos durante esa fecha; dichos filmes son los siguientes: The Plow that broke the plains (1936), The River (1937), y The Fight for life (1940). </text:p>
          </table:table-cell>
          <table:table-cell table:style-name="Default" table:number-columns-repeated="2"/>
          <table:table-cell table:style-name="Default" office:value-type="string" calcext:value-type="string">
            <text:p>Este corto documental era de la Depresión describe la importancia del río Mississippi a Estados Unidos. Se lamenta de la destrucción del medio ambiente cometidos en nombre del progreso, en particular las prácticas agrícolas y madereras, que causan la erosión masiva y dan lugar a grandes cantidades de tierra vegetal de ser lavado por el río en el Golfo de México. La película se centra especialmente en el impacto que ha tenido en los agricultores empobrecidos. Se termina con una nota muy optimista, sin embargo, con una celebración de la TVA, la tecnología de la agricultura "moderna", y el uso de diques para controlar el río y evitar inundaciones.</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Hemerografía, cartografía, música de época</text:p>
          </table:table-cell>
          <table:table-cell table:style-name="Default" office:value-type="string" calcext:value-type="string">
            <text:p>Grabación de campo, voz en off, conducción, intertítulo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10</text:p>
          </table:table-cell>
          <table:table-cell table:style-name="Default" office:value-type="string" calcext:value-type="string">
            <text:p>The spanish earth</text:p>
          </table:table-cell>
          <table:table-cell table:style-name="Default" office:value-type="string" calcext:value-type="string">
            <text:p>Tierra española, un documental sobre la Guerra Civil</text:p>
          </table:table-cell>
          <table:table-cell table:style-name="Default" table:number-columns-repeated="3"/>
          <table:table-cell table:style-name="Default" office:value-type="string" calcext:value-type="string">
            <text:p>Estados Unidos/Holanda</text:p>
          </table:table-cell>
          <table:table-cell table:style-name="Default" office:value-type="float" office:value="1937" calcext:value-type="float">
            <text:p>1937</text:p>
          </table:table-cell>
          <table:table-cell table:style-name="Default" office:value-type="string" calcext:value-type="string">
            <text:p>52' 32''</text:p>
          </table:table-cell>
          <table:table-cell table:style-name="Default"/>
          <table:table-cell table:style-name="Default" office:value-type="string" calcext:value-type="string">
            <text:p>Joris Ivens</text:p>
          </table:table-cell>
          <table:table-cell table:style-name="Default"/>
          <table:table-cell table:style-name="Default" office:value-type="string" calcext:value-type="string">
            <text:p>John Dos Passos/Ernest Hemingway</text:p>
          </table:table-cell>
          <table:table-cell table:style-name="Default" table:number-columns-repeated="2"/>
          <table:table-cell table:style-name="Default" office:value-type="string" calcext:value-type="string">
            <text:p>John Ferno</text:p>
          </table:table-cell>
          <table:table-cell table:style-name="Default"/>
          <table:table-cell table:style-name="Default" office:value-type="string" calcext:value-type="string">
            <text:p>Helen Van Dongen</text:p>
          </table:table-cell>
          <table:table-cell table:style-name="Default" table:number-columns-repeated="3"/>
          <table:table-cell table:style-name="Default" office:value-type="string" calcext:value-type="string">
            <text:p>Marc Blitzstein/Virgil Thomson</text:p>
          </table:table-cell>
          <table:table-cell table:style-name="Default"/>
          <table:table-cell table:style-name="Default" office:value-type="string" calcext:value-type="string">
            <text:p>Orson Welles/José Díaz/Dolores Ibarruri/Enrique Lister/Commander Martinez de Aragón/Gustav Regler</text:p>
          </table:table-cell>
          <table:table-cell table:style-name="Default"/>
          <table:table-cell table:style-name="Default" office:value-type="string" calcext:value-type="string">
            <text:p>Comentario: Ernest Hemingway/Narración: Orson Welles</text:p>
          </table:table-cell>
          <table:table-cell table:style-name="Default" office:value-type="string" calcext:value-type="string">
            <text:p>Contemporary Historians</text:p>
          </table:table-cell>
          <table:table-cell table:style-name="Default"/>
          <table:table-cell table:style-name="Default" office:value-type="string" calcext:value-type="string">
            <text:p>Herman Shumlin</text:p>
          </table:table-cell>
          <table:table-cell table:style-name="Default" office:value-type="string" calcext:value-type="string">
            <text:p>“Contemporary Historians”, formada por el director Joris Ivens y por escritores y directores como Orson Welles o John Dos Pasos.(http://www.nodo50.org/rebeldemule/foro/viewtopic.php?t=20) la sociedad sin ánimo de lucro fundada por Dorothy Parker, <text:s/>y Lillian Hellman, entre otros, expresamente para reunir los fondos necesarios para comenzar el proyecto de The Spanish Earth. (http://www.nodo50.org/rebeldemule/foro/viewtopic.php?t=20)</text:p>
          </table:table-cell>
          <table:table-cell table:style-name="Default" office:value-type="string" calcext:value-type="string">
            <text:p>Joris Ivens (Nimega, 1898 - París, 1989) Director de cine holandés. Estudió Economía en Rotterdam, y Química en la Universidad de Charlottenbourg, mientras lo simultaneaba con el aprendizaje de la técnica fotográfica. En 1936 se trasladó a Estados Unidos, donde se relacionó con intelectuales como Ernest Hemingway, Lillian Hellman, Robert Flaherty o John Dos Passos. Juntos fundan la sociedad Contemporary Historians, con el objetivo de producir una película que presentase al mundo la lucha de la República española frente al alzamiento militar de Francisco Franco. Dirigida por Ivens con un presupuesto de 2.000 dólares, Tierra de España se convierte en uno de los más estremecedores documentos sobre la Guerra Civil. Ivens es sin duda uno de los mayores documentalistas del llamado séptimo arte. Recorrió con su cámara todos los continentes e innumerables países, y en todos ellos dejó testimonio de su magnífico hacer creativo, aunque su nombre haya quedado indisociablemente unido al de un cuarteto de extraordinarias obras de propaganda Tierra de España, La electrificación y la tierra, ...A Valparaíso y Paralelo 17. (http://www.biografiasyvidas.com/biografia/i/ivens.htm)</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La lucha por el pan y la por la libertad son los ejes de este extraodinario documental, uno de los pocos durante el desarrollo de la contienda que costo la vida a un millon de españoles y cuyas consecuencias aun hoy perdura en el recuerdo de todo el pueblo español.</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Registros fílmicos, cartografía, testimonios videorales</text:p>
          </table:table-cell>
          <table:table-cell table:style-name="Default" table:number-columns-repeated="2"/>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table-cell table:style-name="Default" office:value-type="string" calcext:value-type="string">
            <text:p>Español</text:p>
          </table:table-cell>
          <table:table-cell table:style-name="Default" office:value-type="string" calcext:value-type="string">
            <text:p>VHS</text:p>
          </table:table-cell>
          <table:table-cell table:style-name="Default" office:value-type="string" calcext:value-type="string">
            <text:p>2 vhs / 1 dvd</text:p>
          </table:table-cell>
          <table:table-cell table:style-name="Default" office:value-type="string" calcext:value-type="string">
            <text:p>1 vhs copia de producción / 1 vhs y 1 dvd copia</text:p>
          </table:table-cell>
          <table:table-cell table:style-name="Default" office:value-type="string" calcext:value-type="string">
            <text:p>Blanco y negro</text:p>
          </table:table-cell>
          <table:table-cell table:style-name="Default" office:value-type="string" calcext:value-type="string">
            <text:p>Estéreo</text:p>
          </table:table-cell>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3"/>
          <table:table-cell table:style-name="Default" office:value-type="string" calcext:value-type="string">
            <text:p>Material audiovisual registrado en la base de datos de la Biblioteca Ernesto de la Torre Villar, Instituto Mora. Código de referencia: VV 946.077 TIE.e</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11</text:p>
          </table:table-cell>
          <table:table-cell table:style-name="Default" office:value-type="string" calcext:value-type="string">
            <text:p>Tri pesni o Lénine</text:p>
          </table:table-cell>
          <table:table-cell table:style-name="Default" office:value-type="string" calcext:value-type="string">
            <text:p>Tres cantos a Lénin/Three songs about Lenin</text:p>
          </table:table-cell>
          <table:table-cell table:style-name="Default" table:number-columns-repeated="3"/>
          <table:table-cell table:style-name="Default" office:value-type="string" calcext:value-type="string">
            <text:p>Unión Soviética</text:p>
          </table:table-cell>
          <table:table-cell table:style-name="Default" office:value-type="float" office:value="1934" calcext:value-type="float">
            <text:p>1934</text:p>
          </table:table-cell>
          <table:table-cell table:style-name="Default" office:value-type="string" calcext:value-type="string">
            <text:p>57´</text:p>
          </table:table-cell>
          <table:table-cell table:style-name="Default"/>
          <table:table-cell table:style-name="Default" office:value-type="string" calcext:value-type="string">
            <text:p>Dziga Vertov</text:p>
          </table:table-cell>
          <table:table-cell table:style-name="Default" table:number-columns-repeated="4"/>
          <table:table-cell table:style-name="Default" office:value-type="string" calcext:value-type="string">
            <text:p>D. Surensky, M. Magidson, B. Monastyrsky</text:p>
          </table:table-cell>
          <table:table-cell table:style-name="Default" table:number-columns-repeated="2"/>
          <table:table-cell table:style-name="Default" office:value-type="string" calcext:value-type="string">
            <text:p>Shtro</text:p>
          </table:table-cell>
          <table:table-cell table:style-name="Default"/>
          <table:table-cell table:style-name="Default" office:value-type="string" calcext:value-type="string">
            <text:p>Y. Shaporin</text:p>
          </table:table-cell>
          <table:table-cell table:style-name="Default" table:number-columns-repeated="5"/>
          <table:table-cell table:style-name="Default" office:value-type="string" calcext:value-type="string">
            <text:p>Mehzrabpom</text:p>
          </table:table-cell>
          <table:table-cell table:style-name="Default" table:number-columns-repeated="2"/>
          <table:table-cell table:style-name="Default" office:value-type="string" calcext:value-type="string">
            <text:p>Mezhrabpom-Film, anteriormente llamado Mezhrabpom-Rus, fue un estudio de cine alemán-ruso que funcionó desde 1922 hasta 1936. En 1922, el productor ruso Moisei Aleinikov y el comunista alemán Willi Münzenberg. El estudio se estableció en Moscú con sede en Berlín, aunque más tarde tuvo que cerrar debido a las políticas intransigentes de Adolf Hitler y Joseph Stalin. Entre sus principales filmes están El fin de San Petersburgo (1927), Tormenta sobre Asia (1928), La muchacha con sombrero (1927), Aelita (1924), y Zapatos rotos (1933) un drama acerca de los niños que vivían en Alemania al ascender los nazis al poder.</text:p>
          </table:table-cell>
          <table:table-cell table:style-name="Default" office:value-type="string" calcext:value-type="string">
            <text:p>Denis Abramovich Kaufman nació en 1896 en el seno de una familia judía en Bialystok, ciudad perteneciente en aquellos años a la Rusia zarista. Interesado por el futurismo, adoptó el seudónimo de Dziga Vertov, que significa algo así como "gira, peonza" en ucraniano. En 1918, tras la revolución, el Comité del Cine de Moscú lo contrató para trabajar en Kino-Nedelia ("Cine-Semana", semanario cinematográfico de noticias de actualidad soviético), en Moscú. Trabajó montando noticiarios cinematográficos durante tres años. Su primera película como director fue El aniversario de la Revolución (1919), seguida de La batalla de Tsartitsyn (1920), El tren Lenin (1921) e Historia de la guerra civil (1922). En estas películas, Vertov exploró las posibilidades del montaje, ensamblando fragmentos de película sin tener en cuenta su continuidad formal, temporal ni lógica, buscando sobre todo un efecto poético que pudiera impactar a los espectadores. En 1919, Vertov y otros jóvenes cineastas, entre los que se encontraba su futura esposa Elisaveta Svilova, crearon un grupo llamado Kinoks (Cine-Ojo). Más tarde se les uniría también el hermano de Vertov, Mikhail Kaufman. Entre 1922 y 1923, Vertov y Svilova publicaron varios manifiestos en publicaciones de vanguardia, desarrollando su teoría del Cine-Ojo. Vertov y los otros miembros del grupo rechazan de plano todos los elementos del cine convencional: desde la escritura previa de un guión hasta la utilización de actores profesionales, pasando por el rodaje en estudios, los decorados, la iluminación, etc. Su objetivo era captar la "verdad" cinematográfica, montando fragmentos de actualidad de forma que permitieran conocer una verdad más profunda que no puede ser percibida por el ojo. Según el propio Vertov, "fragmentos de energía real que, mediante el arte del montaje, se van acumulando hasta formar un todo global", permitiendo "ver y mostrar el mundo desde el punto de vista de la revolución proletaria mundial". Durante los años 20 rodó varias películas, pero destaca sobre todo El hombre con la cámara (Cheloviek s Kinoapparatom, 1929). (Extraido de http://es.wikipedia.org/wiki/Dziga_Vertov)</text:p>
          </table:table-cell>
          <table:table-cell table:style-name="Default" table:number-columns-repeated="2"/>
          <table:table-cell table:style-name="Default" office:value-type="string" calcext:value-type="string">
            <text:p>Tres canciones anónimas sobre Lenin constituyen la base de este documental que celebra los logros de papel de la Unión Soviética de Lenin y en su creación.</text:p>
          </table:table-cell>
          <table:table-cell table:style-name="Default" office:value-type="string" calcext:value-type="string">
            <text:p>Lénin</text:p>
          </table:table-cell>
          <table:table-cell table:style-name="Default" table:number-columns-repeated="2"/>
          <table:table-cell table:style-name="Default" office:value-type="string" calcext:value-type="string">
            <text:p>Pelicula documental</text:p>
          </table:table-cell>
          <table:table-cell table:style-name="Default"/>
          <table:table-cell table:style-name="Default" office:value-type="string" calcext:value-type="string">
            <text:p>Fotografía, registros fílmicos de archivo, música</text:p>
          </table:table-cell>
          <table:table-cell table:style-name="Default" office:value-type="string" calcext:value-type="string">
            <text:p>Grabación de campo, intertítulos, <text:s/>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Ruso</text:p>
          </table:table-cell>
          <table:table-cell table:style-name="Default"/>
          <table:table-cell table:style-name="Default" office:value-type="string" calcext:value-type="string">
            <text:p>Inglés</text:p>
          </table:table-cell>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12</text:p>
          </table:table-cell>
          <table:table-cell table:style-name="Default" office:value-type="string" calcext:value-type="string">
            <text:p>Transfer of power. The history of the toothed wheel</text:p>
          </table:table-cell>
          <table:table-cell table:style-name="Default" office:value-type="string" calcext:value-type="string">
            <text:p>La transferencia del poder. La historia del engrane</text:p>
          </table:table-cell>
          <table:table-cell table:style-name="Default" table:number-columns-repeated="3"/>
          <table:table-cell table:style-name="Default" office:value-type="string" calcext:value-type="string">
            <text:p>Inglaterra</text:p>
          </table:table-cell>
          <table:table-cell table:style-name="Default" office:value-type="float" office:value="1939" calcext:value-type="float">
            <text:p>1939</text:p>
          </table:table-cell>
          <table:table-cell table:style-name="Default" office:value-type="string" calcext:value-type="string">
            <text:p>20´</text:p>
          </table:table-cell>
          <table:table-cell table:style-name="Default"/>
          <table:table-cell table:style-name="Default" office:value-type="string" calcext:value-type="string">
            <text:p>Geoffrey Bell</text:p>
          </table:table-cell>
          <table:table-cell table:style-name="Default" table:number-columns-repeated="4"/>
          <table:table-cell table:style-name="Default" office:value-type="string" calcext:value-type="string">
            <text:p>Sydney Beadle</text:p>
          </table:table-cell>
          <table:table-cell table:style-name="Default" table:number-columns-repeated="8"/>
          <table:table-cell table:style-name="Default" office:value-type="string" calcext:value-type="string">
            <text:p>Francis Rodker</text:p>
          </table:table-cell>
          <table:table-cell table:style-name="Default" office:value-type="string" calcext:value-type="string">
            <text:p>Sonido: A. Birck</text:p>
          </table:table-cell>
          <table:table-cell table:style-name="Default" office:value-type="string" calcext:value-type="string">
            <text:p>Shell Film Unit (adscrita a Shell International Petroleum Co. Ltd.)</text:p>
          </table:table-cell>
          <table:table-cell table:style-name="Default"/>
          <table:table-cell table:style-name="Default" office:value-type="string" calcext:value-type="string">
            <text:p>Arthur Elton</text:p>
          </table:table-cell>
          <table:table-cell table:style-name="Default" office:value-type="string" calcext:value-type="string">
            <text:p>La Historia de la Shell Film Unit comienza con algunos filmes patrocinados por la compañía Shell International Petroleum Co. Ltd., durante la década de 1920; pero fue hasta 1934 cuando dicha compañía decidió crear una unidad productora cinematográfica adscrita a la compañía, pero independiente en sus temas y proyectos fílmicos; así, muchas productoras fílmicas de cine documental de Gran Bretaña se sumaron al proyecto. En un principio, Edgar Anstey ocupó el puesto de primer director de la unidad fílmica, posteriomente Sir Arthur Elton tomó su lugar; esto le otorgó una nueva dinámica a la compañía productora que la colocó entre el Movimiento de Cine Documental, junto con la colaboración de Stuart Legg. El trabajo de la Shell Unit Film iba enfocado a formar, de manera muy sútil, opinión pública sobre la compañía petrolera; de este modo, los filmes realizados tendían a no hacer una referencia directa hacia los productos y servicios comerciales de la compañía, lo cual provocó que se cubrieran otros temas relacionados con la industria petrolífera como en el filme Lubrication of the Petrol Engine (1937), la cual aborda la tecnología industrial utilizada, por Shell, para la extracción del petróleo. Estéticamente, la Shell Unit Film se colocó como una productora innovadora, pues incorporó gráficos y animaciones dentro de sus filmes. Durante la Segunda Guerra Mundial, Shell, como otras empresas estadounidenses, se alineó a la postura bélica del gobierno estadounidense. Sin embargo, al final la unidad fílmica estuvo más relacionada con los filmes documentales sobre deporte automovilístico, historia y procesos de la tecnología, así como los temas de ciencia en general. </text:p>
          </table:table-cell>
          <table:table-cell table:style-name="Default"/>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La historia del engrane y su papel dentro del desarrollo de la historia moderna de la humanidad visto desde un punto progresista.</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Documental, registros fílmicos, noticieros fílmicos</text:p>
          </table:table-cell>
          <table:table-cell table:style-name="Default" table:number-columns-repeated="3"/>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3"/>
          <table:table-cell table:style-name="Default" office:value-type="string" calcext:value-type="string">
            <text:p>2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number-columns-repeated="7"/>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5-13</text:p>
          </table:table-cell>
          <table:table-cell table:style-name="Default" office:value-type="string" calcext:value-type="string">
            <text:p>Un pioniere del cinema sientífico. Roberto Omegna 1876-1948</text:p>
          </table:table-cell>
          <table:table-cell table:style-name="Default" office:value-type="string" calcext:value-type="string">
            <text:p>Un pionero del cine científico, Roberto Omegna 1876-1948</text:p>
          </table:table-cell>
          <table:table-cell table:style-name="Default" table:number-columns-repeated="3"/>
          <table:table-cell table:style-name="Default" office:value-type="string" calcext:value-type="string">
            <text:p>Italia</text:p>
          </table:table-cell>
          <table:table-cell table:style-name="Default" office:value-type="float" office:value="1939" calcext:value-type="float">
            <text:p>1939</text:p>
          </table:table-cell>
          <table:table-cell table:style-name="Default" office:value-type="string" calcext:value-type="string">
            <text:p>44´57"</text:p>
          </table:table-cell>
          <table:table-cell table:style-name="Default"/>
          <table:table-cell table:style-name="Default" office:value-type="string" calcext:value-type="string">
            <text:p>Virgilio Tosi</text:p>
          </table:table-cell>
          <table:table-cell table:style-name="Default" table:number-columns-repeated="6"/>
          <table:table-cell table:style-name="Default" office:value-type="string" calcext:value-type="string">
            <text:p>Maria Schettino</text:p>
          </table:table-cell>
          <table:table-cell table:style-name="Default" table:number-columns-repeated="3"/>
          <table:table-cell table:style-name="Default" office:value-type="string" calcext:value-type="string">
            <text:p>Frnaco Potenza</text:p>
          </table:table-cell>
          <table:table-cell table:style-name="Default" table:number-columns-repeated="4"/>
          <table:table-cell table:style-name="Default" office:value-type="string" calcext:value-type="string">
            <text:p>Istituto LUCE, Associazione Italiana di Cinematografía Scientifica</text:p>
          </table:table-cell>
          <table:table-cell table:style-name="Default" table:number-columns-repeated="2"/>
          <table:table-cell table:style-name="Default" office:value-type="string" calcext:value-type="string">
            <text:p>El Instituto LUCE, cuyas siglas significan Libera Unione Cinematográfica Educativa, fue creado en 1920 y funcionó como el principal órgano de propaganda del gobierno fascista italiano; en un principio, propiedad de una sociedad privada, se convirtió en 1924 en un organismo dependiente del Estado Fascista Italiano e instaló su sede en Roma, donde reside hasta hoy en día. En su vasta producción cinematográfica encontramos filmes de todos los géneros desde largometrajes de ficción hasta filmes documentales. Actualmente posee un archivo histórico sumamente vasto. (Fuente: www.luce.it y www.archivioluce.com). El Instituto Nacional de Nutrición (INN) es una institución dependiente del gobierno italiano que cuenta con una planta multidisciplinaria de expertos y profesionales en las diferentes áreas relacionadas con el estudio de la química en alimentos y la nutrición. Fundado en 1936 como un organismo dependiente del Consejo Italiano de Investigación Nacional, en 1958 se convirtió en una institución de investigación independiente, adscrito al Departamento de Agricultura, con financiamiento y apoyo del Departamento de Salud. Sus principales funciones son: Apoyar la investigación y difusión de estudios sobre nutrición y química en alimentos; colaborar constantemente con el Departamento de Agricultura y con el Departamento de Salud, y contribuir a la formación de estudiosos en dichas materias. (Fuente: http://www.maas.ccr.it/agrital/inn-ing.html)</text:p>
          </table:table-cell>
          <table:table-cell table:style-name="Default" table:number-columns-repeated="3"/>
          <table:table-cell table:style-name="Default" office:value-type="string" calcext:value-type="string">
            <text:p>Se ocupa de la obra y las técnicas de Roberta Omegna, documentalista italiano y el camarógrafo, considerado el padre del cine científico italiano. Fuente: http://searchworks.stanford.edu/view/3290103</text:p>
          </table:table-cell>
          <table:table-cell table:style-name="Default" office:value-type="string" calcext:value-type="string">
            <text:p>Roberto Omegna, Cavalier Camillo Negro, Louis Lumière, Arturo Ambrosio</text:p>
          </table:table-cell>
          <table:table-cell table:style-name="Default" office:value-type="string" calcext:value-type="string">
            <text:p>Italia: Calabria.</text:p>
          </table:table-cell>
          <table:table-cell table:style-name="Default" office:value-type="string" calcext:value-type="string">
            <text:p>1908, 1911, 1914, 1920, 1926, 1929, 1930, 1933</text:p>
          </table:table-cell>
          <table:table-cell table:style-name="Default" office:value-type="string" calcext:value-type="string">
            <text:p>Pelicula documental</text:p>
          </table:table-cell>
          <table:table-cell table:style-name="Default"/>
          <table:table-cell table:style-name="Default" office:value-type="string" calcext:value-type="string">
            <text:p>Fotografía, registros fílmicos, gráficos, hemerografía</text:p>
          </table:table-cell>
          <table:table-cell table:style-name="Default" office:value-type="string" calcext:value-type="string">
            <text:p>Grabación de campo, voz en off, música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taliano</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3">
          <table:table-cell table:style-name="Default" office:value-type="string" calcext:value-type="string">
            <text:p>MXIM-AV-1-5-14</text:p>
          </table:table-cell>
          <table:table-cell table:style-name="Default" office:value-type="string" calcext:value-type="string">
            <text:p>Fiestas cristianas y fiestas profanas</text:p>
          </table:table-cell>
          <table:table-cell table:style-name="Default" office:value-type="string" calcext:value-type="string">
            <text:p>Semana Santa en Lorca, Semana Santa en Murcia y Cartagena, Fiestas de Primavera en Murcia</text:p>
          </table:table-cell>
          <table:table-cell table:style-name="Default" table:number-columns-repeated="3"/>
          <table:table-cell table:style-name="Default" office:value-type="string" calcext:value-type="string">
            <text:p>España</text:p>
          </table:table-cell>
          <table:table-cell table:style-name="Default" office:value-type="string" calcext:value-type="string">
            <text:p>1934-35</text:p>
          </table:table-cell>
          <table:table-cell table:style-name="Default" office:value-type="string" calcext:value-type="string">
            <text:p>50´50´´</text:p>
          </table:table-cell>
          <table:table-cell table:style-name="Default"/>
          <table:table-cell table:style-name="Default" office:value-type="string" calcext:value-type="string">
            <text:p>José Del Val</text:p>
          </table:table-cell>
          <table:table-cell table:style-name="Default" table:number-columns-repeated="4"/>
          <table:table-cell table:style-name="Default" office:value-type="string" calcext:value-type="string">
            <text:p>José Val del Omar</text:p>
          </table:table-cell>
          <table:table-cell table:style-name="Default"/>
          <table:table-cell table:style-name="Default" office:value-type="string" calcext:value-type="string">
            <text:p>José Val del Omar</text:p>
          </table:table-cell>
          <table:table-cell table:style-name="Default" table:number-columns-repeated="7"/>
          <table:table-cell table:style-name="Default" office:value-type="string" calcext:value-type="string">
            <text:p>Ayudante de rodaje: Cristobal Simancas</text:p>
          </table:table-cell>
          <table:table-cell table:style-name="Default"/>
          <table:table-cell table:style-name="Default" office:value-type="string" calcext:value-type="string">
            <text:p>José Val del Omar</text:p>
          </table:table-cell>
          <table:table-cell table:style-name="Default" table:number-columns-repeated="2"/>
          <table:table-cell table:style-name="Default" office:value-type="string" calcext:value-type="string">
            <text:p>José Val del Omar: José Val del Omar (Granada, 27 de octubre de 1904 – Madrid, 4 de agosto de 1982) fue un director de cine e inventor español. Fuente: http://es.wikipedia.org/wiki/Jos%C3%A9_Val_del_Omar</text:p>
          </table:table-cell>
          <table:table-cell table:style-name="Default" table:number-columns-repeated="2"/>
          <table:table-cell table:style-name="Default" office:value-type="string" calcext:value-type="string">
            <text:p>Se reúnen aquí, presentadas en tres segmentos, imágenes documentales que se creían perdidas de Val del Omar, y que corresponden a la Semana Santa de Lorca, la Semana Santa de Murcia y Cartagena, y la Fiesta de la Primavera de Murcia. (FILMAFFINITY)                                                                  Con ocasión de las MISIONES PEDAGÓGICAS de la República Española. En el vemos la antigua Semana Santa de Lorca por la calle Corredera. La primeriza, lo que precedió a lo que vemos hoy en nuestra Ciudad.</text:p>
            <text:p/>
            <text:p>Se pueden apreciar los preparativos de la procesión, en la Plaza de España. Las, ya conocidas, Recogidas de Banderas y, como no, las desaparecidas tallas de la Virgen de la Amargura y de la Virgen de los Dolores. Fuente: http://www.puntofelices.es/2012/10/semana-santa-de-1934.html</text:p>
          </table:table-cell>
          <table:table-cell table:style-name="Default"/>
          <table:table-cell table:style-name="Default" office:value-type="string" calcext:value-type="string">
            <text:p>España: Región de Murcia: municipio de Lorca/ España: Región de Murcia: municipio de Cartagena / España: Región de Murcia</text:p>
          </table:table-cell>
          <table:table-cell table:style-name="Default" office:value-type="float" office:value="1934" calcext:value-type="float">
            <text:p>1934</text:p>
          </table:table-cell>
          <table:table-cell table:style-name="Default" office:value-type="string" calcext:value-type="string">
            <text:p>Documental</text:p>
          </table:table-cell>
          <table:table-cell table:style-name="Default" table:number-columns-repeated="2"/>
          <table:table-cell table:style-name="Default" office:value-type="string" calcext:value-type="string">
            <text:p>Musíca en off, grabación de campo</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uda</text:p>
          </table:table-cell>
          <table:table-cell table:style-name="Default" table:number-columns-repeated="2"/>
          <table:table-cell table:style-name="Default" office:value-type="string" calcext:value-type="string">
            <text:p>Reproductor DVD y monitor</text:p>
          </table:table-cell>
          <table:table-cell table:style-name="Default"/>
          <table:table-cell table:style-name="Default" office:value-type="string" calcext:value-type="string">
            <text:p>Forma parte de la edición Fiestas cristianas y fiestas profanas, 1934-1935 <text:s text:c="43"/>MXIM-AV-1-12-4</text:p>
          </table:table-cell>
          <table:table-cell table:style-name="Default" office:value-type="string" calcext:value-type="string">
            <text:p>http://www.valdelomar.com/inicio.php</text:p>
          </table:table-cell>
          <table:table-cell table:style-name="Default" office:value-type="string" calcext:value-type="string">
            <text:p>Películas restauradas por la Dirección de Proyectos e Iniciativas Culturales. Consejería de Presidencia. Comunidad Autónoma Región de Murcía y "MURCIA CULTURAL, S.A." De 1931 a 1935 Val del Omar realizó centenares de fotografías y decenas de películas documentales sobre la labor de las MISIONES PEDAGÓGICAS y su MUSEO DEL PUEBLO. Muchas de las fotografías <text:s/>fueron publicadas en las Memorias del Patronato de Misiones y en la revista de la Residencia de Estudiantes pero casi todas las películas están todavía desaparecidas. <text:s/>Cristóbal Simancas, ayudante y amigo de Val del Omar, conservó durante toda su vida las copias en positivo directo de este valioso material. Estas copias han subsistido a distintas etapas históricas y geográfucas: desde la guerra civil en Madrid, la larga estancia de Simancas en Caracas (Venezuela) y finalmente su retiro en La Nucia (Alicante). En 1994 Cristóbal Simancas las donó a María José Val Del Omar a cuyo recuerdo está dedicada esta restauración.</text:p>
          </table:table-cell>
          <table:table-cell table:style-name="Default"/>
          <table:table-cell table:style-name="Default" office:value-type="string" calcext:value-type="string">
            <text:p>Úrsula Mares /Elisa D. Espinosa</text:p>
          </table:table-cell>
          <table:table-cell table:style-name="Default" office:value-type="string" calcext:value-type="string">
            <text:p>Adaptación de la norma ISAD (G)</text:p>
          </table:table-cell>
          <table:table-cell table:style-name="Default" office:value-type="string" calcext:value-type="string">
            <text:p>20/02/2013 <text:s/>- 30/01/2015</text:p>
          </table:table-cell>
          <table:table-cell table:number-columns-repeated="959"/>
        </table:table-row>
        <table:table-row table:style-name="ro1">
          <table:table-cell table:style-name="Default" office:value-type="string" calcext:value-type="string">
            <text:p>MXIM-AV-1-5-16</text:p>
          </table:table-cell>
          <table:table-cell table:style-name="Default" office:value-type="string" calcext:value-type="string">
            <text:p>Untericht im "baris"-Tanz (Baris-Djauk-Tanz auf Bali)</text:p>
          </table:table-cell>
          <table:table-cell table:style-name="Default" table:number-columns-repeated="5"/>
          <table:table-cell table:style-name="Default" office:value-type="float" office:value="1938" calcext:value-type="float">
            <text:p>1938</text:p>
          </table:table-cell>
          <table:table-cell table:style-name="Default" office:value-type="string" calcext:value-type="string">
            <text:p>1´40"</text:p>
          </table:table-cell>
          <table:table-cell table:style-name="Default"/>
          <table:table-cell table:style-name="Default" office:value-type="string" calcext:value-type="string">
            <text:p>Victor Von Plessen/Hilda Hedenus</text:p>
          </table:table-cell>
          <table:table-cell table:style-name="Default" table:number-columns-repeated="24"/>
          <table:table-cell table:style-name="Default" office:value-type="string" calcext:value-type="string">
            <text:p>Bali</text:p>
          </table:table-cell>
          <table:table-cell table:style-name="Default"/>
          <table:table-cell table:style-name="Default" office:value-type="string" calcext:value-type="string">
            <text:p>Documental</text:p>
          </table:table-cell>
          <table:table-cell table:style-name="Default" office:value-type="string" calcext:value-type="string">
            <text:p>Etnográfico</text:p>
          </table:table-cell>
          <table:table-cell table:number-columns-repeated="2" table:style-name="Default" office:value-type="string" calcext:value-type="string">
            <text:p>Grabación de campo</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VHS / DVD</text:p>
          </table:table-cell>
          <table:table-cell table:style-name="Default" office:value-type="string" calcext:value-type="string">
            <text:p>1 dvd / 1 vhs</text:p>
          </table:table-cell>
          <table:table-cell table:style-name="Default" office:value-type="string" calcext:value-type="string">
            <text:p>Copia</text:p>
          </table:table-cell>
          <table:table-cell table:style-name="Default" office:value-type="string" calcext:value-type="string">
            <text:p>Bblanco y negro</text:p>
          </table:table-cell>
          <table:table-cell table:style-name="Default" office:value-type="string" calcext:value-type="string">
            <text:p>Sin sonido</text:p>
          </table:table-cell>
          <table:table-cell table:style-name="Default" office:value-type="string" calcext:value-type="string">
            <text:p>NTSC</text:p>
          </table:table-cell>
          <table:table-cell table:style-name="Default"/>
          <table:table-cell table:style-name="Default" office:value-type="string" calcext:value-type="string">
            <text:p>Reproductor VHS / DVD y monitor</text:p>
          </table:table-cell>
          <table:table-cell table:style-name="Default"/>
          <table:table-cell table:style-name="Default" office:value-type="string" calcext:value-type="string">
            <text:p>Forma parte de la edición <text:s/>Ethnologie, Antología de cortos de la Enciclopedia Cinematográfica del Institut für den Wissenschaftlichen Film Göttingen <text:s text:c="13"/>MXIM-AV-1-12-55</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6" office:value-type="date" office:date-value="2009-05-20" calcext:value-type="date">
            <text:p>5/20/2009</text:p>
          </table:table-cell>
          <table:table-cell table:number-columns-repeated="959"/>
        </table:table-row>
        <table:table-row table:style-name="ro1">
          <table:table-cell table:style-name="Default" office:value-type="string" calcext:value-type="string">
            <text:p>MXIM-AV-1-6-1</text:p>
          </table:table-cell>
          <table:table-cell table:style-name="Default" office:value-type="string" calcext:value-type="string">
            <text:p>A diary for Timothy</text:p>
          </table:table-cell>
          <table:table-cell table:style-name="Default" table:number-columns-repeated="4"/>
          <table:table-cell table:style-name="Default" office:value-type="string" calcext:value-type="string">
            <text:p>Inglaterra</text:p>
          </table:table-cell>
          <table:table-cell table:style-name="Default" office:value-type="float" office:value="1945" calcext:value-type="float">
            <text:p>1945</text:p>
          </table:table-cell>
          <table:table-cell table:style-name="Default" office:value-type="string" calcext:value-type="string">
            <text:p>40´</text:p>
          </table:table-cell>
          <table:table-cell table:style-name="Default"/>
          <table:table-cell table:style-name="Default" office:value-type="string" calcext:value-type="string">
            <text:p>Humphrey Jennings</text:p>
          </table:table-cell>
          <table:table-cell table:style-name="Default"/>
          <table:table-cell table:style-name="Default" office:value-type="string" calcext:value-type="string">
            <text:p>E.M. Foster</text:p>
          </table:table-cell>
          <table:table-cell table:style-name="Default" table:number-columns-repeated="2"/>
          <table:table-cell table:style-name="Default" office:value-type="string" calcext:value-type="string">
            <text:p>Fred Gamage</text:p>
          </table:table-cell>
          <table:table-cell table:style-name="Default"/>
          <table:table-cell table:style-name="Default" office:value-type="string" calcext:value-type="string">
            <text:p>Supervisor de edición: Alan Osbiston</text:p>
          </table:table-cell>
          <table:table-cell table:style-name="Default" table:number-columns-repeated="2"/>
          <table:table-cell table:style-name="Default" office:value-type="string" calcext:value-type="string">
            <text:p>Composición: Richard Addinsell / Interpretaciòn: London Symphony Orchestra / Conducción: Muir Mathieson</text:p>
          </table:table-cell>
          <table:table-cell table:style-name="Default"/>
          <table:table-cell table:style-name="Default" office:value-type="string" calcext:value-type="string">
            <text:p>Michael Redgrane</text:p>
          </table:table-cell>
          <table:table-cell table:style-name="Default" table:number-columns-repeated="3"/>
          <table:table-cell table:style-name="Default" office:value-type="string" calcext:value-type="string">
            <text:p>Crown Film Unit</text:p>
          </table:table-cell>
          <table:table-cell table:style-name="Default" office:value-type="string" calcext:value-type="string">
            <text:p>Dame Myra Hess / John Gielgud</text:p>
          </table:table-cell>
          <table:table-cell table:style-name="Default"/>
          <table:table-cell table:style-name="Default" office:value-type="string" calcext:value-type="string">
            <text:p>La Crown Film Unit fue una institución fímica adjunta al Ministerio de Información del gobierno británico durante la Segunda Guerra Mundial. Anteriormente llamada GPO Unit Film, ésta fue rebautizada como Crown Film Unit en 1940. Su función era hacer filmes para el público británico y extranjero. Su basta producción incluyó desde cortometrajes hasta filmes de caracter documental, así como largometrajes de drama y ficción. Al término de la Segunda Guerra Mundial, esta casa productora cambió su nombre a Central Office of Information, hasta que decidieron cerrarla en 1952. Durante la Segunda Guerra Mundial la Crown Film Unit se encargó de producir propaganda de guerra a favor del gobierno británico. Ciertamente, los filmes de Humphrey Jennings: "Words of Battle" (1941) y "Listen to Britain" (1942), eclipsaron la mayor parte del trabajo de la casa productora, que produjo alrededor de 130 filmes, durante el período bélico. </text:p>
          </table:table-cell>
          <table:table-cell table:style-name="Default" office:value-type="string" calcext:value-type="string">
            <text:p>Humphrey Jennings nació en Walberswick, Suffolk el 19 de agosto de 1907, y murió el 24 septiembre de 1950. Es identifcado no sólo como un cineasta, además como fotógrafo, crítico literario, director teatral, poeta, pintor y teórico del arte moderno. En 1936 organizó la Exhibición Internacional de Surrealismo en Londres, con la participación de Herbert Read, Roland Penrose y André Breton. En 1934 Jennings se unió a la GPO Film Unit, donde colaboró con Alberto Cavalcanti. El trabajo de Jennings como documentalista se centró principalmente en buscar lo surrealista en lo cotidiano, pues consideraba, como su homólogo André Breton, que el surrealismo se podía apreciar mejor desde la coincidencia; esto puede apreciarse en el filme Listen to Britain (1942), codirigida por Jennings y editada por Stewart McAllister, otro filme representativo de la obra de Jennings es A diary of Timothy (1945), escrito E. M. Foster, en el cual Jennings nos presenta una compleja perspectiva de la vida cotidiana en la Gran Bretaña durante el último año de la Segunda Guerra Mundial, utilizando como pretexto el diario personal de un personaje.</text:p>
          </table:table-cell>
          <table:table-cell table:style-name="Default" table:number-columns-repeated="4"/>
          <table:table-cell table:style-name="Default" office:value-type="string" calcext:value-type="string">
            <text:p>Haymarket Theatre, St. Jame´s, National Gallery, Trafalgar Square, St. Paul´s Cathedral, Ludgate Hill</text:p>
          </table:table-cell>
          <table:table-cell table:style-name="Default" office:value-type="string" calcext:value-type="string">
            <text:p>1944-1945</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s radiofónicos, registros videográficos, gráficos, música de época, documentos</text:p>
          </table:table-cell>
          <table:table-cell table:style-name="Default" office:value-type="string" calcext:value-type="string">
            <text:p>Grabación de campo, conducción, voz en off, puesta en escena</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office:value-type="string" calcext:value-type="string">
            <text:p>Esta la caja y no se encuentra el dvd</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2</text:p>
          </table:table-cell>
          <table:table-cell table:style-name="Default" office:value-type="string" calcext:value-type="string">
            <text:p>Farrebique ou les quatre saisons</text:p>
          </table:table-cell>
          <table:table-cell table:style-name="Default" table:number-columns-repeated="4"/>
          <table:table-cell table:style-name="Default" office:value-type="string" calcext:value-type="string">
            <text:p>Francia</text:p>
          </table:table-cell>
          <table:table-cell table:style-name="Default" office:value-type="float" office:value="1946" calcext:value-type="float">
            <text:p>1946</text:p>
          </table:table-cell>
          <table:table-cell table:style-name="Default" office:value-type="string" calcext:value-type="string">
            <text:p>90´</text:p>
          </table:table-cell>
          <table:table-cell table:style-name="Default"/>
          <table:table-cell table:style-name="Default" office:value-type="string" calcext:value-type="string">
            <text:p>Georges Rouquier</text:p>
          </table:table-cell>
          <table:table-cell table:style-name="Default"/>
          <table:table-cell table:style-name="Default" office:value-type="string" calcext:value-type="string">
            <text:p>Georges Rouquier</text:p>
          </table:table-cell>
          <table:table-cell table:style-name="Default"/>
          <table:table-cell table:style-name="Default" office:value-type="string" calcext:value-type="string">
            <text:p>C. Blanchard</text:p>
          </table:table-cell>
          <table:table-cell table:style-name="Default" office:value-type="string" calcext:value-type="string">
            <text:p>Director de fotografía: André A. Dantan / Asistente de fotografía: Marcel Fradetal y Jean-Jacques Rebuffat</text:p>
          </table:table-cell>
          <table:table-cell table:style-name="Default"/>
          <table:table-cell table:style-name="Default" office:value-type="string" calcext:value-type="string">
            <text:p>Director de edición: Madeleine Gug / Edición: Renée Varlet</text:p>
          </table:table-cell>
          <table:table-cell table:style-name="Default" office:value-type="string" calcext:value-type="string">
            <text:p>René Lecuyer</text:p>
          </table:table-cell>
          <table:table-cell table:style-name="Default"/>
          <table:table-cell table:style-name="Default" office:value-type="string" calcext:value-type="string">
            <text:p>Henri Sauget / Registro: Roger Desormiere</text:p>
          </table:table-cell>
          <table:table-cell table:style-name="Default" table:number-columns-repeated="3"/>
          <table:table-cell table:style-name="Default" office:value-type="string" calcext:value-type="string">
            <text:p>Daniel Sarrade / Asistente de animación: Maurice Delille</text:p>
          </table:table-cell>
          <table:table-cell table:style-name="Default"/>
          <table:table-cell table:style-name="Default" office:value-type="string" calcext:value-type="string">
            <text:p>L´ècran Fracais</text:p>
          </table:table-cell>
          <table:table-cell table:style-name="Default" office:value-type="string" calcext:value-type="string">
            <text:p>Etienne Lallier</text:p>
          </table:table-cell>
          <table:table-cell table:style-name="Default" office:value-type="string" calcext:value-type="string">
            <text:p>RKO Radio Films</text:p>
          </table:table-cell>
          <table:table-cell table:style-name="Default"/>
          <table:table-cell table:style-name="Default" office:value-type="string" calcext:value-type="string">
            <text:p>Georges Humphrey nació en julio de 1909, al sur de Francia. Su carrera laboral comenzó en una imprenta en Montpellier, a la edad de 14 años; a la edad de 16, se movió ha trabajar en un taller de imprenta en París. En 1929 se mudó al sur de Francia para filmar Vendages, el cual tuvo un costo de 2,500 francos. Cuando el sonido llego al cinematógrafo los costos de producción de inflaron, de tal manera que Humphrey se vio imposibilitado para filmar con dicha calidad. En 1942, Georges Humphrey tuvo la oportunidad de conocer a Etienne Lallier, quien aceptó financiar un proyecto fílmico de Humphrey llamado Le Tonnelier, la cual fue premiada en el Congreso de Filme Documental, en 1943. Más tarde, con el fin de dedicarse a ser cineasta de tiempo completo, se encargó de dirigir tres filmes por encargo: Le Charron, La Part de L'Enfant, y La Economie de Méteux. En 1944, se propuso hacer un largometraje llamado Farrebique el cual fue premiado en el festival de Cannes en 1946. Georges Humphrey también trabajó con el gobierno francés en la realización de películas sobre seguridad y prevención en el trabajo, de esta etapa destacan dos filmes Un Jour comme les Autres (1952), que habla sobre la prevención de accidentes laborales, y Le Lycée sur la Coline que fue un encargo de el Ministerio de Educación. <text:s/>A lo largo de su vida dirigió varios largometrajes, hasta su muerte en 1989. </text:p>
          </table:table-cell>
          <table:table-cell table:style-name="Default" table:number-columns-repeated="6"/>
          <table:table-cell table:style-name="Default" office:value-type="string" calcext:value-type="string">
            <text:p>Pelicula documental</text:p>
          </table:table-cell>
          <table:table-cell table:style-name="Default"/>
          <table:table-cell table:style-name="Default" office:value-type="string" calcext:value-type="string">
            <text:p>Cartografía, fotografía, documentos</text:p>
          </table:table-cell>
          <table:table-cell table:style-name="Default" office:value-type="string" calcext:value-type="string">
            <text:p>Grabación de campo, voz en off, conducción, puesta en escena, animación, intertítulos,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Francés</text:p>
          </table:table-cell>
          <table:table-cell table:style-name="Default" office:value-type="string" calcext:value-type="string">
            <text:p>DVD</text:p>
          </table:table-cell>
          <table:table-cell table:style-name="Default" office:value-type="string" calcext:value-type="string">
            <text:p>2 dvd</text:p>
          </table:table-cell>
          <table:table-cell table:style-name="Default" office:value-type="string" calcext:value-type="string">
            <text:p><text:s/>copias</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3</text:p>
          </table:table-cell>
          <table:table-cell table:style-name="Default" office:value-type="string" calcext:value-type="string">
            <text:p>ICA - Nace una ciudad. Centro urbano Miguel Alemán (1947-1949)</text:p>
          </table:table-cell>
          <table:table-cell table:style-name="Default" table:number-columns-repeated="4"/>
          <table:table-cell table:style-name="Default" office:value-type="string" calcext:value-type="string">
            <text:p>México</text:p>
          </table:table-cell>
          <table:table-cell table:style-name="Default" office:value-type="float" office:value="1949" calcext:value-type="float">
            <text:p>1949</text:p>
          </table:table-cell>
          <table:table-cell table:style-name="Default" office:value-type="string" calcext:value-type="string">
            <text:p>11'</text:p>
          </table:table-cell>
          <table:table-cell table:style-name="Default"/>
          <table:table-cell table:style-name="Default" office:value-type="string" calcext:value-type="string">
            <text:p>Luis Manjarrez</text:p>
          </table:table-cell>
          <table:table-cell table:style-name="Default" table:number-columns-repeated="4"/>
          <table:table-cell table:style-name="Default" office:value-type="string" calcext:value-type="string">
            <text:p>Antonio Reynoso</text:p>
          </table:table-cell>
          <table:table-cell table:style-name="Default"/>
          <table:table-cell table:style-name="Default" office:value-type="string" calcext:value-type="string">
            <text:p>F. Landeros</text:p>
          </table:table-cell>
          <table:table-cell table:style-name="Default" table:number-columns-repeated="4"/>
          <table:table-cell table:style-name="Default" office:value-type="string" calcext:value-type="string">
            <text:p>Fernando Marcos</text:p>
          </table:table-cell>
          <table:table-cell table:style-name="Default" table:number-columns-repeated="3"/>
          <table:table-cell table:style-name="Default" office:value-type="string" calcext:value-type="string">
            <text:p>STIC-CTM</text:p>
          </table:table-cell>
          <table:table-cell table:style-name="Default" table:number-columns-repeated="6"/>
          <table:table-cell table:style-name="Default" office:value-type="string" calcext:value-type="string">
            <text:p>Noticiero fílmico del Sindicato de Trabajadores de la Industria Cinematográfica (S.T.I.C.) que muestra la presentación ante la sociedad mexicana del por entonces novedoso complejo urbano "Miguel Alemán", como parte del gran proyecto modernizador del país impulsado por el gobierno mexicano de los años 50's y 60's, lo que sponía un avance, no sólo en términos de la arquitectura moderna, sino también un paso adelante en la solución de los problemas de vivienda para los habitantes de la capital.</text:p>
          </table:table-cell>
          <table:table-cell table:style-name="Default"/>
          <table:table-cell table:style-name="Default" office:value-type="string" calcext:value-type="string">
            <text:p>Ciudad de México</text:p>
          </table:table-cell>
          <table:table-cell table:style-name="Default"/>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voz en off, conducción</text:p>
          </table:table-cell>
          <table:table-cell table:style-name="Default"/>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dvd / 1 vhs</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4</text:p>
          </table:table-cell>
          <table:table-cell table:style-name="Default" office:value-type="string" calcext:value-type="string">
            <text:p>Le chaudronnier</text:p>
          </table:table-cell>
          <table:table-cell table:style-name="Default"/>
          <table:table-cell table:style-name="Default" office:value-type="string" calcext:value-type="string">
            <text:p>El calderero</text:p>
          </table:table-cell>
          <table:table-cell table:style-name="Default" table:number-columns-repeated="2"/>
          <table:table-cell table:style-name="Default" office:value-type="string" calcext:value-type="string">
            <text:p>Francia</text:p>
          </table:table-cell>
          <table:table-cell table:style-name="Default" office:value-type="float" office:value="1949" calcext:value-type="float">
            <text:p>1949</text:p>
          </table:table-cell>
          <table:table-cell table:style-name="Default" office:value-type="string" calcext:value-type="string">
            <text:p>23´</text:p>
          </table:table-cell>
          <table:table-cell table:style-name="Default"/>
          <table:table-cell table:style-name="Default" office:value-type="string" calcext:value-type="string">
            <text:p>Georges Rouquier</text:p>
          </table:table-cell>
          <table:table-cell table:style-name="Default" table:number-columns-repeated="4"/>
          <table:table-cell table:style-name="Default" office:value-type="string" calcext:value-type="string">
            <text:p>Marcel Fradetal / Asistente: Henri Champion</text:p>
          </table:table-cell>
          <table:table-cell table:style-name="Default"/>
          <table:table-cell table:style-name="Default" office:value-type="string" calcext:value-type="string">
            <text:p>Monique Rosseau</text:p>
          </table:table-cell>
          <table:table-cell table:style-name="Default" office:value-type="string" calcext:value-type="string">
            <text:p>Studis Marignan</text:p>
          </table:table-cell>
          <table:table-cell table:style-name="Default"/>
          <table:table-cell table:style-name="Default" office:value-type="string" calcext:value-type="string">
            <text:p>Guy Bernard</text:p>
          </table:table-cell>
          <table:table-cell table:style-name="Default" table:number-columns-repeated="3"/>
          <table:table-cell table:style-name="Default" office:value-type="string" calcext:value-type="string">
            <text:p>D. y H. Sarrade</text:p>
          </table:table-cell>
          <table:table-cell table:style-name="Default" table:number-columns-repeated="2"/>
          <table:table-cell table:style-name="Default" office:value-type="string" calcext:value-type="string">
            <text:p>Etienne Lallier</text:p>
          </table:table-cell>
          <table:table-cell table:style-name="Default" table:number-columns-repeated="2"/>
          <table:table-cell table:style-name="Default" office:value-type="string" calcext:value-type="string">
            <text:p>Georges Humphrey nació en julio de 1909, al sur de Francia. Su carrera laboral comenzó en una imprenta en Montpellier, a la edad de 14 años; a la edad de 16, se movió ha trabajar en un taller de imprenta en París. En 1929 se mudó al sur de Francia para filmar Vendages, el cual tuvo un costo de 2,500 francos. Cuando el sonido llego al cinematógrafo los costos de producción de inflaron, de tal manera que Humphrey se vio imposibilitado para filmar con dicha calidad. En 1942, Georges Humphrey tuvo la oportunidad de conocer a Etienne Lallier, quien aceptó financiar un proyecto fílmico de Humphrey llamado Le Tonnelier, la cual fue premiada en el Congreso de Filme Documental, en 1943. Más tarde, con el fin de dedicarse a ser cineasta de tiempo completo, se encargó de dirigir tres filmes por encargo: Le Charron, La Part de L'Enfant, y La Economie de Méteux. En 1944, se propuso hacer un largometraje llamado Farrebique el cual fue premiado en el festival de Cannes en 1946. Georges Humphrey también trabajó con el gobierno francés en la realización de películas sobre seguridad y prevención en el trabajo, de esta etapa destacan dos filmes Un Jour comme les Autres (1952), que habla sobre la prevención de accidentes laborales, y Le Lycée sur la Coline que fue un encargo de el Ministerio de Educación. <text:s/>A lo largo de su vida dirigió varios largometrajes, hasta su muerte en 1989. </text:p>
          </table:table-cell>
          <table:table-cell table:style-name="Default" table:number-columns-repeated="6"/>
          <table:table-cell table:style-name="Default" office:value-type="string" calcext:value-type="string">
            <text:p>Pelicula documental</text:p>
          </table:table-cell>
          <table:table-cell table:style-name="Default"/>
          <table:table-cell table:style-name="Default" office:value-type="string" calcext:value-type="string">
            <text:p>Pintura, heráldica, fotografía</text:p>
          </table:table-cell>
          <table:table-cell table:style-name="Default" office:value-type="string" calcext:value-type="string">
            <text:p>grabación de campo, voz en off, conducción, anima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5</text:p>
          </table:table-cell>
          <table:table-cell table:style-name="Default" office:value-type="string" calcext:value-type="string">
            <text:p>Le Tonnelier</text:p>
          </table:table-cell>
          <table:table-cell table:style-name="Default"/>
          <table:table-cell table:style-name="Default" office:value-type="string" calcext:value-type="string">
            <text:p>El barrilero</text:p>
          </table:table-cell>
          <table:table-cell table:style-name="Default" table:number-columns-repeated="2"/>
          <table:table-cell table:style-name="Default" office:value-type="string" calcext:value-type="string">
            <text:p>Francia</text:p>
          </table:table-cell>
          <table:table-cell table:style-name="Default" office:value-type="float" office:value="1942" calcext:value-type="float">
            <text:p>1942</text:p>
          </table:table-cell>
          <table:table-cell table:style-name="Default" office:value-type="string" calcext:value-type="string">
            <text:p>22´</text:p>
          </table:table-cell>
          <table:table-cell table:style-name="Default"/>
          <table:table-cell table:style-name="Default" office:value-type="string" calcext:value-type="string">
            <text:p>Georges Rouquier</text:p>
          </table:table-cell>
          <table:table-cell table:style-name="Default" table:number-columns-repeated="9"/>
          <table:table-cell table:style-name="Default" office:value-type="string" calcext:value-type="string">
            <text:p>Composición: Henri Sauget / Dirección: Roger Desormière</text:p>
          </table:table-cell>
          <table:table-cell table:style-name="Default"/>
          <table:table-cell table:style-name="Default" office:value-type="string" calcext:value-type="string">
            <text:p>Georges Rouquier</text:p>
          </table:table-cell>
          <table:table-cell table:style-name="Default"/>
          <table:table-cell table:style-name="Default" office:value-type="string" calcext:value-type="string">
            <text:p>Henri Sarrade</text:p>
          </table:table-cell>
          <table:table-cell table:style-name="Default" table:number-columns-repeated="2"/>
          <table:table-cell table:style-name="Default" office:value-type="string" calcext:value-type="string">
            <text:p>Etienne Lallier</text:p>
          </table:table-cell>
          <table:table-cell table:style-name="Default" table:number-columns-repeated="2"/>
          <table:table-cell table:style-name="Default" office:value-type="string" calcext:value-type="string">
            <text:p>Georges Humphrey nació en julio de 1909, al sur de Francia. Su carrera laboral comenzó en una imprenta en Montpellier, a la edad de 14 años; a la edad de 16, se movió ha trabajar en un taller de imprenta en París. En 1929 se mudó al sur de Francia para filmar Vendages, el cual tuvo un costo de 2,500 francos. Cuando el sonido llego al cinematógrafo los costos de producción de inflaron, de tal manera que Humphrey se vio imposibilitado para filmar con dicha calidad. En 1942, Georges Humphrey tuvo la oportunidad de conocer a Etienne Lallier, quien aceptó financiar un proyecto fílmico de Humphrey llamado Le Tonnelier, la cual fue premiada en el Congreso de Filme Documental, en 1943. Más tarde, con el fin de dedicarse a ser cineasta de tiempo completo, se encargó de dirigir tres filmes por encargo: Le Charron, La Part de L'Enfant, y La Economie de Méteux. En 1944, se propuso hacer un largometraje llamado Farrebique el cual fue premiado en el festival de Cannes en 1946. Georges Humphrey también trabajó con el gobierno francés en la realización de películas sobre seguridad y prevención en el trabajo, de esta etapa destacan dos filmes Un Jour comme les Autres (1952), que habla sobre la prevención de accidentes laborales, y Le Lycée sur la Coline que fue un encargo de el Ministerio de Educación. <text:s/>A lo largo de su vida dirigió varios largometrajes, hasta su muerte en 1989. </text:p>
          </table:table-cell>
          <table:table-cell table:style-name="Default" table:number-columns-repeated="4"/>
          <table:table-cell table:style-name="Default" office:value-type="string" calcext:value-type="string">
            <text:p>Francia</text:p>
          </table:table-cell>
          <table:table-cell table:style-name="Default"/>
          <table:table-cell table:style-name="Default" office:value-type="string" calcext:value-type="string">
            <text:p>Pelicula documental</text:p>
          </table:table-cell>
          <table:table-cell table:style-name="Default"/>
          <table:table-cell table:style-name="Default" office:value-type="string" calcext:value-type="string">
            <text:p>Pintura, fotografía, documento</text:p>
          </table:table-cell>
          <table:table-cell table:style-name="Default" office:value-type="string" calcext:value-type="string">
            <text:p>Grabación en campo, voz en off, conducción, anima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6</text:p>
          </table:table-cell>
          <table:table-cell table:style-name="Default" office:value-type="string" calcext:value-type="string">
            <text:p>Le sang des betes</text:p>
          </table:table-cell>
          <table:table-cell table:style-name="Default" table:number-columns-repeated="4"/>
          <table:table-cell table:style-name="Default" office:value-type="string" calcext:value-type="string">
            <text:p>Francia</text:p>
          </table:table-cell>
          <table:table-cell table:style-name="Default" office:value-type="float" office:value="1949" calcext:value-type="float">
            <text:p>1949</text:p>
          </table:table-cell>
          <table:table-cell table:style-name="Default" office:value-type="string" calcext:value-type="string">
            <text:p>20´</text:p>
          </table:table-cell>
          <table:table-cell table:style-name="Default"/>
          <table:table-cell table:style-name="Default" office:value-type="string" calcext:value-type="string">
            <text:p>Georges Franju</text:p>
          </table:table-cell>
          <table:table-cell table:style-name="Default" table:number-columns-repeated="4"/>
          <table:table-cell table:style-name="Default" office:value-type="string" calcext:value-type="string">
            <text:p>Director de fotografía: Marcel Fradetal / Asistente de fotografía: Henri champion</text:p>
          </table:table-cell>
          <table:table-cell table:style-name="Default"/>
          <table:table-cell table:style-name="Default" office:value-type="string" calcext:value-type="string">
            <text:p>André Joseph / Asistente de edición: Julien Bonardier</text:p>
          </table:table-cell>
          <table:table-cell table:style-name="Default" office:value-type="string" calcext:value-type="string">
            <text:p>Director de sonido: Raymond Verchère</text:p>
          </table:table-cell>
          <table:table-cell table:style-name="Default"/>
          <table:table-cell table:style-name="Default" office:value-type="string" calcext:value-type="string">
            <text:p>Joseph Kosma</text:p>
          </table:table-cell>
          <table:table-cell table:style-name="Default"/>
          <table:table-cell table:style-name="Default" office:value-type="string" calcext:value-type="string">
            <text:p>Jean Painlené, Georges Hubert, Nicole Ladmiral</text:p>
          </table:table-cell>
          <table:table-cell table:style-name="Default" table:number-columns-repeated="3"/>
          <table:table-cell table:style-name="Default" office:value-type="string" calcext:value-type="string">
            <text:p>Forces et voix de France</text:p>
          </table:table-cell>
          <table:table-cell table:style-name="Default" office:value-type="string" calcext:value-type="string">
            <text:p>Paul Legros</text:p>
          </table:table-cell>
          <table:table-cell table:style-name="Default" table:number-columns-repeated="2"/>
          <table:table-cell table:style-name="Default" office:value-type="string" calcext:value-type="string">
            <text:p>Georges Franju nació en Francia en 1912 y murió en 1987. Antes de dedicarse a la industria del cine trabajó en una aseguradora, en una fábrica de fideos, e hizo carrera militar en Argelia hasta 1932; después de su regreso de Argelia, decidió dedicarse a la Escenografía, de cuya obra destaca haber creado telones de fondo para diferentes teatros como el Casino de París y el Folles Bergère. A mediados de la década de 1930 conoció a Henri Langlois con quien realizó un cortometraje de 16 mm llamado Le Métro, ambos también fundaron un club cinematográfico llamado Le Cercle du Cinema, en el cual proyectaban películas silentes para posteriormente hacer un debate entre los asistentes acerca del filme. A principios de 1940, Franju fundó, en colaboración con Dominique Johansen, una organización destinada a promover el cine francés llamada Circuito Cinematográfico de Artes y Ciencias el cual tuvo una muy breve existencia. En 1949, Franju comenzó a trabajar en una serie de documentales inspirados en la ocupación nazi de París y el industrialismo impulsado por la Segunda Guerra Mundial: Le Sang des Bétes (1949) registraba todo un día en un rastro de París; en 1950, el gobierno francés le encargó a Franju realizar un filme donde exaltara la modernización tecnológica-industrial de Francia en la posguerra, pero visualmente Franju trató de mostrar a las fábricas como monstruos amorfos carentes de progreso alguno, con su filme En Passant par la Lorreine; en 1951, nuevamente por un encargo del gobierno francés, Franju registro en Hotel des Invalides la vida cotidiana dentro de un hospital de veteranos de guerra, con lo cual Franju intentó hacer una crítica a la glorificación bélica que el gobierno intentaba hacer a través de sus veteranos. En 1958, Franju decidió dedicarse a realizar filmes de ficción, entre los cuales están Les Yeux sans Visage (1959) y Judex (1963). </text:p>
          </table:table-cell>
          <table:table-cell table:style-name="Default" table:number-columns-repeated="6"/>
          <table:table-cell table:style-name="Default" office:value-type="string" calcext:value-type="string">
            <text:p>Pelicula documental</text:p>
          </table:table-cell>
          <table:table-cell table:style-name="Default"/>
          <table:table-cell table:style-name="Default" office:value-type="string" calcext:value-type="string">
            <text:p>Fotografía, música de época</text:p>
          </table:table-cell>
          <table:table-cell table:style-name="Default" office:value-type="string" calcext:value-type="string">
            <text:p>Grabación de campo, voz en off, conducción, anima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7</text:p>
          </table:table-cell>
          <table:table-cell table:style-name="Default" office:value-type="string" calcext:value-type="string">
            <text:p>Listen to Britain</text:p>
          </table:table-cell>
          <table:table-cell table:style-name="Default" table:number-columns-repeated="4"/>
          <table:table-cell table:style-name="Default" office:value-type="string" calcext:value-type="string">
            <text:p>Reino Unido</text:p>
          </table:table-cell>
          <table:table-cell table:style-name="Default" office:value-type="float" office:value="1942" calcext:value-type="float">
            <text:p>1942</text:p>
          </table:table-cell>
          <table:table-cell table:style-name="Default" office:value-type="string" calcext:value-type="string">
            <text:p>18´</text:p>
          </table:table-cell>
          <table:table-cell table:style-name="Default"/>
          <table:table-cell table:style-name="Default" office:value-type="string" calcext:value-type="string">
            <text:p>Humphrey Jennings/Stewart McAlliester</text:p>
          </table:table-cell>
          <table:table-cell table:style-name="Default" table:number-columns-repeated="4"/>
          <table:table-cell table:style-name="Default" office:value-type="string" calcext:value-type="string">
            <text:p>H.E. Fowle</text:p>
          </table:table-cell>
          <table:table-cell table:style-name="Default"/>
          <table:table-cell table:style-name="Default" office:value-type="string" calcext:value-type="string">
            <text:p>Humphrey Jennings/Stewart McAlliester</text:p>
          </table:table-cell>
          <table:table-cell table:style-name="Default" table:number-columns-repeated="7"/>
          <table:table-cell table:style-name="Default" office:value-type="string" calcext:value-type="string">
            <text:p>Asistente de dirección: Joe Mendoza </text:p>
          </table:table-cell>
          <table:table-cell table:style-name="Default" office:value-type="string" calcext:value-type="string">
            <text:p>Corwn film unit</text:p>
          </table:table-cell>
          <table:table-cell table:style-name="Default" office:value-type="string" calcext:value-type="string">
            <text:p>Lan Dalrymple/ Productor ejecutivo: Dora Wright</text:p>
          </table:table-cell>
          <table:table-cell table:style-name="Default"/>
          <table:table-cell table:style-name="Default" office:value-type="string" calcext:value-type="string">
            <text:p>La Crown Film Unit fue una institución fímica adjunta al Ministerio de Información del gobierno británico durante la Segunda Guerra Mundial. Anteriormente llamada GPO Unit Film, ésta fue rebautizada como Crown Film Unit en 1940. Su función era hacer filmes para el público británico y extranjero. Su basta producción incluyó desde cortometrajes hasta filmes de caracter documental, así como largometrajes de drama y ficción. Al término de la Segunda Guerra Mundial, esta casa productora cambió su nombre a Central Office of Information, hasta que decidieron cerrarla en 1952. Durante la Segunda Guerra Mundial la Crown Film Unit se encargó de producir propaganda de guerra a favor del gobierno británico. Ciertamente, los filmes de Humphrey Jennings: "Words of Battle" (1941) y "Listen to Britain" (1942), eclipsaron la mayor parte del trabajo de la casa productora, que produjo alrededor de 130 filmes, durante el período bélico. </text:p>
          </table:table-cell>
          <table:table-cell table:style-name="Default" office:value-type="string" calcext:value-type="string">
            <text:p>Humphrey Jennings nació en Walberswick, Suffolk el 19 de agosto de 1907, y murió el 24 septiembre de 1950. Es identifcado no sólo como un cineasta, además como fotógrafo, crítico literario, director teatral, poeta, pintor y teórico del arte moderno. En 1936 organizó la Exhibición Internacional de Surrealismo en Londres, con la participación de Herbert Read, Roland Penrose y André Breton. En 1934 Jennings se unió a la GPO Film Unit, donde colaboró con Alberto Cavalcanti. El trabajo de Jennings como documentalista se centró principalmente en buscar lo surrealista en lo cotidiano, pues consideraba, como su homólogo André Breton, que el surrealismo se podía apreciar mejor desde la coincidencia; esto puede apreciarse en el filme Listen to Britain (1942), codirigida por Jennings y editada por Stewart McAllister, otro filme representativo de la obra de Jennings es A diary of Timothy (1945), escrito E. M. Foster, en el cual Jennings nos presenta una compleja perspectiva de la vida cotidiana en la Gran Bretaña durante el último año de la Segunda Guerra Mundial, utilizando como pretexto el diario personal de un personaje.</text:p>
          </table:table-cell>
          <table:table-cell table:style-name="Default" table:number-columns-repeated="3"/>
          <table:table-cell table:style-name="Default" office:value-type="string" calcext:value-type="string">
            <text:p>Chesney Allen / Leonard Brockington / Bud Flanogan / Myra Hess</text:p>
          </table:table-cell>
          <table:table-cell table:style-name="Default" office:value-type="string" calcext:value-type="string">
            <text:p>Reino Unido</text:p>
          </table:table-cell>
          <table:table-cell table:style-name="Default" office:value-type="float" office:value="1942" calcext:value-type="float">
            <text:p>1942</text:p>
          </table:table-cell>
          <table:table-cell table:style-name="Default" office:value-type="string" calcext:value-type="string">
            <text:p>Pelicula documental</text:p>
          </table:table-cell>
          <table:table-cell table:style-name="Default"/>
          <table:table-cell table:style-name="Default" office:value-type="string" calcext:value-type="string">
            <text:p>Cartografía, música de época</text:p>
          </table:table-cell>
          <table:table-cell table:style-name="Default" office:value-type="string" calcext:value-type="string">
            <text:p>Grabación de campo, conducción</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text:s/>2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8</text:p>
          </table:table-cell>
          <table:table-cell table:style-name="Default" office:value-type="string" calcext:value-type="string">
            <text:p>London can take it!</text:p>
          </table:table-cell>
          <table:table-cell table:style-name="Default" table:number-columns-repeated="4"/>
          <table:table-cell table:style-name="Default" office:value-type="string" calcext:value-type="string">
            <text:p>Reino Unido</text:p>
          </table:table-cell>
          <table:table-cell table:style-name="Default" office:value-type="float" office:value="1940" calcext:value-type="float">
            <text:p>1940</text:p>
          </table:table-cell>
          <table:table-cell table:style-name="Default" office:value-type="string" calcext:value-type="string">
            <text:p>9´</text:p>
          </table:table-cell>
          <table:table-cell table:style-name="Default"/>
          <table:table-cell table:style-name="Default" office:value-type="string" calcext:value-type="string">
            <text:p>Humphrey Jennings / Harry Watt</text:p>
          </table:table-cell>
          <table:table-cell table:style-name="Default" table:number-columns-repeated="11"/>
          <table:table-cell table:style-name="Default" office:value-type="string" calcext:value-type="string">
            <text:p>Quentin Reynolds</text:p>
          </table:table-cell>
          <table:table-cell table:style-name="Default" table:number-columns-repeated="12"/>
          <table:table-cell table:style-name="Default" office:value-type="string" calcext:value-type="string">
            <text:p>Reino Unido</text:p>
          </table:table-cell>
          <table:table-cell table:style-name="Default" office:value-type="float" office:value="1940" calcext:value-type="float">
            <text:p>1940</text:p>
          </table:table-cell>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voz en off, conducción</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9</text:p>
          </table:table-cell>
          <table:table-cell table:style-name="Default" office:value-type="string" calcext:value-type="string">
            <text:p>1. México durante el siglo XIX / 2. Cine Mundial: revista fílmica / 3. México hacia el futuro</text:p>
          </table:table-cell>
          <table:table-cell table:style-name="Default" table:number-columns-repeated="4"/>
          <table:table-cell table:style-name="Default" office:value-type="string" calcext:value-type="string">
            <text:p>México</text:p>
          </table:table-cell>
          <table:table-cell table:style-name="Default" office:value-type="string" calcext:value-type="string">
            <text:p>1. Siglo XIX / 2. 1959 / 3. 1948 - 1949</text:p>
          </table:table-cell>
          <table:table-cell table:style-name="Default" office:value-type="string" calcext:value-type="string">
            <text:p>34'</text:p>
          </table:table-cell>
          <table:table-cell table:style-name="Default" office:value-type="string" calcext:value-type="string">
            <text:p>3. Elisa Vejar </text:p>
          </table:table-cell>
          <table:table-cell table:style-name="Default" office:value-type="string" calcext:value-type="string">
            <text:p>1. Carlos Denegri / 2. José Alameda </text:p>
          </table:table-cell>
          <table:table-cell table:style-name="Default" office:value-type="string" calcext:value-type="string">
            <text:p>2. Fabian Arnaud Jr. / Ruden G. Chacón </text:p>
          </table:table-cell>
          <table:table-cell table:style-name="Default" office:value-type="string" calcext:value-type="string">
            <text:p>1. I. de Negri / 2. Enrique Rosado </text:p>
          </table:table-cell>
          <table:table-cell table:style-name="Default" table:number-columns-repeated="2"/>
          <table:table-cell table:style-name="Default" office:value-type="string" calcext:value-type="string">
            <text:p>1. Antonio Telles</text:p>
          </table:table-cell>
          <table:table-cell table:style-name="Default"/>
          <table:table-cell table:style-name="Default" office:value-type="string" calcext:value-type="string">
            <text:p>1. Gustavo Merino / 2. Xavier Rojas L. / 3. Federico Landeros</text:p>
          </table:table-cell>
          <table:table-cell table:style-name="Default" office:value-type="string" calcext:value-type="string">
            <text:p>1 y 2 Rivaton de América / 3. Enrique L. Rendón</text:p>
          </table:table-cell>
          <table:table-cell table:style-name="Default" table:number-columns-repeated="3"/>
          <table:table-cell table:style-name="Default" office:value-type="string" calcext:value-type="string">
            <text:p>1. Leonel de Cervantes / 2. José Alameda, Jorge "Che" Reyes / 3. Genaro Hurtado </text:p>
          </table:table-cell>
          <table:table-cell table:style-name="Default" table:number-columns-repeated="2"/>
          <table:table-cell table:style-name="Default" office:value-type="string" calcext:value-type="string">
            <text:p>Gustavo Merino/Antonio Telles/Leonel de Cervantes /</text:p>
          </table:table-cell>
          <table:table-cell table:style-name="Default" office:value-type="string" calcext:value-type="string">
            <text:p>1. Carlos Denegri/ 2. Productores Unidos S. A./ 3. Comisión Nacional de Cinematografía</text:p>
          </table:table-cell>
          <table:table-cell table:style-name="Default" office:value-type="string" calcext:value-type="string">
            <text:p>1. Carlos De Negri / 2. Alfonso Ugalde / 3. Comisión Nacional de Cinemaografía</text:p>
          </table:table-cell>
          <table:table-cell table:style-name="Default"/>
          <table:table-cell table:style-name="Default" office:value-type="string" calcext:value-type="string">
            <text:p>3. La Comisión Nacional de Cinematografía (Conafilm) fue creada durante el período presidencial de Miguel Alemán Valdés, concretamente en 1947, con el fin de salvaguardar la existencia de una industria cinematográfica nacional. Posteriormente, la Conafilm se convirtió en un organismo cuya función consistió en ser un punto de enlace entre productores y los servicios que existen en la industria audiovisual de México, desde locaciones, comida, hoteles, hasta agencias aduanales, etc. Todo lo que un productor necesita para realizar un proyecto: ya sean comerciales, películas o promocionales. En 1995, la Conafilm desapareció como organismo autónomo y se adhirió al organigrama del Consejo Nacional para la Cultura y las Artes (Conaculta), el Instituto Mexicano de Cinematografía (Imcine) y a los Estudios Churubusco. </text:p>
          </table:table-cell>
          <table:table-cell table:style-name="Default" office:value-type="string" calcext:value-type="string">
            <text:p>1. Carlos Denegri nació el 27 noviembre en Texcoco, Estado de México; pasó la mayor parte de su infancia y adolescencia en Europa, debido a que su padre, Ramón P. Denegri, cumplía en ese continente tareas de orden diplomático. Posteriormente regresó a México para continuar con sus estudios de bachillerato en la Escuela Nacional Preparatoria, la cual abandonó para dedicarse al periodismo. En 1938 ingresó a la nómina del diario Excélsior, donde fue reportero por 30 años, desde 1938 hasta 1968. En 1945 dirigió Revista de Revistas, un suplemento de dicho diario donde le explotó los géneros de crónica y reportaje. A finales de la década de 1950, Denegri inició con la difusión televisiva de varios de los reportajes realizados por él, y otros de sus colegas, así como entrevistas y opiniones, en un programa llamado “Miscelánea Denegri”, el cual se sostuvo por varios años en la televisión mexicana. Finalmente, Denegri murió a causa de un balazo que le propinó su esposa Herlinda Mendoza Rojo, debido a una riña conyugal, el 1 de enero de 1970. 3. Federico Landeros Sánchez (México, D.F. 18 de enero de 1921) trabajó desde 1962 como editor en gran cantidad de películas, entre ellas <text:s/>se encuentran El Topo (1970) de Alejandro Jodorowsky, Río Salvaje- Río de fieras (1970) de Arturo Martínez, Las montaña sagrada (1973), Campanas rojas (1981), El caballito volador (1982) de Alfredo Joskowicz, Terror y encajes negros (1985), Lo que importa es vivir (1987) también de Alcoriza, El secreto de Romelia (1988) de Busi Cortés. Es Miembro Honorario de la Academia Mexicana de Artes y Ciencias Cinematográficas. En 1972 recibió el Premio Ariel por la película El topo de Alejandro Jodorowsky. Colaboró además con cineastas como Alfredo Gurrola, Carlos Enrique Taboada, Raúl de Anda, Federico Curiel entre otros. Falleció el 30 de noviembre del 2012.</text:p>
          </table:table-cell>
          <table:table-cell table:style-name="Default" table:number-columns-repeated="2"/>
          <table:table-cell table:style-name="Default" office:value-type="string" calcext:value-type="string">
            <text:p>3 cortometrajes. 1. Presenta una descripción social de México en el siglo XIX, un mexico independiente caracterizado por las diferentes modas de acuerdo a las clases sociales. 6'57''; 2.Cine Mundial: Revista Fílmica compuesta por un corto cómico Por una Nariz, crónica del viaje del presidente de Dwight D. Eisenhower , cronica de la segunda reseña cinematografica en México, una historia romantica y el rescate de las obras de Diego Rivera por Dolores Olmedo; 3. México hacia el Futuro <text:s/>presenta una serie de tomas sobre los avances nacionales durante los años de 1948-1949 y la modernizacion de México en todos los sectores economicos, sociales y culturales.</text:p>
          </table:table-cell>
          <table:table-cell table:style-name="Default" office:value-type="string" calcext:value-type="string">
            <text:p>1. José María Velasco, Juventino Rosas / 2. Dwight D. Eisenhower, Richard Nixon, Jean Pierre Leaud y Jean Marais, Emilio el Indio Fernández, Conde Cuchicute, Diego Rivera, Dolores Olmedo / 3. Miguel Aleman Valdés, Diego Rivera, José Clemente Orozco</text:p>
          </table:table-cell>
          <table:table-cell table:style-name="Default" office:value-type="string" calcext:value-type="string">
            <text:p>1. México: Castillo de Chapultepec, zócalo. Mérida, Veracruz, Morelia/ 2. Roma, Turquía, Grecia/3. Escuela de Chapingo, Calzadas de la Villa y la Piedad, Av. Reforma, Obras hidráulicas en el Papaloapan, Entubamiento Río Piedad, Monumento a la madre.</text:p>
          </table:table-cell>
          <table:table-cell table:style-name="Default" office:value-type="string" calcext:value-type="string">
            <text:p>1948-1949</text:p>
          </table:table-cell>
          <table:table-cell table:style-name="Default" office:value-type="string" calcext:value-type="string">
            <text:p>Pelicula documental</text:p>
          </table:table-cell>
          <table:table-cell table:style-name="Default"/>
          <table:table-cell table:style-name="Default" office:value-type="string" calcext:value-type="string">
            <text:p>Pintura, gráficos, registros fílmicos de archivo, <text:s/>ficción, registros fílmicos de archivo, </text:p>
          </table:table-cell>
          <table:table-cell table:style-name="Default" office:value-type="string" calcext:value-type="string">
            <text:p>1. Voz en off, conducción / 2. Voz en off, conducción,</text:p>
          </table:table-cell>
          <table:table-cell table:style-name="Default"/>
          <table:table-cell table:style-name="Default" office:value-type="string" calcext:value-type="string">
            <text:p>VHS </text:p>
          </table:table-cell>
          <table:table-cell/>
          <table:table-cell table:style-name="Default" office:value-type="string" calcext:value-type="string">
            <text:p>Usos reservados para consulta in situ</text:p>
          </table:table-cell>
          <table:table-cell table:style-name="Default" table:number-columns-repeated="5"/>
          <table:table-cell table:style-name="Default" office:value-type="string" calcext:value-type="string">
            <text:p>1 dvd / 1 vhs</text:p>
          </table:table-cell>
          <table:table-cell table:style-name="Default" office:value-type="string" calcext:value-type="string">
            <text:p>copia</text:p>
          </table:table-cell>
          <table:table-cell table:style-name="Default" table:number-columns-repeated="5"/>
          <table:table-cell table:number-columns-repeated="3"/>
          <table:table-cell table:style-name="Default" office:value-type="string" calcext:value-type="string">
            <text:p>En el mismo disco se puede encontrar México Durante el siglo XIX, con duración de 6'57'' de Carlos Benegri / Cine Mundial del año 1959, duración 7 minutos, de Fabian Arnaud Jy t Ruben G Chacón y México Hacia el Futuro del año 1949, es el tercer corto de 19' 18'' de la Comisión Nacional de Cinematografía.</text:p>
          </table:table-cell>
          <table:table-cell table:style-name="Default"/>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6-10</text:p>
          </table:table-cell>
          <table:table-cell table:style-name="Default" office:value-type="string" calcext:value-type="string">
            <text:p>Van Gogh</text:p>
          </table:table-cell>
          <table:table-cell table:style-name="Default" table:number-columns-repeated="4"/>
          <table:table-cell table:style-name="Default" office:value-type="string" calcext:value-type="string">
            <text:p>Francia</text:p>
          </table:table-cell>
          <table:table-cell table:style-name="Default" office:value-type="float" office:value="1948" calcext:value-type="float">
            <text:p>1948</text:p>
          </table:table-cell>
          <table:table-cell table:style-name="Default" office:value-type="string" calcext:value-type="string">
            <text:p>18´</text:p>
          </table:table-cell>
          <table:table-cell table:style-name="Default"/>
          <table:table-cell table:style-name="Default" office:value-type="string" calcext:value-type="string">
            <text:p>Alain Resnais</text:p>
          </table:table-cell>
          <table:table-cell table:number-columns-repeated="2" table:style-name="Default" office:value-type="string" calcext:value-type="string">
            <text:p>Gastón Diehl / Robert Hessems</text:p>
          </table:table-cell>
          <table:table-cell table:style-name="Default" table:number-columns-repeated="2"/>
          <table:table-cell table:style-name="Default" office:value-type="string" calcext:value-type="string">
            <text:p>Henri Ferrand</text:p>
          </table:table-cell>
          <table:table-cell table:style-name="Default" table:number-columns-repeated="3"/>
          <table:table-cell table:style-name="Default" office:value-type="string" calcext:value-type="string">
            <text:p>Studios Saint Maurice</text:p>
          </table:table-cell>
          <table:table-cell table:style-name="Default" office:value-type="string" calcext:value-type="string">
            <text:p>Jacques Besse</text:p>
          </table:table-cell>
          <table:table-cell table:style-name="Default"/>
          <table:table-cell table:style-name="Default" office:value-type="string" calcext:value-type="string">
            <text:p>Claude Dauphin</text:p>
          </table:table-cell>
          <table:table-cell table:style-name="Default" table:number-columns-repeated="2"/>
          <table:table-cell table:style-name="Default" office:value-type="string" calcext:value-type="string">
            <text:p>Efectos especiales: Ferrand.</text:p>
          </table:table-cell>
          <table:table-cell table:style-name="Default" office:value-type="string" calcext:value-type="string">
            <text:p>Panthéon Productions </text:p>
          </table:table-cell>
          <table:table-cell table:style-name="Default" office:value-type="string" calcext:value-type="string">
            <text:p>Pierre Braunberger, </text:p>
          </table:table-cell>
          <table:table-cell table:style-name="Default"/>
          <table:table-cell table:style-name="Default" office:value-type="string" calcext:value-type="string">
            <text:p>Panthéon Productions </text:p>
          </table:table-cell>
          <table:table-cell table:style-name="Default" office:value-type="string" calcext:value-type="string">
            <text:p>Alain Resnais nació el 3 de junio de 1922 en Francia. Comenzó sus estudios superiores en la Escuela de Altos Estudios Cinematográficos de París. Su carrera laboral dentro del cine comenzó en el área de montaje; trabajo que realizó para vivir, mientras realizaba otros proyectos cinematográficos alternativos enfocados en el cortometraje. Durante esta primera etapa de su carrera, colaboró en múltiples proyectos cinematográficos haciendo voz en off, elemento característico de su obra: En la década de 1950, colaboró con Chris Marker, en la realización del ensayo fílmico Les statues meurent aussi; en 1955, volvió a colaborar con él, en la realización de Nuit et brouillard, donde trata el tema del Holocausto; en 1956 rodó un documental sobre la Biblioteca Nacional llamado Toute la mémoire du monde y, por último en esta etapa, rodó un filme de ficción llamado Le chant du Styréne (1958), basado en la novela de Raymond Queneau. Resnais filmó su primer largometraje en 1959, basándose en el guion de Marguerite Duras, llamado Hiroshima, mon amour; en donde rescata los recuerdos de dos sobrevivientes de la Segunda Guerra Mundial. En 1966, Resnais se dedicó a la producción, y produjo La guerre est finie, en la cual se relatan las vacilaciones ideológico-políticas de un antifranquista que debate entre el activismo político y el cansancio existencial. Posteriormente se involucró en la producción de Loin du Vietnam (1967), concebido por su antiguo colaborador Chris Marker. En la década de 1970 dirigió el filme Stavisky (1974), la cual no tuvo una respuesta positiva en taquilla, para 1977 dirigió Providence, filme en inglés basado en los relatos del cuentista de terror Howard Phillips Lovecraft, la cual obtuvo siete premios César como mejor película. En la década de 1980 destacan La vie est un roman (1983), L’amour á mort (1984), Mélo (1986), y I want go home (1989). En 1995 obtuvo el Léon de Oro en el Festival de Venecia y en 1998 el Oso de Plata en el Festival de Berlín, por la dirección del filme Smoking and No smoking, basado en la obra de Alan Ayckbourn, y producida en 1993. Finalmente, su producción cinematográfica llega hasta nuestros días, con Pas sur la bouche (2003), adaptación de la opereta de André Barde, Coeurs (2006) y Les herbes folles (2009), que muchos identifican como el fin de la carrera de Alain Resnais como director. </text:p>
          </table:table-cell>
          <table:table-cell table:style-name="Default" table:number-columns-repeated="2"/>
          <table:table-cell table:style-name="Default" office:value-type="string" calcext:value-type="string">
            <text:p>"Esta película intenta reconstruir, únicamente a través de sus obras, la vida y la aventura espiritual de uno de los mayores pintores modernos. El genio y la importancia de Vincent Van Gogh son, hoy en día, universalmente reconocidos. Sin embargo, Van Gogh tuvo que luchar y trabajar desesperadamente en la miseria y en medio de una indiferencia casi total para intentar alcanzar mediante su pintura el absoluto que entreveía" http://vimeo.com/40796525</text:p>
          </table:table-cell>
          <table:table-cell table:style-name="Default" office:value-type="string" calcext:value-type="string">
            <text:p>Théodore Van Gogh/ Seurat/ Lautrec / Gaugin</text:p>
          </table:table-cell>
          <table:table-cell table:style-name="Default" office:value-type="string" calcext:value-type="string">
            <text:p>Nuenen, Montmantre, París, Provenza, Hospicio de St Remi y Auvers sur Oise</text:p>
          </table:table-cell>
          <table:table-cell table:style-name="Default" office:value-type="float" office:value="1948" calcext:value-type="float">
            <text:p>1948</text:p>
          </table:table-cell>
          <table:table-cell table:style-name="Default" office:value-type="string" calcext:value-type="string">
            <text:p>Pelicula documental</text:p>
          </table:table-cell>
          <table:table-cell table:style-name="Default" office:value-type="string" calcext:value-type="string">
            <text:p>Bibliográfico</text:p>
          </table:table-cell>
          <table:table-cell table:style-name="Default" office:value-type="string" calcext:value-type="string">
            <text:p>Pintura, escultura, utencilios domésticos, vestimenta de época, instrumentos, música de época</text:p>
          </table:table-cell>
          <table:table-cell table:style-name="Default" office:value-type="string" calcext:value-type="string">
            <text:p>Voz en off, conduc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office:value-type="string" calcext:value-type="string">
            <text:p>Tiene algunos defectos de desgaste en la grabación, pero sepuede ver completo. Para hacer portada se uso información del sitio http://cine.zaragozame.com/alain-resnais-la-libertad/</text:p>
          </table:table-cell>
          <table:table-cell table:style-name="Default"/>
          <table:table-cell table:style-name="Default" office:value-type="string" calcext:value-type="string">
            <text:p>Esteban Terán (Área de contexto)/ Penélope Ubaldo</text:p>
          </table:table-cell>
          <table:table-cell table:style-name="Default" office:value-type="string" calcext:value-type="string">
            <text:p>Adaptación de la norma ISAD (G)</text:p>
          </table:table-cell>
          <table:table-cell table:style-name="Default" office:value-type="string" calcext:value-type="string">
            <text:p>Última modificación: 31/10/2012-10/02/2015</text:p>
          </table:table-cell>
          <table:table-cell table:number-columns-repeated="959"/>
        </table:table-row>
        <table:table-row table:style-name="ro1">
          <table:table-cell table:style-name="Default" office:value-type="string" calcext:value-type="string">
            <text:p>MXIM-AV-1-6-11</text:p>
          </table:table-cell>
          <table:table-cell table:style-name="Default" office:value-type="string" calcext:value-type="string">
            <text:p>Words for battle</text:p>
          </table:table-cell>
          <table:table-cell table:style-name="Default" table:number-columns-repeated="4"/>
          <table:table-cell table:style-name="Default" office:value-type="string" calcext:value-type="string">
            <text:p>Reino Unido </text:p>
          </table:table-cell>
          <table:table-cell table:style-name="Default" office:value-type="float" office:value="1941" calcext:value-type="float">
            <text:p>1941</text:p>
          </table:table-cell>
          <table:table-cell table:style-name="Default" office:value-type="string" calcext:value-type="string">
            <text:p>8´</text:p>
          </table:table-cell>
          <table:table-cell table:style-name="Default"/>
          <table:table-cell table:style-name="Default" office:value-type="string" calcext:value-type="string">
            <text:p>Humphrey Jennings</text:p>
          </table:table-cell>
          <table:table-cell table:style-name="Default"/>
          <table:table-cell table:style-name="Default" office:value-type="string" calcext:value-type="string">
            <text:p>Humphrey Jennings</text:p>
          </table:table-cell>
          <table:table-cell table:style-name="Default"/>
          <table:table-cell table:style-name="Default" office:value-type="string" calcext:value-type="string">
            <text:p>Humphrey Jennings </text:p>
          </table:table-cell>
          <table:table-cell table:style-name="Default" table:number-columns-repeated="2"/>
          <table:table-cell table:style-name="Default" office:value-type="string" calcext:value-type="string">
            <text:p>Stewart McAllister</text:p>
          </table:table-cell>
          <table:table-cell table:style-name="Default" table:number-columns-repeated="4"/>
          <table:table-cell table:style-name="Default" office:value-type="string" calcext:value-type="string">
            <text:p>Laurence Olivier</text:p>
          </table:table-cell>
          <table:table-cell table:style-name="Default" table:number-columns-repeated="3"/>
          <table:table-cell table:style-name="Default" office:value-type="string" calcext:value-type="string">
            <text:p>Ministry of Information´s Crown Film Unit</text:p>
          </table:table-cell>
          <table:table-cell table:style-name="Default" office:value-type="string" calcext:value-type="string">
            <text:p>Ian Dalrymple</text:p>
          </table:table-cell>
          <table:table-cell table:style-name="Default"/>
          <table:table-cell table:style-name="Default" office:value-type="string" calcext:value-type="string">
            <text:p>La Crown Film Unit fue una institución fímica adjunta al Ministerio de Información del gobierno británico durante la Segunda Guerra Mundial. Anteriormente llamada GPO Unit Film, ésta fue rebautizada como Crown Film Unit en 1940. Su función era hacer filmes para el público británico y extranjero. Su basta producción incluyó desde cortometrajes hasta filmes de caracter documental, así como largometrajes de drama y ficción. Al término de la Segunda Guerra Mundial, esta casa productora cambió su nombre a Central Office of Information, hasta que decidieron cerrarla en 1952. Durante la Segunda Guerra Mundial la Crown Film Unit se encargó de producir propaganda de guerra a favor del gobierno británico. Ciertamente, los filmes de Humphrey Jennings: "Words of Battle" (1941) y "Listen to Britain" (1942), eclipsaron la mayor parte del trabajo de la casa productora, que produjo alrededor de 130 filmes, durante el período bélico. </text:p>
          </table:table-cell>
          <table:table-cell table:style-name="Default" office:value-type="string" calcext:value-type="string">
            <text:p>Humphrey Jennings nació en Walberswick, Suffolk el 19 de agosto de 1907, y murió el 24 septiembre de 1950. Es identifcado no sólo como un cineasta, además como fotógrafo, crítico literario, director teatral, poeta, pintor y teórico del arte moderno. En 1936 organizó la Exhibición Internacional de Surrealismo en Londres, con la participación de Herbert Read, Roland Penrose y André Breton. En 1934 Jennings se unió a la GPO Film Unit, donde colaboró con Alberto Cavalcanti. El trabajo de Jennings como documentalista se centró principalmente en buscar lo surrealista en lo cotidiano, pues consideraba, como su homólogo André Breton, que el surrealismo se podía apreciar mejor desde la coincidencia; esto puede apreciarse en el filme Listen to Britain (1942), codirigida por Jennings y editada por Stewart McAllister, otro filme representativo de la obra de Jennings es A diary of Timothy (1945), escrito E. M. Foster, en el cual Jennings nos presenta una compleja perspectiva de la vida cotidiana en la Gran Bretaña durante el último año de la Segunda Guerra Mundial, utilizando como pretexto el diario personal de un personaje.</text:p>
          </table:table-cell>
          <table:table-cell table:style-name="Default" table:number-columns-repeated="2"/>
          <table:table-cell table:style-name="Default" office:value-type="string" calcext:value-type="string">
            <text:p>Este corto propagandistico intenta motivar con el objetivo de motivar a la resistencia inglesa <text:s/>a través de la locución de Laurence Olivier recitando estractos de textos poéticos de William Blake, Robert Browning, Rudyard Kipling, Winston Churchill y Abraham Lincoln, acompañado de imágenes de entrenamientos de la RAF, evacuaciones de niños en Londres, refugiados, ruinas y tanques de guerra pasando por el frente de la estatua de Lincoln en la plaza del Parlamento. " http://en.wikipedia.org/wiki/Words_for_Battle / Humphrey Jennings firma en 1941 este documental que sirve como grito de guerra del pueblo británico ante los ataques del ejército nazi. Las imágenes de los bombardeos sobre Londres van acompañadas de discursos de Abraham Licoln o Winston Churchill y poemas de John Milton, William Blake o Rudyard Kipling, a los que pone voz Laurence Oliver. (FILMAFFINITY)</text:p>
          </table:table-cell>
          <table:table-cell table:style-name="Default" office:value-type="string" calcext:value-type="string">
            <text:p>Adolfo Hitler</text:p>
          </table:table-cell>
          <table:table-cell table:style-name="Default" office:value-type="string" calcext:value-type="string">
            <text:p>Reino Unido</text:p>
          </table:table-cell>
          <table:table-cell table:style-name="Default" office:value-type="float" office:value="1941" calcext:value-type="float">
            <text:p>1941</text:p>
          </table:table-cell>
          <table:table-cell table:style-name="Default" office:value-type="string" calcext:value-type="string">
            <text:p>Pelicula documental</text:p>
          </table:table-cell>
          <table:table-cell table:style-name="Default" office:value-type="string" calcext:value-type="string">
            <text:p>Propagandístico</text:p>
          </table:table-cell>
          <table:table-cell table:style-name="Default" office:value-type="string" calcext:value-type="string">
            <text:p>Cartografía, fotografía aérea, documentos, registros fílmicos de archivos.</text:p>
          </table:table-cell>
          <table:table-cell table:style-name="Default" office:value-type="string" calcext:value-type="string">
            <text:p>Grabación de campo, voz en off, conducción</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31/10/2012</text:p>
          </table:table-cell>
          <table:table-cell table:number-columns-repeated="959"/>
        </table:table-row>
        <table:table-row table:style-name="ro1">
          <table:table-cell table:style-name="Default" office:value-type="string" calcext:value-type="string">
            <text:p>MXIM-AV-1-7-1</text:p>
          </table:table-cell>
          <table:table-cell table:style-name="Default" office:value-type="string" calcext:value-type="string">
            <text:p>Toute la memoire du monde</text:p>
          </table:table-cell>
          <table:table-cell table:style-name="Default" table:number-columns-repeated="4"/>
          <table:table-cell table:style-name="Default" office:value-type="string" calcext:value-type="string">
            <text:p>Francia</text:p>
          </table:table-cell>
          <table:table-cell table:style-name="Default" office:value-type="float" office:value="1956" calcext:value-type="float">
            <text:p>1956</text:p>
          </table:table-cell>
          <table:table-cell table:style-name="Default" office:value-type="string" calcext:value-type="string">
            <text:p>21´</text:p>
          </table:table-cell>
          <table:table-cell table:style-name="Default"/>
          <table:table-cell table:style-name="Default" office:value-type="string" calcext:value-type="string">
            <text:p>Alain Resnais</text:p>
          </table:table-cell>
          <table:table-cell table:style-name="Default"/>
          <table:table-cell table:style-name="Default" office:value-type="string" calcext:value-type="string">
            <text:p>Remo Forlani</text:p>
          </table:table-cell>
          <table:table-cell table:style-name="Default" table:number-columns-repeated="2"/>
          <table:table-cell table:style-name="Default" office:value-type="string" calcext:value-type="string">
            <text:p>Ghislain Cloquet</text:p>
          </table:table-cell>
          <table:table-cell table:style-name="Default"/>
          <table:table-cell table:style-name="Default" office:value-type="string" calcext:value-type="string">
            <text:p>Laboratorio Eclair</text:p>
          </table:table-cell>
          <table:table-cell table:style-name="Default"/>
          <table:table-cell table:style-name="Default" office:value-type="string" calcext:value-type="string">
            <text:p>Studios Marignan</text:p>
          </table:table-cell>
          <table:table-cell table:style-name="Default" office:value-type="string" calcext:value-type="string">
            <text:p>Maurice Jarre /</text:p>
          </table:table-cell>
          <table:table-cell table:style-name="Default"/>
          <table:table-cell table:style-name="Default" office:value-type="string" calcext:value-type="string">
            <text:p>Jacques Dumesnil</text:p>
          </table:table-cell>
          <table:table-cell table:style-name="Default" table:number-columns-repeated="2"/>
          <table:table-cell table:style-name="Default" office:value-type="string" calcext:value-type="string">
            <text:p>Director de Orquesta: Georges Delerue </text:p>
          </table:table-cell>
          <table:table-cell table:style-name="Default" office:value-type="string" calcext:value-type="string">
            <text:p>Les Films de la Pléiade</text:p>
          </table:table-cell>
          <table:table-cell table:style-name="Default" office:value-type="string" calcext:value-type="string">
            <text:p>Pierre Braunmerg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Excel_20_Built-in_20_Hyperlink" office:value-type="string" calcext:value-type="string">
            <text:p>Remo Forlani Nacido en París, Francia, escribió muchos libros dedicados a los gatos. Fue colaborador de la RTL como crítico cinematográfico, destacando su participación en RTL Cinéma y en Tous les goûts sont permis entre 1990 y junio de 2004, colaborando con Évelyne Pagès y con Isabelle Quenin a partir de 1997.4 También trabajó por las mañanas en Laissez-vous tenter (de la RTL) hablando de cine, y cada miércoles de estreno hasta su muerte en 2009 al final de la emisión del programa Les auditeurs ont la paroles, presentado por Jérôme Godefroy. Forlani fue también crítico cinematográfico de RTL Television en los años 1980, falleció en 2009 en París, Francia, a causa de un cáncer. Alain Resnais nació el 3 de junio de 1922 en Francia. Comenzó sus estudios superiores en la Escuela de Altos Estudios Cinematográficos de París. Su carrera laboral dentro del cine comenzó en el área de montaje; trabajo que realizó para vivir, mientras realizaba otros proyectos cinematográficos alternativos enfocados en el cortometraje. Durante esta primera etapa de su carrera, colaboró en múltiples proyectos cinematográficos haciendo voz en off, elemento característico de su obra: En la década de 1950, colaboró con Chris Marker, en la realización del ensayo fílmico Les statues meurent aussi; en 1955, volvió a colaborar con él, en la realización de Nuit et brouillard, donde trata el tema del Holocausto; en 1956 rodó un documental sobre la Biblioteca Nacional llamado Toute la mémoire du monde y, por último en esta etapa, rodó un filme de ficción llamado Le chant du Styréne (1958), basado en la novela de Raymond Queneau. Resnais filmó su primer largometraje en 1959, basándose en el guion de Marguerite Duras, llamado Hiroshima, mon amour; en donde rescata los recuerdos de dos sobrevivientes de la Segunda Guerra Mundial. En 1966, Resnais se dedicó a la producción, y produjo La guerre est finie, en la cual se relatan las vacilaciones ideológico-políticas de un antifranquista que debate entre el activismo político y el cansancio existencial. Posteriormente se involucró en la producción de Loin du Vietnam (1967), concebido por su antiguo colaborador Chris Marker. En la década de 1970 dirigió el filme Stavisky (1974), la cual no tuvo una respuesta positiva en taquilla, para 1977 dirigió Providence, filme en inglés basado en los relatos del cuentista de terror Howard Phillips Lovecraft, la cual obtuvo siete premios César como mejor película. En la década de 1980 destacan La vie est un roman (1983), L’amour á mort (1984), Mélo (1986), y I want go home (1989). En 1995 obtuvo el Léon de Oro en el Festival de Venecia y en 1998 el Oso de Plata en el Festival de Berlín, por la dirección del filme Smoking and No smoking, basado en la obra de Alan Ayckbourn, y producida en 1993. Finalmente, su producción cinematográfica llega hasta nuestros días, con Pas sur la bouche (2003), adaptación de la opereta de André Barde, Coeurs (2006) y Les herbes folles (2009), que muchos identifican como el fin de la carrera de Alain Resnais como director. </text:p>
          </table:table-cell>
          <table:table-cell table:style-name="Default" table:number-columns-repeated="2"/>
          <table:table-cell table:style-name="Default" office:value-type="string" calcext:value-type="string">
            <text:p>En ventiún minutos Resnais analiza la Biblioteca Nacional Francesa. Con una cámara hiperactiva va describiendo el espacio con gran destreza. (FILMAFFINITY)http://www.filmaffinity.com/es/film426570.html</text:p>
          </table:table-cell>
          <table:table-cell table:style-name="Default" office:value-type="string" calcext:value-type="string">
            <text:p>Dominique Raoul-Duval, Phil Davis, Chester Gould, Marie-Claire Pasquier, Denise York, Robert Rendigal, Benigno Caceres, Francois-Regis Bastide, Agnès Varda, Monique Le Porrier, Juliette Caputo, Paulette Barker, André Heinrich, Joseph Rovan, Arthur Rimbaud, Harry Dickson, Blaise Pascal, Émile Zola, Honnecourt, Victor Hugo, Cabot, Enrique II, Carlomagno, Durero, Redon, </text:p>
          </table:table-cell>
          <table:table-cell table:style-name="Default" office:value-type="string" calcext:value-type="string">
            <text:p>Francia: París Biblioteca Nacional</text:p>
          </table:table-cell>
          <table:table-cell table:style-name="Default" office:value-type="float" office:value="1956" calcext:value-type="float">
            <text:p>1956</text:p>
          </table:table-cell>
          <table:table-cell table:style-name="Default" office:value-type="string" calcext:value-type="string">
            <text:p>Pelicula documental</text:p>
          </table:table-cell>
          <table:table-cell table:style-name="Default"/>
          <table:table-cell table:style-name="Default" office:value-type="string" calcext:value-type="string">
            <text:p>Cartografía, Bibliografía, Hemerografía, esculturas, documentos, </text:p>
          </table:table-cell>
          <table:table-cell table:style-name="Default" office:value-type="string" calcext:value-type="string">
            <text:p>Granación de campo, voz en off, conducción</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number-columns-repeated="3"/>
          <table:table-cell table:style-name="Default" office:value-type="string" calcext:value-type="string">
            <text:p>Copia. Calidad de imagen mala. Con código de tiempo</text:p>
          </table:table-cell>
          <table:table-cell table:style-name="Default"/>
          <table:table-cell table:style-name="Default" office:value-type="string" calcext:value-type="string">
            <text:p>Úrsula Mares/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4">
          <table:table-cell table:style-name="Default" office:value-type="string" calcext:value-type="string">
            <text:p>MXIM-AV-1-7-2</text:p>
          </table:table-cell>
          <table:table-cell table:style-name="Default" office:value-type="string" calcext:value-type="string">
            <text:p>Every day except Chrismas</text:p>
          </table:table-cell>
          <table:table-cell table:style-name="Default" table:number-columns-repeated="2"/>
          <table:table-cell table:style-name="Default" office:value-type="string" calcext:value-type="string">
            <text:p>Look at Britain</text:p>
          </table:table-cell>
          <table:table-cell table:style-name="Default" office:value-type="float" office:value="1" calcext:value-type="float">
            <text:p>1</text:p>
          </table:table-cell>
          <table:table-cell table:style-name="Default" office:value-type="string" calcext:value-type="string">
            <text:p>Reino Unido</text:p>
          </table:table-cell>
          <table:table-cell table:style-name="Default" office:value-type="float" office:value="1957" calcext:value-type="float">
            <text:p>1957</text:p>
          </table:table-cell>
          <table:table-cell table:style-name="Default" office:value-type="string" calcext:value-type="string">
            <text:p>38´</text:p>
          </table:table-cell>
          <table:table-cell table:style-name="Default" table:number-columns-repeated="2"/>
          <table:table-cell table:style-name="Default" office:value-type="string" calcext:value-type="string">
            <text:p>Lindsay Anderson</text:p>
          </table:table-cell>
          <table:table-cell table:style-name="Default" table:number-columns-repeated="3"/>
          <table:table-cell table:style-name="Default" office:value-type="string" calcext:value-type="string">
            <text:p>Walter Lassally</text:p>
          </table:table-cell>
          <table:table-cell table:style-name="Default" table:number-columns-repeated="2"/>
          <table:table-cell table:number-columns-repeated="2" table:style-name="Default" office:value-type="string" calcext:value-type="string">
            <text:p>John Fletcher</text:p>
          </table:table-cell>
          <table:table-cell table:style-name="Default" office:value-type="string" calcext:value-type="string">
            <text:p>Daniel Paris</text:p>
          </table:table-cell>
          <table:table-cell table:style-name="Default"/>
          <table:table-cell table:style-name="Default" office:value-type="string" calcext:value-type="string">
            <text:p>Alun Owen</text:p>
          </table:table-cell>
          <table:table-cell table:style-name="Default" table:number-columns-repeated="3"/>
          <table:table-cell table:style-name="Default" office:value-type="string" calcext:value-type="string">
            <text:p>National Film, Television Archive, Ford of Britain, Graphic Production</text:p>
          </table:table-cell>
          <table:table-cell table:style-name="Default" office:value-type="string" calcext:value-type="string">
            <text:p>Leon Clore, Karel Reisz</text:p>
          </table:table-cell>
          <table:table-cell table:style-name="Default"/>
          <table:table-cell table:style-name="Excel_20_Built-in_20_Hyperlink" office:value-type="string" calcext:value-type="string">
            <text:p>La NFTVA es una institución dependiente del gobierno británico encargada que archivar y resguardar diferentes colecciones de filmes producidos en Gran Bretaña y por autores británicos. Entre sus colecciones se encuentran filmes de todo tipo: Trailers, películas mudas, filmes restaurados, filmes realizados en el extranjero, cortometrajes, animaciones, material de producción, filmes experimental, de vanguardia, de ficción y documental (Fuente: http://www.movinghistory.ac.uk/archives/bf/collection.html). La compañía Ford of Britain es una filial de la empresa automótriz Ford Motor Company. Esta filial operaba en ciudades como Bridgend, Dagenham, Halewood, Southampton y Dunton, ubicadas en la isla británica. </text:p>
          </table:table-cell>
          <table:table-cell table:style-name="Excel_20_Built-in_20_Hyperlink" office:value-type="string" calcext:value-type="string">
            <text:p>Lindsay Gordon Anderson (Bangalore, India, 17 de abril de 1923 - Angulema, Francia, 30 de agosto de 1994), conocido como Lindsay Anderson, es un director de cine británico. Fue también crítico de cine, productor y actor teatral y cinematográfico. Abierto a las tendencias del nuevo cine, fue uno de los mayores exponentes del Free cinema británico y dirigió If... (1968), que se llevó la Palma de Oro en el Festival de Cannes y supuso el début del actor Malcolm McDowell. Su filmografía cuenta con títulos como Un hombre de suerte (1973) y Britannia Hospital (1982), entre otros.1</text:p>
            <text:p/>
            <text:p>Antes de dedicarse a la realización de cine y a la producción teatral, fue un renombrado crítico de la revista Sight and Sound del British Film Institute, y desempeñó papeles secundarios en varios filmes como Carros de fuego, en 1981. Como productor teatral, tiene en su haber unas 40 producciones, la mayoría para el Royal Court Theatre de Londres.</text:p>
          </table:table-cell>
          <table:table-cell table:style-name="Default" table:number-columns-repeated="2"/>
          <table:table-cell table:style-name="Default" office:value-type="string" calcext:value-type="string">
            <text:p>Every Day Except Crhistmas “Todos los días excepto Navidad” es un documental de 37 minutos filmado en 1957 en el Covent Garden sobre la fruta, verdura y el de las flores. Anderson establece los rituales de la rutina diaria; la carga de los camiones , la unidad de post-media noche por las calles desiertas, los trabajadores del mercado que comienzan lentamente el trabajo de noche, trabajo que realizan 364 días al año. Las verduras y las flores comienzan a llegar y los comerciantes empiezan a colocarlas en sus puestos <text:s/>gradualmente; el ritmo general de la edición recoge como la actividad aumenta y el ritmo de la noche se establece. En un montaje de camiones de carga en la salida del mercado, las actividades han llegado al punto de partida: el día del mercado termina donde comenzó, y la película llega a su fin con una revisión de los rostros de los trabajadores del mercado al que se destina la película.</text:p>
          </table:table-cell>
          <table:table-cell table:style-name="Default" office:value-type="string" calcext:value-type="string">
            <text:p>Covent Garden </text:p>
          </table:table-cell>
          <table:table-cell table:style-name="Default" office:value-type="string" calcext:value-type="string">
            <text:p>Londres</text:p>
          </table:table-cell>
          <table:table-cell table:style-name="Default" office:value-type="float" office:value="1957" calcext:value-type="float">
            <text:p>1957</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 fílmicos</text:p>
          </table:table-cell>
          <table:table-cell table:style-name="Default" office:value-type="string" calcext:value-type="string">
            <text:p>Grabación de campo, voz en off, conducción, músic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table:style-name="Default" office:value-type="string" calcext:value-type="string">
            <text:p>MXIM-AV-1-7-3</text:p>
          </table:table-cell>
          <table:table-cell table:style-name="Default" office:value-type="string" calcext:value-type="string">
            <text:p>Inchiesta Alimentare a Rofrano</text:p>
          </table:table-cell>
          <table:table-cell table:style-name="Default" office:value-type="string" calcext:value-type="string">
            <text:p>Encuesta alimentaria en Rofrano</text:p>
          </table:table-cell>
          <table:table-cell table:style-name="Default" table:number-columns-repeated="3"/>
          <table:table-cell table:style-name="Default" office:value-type="string" calcext:value-type="string">
            <text:p>Italia</text:p>
          </table:table-cell>
          <table:table-cell table:style-name="Default" office:value-type="float" office:value="1954" calcext:value-type="float">
            <text:p>1954</text:p>
          </table:table-cell>
          <table:table-cell table:style-name="Default" office:value-type="string" calcext:value-type="string">
            <text:p>10'</text:p>
          </table:table-cell>
          <table:table-cell table:style-name="Default" office:value-type="string" calcext:value-type="string">
            <text:p>Prof. Sabato Visco</text:p>
          </table:table-cell>
          <table:table-cell table:number-columns-repeated="2" table:style-name="Default" office:value-type="string" calcext:value-type="string">
            <text:p>Virgilio Tossi</text:p>
          </table:table-cell>
          <table:table-cell table:style-name="Default"/>
          <table:table-cell table:style-name="Default" office:value-type="string" calcext:value-type="string">
            <text:p>Jean Gruault</text:p>
          </table:table-cell>
          <table:table-cell table:style-name="Default"/>
          <table:table-cell table:style-name="Default" office:value-type="string" calcext:value-type="string">
            <text:p>Libio Bartoli</text:p>
          </table:table-cell>
          <table:table-cell table:style-name="Default" table:number-columns-repeated="5"/>
          <table:table-cell table:style-name="Default" office:value-type="string" calcext:value-type="string">
            <text:p>Luce</text:p>
          </table:table-cell>
          <table:table-cell table:style-name="Default" table:number-columns-repeated="4"/>
          <table:table-cell table:style-name="Default" office:value-type="string" calcext:value-type="string">
            <text:p>Istituto Nazionale LUCE/Istituto Nazionale della Nutrizione del Consiglio Nazionale delle RicercheNR</text:p>
          </table:table-cell>
          <table:table-cell table:number-columns-repeated="2" table:style-name="Default" office:value-type="string" calcext:value-type="string">
            <text:p><text:s/></text:p>
          </table:table-cell>
          <table:table-cell table:style-name="Default" office:value-type="string" calcext:value-type="string">
            <text:p>El Instituto LUCE, cuyas siglas significan Libera Unione Cinematográfica Educativa, fue creado en 1920 y funcionó como el principal órgano de propaganda del gobierno fascista italiano; en un principio, propiedad de una sociedad privada, se convirtió en 1924 en un organismo dependiente del Estado Fascista Italiano e instaló su sede en Roma, donde reside hasta hoy en día. En su vasta producción cinematográfica encontramos filmes de todos los géneros desde largometrajes de ficción hasta filmes documentales. Actualmente posee un archivo histórico sumamente vasto. (Fuente: www.luce.it y www.archivioluce.com). El Instituto Nacional de Nutrición (INN) es una institución dependiente del gobierno italiano que cuenta con una planta multidisciplinaria de expertos y profesionales en las diferentes áreas relacionadas con el estudio de la química en alimentos y la nutrición. Fundado en 1936 como un organismo dependiente del Consejo Italiano de Investigación Nacional, en 1958 se convirtió en una institución de investigación independiente, adscrito al Departamento de Agricultura, con financiamiento y apoyo del Departamento de Salud. Sus principales funciones son: Apoyar la investigación y difusión de estudios sobre nutrición y química en alimentos; colaborar constantemente con el Departamento de Agricultura y con el Departamento de Salud, y contribuir a la formación de estudiosos en dichas materias. (Fuente: http://www.maas.ccr.it/agrital/inn-ing.html)</text:p>
          </table:table-cell>
          <table:table-cell table:style-name="Default"/>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Situado en Italia Central se encuentra el pueblo de Rofrano, pobre, desnutrido y alejado de la modernidad. <text:s/>Este documental muestra los esfuerzos del Instituto Nacional de la Nutrición para llevar a Rofrano educación acerca de cuestiones de alimentación basándose en una investigación del Dr. Sabato Visco director del mismo instituto. A la par de esta problemática podemos presenciar la vida de un pueblo de Italia en los años cincuenta, sus tradiciones, su relación con la agricultura, el trabajo y la economía del país.</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Documental, registros fílmicos, cartografía, testimonios orales, testimonios videorales, publicidad</text:p>
          </table:table-cell>
          <table:table-cell table:style-name="Default" table:number-columns-repeated="2"/>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taliano</text:p>
          </table:table-cell>
          <table:table-cell table:style-name="Default" table:number-columns-repeated="3"/>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number-columns-repeated="2"/>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table:style-name="Default" office:value-type="string" calcext:value-type="string">
            <text:p>MXIM-AV-1-7-4</text:p>
          </table:table-cell>
          <table:table-cell table:style-name="Default" office:value-type="string" calcext:value-type="string">
            <text:p>J' ai fait un beau voyage</text:p>
          </table:table-cell>
          <table:table-cell table:style-name="Default" office:value-type="string" calcext:value-type="string">
            <text:p>Hice un hermoso viaje</text:p>
          </table:table-cell>
          <table:table-cell table:style-name="Default" table:number-columns-repeated="3"/>
          <table:table-cell table:style-name="Default" office:value-type="string" calcext:value-type="string">
            <text:p>Francia</text:p>
          </table:table-cell>
          <table:table-cell table:style-name="Default" office:value-type="float" office:value="1959" calcext:value-type="float">
            <text:p>1959</text:p>
          </table:table-cell>
          <table:table-cell table:style-name="Default" office:value-type="string" calcext:value-type="string">
            <text:p>27' 24''</text:p>
          </table:table-cell>
          <table:table-cell table:style-name="Default"/>
          <table:table-cell table:style-name="Default" office:value-type="string" calcext:value-type="string">
            <text:p>Roberto Rossellini</text:p>
          </table:table-cell>
          <table:table-cell table:style-name="Default"/>
          <table:table-cell table:style-name="Default" office:value-type="string" calcext:value-type="string">
            <text:p>Roberto Rossellini</text:p>
          </table:table-cell>
          <table:table-cell table:style-name="Default" table:number-columns-repeated="2"/>
          <table:table-cell table:style-name="Default" office:value-type="string" calcext:value-type="string">
            <text:p>Aldo Tonti</text:p>
          </table:table-cell>
          <table:table-cell table:style-name="Default"/>
          <table:table-cell table:style-name="Default" office:value-type="string" calcext:value-type="string">
            <text:p>Etienne Lalou y Roberto Rossellini</text:p>
          </table:table-cell>
          <table:table-cell table:style-name="Default" office:value-type="string" calcext:value-type="string">
            <text:p>Pierre Poulteau</text:p>
          </table:table-cell>
          <table:table-cell table:style-name="Default" table:number-columns-repeated="7"/>
          <table:table-cell table:style-name="Default" office:value-type="string" calcext:value-type="string">
            <text:p>Institut National de l'Audiovisuel (INA)</text:p>
          </table:table-cell>
          <table:table-cell table:style-name="Default" table:number-columns-repeated="2"/>
          <table:table-cell table:style-name="Excel_20_Built-in_20_Hyperlink" office:value-type="string" calcext:value-type="string">
            <text:p>El Instituto Nacional del Audiovisual fue fundado de 1974, con el propósito de resguardar todos los materiales audiovisuales que se habían producido en Francia, o que tenían una relación con este país. Su primer director fue el poeta Pierre Emmanuel. En 1992, la jurisdicción de los materiales que se tenían que archivar se extendió a los materiales producidos por la radio y la televisión en Francia. Actualmente cuenta con una biblioteca física y una digital, donde se pueden consultar materiales de tipo sonoro y audiovisual, producidos no sólo en Francia, sino en otros países como Afganistán y Camboya. (Fuente: http://www.institut-national-audiovisuel.fr/nous-connaitre/entreprise/1974-1985.html )</text:p>
          </table:table-cell>
          <table:table-cell table:style-name="Default" office:value-type="string" calcext:value-type="string">
            <text:p>Roberto Rossellini (Roma, 1906 - ivi, 1977) Nace en Roma en 1906 y, a mitad de los años treinta, se acerca al cine y realiza, como montador y como director, algunos cortometrajes para el Istituto Luce: "Dafne (Daphne)" (1936), "Fantasia submarina (Fantasia sottomarina)" (1939) y "Il ruscello di Ripasottile" (1941) Después de un periodo de crisis artística y personal, caracterizado por un largo viaje a la India durante el cual irá recogiendo material para realizar un homónimo film documental en 1958, dirige películas formalmente impecables pero que no llegan a ser perfectas: " El general de la Rovere (Il generale della Rovere)" (1959), "Fugitivo en la noche (Era notte a Roma)" (1960) y "Viva Italia (Viva l'Italia)" (1961). A continuación, se dedica exclusivamente a dirigir trabajos de carácter divulgativo y didáctico pensados para la televisión: "La edea del hierro (Età del ferro)" (1964), "Atti degli Apostoli" (1968) y "Sócrates (Socrate)" (1970) son algunos de los títulos filmados que, sin embargo, poseen un reducido interés artístico, salvo "La toma del poder por parte de Luis XIV (La prise du pouvoir de Louis XIV)" (1967), realizado para la televisión francesa y a la altura de sus mejoras obras. Al final, vuelve al cine y realiza, por ejemplo, "Anno uno" (1974) y "Il Messia" (1976), dos películas que tratan temas ya afrontados en el pasado pero sin la fuerza y convicción de entonces.Muere en Roma el 3 de junio de 1977. (Extraído de http://www.italica.rai.it/esp/cinema/biografias/rossellini.htm)</text:p>
          </table:table-cell>
          <table:table-cell table:style-name="Default" office:value-type="string" calcext:value-type="string">
            <text:p>Donación</text:p>
          </table:table-cell>
          <table:table-cell table:style-name="Default"/>
          <table:table-cell table:style-name="Default" office:value-type="string" calcext:value-type="string">
            <text:p>En entrevista con Etienne Lalou, Rosselini narra su experiencia en tierras hindúes a medida que se intercalan imágenes que nos hablan de lo que él considera la vida cotidiana de aquel país, cómo se sobrevive y cómo se enfrenta el desarrollo. </text:p>
          </table:table-cell>
          <table:table-cell table:style-name="Default" office:value-type="string" calcext:value-type="string">
            <text:p>Bombay, </text:p>
          </table:table-cell>
          <table:table-cell table:style-name="Default" table:number-columns-repeated="2"/>
          <table:table-cell table:style-name="Default" office:value-type="string" calcext:value-type="string">
            <text:p>Pelicula documental</text:p>
          </table:table-cell>
          <table:table-cell table:style-name="Default"/>
          <table:table-cell table:style-name="Default" office:value-type="string" calcext:value-type="string">
            <text:p>Registros fílmicos, testimonios orales, testimonios videorales</text:p>
          </table:table-cell>
          <table:table-cell table:style-name="Default" table:number-columns-repeated="2"/>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3"/>
          <table:table-cell table:style-name="Default" office:value-type="string" calcext:value-type="string">
            <text:p>1 vhs / 1 dvd</text:p>
          </table:table-cell>
          <table:table-cell table:style-name="Default" office:value-type="string" calcext:value-type="string">
            <text:p><text:s/>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2"/>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table:style-name="Default" office:value-type="string" calcext:value-type="string">
            <text:p>MXIM-AV-1-7-5</text:p>
          </table:table-cell>
          <table:table-cell table:style-name="Default" office:value-type="string" calcext:value-type="string">
            <text:p>Les Maitres fous</text:p>
          </table:table-cell>
          <table:table-cell table:style-name="Default" office:value-type="string" calcext:value-type="string">
            <text:p>Os mestres loucos</text:p>
          </table:table-cell>
          <table:table-cell table:style-name="Default" table:number-columns-repeated="3"/>
          <table:table-cell table:style-name="Default" office:value-type="string" calcext:value-type="string">
            <text:p>Francia</text:p>
          </table:table-cell>
          <table:table-cell table:style-name="Default" office:value-type="float" office:value="1955" calcext:value-type="float">
            <text:p>1955</text:p>
          </table:table-cell>
          <table:table-cell table:style-name="Default" office:value-type="string" calcext:value-type="string">
            <text:p>36´</text:p>
          </table:table-cell>
          <table:table-cell table:style-name="Default"/>
          <table:table-cell table:style-name="Default" office:value-type="string" calcext:value-type="string">
            <text:p>Jean Rouch</text:p>
          </table:table-cell>
          <table:table-cell table:style-name="Default" table:number-columns-repeated="6"/>
          <table:table-cell table:style-name="Default" office:value-type="string" calcext:value-type="string">
            <text:p>Suzanne Baron</text:p>
          </table:table-cell>
          <table:table-cell table:style-name="Default" office:value-type="string" calcext:value-type="string">
            <text:p>Damouré Zika e Ibrahima Dia</text:p>
          </table:table-cell>
          <table:table-cell table:style-name="Default" table:number-columns-repeated="7"/>
          <table:table-cell table:style-name="Default" office:value-type="string" calcext:value-type="string">
            <text:p>Films de la Pleïade</text:p>
          </table:table-cell>
          <table:table-cell table:style-name="Default" office:value-type="string" calcext:value-type="string">
            <text:p>Pierre Braunbergu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6"/>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d e campo, intertítulos, voz en off, conducción, puesta en escen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table:number-columns-repeated="4"/>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table:style-name="Default" office:value-type="string" calcext:value-type="string">
            <text:p>MXIM-AV-1-7-6</text:p>
          </table:table-cell>
          <table:table-cell table:style-name="Default" office:value-type="string" calcext:value-type="string">
            <text:p>Mammy Water</text:p>
          </table:table-cell>
          <table:table-cell table:style-name="Default" table:number-columns-repeated="4"/>
          <table:table-cell table:style-name="Default" office:value-type="string" calcext:value-type="string">
            <text:p>Francia</text:p>
          </table:table-cell>
          <table:table-cell table:style-name="Default" office:value-type="float" office:value="1953" calcext:value-type="float">
            <text:p>1953</text:p>
          </table:table-cell>
          <table:table-cell table:style-name="Default" office:value-type="float" office:value="18" calcext:value-type="float">
            <text:p>18</text:p>
          </table:table-cell>
          <table:table-cell table:style-name="Default"/>
          <table:table-cell table:style-name="Default" office:value-type="string" calcext:value-type="string">
            <text:p>Jean Rouch</text:p>
          </table:table-cell>
          <table:table-cell table:style-name="Default" table:number-columns-repeated="6"/>
          <table:table-cell table:style-name="Default" office:value-type="string" calcext:value-type="string">
            <text:p>Philippe Luzuy</text:p>
          </table:table-cell>
          <table:table-cell table:style-name="Default" office:value-type="string" calcext:value-type="string">
            <text:p>Damoure et Lam</text:p>
          </table:table-cell>
          <table:table-cell table:style-name="Default" table:number-columns-repeated="2"/>
          <table:table-cell table:style-name="Default" office:value-type="string" calcext:value-type="string">
            <text:p>Ingeniero de sonido: André Cotin</text:p>
          </table:table-cell>
          <table:table-cell table:style-name="Default" table:number-columns-repeated="4"/>
          <table:table-cell table:style-name="Default" office:value-type="string" calcext:value-type="string">
            <text:p>Les Films de la Pléiade</text:p>
          </table:table-cell>
          <table:table-cell table:style-name="Default" office:value-type="string" calcext:value-type="string">
            <text:p>Pierre Braunmerg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3"/>
          <table:table-cell table:style-name="Default" office:value-type="string" calcext:value-type="string">
            <text:p>Cristobal Colón</text:p>
          </table:table-cell>
          <table:table-cell table:style-name="Default" table:number-columns-repeated="2"/>
          <table:table-cell table:style-name="Default" office:value-type="string" calcext:value-type="string">
            <text:p>Pelicula documental</text:p>
          </table:table-cell>
          <table:table-cell table:style-name="Default"/>
          <table:table-cell table:style-name="Default" office:value-type="string" calcext:value-type="string">
            <text:p>Cartografía, pintura</text:p>
          </table:table-cell>
          <table:table-cell table:style-name="Default" office:value-type="string" calcext:value-type="string">
            <text:p>Grabación de campo,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1">
          <table:table-cell table:style-name="Default" office:value-type="string" calcext:value-type="string">
            <text:p>MXIM-AV-1-7-7</text:p>
          </table:table-cell>
          <table:table-cell table:style-name="Default" office:value-type="string" calcext:value-type="string">
            <text:p>Moi, un noir</text:p>
          </table:table-cell>
          <table:table-cell table:style-name="Default" table:number-columns-repeated="2"/>
          <table:table-cell table:style-name="Default" office:value-type="string" calcext:value-type="string">
            <text:p>Ciné-plaisir</text:p>
          </table:table-cell>
          <table:table-cell table:style-name="Default" office:value-type="string" calcext:value-type="string">
            <text:p>volumen 2</text:p>
          </table:table-cell>
          <table:table-cell table:style-name="Default" office:value-type="string" calcext:value-type="string">
            <text:p>Francia</text:p>
          </table:table-cell>
          <table:table-cell table:style-name="Default" office:value-type="float" office:value="1958" calcext:value-type="float">
            <text:p>1958</text:p>
          </table:table-cell>
          <table:table-cell table:style-name="Default" office:value-type="string" calcext:value-type="string">
            <text:p>73'</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 </text:p>
          </table:table-cell>
          <table:table-cell table:style-name="Default" table:number-columns-repeated="2"/>
          <table:table-cell table:style-name="Default" office:value-type="string" calcext:value-type="string">
            <text:p>Jean Rouch </text:p>
          </table:table-cell>
          <table:table-cell table:style-name="Default"/>
          <table:table-cell table:style-name="Default" office:value-type="string" calcext:value-type="string">
            <text:p>Marie-Josephe Yoyote, Catherine Dourgnon</text:p>
          </table:table-cell>
          <table:table-cell table:style-name="Default" office:value-type="string" calcext:value-type="string">
            <text:p>André Lubin</text:p>
          </table:table-cell>
          <table:table-cell table:style-name="Default"/>
          <table:table-cell table:style-name="Default" office:value-type="string" calcext:value-type="string">
            <text:p>Josep Yapi Degree </text:p>
          </table:table-cell>
          <table:table-cell table:style-name="Default"/>
          <table:table-cell table:style-name="Default" office:value-type="string" calcext:value-type="string">
            <text:p>Oumarou Ganda</text:p>
          </table:table-cell>
          <table:table-cell table:style-name="Default" table:number-columns-repeated="2"/>
          <table:table-cell table:style-name="Default" office:value-type="string" calcext:value-type="string">
            <text:p>Administración: Roger Fleytoux</text:p>
          </table:table-cell>
          <table:table-cell table:style-name="Default" office:value-type="string" calcext:value-type="string">
            <text:p>Les Films de la Pléiade</text:p>
          </table:table-cell>
          <table:table-cell table:style-name="Default" office:value-type="string" calcext:value-type="string">
            <text:p>Pierre Braunmerg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Cada día, jóvenes similares a los personajes de este film llegan a las ciudades de África. Han abandonado la escuela y el entorno familiar para intentar entrar en el mundo moderno. No saben hacer nada y hacen de todo. Es una de las enfermedades de las nuevas ciudades africanas, la juventud sin empleo. Esta juventud, enclavada entre la tradición y el maquinismo, entre el Islam y el alcohol, no ha renunciado a sus creencias, pero es seducida por los ídolos modernos del boxeo y del cine. Durante 6 meses he seguido a un pequeño grupo de jóvenes emigrantes de Níger en Treichville, suburbio de Abidjan, capital de Costa de Marfil. Les propuse rodar un film donde interpretasen su propio papel, donde tuviesen el derecho de hacer y decir lo que quisiesen". Jean Rouch. (FILMAFFINITY) Yo, un negro es el retrato de un grupo de jóvenes nigerinos que han dejado atrás su país para buscar trabajo en Costa de Marfil. La película cuenta su vida diaria. Cada mañana, los tres personajes principales van al puerto con la esperanza de ganarse unos francos trabajando como estibadores, jornaleros o peones. Al atardecer olvidan sus penas en los bares de Abiyán, donde se emborrachan y bailan con las bonitas chicas de los arrabales. http://www.fcat.es/FCAT/index.php?option=com_zoo&amp;task=item&amp;item_id=1024&amp;Itemid=37 </text:p>
          </table:table-cell>
          <table:table-cell table:style-name="Default" office:value-type="string" calcext:value-type="string">
            <text:p>Lemmi Caution, Edward G Robinson</text:p>
          </table:table-cell>
          <table:table-cell table:style-name="Default" office:value-type="string" calcext:value-type="string">
            <text:p>Costa de Marfil, Treichville, Abidjan, Adjame, Niamey, Nigeria </text:p>
          </table:table-cell>
          <table:table-cell table:style-name="Default" office:value-type="float" office:value="1958" calcext:value-type="float">
            <text:p>1958</text:p>
          </table:table-cell>
          <table:table-cell table:style-name="Default" office:value-type="string" calcext:value-type="string">
            <text:p>Pelicula documental</text:p>
          </table:table-cell>
          <table:table-cell table:style-name="Default"/>
          <table:table-cell table:style-name="Default" office:value-type="string" calcext:value-type="string">
            <text:p>Testimonios orales, gráficos</text:p>
          </table:table-cell>
          <table:table-cell table:style-name="Default" office:value-type="string" calcext:value-type="string">
            <text:p>Grabción de campo, vox en oo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2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table-cell table:style-name="Default" office:value-type="string" calcext:value-type="string">
            <text:p>Reproductor DVD y monitor</text:p>
          </table:table-cell>
          <table:table-cell table:number-columns-repeated="3"/>
          <table:table-cell table:style-name="Default" office:value-type="string" calcext:value-type="string">
            <text:p>Se corta a los 80´</text:p>
          </table:table-cell>
          <table:table-cell table:style-name="Default"/>
          <table:table-cell table:style-name="Default" office:value-type="string" calcext:value-type="string">
            <text:p>Úrsula Mares/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3">
          <table:table-cell table:style-name="Default" office:value-type="string" calcext:value-type="string">
            <text:p>MXIM-AV-1-7-8</text:p>
          </table:table-cell>
          <table:table-cell table:style-name="Default" office:value-type="string" calcext:value-type="string">
            <text:p>Nuit et Brouillad</text:p>
          </table:table-cell>
          <table:table-cell table:style-name="Default" office:value-type="string" calcext:value-type="string">
            <text:p>Noche y niebla</text:p>
          </table:table-cell>
          <table:table-cell table:style-name="Default" table:number-columns-repeated="3"/>
          <table:table-cell table:style-name="Default" office:value-type="string" calcext:value-type="string">
            <text:p>Francia</text:p>
          </table:table-cell>
          <table:table-cell table:style-name="Default" office:value-type="float" office:value="1956" calcext:value-type="float">
            <text:p>1956</text:p>
          </table:table-cell>
          <table:table-cell table:style-name="Default" office:value-type="string" calcext:value-type="string">
            <text:p>31´</text:p>
          </table:table-cell>
          <table:table-cell table:style-name="Default" office:value-type="string" calcext:value-type="string">
            <text:p>Olga Wormser Henri Michel</text:p>
          </table:table-cell>
          <table:table-cell table:style-name="Default" office:value-type="string" calcext:value-type="string">
            <text:p>Alain Resnais</text:p>
          </table:table-cell>
          <table:table-cell table:style-name="Default"/>
          <table:table-cell table:style-name="Default" office:value-type="string" calcext:value-type="string">
            <text:p>Jean Cayrol</text:p>
          </table:table-cell>
          <table:table-cell table:style-name="Default" table:number-columns-repeated="2"/>
          <table:table-cell table:style-name="Default" office:value-type="string" calcext:value-type="string">
            <text:p>Ghislain Cloquet, Sacccha Vierny</text:p>
          </table:table-cell>
          <table:table-cell table:style-name="Default" table:number-columns-repeated="3"/>
          <table:table-cell table:style-name="Default" office:value-type="string" calcext:value-type="string">
            <text:p>Studios Marginan Laboratorio Joinville</text:p>
          </table:table-cell>
          <table:table-cell table:style-name="Default" office:value-type="string" calcext:value-type="string">
            <text:p>Hanns Eisler</text:p>
          </table:table-cell>
          <table:table-cell table:style-name="Default" office:value-type="string" calcext:value-type="string">
            <text:p>Georges Delerue</text:p>
          </table:table-cell>
          <table:table-cell table:style-name="Default" table:number-columns-repeated="3"/>
          <table:table-cell table:style-name="Default" office:value-type="string" calcext:value-type="string">
            <text:p>Consejeros de Historia: Olga Wormser y Henri Michel / Efectos especiales: Henry Ferrand</text:p>
          </table:table-cell>
          <table:table-cell table:style-name="Default" office:value-type="string" calcext:value-type="string">
            <text:p>Argos Films</text:p>
          </table:table-cell>
          <table:table-cell table:style-name="Default" office:value-type="string" calcext:value-type="string">
            <text:p>Anatole Dauman</text:p>
          </table:table-cell>
          <table:table-cell table:style-name="Default"/>
          <table:table-cell table:style-name="Default" office:value-type="string" calcext:value-type="string">
            <text:p>En 1951, Anatole Dauman fundó la compañía productora Argos Films, en colaboración con Philippe Lifchitz. Esta compañía jugó un papel esencial en la formación de los cineastas franceses que con el tiempo serían clasificados dentro de una corriente cinematográfica llamada La Nueva Ola, gracias a esta compañía cineastas como Alain Resnais, Jean Luc Godard, Robert Bresson, Chris Marker, entre otros, tuvieron la oportunidad de realizar sus trabajos cinematográficos. Dentro de la producción de Argos Films hay todo género de producciones cinematográficas, desde cortometrajes hasta largometrajes, principalmente inspirados en el trabajo del documentalista italiano Luciano Emmer. (Fuente: http://www.mrmovietimes.com/celebrity/anatole-dauman.html; http://www.allmovie.com/artist/anatole-dauman-p86783; http://en.wikipedia.org/wiki/Night_and_Fog_(1955_film); http://www.filmaffinity.com/es/film133039.html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Noche y niebla muestra el proceso por el que pasaban los judíos desde que eran deportados hasta que se enfrentan las últimas consecuencias. A pesar de su corta duración, este documental relata con detalle cómo se planteó la construcción de los campos, la organización de mando y de los retenidos, la distribución del trabajo, los métodos de exterminio, el aprovechamiento de los cadáveres, el funcionamiento de los campos como ciudades autónomas, la ley y pensamiento que regía en ellas, sin evitar en ningún momento (ni en imágenes ni en el discurso) el drama y la barbarie que encerraban. http://www.ojocritico.com/criticas/noche-y-niebla/ </text:p>
            <text:p>Doce años después de la Liberación y del descubrimiento de los campos de concentración nazis, Alain Resnais entra en el desierto y siniestro campo de Auschwitz. Lentos viajes en color sobre la arquitectura despoblada, donde la hierba crece de nuevo, alternan con imágenes de archivo (en blanco y negro, rodadas en 1944) que reconstruyen la inimaginable tragedia que sufrieron los prisioneros así como las causas y las consecuencias de esa tragedia: desde el advenimiento del nazismo y la deportación de los judíos hasta el juicio de Nuremberg. (FILMAFFINITY)</text:p>
            <text:p/>
          </table:table-cell>
          <table:table-cell table:style-name="Default" office:value-type="string" calcext:value-type="string">
            <text:p>Himmles, Hittler, Burger, Stern, Schmulski, Anette, Steyer, Krupp, Heinckel, I. G. Farben, Siemmens, Herman Goering</text:p>
          </table:table-cell>
          <table:table-cell table:style-name="Default" office:value-type="string" calcext:value-type="string">
            <text:p>Stutthof, Oranienburg, Neunengamme, Belzec, Bergen-Belsen, Ravensbruck, Auschwitz-Birkena, <text:s/>Dachau. Varsovia, Lodz, Praga, Bruselas, Atenas, Zagreb, Odessa, Roma, Pithiviers, Mauthausen, Buchenwald, Hartheim</text:p>
          </table:table-cell>
          <table:table-cell table:style-name="Default" office:value-type="string" calcext:value-type="string">
            <text:p>1933, 1942, 1945</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s fílmicos de archivo, fotografía, gráficos, documentos</text:p>
          </table:table-cell>
          <table:table-cell table:style-name="Default" office:value-type="string" calcext:value-type="string">
            <text:p>Grabación de campo,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Inglés / Español</text:p>
          </table:table-cell>
          <table:table-cell table:style-name="Default" office:value-type="string" calcext:value-type="string">
            <text:p>DVD</text:p>
          </table:table-cell>
          <table:table-cell table:style-name="Default" office:value-type="string" calcext:value-type="string">
            <text:p>2 dvd </text:p>
          </table:table-cell>
          <table:table-cell table:style-name="Default" office:value-type="string" calcext:value-type="string">
            <text:p>copia</text:p>
          </table:table-cell>
          <table:table-cell table:style-name="Default" office:value-type="string" calcext:value-type="string">
            <text:p>Color / Blanco y negro</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2"/>
          <table:table-cell table:style-name="Default" office:value-type="string" calcext:value-type="string">
            <text:p>Esteban Terán (Área de contexto)</text:p>
          </table:table-cell>
          <table:table-cell table:style-name="Default" office:value-type="string" calcext:value-type="string">
            <text:p>Adaptación de la norma ISAD (G)</text:p>
          </table:table-cell>
          <table:table-cell table:style-name="Default" office:value-type="string" calcext:value-type="string">
            <text:p>Última modificación: 11/03/2013</text:p>
          </table:table-cell>
          <table:table-cell table:number-columns-repeated="959"/>
        </table:table-row>
        <table:table-row table:style-name="ro5">
          <table:table-cell table:style-name="Default" office:value-type="string" calcext:value-type="string">
            <text:p>MXIM-AV-1-7-9</text:p>
          </table:table-cell>
          <table:table-cell table:style-name="Default" office:value-type="string" calcext:value-type="string">
            <text:p>South of the border in traction</text:p>
          </table:table-cell>
          <table:table-cell table:style-name="Default" office:value-type="string" calcext:value-type="string">
            <text:p>El sur de la Frontera en Marcha</text:p>
          </table:table-cell>
          <table:table-cell table:style-name="Default" table:number-columns-repeated="3"/>
          <table:table-cell table:style-name="Default" office:value-type="string" calcext:value-type="string">
            <text:p>México</text:p>
          </table:table-cell>
          <table:table-cell table:style-name="Default" office:value-type="string" calcext:value-type="string">
            <text:p>1992-1993 aprox</text:p>
          </table:table-cell>
          <table:table-cell table:style-name="Default" office:value-type="string" calcext:value-type="string">
            <text:p>20' 50''</text:p>
          </table:table-cell>
          <table:table-cell table:style-name="Default" table:number-columns-repeated="6"/>
          <table:table-cell table:style-name="Default" office:value-type="string" calcext:value-type="string">
            <text:p>Vitaly Uzoff</text:p>
          </table:table-cell>
          <table:table-cell table:style-name="Default" table:number-columns-repeated="10"/>
          <table:table-cell table:style-name="Default" office:value-type="string" calcext:value-type="string">
            <text:p>Interurban Films </text:p>
          </table:table-cell>
          <table:table-cell table:style-name="Default" office:value-type="string" calcext:value-type="string">
            <text:p>Ira L. Sweet / Mac Sebree</text:p>
          </table:table-cell>
          <table:table-cell table:style-name="Default"/>
          <table:table-cell table:style-name="Default" office:value-type="string" calcext:value-type="string">
            <text:p>Interurbano Prensa era una editorial pequeña de propiedad privada estadounidense, especializada en libros sobre los tranvías , otras formas de ferrocarril de tránsito y ferrocarriles en América del Norte, a partir de 1943 hasta 1993. Se basaba en el Los Angeles zona, y específicamente en Glendale , California después de 1976. A pesar de su enfoque principal estaba en los libros, publicó tres revistas a partir de la década de 1980, junto con los videos y calendarios . </text:p>
            <text:p>Originalmente llamado Interurbans , la compañía desarrolló un boletín  mimeógrafo distribuido por su fundador, Ira L. Swett, en 1943. El Interurbans News Letter fue para amantes de los trenes eléctricos y cualquier persona interesada en los tranvías o eléctrica interurbanos como un hobby. Swett inicialmente escribió el boletín durante su permanencia en Fort MacArthur como  soldado de primera clase del Ejército de EE.UU. Las primeras ediciones fueron pensadas ​​para transmitir noticias sobre los tranvías y ferrocarriles interurbanos en los EE.UU. a fans estacionados en el extranjero durante la Segunda Guerra Mundial . Muchos de sus lectores se convirtieron en corresponsales voluntarios, con el envío de noticias de la evolución eléctrico de tránsito en sus localidades para la inclusión en el boletín. Swett también comenzó a publicar libros -que él llamó Interurbanos "Especiales" -la historia de un sistema de tranvía en particular o tema relacionado. La primera, en 1944, era el "Big Subs" (coches suburbanos grandes), sobre un grupo de coches interurbanos utilizados en una línea entre San Francisco y San Mateo a partir de 1907 hasta 1923.  Se suspendió el boletín en diciembre de 1948, para concentrarse posteriormente en investigar y escribir libros, que él todavía llama "Especiales", sobre sistemas de tranvía estaban siendo abandonados en ciudades de todo América del Norte en ese momento y durante los siguientes dos décadas, lo que aumenta en los fans el interés en las historias de los sistemas de grabación. Swett escribió cerca de 50 libros pero también editó manuscritos de otros. El primer libro de ferrocarril que no sea eléctrico publicado por Interurbans era Trolley Seattle , en 1971, y la compañía más tarde publicó otros libros sobre los trolebuses , pero la mayoría de sus títulos eran acerca de las líneas ferroviarias eléctricas u otros tipos de transporte ferroviario.</text:p>
            <text:p>Cuando Ira Swett murió en 1975, dejó la compañía a su amigo y colaborador, G. Mac Sebree , que compartió el amor de Swett por el tema y había trabajado profesionalmente como periodista en Albuquerque y todavía estaba trabajando (hasta 1982) para United Press International . Sebree reorganizó la compañía como interurbano de Prensa y contrató compañero Jim Walker como su vicepresidente.</text:p>
            <text:p>En 1981, Interurbano adquirió los derechos de venta al ferrocarril y títulos de libros Trans anglo-americanos occidentales, otro Glendale-basada pequeña prensa  Durante la década de 1980 la empresa también añadió vídeos y calendarios para su línea de productos, que se venden bajo la marca "Interurbanos Films". (Antes de VHS se volvieran de uso común, Interurbano Press había ofrecido un pequeño número de películas en Regular-8 o Super 8 formato.)</text:p>
            <text:p>En 1992 y 1993, Interurbano Press publicó también la Guía Norteamericana Tren Ligero Anual y del usuario, sobre los actuales sistemas de tren ligero en los Estados Unidos, Canadá y México. Una tercera edición fue publicada en 1994 por el sucesor de la empresa (aunque todavía editado por Mac Sebree), pero que resultó ser la edición final de ese año, que había vendido unos 10.000 ejemplares al año. Mac Sebree se retiró en 1993 y vendió Interurbano Pulse para Pentrex, que no siguió publicando bajo el nombre Interurbano Press.</text:p>
          </table:table-cell>
          <table:table-cell table:style-name="Default" office:value-type="string" calcext:value-type="string">
            <text:p>George McClellan Sebree III (26 agosto 1932-7 marzo 2010), <text:s/>más conocido como Mac Sebree , era periodista, escritor y editor, cuyo campo de especialización era el transporte urbano público , especialmente el tránsito ferroviario . Él también era propietario y presidente de la editorial, Interurbano Press ., desde 1975 hasta 1993. Además de la escritura y la publicación de material histórico, también siguió los desarrollos contemporáneos en materia de transporte ferroviario, y por la década de 1990 se había convertido en un experto en el tren ligero en América del Norte. </text:p>
          </table:table-cell>
          <table:table-cell table:style-name="Default" table:number-columns-repeated="4"/>
          <table:table-cell table:style-name="Default" office:value-type="string" calcext:value-type="string">
            <text:p>México: Tampico, Guanajuato, Cd. De México, Veracruz / Cub: La Habana</text:p>
          </table:table-cell>
          <table:table-cell table:style-name="Default" table:number-columns-repeated="3"/>
          <table:table-cell table:style-name="Default" office:value-type="string" calcext:value-type="string">
            <text:p>Gráficos cartografía</text:p>
          </table:table-cell>
          <table:table-cell table:style-name="Default" office:value-type="string" calcext:value-type="string">
            <text:p>Grabación de campo,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vhs / 4 dvd</text:p>
          </table:table-cell>
          <table:table-cell table:style-name="Default" office:value-type="string" calcext:value-type="string">
            <text:p>copias</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3"/>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7-10</text:p>
          </table:table-cell>
          <table:table-cell table:style-name="Default" office:value-type="string" calcext:value-type="string">
            <text:p>We are the lambeth boys</text:p>
          </table:table-cell>
          <table:table-cell table:style-name="Default" table:number-columns-repeated="2"/>
          <table:table-cell table:style-name="Default" office:value-type="string" calcext:value-type="string">
            <text:p>Look at Britain</text:p>
          </table:table-cell>
          <table:table-cell table:style-name="Default" office:value-type="float" office:value="2" calcext:value-type="float">
            <text:p>2</text:p>
          </table:table-cell>
          <table:table-cell table:style-name="Default" office:value-type="string" calcext:value-type="string">
            <text:p>Gran Bretaña</text:p>
          </table:table-cell>
          <table:table-cell table:style-name="Default" office:value-type="float" office:value="1958" calcext:value-type="float">
            <text:p>1958</text:p>
          </table:table-cell>
          <table:table-cell table:style-name="Default" office:value-type="string" calcext:value-type="string">
            <text:p>53´</text:p>
          </table:table-cell>
          <table:table-cell table:style-name="Default" table:number-columns-repeated="2"/>
          <table:table-cell table:style-name="Default" office:value-type="string" calcext:value-type="string">
            <text:p>Karel Reisz</text:p>
          </table:table-cell>
          <table:table-cell table:style-name="Default" table:number-columns-repeated="3"/>
          <table:table-cell table:style-name="Default" office:value-type="string" calcext:value-type="string">
            <text:p>Walter Lassally</text:p>
          </table:table-cell>
          <table:table-cell table:style-name="Default"/>
          <table:table-cell table:style-name="Default" office:value-type="string" calcext:value-type="string">
            <text:p>John Fletcher</text:p>
          </table:table-cell>
          <table:table-cell table:style-name="Default" table:number-columns-repeated="2"/>
          <table:table-cell table:style-name="Default" office:value-type="string" calcext:value-type="string">
            <text:p>Johnny Dankworth, interpretada por la Johnny Dankworth Orchestra</text:p>
          </table:table-cell>
          <table:table-cell table:style-name="Default"/>
          <table:table-cell table:style-name="Default" office:value-type="string" calcext:value-type="string">
            <text:p>Jon Rollason</text:p>
          </table:table-cell>
          <table:table-cell table:style-name="Default" table:number-columns-repeated="3"/>
          <table:table-cell table:style-name="Default" office:value-type="string" calcext:value-type="string">
            <text:p>Ford of Britain</text:p>
          </table:table-cell>
          <table:table-cell table:style-name="Default" office:value-type="string" calcext:value-type="string">
            <text:p>Leon Clore / Productor ejecutivo: Robert Adams</text:p>
          </table:table-cell>
          <table:table-cell table:style-name="Default" table:number-columns-repeated="7"/>
          <table:table-cell table:style-name="Default" office:value-type="string" calcext:value-type="string">
            <text:p>Londres</text:p>
          </table:table-cell>
          <table:table-cell table:style-name="Default"/>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intertítulos,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number-columns-repeated="3"/>
          <table:table-cell table:style-name="Default" table:number-columns-repeated="3"/>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7-11</text:p>
          </table:table-cell>
          <table:table-cell table:style-name="Default" office:value-type="string" calcext:value-type="string">
            <text:p>Guernica</text:p>
          </table:table-cell>
          <table:table-cell table:style-name="Default" table:number-columns-repeated="4"/>
          <table:table-cell table:style-name="Default" office:value-type="string" calcext:value-type="string">
            <text:p>Francia</text:p>
          </table:table-cell>
          <table:table-cell table:style-name="Default" office:value-type="float" office:value="1950" calcext:value-type="float">
            <text:p>1950</text:p>
          </table:table-cell>
          <table:table-cell table:style-name="Default" office:value-type="string" calcext:value-type="string">
            <text:p>13´11"</text:p>
          </table:table-cell>
          <table:table-cell table:style-name="Default"/>
          <table:table-cell table:style-name="Default" office:value-type="string" calcext:value-type="string">
            <text:p>Alain Resnais, Robert Hessens</text:p>
          </table:table-cell>
          <table:table-cell table:style-name="Default" table:number-columns-repeated="9"/>
          <table:table-cell table:style-name="Default" office:value-type="string" calcext:value-type="string">
            <text:p>Guy Bernard</text:p>
          </table:table-cell>
          <table:table-cell table:style-name="Default"/>
          <table:table-cell table:style-name="Default" office:value-type="string" calcext:value-type="string">
            <text:p>Maria Casares, Jacques Pruvost</text:p>
          </table:table-cell>
          <table:table-cell table:style-name="Default" table:number-columns-repeated="3"/>
          <table:table-cell table:style-name="Default" office:value-type="string" calcext:value-type="string">
            <text:p>Pantheon Production</text:p>
          </table:table-cell>
          <table:table-cell table:style-name="Default"/>
          <table:table-cell table:style-name="Default" office:value-type="string" calcext:value-type="string">
            <text:p>Pierre Braunberger</text:p>
          </table:table-cell>
          <table:table-cell table:style-name="Default" table:number-columns-repeated="5"/>
          <table:table-cell table:style-name="Default" office:value-type="string" calcext:value-type="string">
            <text:p>Pablo Picasso</text:p>
          </table:table-cell>
          <table:table-cell table:style-name="Default" office:value-type="string" calcext:value-type="string">
            <text:p>España: País Vasco: Vizcaya: Guernica</text:p>
          </table:table-cell>
          <table:table-cell table:style-name="Default" office:value-type="string" calcext:value-type="string">
            <text:p>1902-1949. 26 de abril de 1937. </text:p>
          </table:table-cell>
          <table:table-cell table:style-name="Default" office:value-type="string" calcext:value-type="string">
            <text:p>Documental</text:p>
          </table:table-cell>
          <table:table-cell table:style-name="Default"/>
          <table:table-cell table:style-name="Default" office:value-type="string" calcext:value-type="string">
            <text:p>Pintura, documento</text:p>
          </table:table-cell>
          <table:table-cell table:style-name="Default" office:value-type="string" calcext:value-type="string">
            <text:p>Intertítulos, voz en off, fotografías, música en off, pinturas, hemerografía, animación, </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DVD y monitor de TV</text:p>
          </table:table-cell>
          <table:table-cell/>
          <table:table-cell table:style-name="Default" office:value-type="string" calcext:value-type="string">
            <text:p>Forma parte de la edición Obras documentais de Alain Resnais <text:s/>MXIM-AV-1-12-32</text:p>
          </table:table-cell>
          <table:table-cell/>
          <table:table-cell table:style-name="Default" table:number-columns-repeated="2"/>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9-03-18" calcext:value-type="date">
            <text:p>3/18/2009</text:p>
          </table:table-cell>
          <table:table-cell table:number-columns-repeated="959"/>
        </table:table-row>
        <table:table-row table:style-name="ro1">
          <table:table-cell table:style-name="Default" office:value-type="string" calcext:value-type="string">
            <text:p>MXIM-AV-1-7-12</text:p>
          </table:table-cell>
          <table:table-cell table:style-name="Default" office:value-type="string" calcext:value-type="string">
            <text:p>Le chant du styrene</text:p>
          </table:table-cell>
          <table:table-cell table:number-columns-repeated="2" table:style-name="Default" office:value-type="string" calcext:value-type="string">
            <text:p>O canto do Estireno</text:p>
          </table:table-cell>
          <table:table-cell table:style-name="Default" table:number-columns-repeated="2"/>
          <table:table-cell table:style-name="Default" office:value-type="string" calcext:value-type="string">
            <text:p>Francia</text:p>
          </table:table-cell>
          <table:table-cell table:style-name="Default" office:value-type="float" office:value="1958" calcext:value-type="float">
            <text:p>1958</text:p>
          </table:table-cell>
          <table:table-cell table:style-name="Default" office:value-type="string" calcext:value-type="string">
            <text:p>19´</text:p>
          </table:table-cell>
          <table:table-cell table:style-name="Default"/>
          <table:table-cell table:style-name="Default" office:value-type="string" calcext:value-type="string">
            <text:p>Alain Resnais</text:p>
          </table:table-cell>
          <table:table-cell table:style-name="Default"/>
          <table:table-cell table:style-name="Default" office:value-type="string" calcext:value-type="string">
            <text:p>Raymond Queneau</text:p>
          </table:table-cell>
          <table:table-cell table:style-name="Default" table:number-columns-repeated="2"/>
          <table:table-cell table:style-name="Default" office:value-type="string" calcext:value-type="string">
            <text:p>Sacha Vierny</text:p>
          </table:table-cell>
          <table:table-cell table:style-name="Default" table:number-columns-repeated="4"/>
          <table:table-cell table:style-name="Default" office:value-type="string" calcext:value-type="string">
            <text:p>Pierre Barbaud</text:p>
          </table:table-cell>
          <table:table-cell table:style-name="Default"/>
          <table:table-cell table:style-name="Default" office:value-type="string" calcext:value-type="string">
            <text:p>Pierre Dux</text:p>
          </table:table-cell>
          <table:table-cell table:style-name="Default" table:number-columns-repeated="3"/>
          <table:table-cell table:style-name="Default" office:value-type="string" calcext:value-type="string">
            <text:p>La Pleiade</text:p>
          </table:table-cell>
          <table:table-cell table:style-name="Default"/>
          <table:table-cell table:style-name="Default" office:value-type="string" calcext:value-type="string">
            <text:p>Pierre Braunberger</text:p>
          </table:table-cell>
          <table:table-cell table:style-name="Default" table:number-columns-repeated="4"/>
          <table:table-cell table:style-name="Default" office:value-type="string" calcext:value-type="string">
            <text:p>Le Chant du styrène, objet esthétique d'une impressionnante perfection, est aussi un objet paradoxal. L'accumulation des contraintes, sur un mode pré-oulipien, y engendre de surprenantes solutions.À la contrainte externe de la commande (Pechiney) répond une série de contraintes formelles rigoureuses : Scope couleur, poésie didactique en alexandrins, renouant par Queneau avec Malherbe et Boileau, dramaturgie rétrograde remontant de l'effet à la cause. "Je sentais confusément qu'il existait un rapport entre l'alexandrin et le Cinémascope" dit Alain Resnais. http://www.siteacrif.org/fr/document.asp?rubid=26&amp;docid=5</text:p>
          </table:table-cell>
          <table:table-cell table:style-name="Default"/>
          <table:table-cell table:style-name="Default" office:value-type="string" calcext:value-type="string">
            <text:p>Francia</text:p>
          </table:table-cell>
          <table:table-cell table:style-name="Default"/>
          <table:table-cell table:style-name="Default" office:value-type="string" calcext:value-type="string">
            <text:p>Documental</text:p>
          </table:table-cell>
          <table:table-cell table:style-name="Default"/>
          <table:table-cell table:style-name="Default" office:value-type="string" calcext:value-type="string">
            <text:p>Grabación de campo, documento</text:p>
          </table:table-cell>
          <table:table-cell table:style-name="Default" office:value-type="string" calcext:value-type="string">
            <text:p>Voz en off, conducción, música en off,</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DVD y monitor de TV</text:p>
          </table:table-cell>
          <table:table-cell/>
          <table:table-cell table:style-name="Default" office:value-type="string" calcext:value-type="string">
            <text:p>Forma parte de la edición Obras documentais de Alain Resnais <text:s/>MXIM-AV-1-12-32</text:p>
          </table:table-cell>
          <table:table-cell/>
          <table:table-cell table:style-name="Default" table:number-columns-repeated="2"/>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9-03-18" calcext:value-type="date">
            <text:p>3/18/2009</text:p>
          </table:table-cell>
          <table:table-cell table:number-columns-repeated="959"/>
        </table:table-row>
        <table:table-row table:style-name="ro1">
          <table:table-cell table:number-columns-repeated="44"/>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DVD y monitor de TV</text:p>
          </table:table-cell>
          <table:table-cell table:number-columns-repeated="967"/>
        </table:table-row>
        <table:table-row table:style-name="ro1">
          <table:table-cell table:style-name="Default" office:value-type="string" calcext:value-type="string">
            <text:p>MXIM-AV-1-8-1</text:p>
          </table:table-cell>
          <table:table-cell table:style-name="Default" office:value-type="string" calcext:value-type="string">
            <text:p>La pyramide humaine</text:p>
          </table:table-cell>
          <table:table-cell table:style-name="Default" office:value-type="string" calcext:value-type="string">
            <text:p>La pirámide humana</text:p>
          </table:table-cell>
          <table:table-cell table:style-name="Default"/>
          <table:table-cell table:style-name="Default" office:value-type="string" calcext:value-type="string">
            <text:p>Ciné-Rencontre</text:p>
          </table:table-cell>
          <table:table-cell table:style-name="Default" office:value-type="string" calcext:value-type="string">
            <text:p>Volumen 3</text:p>
          </table:table-cell>
          <table:table-cell table:style-name="Default" office:value-type="string" calcext:value-type="string">
            <text:p>Francia</text:p>
          </table:table-cell>
          <table:table-cell table:style-name="Default" office:value-type="float" office:value="1961" calcext:value-type="float">
            <text:p>1961</text:p>
          </table:table-cell>
          <table:table-cell table:style-name="Default" office:value-type="string" calcext:value-type="string">
            <text:p>90´</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text:p>
          </table:table-cell>
          <table:table-cell table:style-name="Default" table:number-columns-repeated="2"/>
          <table:table-cell table:style-name="Default" office:value-type="string" calcext:value-type="string">
            <text:p>Louis Miaille, Roger Morilliere, Serge ricci, Mario Da Costa, Jean Rouch</text:p>
          </table:table-cell>
          <table:table-cell table:style-name="Default"/>
          <table:table-cell table:style-name="Default" office:value-type="string" calcext:value-type="string">
            <text:p>Marie Josèphe Yoyotte, Francine Grubert, Geneviève Bastid, Liliane Korb</text:p>
          </table:table-cell>
          <table:table-cell table:style-name="Default" office:value-type="string" calcext:value-type="string">
            <text:p>Michel Fano, Guy Rophé </text:p>
          </table:table-cell>
          <table:table-cell table:style-name="Default" table:number-columns-repeated="7"/>
          <table:table-cell table:style-name="Default" office:value-type="string" calcext:value-type="string">
            <text:p>Les Films de la Pléiade</text:p>
          </table:table-cell>
          <table:table-cell table:style-name="Default" office:value-type="string" calcext:value-type="string">
            <text:p>Productor: Pierre Braunberger, Director de producción: Roger Fleytoux, Producción ejecutiva: (Regie)</text:p>
          </table:table-cell>
          <table:table-cell table:style-name="Default" office:value-type="string" calcext:value-type="string">
            <text:p>Mercure distribution</text:p>
          </table:table-cell>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La llegada de una nueva alumna, Nadine, es el punto de partida de un análisis de las relaciones interraciales en un Liceo de Abidján en Costa de Marfil. Reunidos por Jean Rouch, los alumnos interpretan a su propio personaje en una "ficción" que se desarrolla a través de las nuevas relaciones entre blancos y negros, escenificando los lazos de amistad y las relaciones sentimentales. (FILMAFFINITY)</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Testimonios orales</text:p>
          </table:table-cell>
          <table:table-cell table:style-name="Default" office:value-type="string" calcext:value-type="string">
            <text:p>Grabación de campo, voz en off, conducción, intertítulos, música de época</text:p>
          </table:table-cell>
          <table:table-cell table:style-name="Default"/>
          <table:table-cell table:style-name="Default" office:value-type="string" calcext:value-type="string">
            <text:p>1 dvd </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Esta en un compilado de la década de los cincuenta MXIM-AV-1-7-7</text:p>
          </table:table-cell>
          <table:table-cell table:style-name="Default" table:number-columns-repeated="2"/>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text:p>
          </table:table-cell>
          <table:table-cell table:style-name="Default" office:value-type="string" calcext:value-type="string">
            <text:p>Tire Die</text:p>
          </table:table-cell>
          <table:table-cell table:style-name="Default" table:number-columns-repeated="4"/>
          <table:table-cell table:style-name="Default" office:value-type="string" calcext:value-type="string">
            <text:p>Argentina</text:p>
          </table:table-cell>
          <table:table-cell table:style-name="Default" office:value-type="float" office:value="1960" calcext:value-type="float">
            <text:p>1960</text:p>
          </table:table-cell>
          <table:table-cell table:style-name="Default" office:value-type="string" calcext:value-type="string">
            <text:p>33´</text:p>
          </table:table-cell>
          <table:table-cell table:style-name="Default"/>
          <table:table-cell table:style-name="Default" office:value-type="string" calcext:value-type="string">
            <text:p>Fernando Birri</text:p>
          </table:table-cell>
          <table:table-cell table:style-name="Default"/>
          <table:table-cell table:style-name="Default" office:value-type="string" calcext:value-type="string">
            <text:p>Fernando Birri con la colaboración de 59 alumnos de la Escuela de Cine Documental</text:p>
          </table:table-cell>
          <table:table-cell table:style-name="Default" table:number-columns-repeated="4"/>
          <table:table-cell table:style-name="Default" office:value-type="string" calcext:value-type="string">
            <text:p>Antonio Ripoll</text:p>
          </table:table-cell>
          <table:table-cell table:style-name="Default" table:number-columns-repeated="4"/>
          <table:table-cell table:style-name="Default" office:value-type="string" calcext:value-type="string">
            <text:p>Guillermo Cervantes Luro</text:p>
          </table:table-cell>
          <table:table-cell table:style-name="Default" table:number-columns-repeated="2"/>
          <table:table-cell table:style-name="Default" office:value-type="string" calcext:value-type="string">
            <text:p>Voces: Francisco Petrone, María Rosa Gallo, Guillermo Cervantes Luro</text:p>
          </table:table-cell>
          <table:table-cell table:style-name="Default" office:value-type="string" calcext:value-type="string">
            <text:p>Instituto de Cinematografía de la Universidad Nacional del Litoral</text:p>
          </table:table-cell>
          <table:table-cell table:style-name="Default" office:value-type="string" calcext:value-type="string">
            <text:p><text:s/></text:p>
          </table:table-cell>
          <table:table-cell table:style-name="Default" office:value-type="string" calcext:value-type="string">
            <text:p>Edgardo Pallero</text:p>
          </table:table-cell>
          <table:table-cell table:style-name="Default" office:value-type="string" calcext:value-type="string">
            <text:p><text:s/>Instituto de Cinematografía de la UNL <text:s/>creado en 1957 y que generó la posibilidad de hacer cine y formar gente en la ciudad de Santa Fe. La originalidad del proyecto del Centro de Producción de Cine y Video así como del <text:s/>Taller de Cine consiste en la íntima relación entre la formación y la producción. A diferencia de aquel Instituto de Cinematografía que era sólo documental, <text:s/>esta articulación permite la realización de filmes de ficción. <text:s text:c="2"/>http://www.unl.edu.ar/categories/view/centro_de_produccion_de_cine_y_video#.VPnrDHyUerg</text:p>
          </table:table-cell>
          <table:table-cell table:style-name="Default" office:value-type="string" calcext:value-type="string">
            <text:p>Fernando Birri (13 de marzo 1925, ciudad de Santa Fe, Argentina) es un cineasta y teórico argentino. Es conocido como el padre del nuevo cine latinoamericano. Luego de haber incursionado en el teatro y en la poesía en su ciudad natal, fue a estudiar a Roma al Centro Sperimentale di Cinematografía, de 1950 a 1953. En 1956 regresó a Santa Fe, para fundar el Instituto de Cinematografía de la Universidad Nacional del Litoral. Realizó su primera película en la Escuela Documental de Santa Fe, se trata del cortometraje Tire Dié. Fue el fundador de la Escuela Internacional de Cine y Televisión de San Antonio de Los Baños de Cuba, de la que también fue director. (http://es.wikipedia.org/wiki/Fernando_Birri)</text:p>
          </table:table-cell>
          <table:table-cell table:style-name="Default" office:value-type="string" calcext:value-type="string">
            <text:p>Donación UNAM</text:p>
          </table:table-cell>
          <table:table-cell table:style-name="Default" office:value-type="float" office:value="35712" calcext:value-type="float">
            <text:p>35712</text:p>
          </table:table-cell>
          <table:table-cell table:style-name="Default" office:value-type="string" calcext:value-type="string">
            <text:p>Muestra a los pibes de una barriada santafecina quienes, a riesgo de sus vidas, acuden para pedir monedas a los trenes que avanzan por un puente de dos kilómetros de largo. A través de una serie de entrevistas se denuncia la situación de abandono social al que son sometidos.</text:p>
          </table:table-cell>
          <table:table-cell table:style-name="Default" office:value-type="string" calcext:value-type="string">
            <text:p>Juan de Garay</text:p>
          </table:table-cell>
          <table:table-cell table:style-name="Default" office:value-type="string" calcext:value-type="string">
            <text:p>Argentina: Santa Fé, Mitre., Rosario, Buenos Aires, Bajos del salado, </text:p>
          </table:table-cell>
          <table:table-cell table:style-name="Default" office:value-type="string" calcext:value-type="string">
            <text:p>1573, 1956-1957-1958, </text:p>
          </table:table-cell>
          <table:table-cell table:style-name="Default" office:value-type="string" calcext:value-type="string">
            <text:p>Película documental</text:p>
          </table:table-cell>
          <table:table-cell table:style-name="Default" table:number-columns-repeated="4"/>
          <table:table-cell table:style-name="Default" office:value-type="string" calcext:value-type="string">
            <text:p>VHS</text:p>
          </table:table-cell>
          <table:table-cell table:style-name="Default" office:value-type="string" calcext:value-type="string">
            <text:p>1 dvd</text:p>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3"/>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8"/>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3</text:p>
          </table:table-cell>
          <table:table-cell table:style-name="Default" office:value-type="string" calcext:value-type="string">
            <text:p>A Valparaiso</text:p>
          </table:table-cell>
          <table:table-cell table:style-name="Default" table:number-columns-repeated="4"/>
          <table:table-cell table:style-name="Default" office:value-type="string" calcext:value-type="string">
            <text:p>Chile/Francia</text:p>
          </table:table-cell>
          <table:table-cell table:style-name="Default" office:value-type="float" office:value="1962" calcext:value-type="float">
            <text:p>1962</text:p>
          </table:table-cell>
          <table:table-cell table:style-name="Default" office:value-type="string" calcext:value-type="string">
            <text:p>26´38"</text:p>
          </table:table-cell>
          <table:table-cell table:style-name="Default"/>
          <table:table-cell table:style-name="Default" office:value-type="string" calcext:value-type="string">
            <text:p>Joris Ivens</text:p>
          </table:table-cell>
          <table:table-cell table:style-name="Default"/>
          <table:table-cell table:style-name="Default" office:value-type="string" calcext:value-type="string">
            <text:p>Chris Marker</text:p>
          </table:table-cell>
          <table:table-cell table:style-name="Default" table:number-columns-repeated="2"/>
          <table:table-cell table:style-name="Default" office:value-type="string" calcext:value-type="string">
            <text:p>Georges Strouvé / Asistente de cámara: Patricio Guzmán</text:p>
          </table:table-cell>
          <table:table-cell table:style-name="Default"/>
          <table:table-cell table:style-name="Default" office:value-type="string" calcext:value-type="string">
            <text:p>Jean Ravel</text:p>
          </table:table-cell>
          <table:table-cell table:style-name="Default" table:number-columns-repeated="2"/>
          <table:table-cell table:style-name="Default" office:value-type="string" calcext:value-type="string">
            <text:p>Gustavo Becerra</text:p>
          </table:table-cell>
          <table:table-cell table:style-name="Default"/>
          <table:table-cell table:style-name="Default" office:value-type="string" calcext:value-type="string">
            <text:p>Roger Pigaut</text:p>
          </table:table-cell>
          <table:table-cell table:style-name="Default" table:number-columns-repeated="3"/>
          <table:table-cell table:style-name="Default" office:value-type="string" calcext:value-type="string">
            <text:p>Argos Films, Cine experimental de la Universidad de Chile, Universidad de Chile</text:p>
          </table:table-cell>
          <table:table-cell table:style-name="Default" office:value-type="string" calcext:value-type="string">
            <text:p>Anatole Dauman, Phillippe Lifchitz / Producción ejecutiva: Luis Cornejo</text:p>
          </table:table-cell>
          <table:table-cell table:style-name="Default"/>
          <table:table-cell table:style-name="Default" office:value-type="string" calcext:value-type="string">
            <text:p>En 1951, Anatole Dauman fundó la compañía productora Argos Films, en colaboración con Philippe Lifchitz. Esta compañía jugó un papel esencial en la formación de los cineastas franceses que con el tiempo serían clasificados dentro de una corriente cinematográfica llamada La Nueva Ola, gracias a esta compañía cineastas como Alain Resnais, Jean Luc Godard, Robert Bresson, Chris Marker, entre otros, tuvieron la oportunidad de realizar sus trabajos cinematográficos. Dentro de la producción de Argos Films hay todo género de producciones cinematográficas, desde cortometrajes hasta largometrajes, principalmente inspirados en el trabajo del documentalista italiano Luciano Emmer. (Fuente: http://www.mrmovietimes.com/celebrity/anatole-dauman.html; http://www.allmovie.com/artist/anatole-dauman-p86783; http://en.wikipedia.org/wiki/Night_and_Fog_(1955_film); http://www.filmaffinity.com/es/film133039.html )</text:p>
          </table:table-cell>
          <table:table-cell table:style-name="Default" office:value-type="string" calcext:value-type="string">
            <text:p>Joris Ivens Nació en Holanda a finales del siglo XIX, en 1898. Fue un destacado documentalista, en cuyas obras influyeron profundamente los trabajos de Dziga Vertov, Serguéi Eisenstein y Robert Flaherty, con quienes, además, trabajó muy cerca. En los años veinte, el trabajo artístico-documental de Joris Ivens primero incursionó en la Unión Soviética, donde se dice que adquirió sus bases ideológico políticas, es por ello que podemos ver filmes que resaltan los avances del comunismo. Más tarde, en 1933, filmó en Bélgica un documental dedicado al registro de una huelga de mineros, intitulada “Boragine”. Gracias a su labor fílmica-artística-documental fue galardona con el premio de Paz Internacional en 1954. En la década de 1960, centró su atención en el conflicto armado norteamericano en Vietnam, reflejado en sus películas Carnet de viaje: Pueblo en armas, Viêt nam y Lejos de Vietnam; también dedicó gran parte de su trabajo a la docencia, principalmente en las aulas de los distintos países que conforman la zona latinoamericana: como Chile, Cuba, México, entre otros. Durante su estancia en Chile, tuvo la oportunidad de conocer a personajes destacados en la historia contemporánea de ese país como el presidente chileno Salvador Allende, el poeta Pablo Neruda, al cineasta, en ese momento muy joven, Patricio Guzmán, etc.; lo que le ofreció la oportunidad para realizar un filme documental llamado A Valparaíso, en el año de 1963. (Fuente: http://www.bifurcaciones.cl/2012/12/joris-ivens-valparaiso-entre-la-poesia-y-la-critica/2/; http://tierraentrance.miradas.net/2010/05/ensayos/el-aporte-de-joris-ivens-al-cine-documental-latinoamericano.html; http://es.wikipedia.org/wiki/Joris_Ivens)</text:p>
          </table:table-cell>
          <table:table-cell table:style-name="Default" table:number-columns-repeated="2"/>
          <table:table-cell table:style-name="Default" office:value-type="string" calcext:value-type="string">
            <text:p>"El gran documentalista holandés Joris Ivens asociado al cine club que por ese tiempo funcionaba en la Universidad de Chile realiza este cortometraje de la ciudad de Valparaiso en Chile, mostrando el singular paisaje de un lugar que habita con un pie en el cerro y otro en el mar, anclada en un tiempo que desapareció luego de la apertura del Canal de Panamá, lo que congeló su existir de principal puerto del pacífico sur por aquel tiempo.""Con perfecto ritmo visual y hermoso relato realizado por otro grande como Chris Marker, este documental busca mostrar las contradicciones y singularidades de una ciudad formada por marineros de todos lados del mundo (españoles, ingleses,franceses,etc), quienes luego de la apertura del Canal de Panamá dejan una ciudad casi inmóvil al paso del tiempo, con una población que en la actualidad habita los mismas calles formadas un siglo atrás."http://www.chilecomparte.cl/topic/928550-joris-ivens-a-valparaiso-1962-subtitulos/</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Cartografía, pintura, dibujo</text:p>
          </table:table-cell>
          <table:table-cell table:style-name="Default" office:value-type="string" calcext:value-type="string">
            <text:p>Grabación de campo, voz en off, conducción, música de época, animación</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Francés, Español</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8-21" calcext:value-type="date">
            <text:p>8/21/2008</text:p>
          </table:table-cell>
          <table:table-cell table:number-columns-repeated="959"/>
        </table:table-row>
        <table:table-row table:style-name="ro1">
          <table:table-cell table:style-name="Default" office:value-type="string" calcext:value-type="string">
            <text:p>MXIM-AV-1-8-4</text:p>
          </table:table-cell>
          <table:table-cell table:style-name="Default" office:value-type="string" calcext:value-type="string">
            <text:p>Skizbe</text:p>
          </table:table-cell>
          <table:table-cell table:style-name="Default" office:value-type="string" calcext:value-type="string">
            <text:p>O inicio, El principio</text:p>
          </table:table-cell>
          <table:table-cell table:style-name="Default" table:number-columns-repeated="3"/>
          <table:table-cell table:style-name="Default" office:value-type="string" calcext:value-type="string">
            <text:p>Armenia</text:p>
          </table:table-cell>
          <table:table-cell table:style-name="Default" office:value-type="float" office:value="1967" calcext:value-type="float">
            <text:p>1967</text:p>
          </table:table-cell>
          <table:table-cell table:style-name="Default" office:value-type="string" calcext:value-type="string">
            <text:p>9´</text:p>
          </table:table-cell>
          <table:table-cell table:style-name="Default"/>
          <table:table-cell table:style-name="Default" office:value-type="string" calcext:value-type="string">
            <text:p>Artavazd Pelechian</text:p>
          </table:table-cell>
          <table:table-cell table:style-name="Default" table:number-columns-repeated="4"/>
          <table:table-cell table:style-name="Default" office:value-type="string" calcext:value-type="string">
            <text:p>E. Karavaiev</text:p>
          </table:table-cell>
          <table:table-cell table:style-name="Default" table:number-columns-repeated="3"/>
          <table:table-cell table:style-name="Default" office:value-type="string" calcext:value-type="string">
            <text:p>O. Polissonov</text:p>
          </table:table-cell>
          <table:table-cell table:style-name="Default"/>
          <table:table-cell table:style-name="Default" office:value-type="string" calcext:value-type="string">
            <text:p>Sviridov</text:p>
          </table:table-cell>
          <table:table-cell table:style-name="Default" table:number-columns-repeated="11"/>
          <table:table-cell table:style-name="Default" office:value-type="string" calcext:value-type="string">
            <text:p>Film realizado a través de imágenes de archivo dedicado al 50º aniversario de la Revolución de Octubre. Breve historia de las revoluciones (y de la represión) realizada con materiales de archivo de todo el siglo XX. Movimiento y energía a través del montaje. Pelechian experimenta con este film lo que no cesará de desarrollar en los films posteriores, un montaje de imágenes preexistentes ,alternando pasado, presente y futuro, en una trama que forma una representación simbólica de la historia de Rusia. Vemos movimientos de revuelta popular, desfiles, figuras emblemáticas, imágenes de explosiones, cadáveres, maquinas en movimiento, con un flujo rítmico característico de Pelechian.http://www.divxclasico.com/foro/viewtopic.php?t=48100</text:p>
          </table:table-cell>
          <table:table-cell table:style-name="Default" office:value-type="string" calcext:value-type="string">
            <text:p>Lenin</text:p>
          </table:table-cell>
          <table:table-cell table:style-name="Default" office:value-type="string" calcext:value-type="string">
            <text:p>Rusia</text:p>
          </table:table-cell>
          <table:table-cell table:style-name="Default" office:value-type="float" office:value="1917" calcext:value-type="float">
            <text:p>1917</text:p>
          </table:table-cell>
          <table:table-cell table:style-name="Default" office:value-type="string" calcext:value-type="string">
            <text:p>Película documental</text:p>
          </table:table-cell>
          <table:table-cell table:style-name="Default" office:value-type="string" calcext:value-type="string">
            <text:p>Footage</text:p>
          </table:table-cell>
          <table:table-cell table:style-name="Default" office:value-type="string" calcext:value-type="string">
            <text:p>Fotografía, registros fílmicos de archivo</text:p>
          </table:table-cell>
          <table:table-cell table:style-name="Default" office:value-type="string" calcext:value-type="string">
            <text:p>Incidentale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Titulos en armenio</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text:s/>y monitor</text:p>
          </table:table-cell>
          <table:table-cell table:style-name="Default"/>
          <table:table-cell table:style-name="Default" office:value-type="string" calcext:value-type="string">
            <text:p>Forma parte de la antología <text:s/>Artavazd Pelechían: obra documental (1967-1994) MXIM-AV-1-11-11</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9-19" calcext:value-type="date">
            <text:p>9/19/2008</text:p>
          </table:table-cell>
          <table:table-cell table:number-columns-repeated="959"/>
        </table:table-row>
        <table:table-row table:style-name="ro1">
          <table:table-cell table:style-name="Default" office:value-type="string" calcext:value-type="string">
            <text:p>MXIM-AV-1-8-5</text:p>
          </table:table-cell>
          <table:table-cell table:style-name="Default" office:value-type="string" calcext:value-type="string">
            <text:p>Menq</text:p>
          </table:table-cell>
          <table:table-cell table:style-name="Default" office:value-type="string" calcext:value-type="string">
            <text:p>Nós, Nosotros</text:p>
          </table:table-cell>
          <table:table-cell table:style-name="Default" table:number-columns-repeated="3"/>
          <table:table-cell table:style-name="Default" office:value-type="string" calcext:value-type="string">
            <text:p>Armenia</text:p>
          </table:table-cell>
          <table:table-cell table:style-name="Default" office:value-type="float" office:value="1969" calcext:value-type="float">
            <text:p>1969</text:p>
          </table:table-cell>
          <table:table-cell table:style-name="Default" office:value-type="string" calcext:value-type="string">
            <text:p>23´</text:p>
          </table:table-cell>
          <table:table-cell table:style-name="Default"/>
          <table:table-cell table:style-name="Default" office:value-type="string" calcext:value-type="string">
            <text:p>Artavazd Pelechian</text:p>
          </table:table-cell>
          <table:table-cell table:style-name="Default" table:number-columns-repeated="6"/>
          <table:table-cell table:style-name="Default" office:value-type="string" calcext:value-type="string">
            <text:p>L. Volkova</text:p>
          </table:table-cell>
          <table:table-cell table:style-name="Default"/>
          <table:table-cell table:style-name="Default" office:value-type="string" calcext:value-type="string">
            <text:p>F. Amirkhanian</text:p>
          </table:table-cell>
          <table:table-cell table:style-name="Default" table:number-columns-repeated="13"/>
          <table:table-cell table:style-name="Default" office:value-type="string" calcext:value-type="string">
            <text:p>Poema cinematográfico cuyo sentido recae en el título, Nosotros, que representa al pueblo armenio dentro de la especificidad de su historia -genocidio, repatriación- y unifica los aspectos chocantes de la vida cotidiana en la tierra natal. El registro de esta cotidianidad va desde lo dramático (imagen de un entierro que el montaje convierte en conmovedor) a lo cómico (un triciclo desaparece bajo el humo del tubo de escape que arranca). Esta especificidad armenia alcanza aquí, para el mundo occidental, una dimensión universal. Es un grito contra toda animosidad nacionalista. También es un trabajo sobre los símbolos que representan este grito.http://www.divxclasico.com/foro/viewtopic.php?t=48100</text:p>
          </table:table-cell>
          <table:table-cell table:style-name="Default"/>
          <table:table-cell table:style-name="Default" office:value-type="string" calcext:value-type="string">
            <text:p>Armenia</text:p>
          </table:table-cell>
          <table:table-cell table:style-name="Default"/>
          <table:table-cell table:style-name="Default" office:value-type="string" calcext:value-type="string">
            <text:p>Película documental</text:p>
          </table:table-cell>
          <table:table-cell table:style-name="Default" office:value-type="string" calcext:value-type="string">
            <text:p>Footage</text:p>
          </table:table-cell>
          <table:table-cell table:style-name="Default" office:value-type="string" calcext:value-type="string">
            <text:p>Registros fílmicos de archivo</text:p>
          </table:table-cell>
          <table:table-cell table:style-name="Default" office:value-type="string" calcext:value-type="string">
            <text:p>Incidentale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Titulos en armenio</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text:s/>y monitor</text:p>
          </table:table-cell>
          <table:table-cell table:style-name="Default"/>
          <table:table-cell table:style-name="Default" office:value-type="string" calcext:value-type="string">
            <text:p>Forma parte de la antología <text:s/>Artavazd Pelechían: obra documental (1967-1994) MXIM-AV-1-11-11</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9-19" calcext:value-type="date">
            <text:p>9/19/2008</text:p>
          </table:table-cell>
          <table:table-cell table:number-columns-repeated="959"/>
        </table:table-row>
        <table:table-row table:style-name="ro1">
          <table:table-cell table:style-name="Default" office:value-type="string" calcext:value-type="string">
            <text:p>MXIM-AV-1-8-6</text:p>
          </table:table-cell>
          <table:table-cell table:style-name="Default" office:value-type="string" calcext:value-type="string">
            <text:p>Chiefs</text:p>
          </table:table-cell>
          <table:table-cell table:style-name="Default" table:number-columns-repeated="4"/>
          <table:table-cell table:style-name="Default" office:value-type="string" calcext:value-type="string">
            <text:p>Estados Unidos</text:p>
          </table:table-cell>
          <table:table-cell table:style-name="Default" office:value-type="float" office:value="1969" calcext:value-type="float">
            <text:p>1969</text:p>
          </table:table-cell>
          <table:table-cell table:style-name="Default" office:value-type="string" calcext:value-type="string">
            <text:p>18´</text:p>
          </table:table-cell>
          <table:table-cell table:style-name="Default"/>
          <table:table-cell table:style-name="Default" office:value-type="string" calcext:value-type="string">
            <text:p>Richard Leacock, Noel E. Parmentel Jr.</text:p>
          </table:table-cell>
          <table:table-cell table:style-name="Default" table:number-columns-repeated="19"/>
          <table:table-cell table:style-name="Excel_20_Built-in_20_Hyperlink" office:value-type="string" calcext:value-type="string">
            <text:p>Richard Leacock Nació en Londres el 18 de julio de 1921. Vivió la mayor parte de su infancia en algunas de las plantaciones bananeras ubicadas en las Islas Canarias, de las cuales su padre era propietario. Más tarde, Leacock cursó sus estudios primarios en Inglaterra, aunque su vida en Islas Canarias fue la que realmente marcó su perspectiva cinematográfica. Su incursión en la cinematografía comenzó a los 14 años, cuando filmó un cortometraje (10 min, 16 mm, silente) en el que pretendía mostrar el modo de vida en las plantaciones bananeras de las Islas Canarias. Sus cualidades lo llevaron también a tomar registro de la vida de las aves en las Islas Galapagos, colaborando como asistente del ornitólogo David Lack. Posteriormente, a principios de la década de 1940, viajó a los Estados Unidos, en donde se dedicó a cursar estudios sobre cinematografía propiamente; mientras colaboraba como camarográfo y asistente de edición en el filme The hear your banjo play (1941), un filme documental que registró la organización de un festival de música folklórica realizado en el sur de Virginia. Tres años más tarde, en 1944, Leacock viajó a Burma y China para realizar un trabajo como fotógrafo de guerra; catorce meses después, retornó a trabajar como camarográfo en un filme dirigido por el afamado Robert Flaherty intitulado Louisiana story. Durante el resto de la década colaboró en distintos trabajos fílmicos como camarográfo y asistente de edición. En 1954, Leacock filmó, dirigió y editó la película Toby and the fall corn, un suplemento que le pidieron para un programa cultural de televisión llamado Omnibus, a través de Robert Drew, en ese entonces editor de la revista Life. En ese mismo año, con ayuda de las técnicas aprendidas durante su trabajo como fotográfo-corresponsal de guerra, trabajó como camarográfo para un filme intitulado Jazz Dance, en el cual registró la manera en la cual la gente se ponía a bailar en un centro nocturno en Estados Unidos. Al comienzo de la década de 1960, Leacock colaboró de nueva cuenta con el editor de la revista Life, Robert Drew, para hacer una película sobre la campaña presidencial de John F. Kennedy, llamada PRIMARY. (Fuente: http://richardleacock.com/About-Richard-Leacock )</text:p>
          </table:table-cell>
          <table:table-cell table:style-name="Default" table:number-columns-repeated="2"/>
          <table:table-cell table:style-name="Default" office:value-type="string" calcext:value-type="string">
            <text:p>That done, Leacock and Noel Parmentel Jr., a friend and occasional collaborator (CAMPAIGN MANAGER) who knew people in high places, discovered a Police Chief’s Convention in Hawaii and rushed off to film it. The police were so taken by the film that it was shown at their next national convention as evidence of their illustrious public image. Later when a member saw it running as a short with MONTEREY POP he realized that for that film’s youthful audience, their image was not what they had assumed. It was not shown at their next convention.D A Pennebakerhttp://phfilms.com/index.php/phf/film/chiefs_1968/</text:p>
          </table:table-cell>
          <table:table-cell table:style-name="Default"/>
          <table:table-cell table:style-name="Default" office:value-type="string" calcext:value-type="string">
            <text:p> Waikiki Beach, Honolulu, O'ahu, Hawaii, USA</text:p>
          </table:table-cell>
          <table:table-cell table:style-name="Default"/>
          <table:table-cell table:style-name="Default" office:value-type="string" calcext:value-type="string">
            <text:p>Película documental</text:p>
          </table:table-cell>
          <table:table-cell table:style-name="Default"/>
          <table:table-cell table:style-name="Default" office:value-type="string" calcext:value-type="string">
            <text:p>Foto aérea, testimonios videorales</text:p>
          </table:table-cell>
          <table:table-cell table:style-name="Default" office:value-type="string" calcext:value-type="string">
            <text:p>Grabación de campo</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7</text:p>
          </table:table-cell>
          <table:table-cell table:style-name="Default" office:value-type="string" calcext:value-type="string">
            <text:p>Chronique d'un été</text:p>
          </table:table-cell>
          <table:table-cell table:style-name="Default" office:value-type="string" calcext:value-type="string">
            <text:p>Crónica de un verano</text:p>
          </table:table-cell>
          <table:table-cell table:style-name="Default" table:number-columns-repeated="3"/>
          <table:table-cell table:style-name="Default" office:value-type="string" calcext:value-type="string">
            <text:p>Francia</text:p>
          </table:table-cell>
          <table:table-cell table:style-name="Default" office:value-type="float" office:value="1960" calcext:value-type="float">
            <text:p>1960</text:p>
          </table:table-cell>
          <table:table-cell table:style-name="Default" office:value-type="string" calcext:value-type="string">
            <text:p>85´10´´</text:p>
          </table:table-cell>
          <table:table-cell table:number-columns-repeated="2" table:style-name="Default" office:value-type="string" calcext:value-type="string">
            <text:p>Jean Rouch/Edgar Morin</text:p>
          </table:table-cell>
          <table:table-cell table:style-name="Default" office:value-type="string" calcext:value-type="string">
            <text:p>Don A. Pennebaker</text:p>
          </table:table-cell>
          <table:table-cell table:style-name="Default" table:number-columns-repeated="2"/>
          <table:table-cell table:style-name="Default" office:value-type="string" calcext:value-type="string">
            <text:p><text:s/></text:p>
          </table:table-cell>
          <table:table-cell table:style-name="Default" office:value-type="string" calcext:value-type="string">
            <text:p>Roger Moriller, Raoul Coutard, Jean- Jacques Tarbes y Michael Brault</text:p>
          </table:table-cell>
          <table:table-cell table:style-name="Default" office:value-type="string" calcext:value-type="string">
            <text:p><text:s/></text:p>
          </table:table-cell>
          <table:table-cell table:style-name="Default" office:value-type="string" calcext:value-type="string">
            <text:p>Jean Ravel/Néna Baratier/Francois Colin</text:p>
          </table:table-cell>
          <table:table-cell table:style-name="Default" office:value-type="string" calcext:value-type="string">
            <text:p><text:s/></text:p>
          </table:table-cell>
          <table:table-cell table:style-name="Default" office:value-type="string" calcext:value-type="string">
            <text:p>Michel Fano, Gy Rophé</text:p>
          </table:table-cell>
          <table:table-cell table:style-name="Default"/>
          <table:table-cell table:style-name="Default" office:value-type="string" calcext:value-type="string">
            <text:p>Pierre Barbaud</text:p>
          </table:table-cell>
          <table:table-cell table:style-name="Default" table:number-columns-repeated="3"/>
          <table:table-cell table:style-name="Default" office:value-type="string" calcext:value-type="string">
            <text:p>Asistentes: Claude Beausoleil/Louis Boucher</text:p>
          </table:table-cell>
          <table:table-cell table:style-name="Default" office:value-type="string" calcext:value-type="string">
            <text:p>Argos Films/ Comité du Film Ethnographique-Musée de L'Homme París</text:p>
          </table:table-cell>
          <table:table-cell table:style-name="Default" office:value-type="string" calcext:value-type="string">
            <text:p>André Heinrich</text:p>
          </table:table-cell>
          <table:table-cell table:style-name="Default" office:value-type="string" calcext:value-type="string">
            <text:p>Anatole Dauman</text:p>
          </table:table-cell>
          <table:table-cell table:style-name="Default" office:value-type="string" calcext:value-type="string">
            <text:p>En 1951, Anatole Dauman fundó la compañía productora Argos Films, en colaboración con Philippe Lifchitz. Esta compañía jugó un papel esencial en la formación de los cineastas franceses que con el tiempo serían clasificados dentro de una corriente cinematográfica llamada La Nueva Ola, gracias a esta compañía cineastas como Alain Resnais, Jean Luc Godard, Robert Bresson, Chris Marker, entre otros, tuvieron la oportunidad de realizar sus trabajos cinematográficos. Dentro de la producción de Argos Films hay todo género de producciones cinematográficas, desde cortometrajes hasta largometrajes, principalmente inspirados en el trabajo del documentalista italiano Luciano Emmer. (Fuente: http://www.mrmovietimes.com/celebrity/anatole-dauman.html; http://www.allmovie.com/artist/anatole-dauman-p86783; http://en.wikipedia.org/wiki/Night_and_Fog_(1955_film); http://www.filmaffinity.com/es/film133039.html )</text:p>
          </table:table-cell>
          <table:table-cell table:style-name="Default" office:value-type="string" calcext:value-type="string">
            <text:p>Jean Rouch (31 de mayo de 1917 - 18 de febrero de 2004) era un cineasta y antropólogo francés. Su larga relación con los temas africanos empezó en 1941 después de trabajar como ingeniero civil supervisor de un proyecto de construcción en Níger. Poco después volvió a Francia para participar en la [Resistencia francesa]. Después de la Segunda Guerra Mundial, trabajó temporalmente como periodista con la Agencia France-Presse antes de regresar a África en donde trabajó como antropólogo influyente y un cineasta a veces polémico. Autor de documental etnográfico desde los años 1950 hasta 1980. (http://es.wikipedia.org/wiki/Jean_Rouch) Edgar Morin: Filósofo y político francés de origen judeo-español (sefardí), nacido en París el 8 de julio de 1921, su nombre anterior era Edgar Nahum. Al integrarse a la Centro Nacional de Investigación Científica (CNRS), Morin se inicia en el campo de la antropología social en el terreno de la cinematografía, aproximándose al surrealismo, aunque todavía no abandonando el socialismo, del cual comparte ideas con Franco Fortini y Roberto Guiducci, así como de Herbert Marcuse y otros filósofos. (Extraído de http://es.wikipedia.org/wiki/Edgar_Morin) En 1959 publica un manifiesto a favor de un nuevo cinéma vérité y, durante 1960, rueda la película “Chronique d’un été”. http://www.edgarmorin.com/Default.aspx?tabid=57</text:p>
          </table:table-cell>
          <table:table-cell table:style-name="Default" office:value-type="string" calcext:value-type="string">
            <text:p>Donación</text:p>
          </table:table-cell>
          <table:table-cell table:style-name="Default"/>
          <table:table-cell table:style-name="Default" office:value-type="string" calcext:value-type="string">
            <text:p>Además de ser una encuesta sociológica, Rouch y Morin plantean en Chronique d'un été una reflexión muy similar a la llevada a cabo por la Nouvelle Vague. A lo largo de la película en la que los directores recogieron el día a día cotidiano de París, se puede apreciar como la reflexión entre los hombres y su tiempo está muy vinculada a la relación del hombre con el cine. Al final de la cinta, los directores recogen el momento en el que exhiben el material rodado antes sus protagonistas, los cuales ofrecen sus puntos de vista hacerca de lo que han visto.http://fama2.us.es/fco/documentaweb/peliculas/Chronique%20d%27un%20%E9t%E9_1967.htm</text:p>
          </table:table-cell>
          <table:table-cell table:style-name="Default" office:value-type="string" calcext:value-type="string">
            <text:p>Marceline, Morin, Daniel, Nadine, Madi, Angelo, Landry, Simone, Jacques, Marilou, Jean-Pierre, Regis, Raymond, Michel, Catherine, Sophie, Maxie</text:p>
          </table:table-cell>
          <table:table-cell table:style-name="Default" office:value-type="string" calcext:value-type="string">
            <text:p>Paris, Francia,Camarga, Villenueve sur Lot, Renault, Africa,Clichy, Buttes Chaumont, Italia, Cremona, Argelia, Congo, Leopoldville, Costa de Marfil, Plaza de la Concordia, Renault, Saint Tropez</text:p>
          </table:table-cell>
          <table:table-cell table:style-name="Default" office:value-type="float" office:value="1960" calcext:value-type="float">
            <text:p>1960</text:p>
          </table:table-cell>
          <table:table-cell table:style-name="Default" office:value-type="string" calcext:value-type="string">
            <text:p>Película documental</text:p>
          </table:table-cell>
          <table:table-cell table:style-name="Default"/>
          <table:table-cell table:style-name="Default" office:value-type="string" calcext:value-type="string">
            <text:p>Registros fílmicos, testimonios videorales.</text:p>
          </table:table-cell>
          <table:table-cell table:style-name="Default" office:value-type="string" calcext:value-type="string">
            <text:p>Grabanción de campo, voz en off, entrevistas, incidentales.</text:p>
          </table:table-cell>
          <table:table-cell table:style-name="Default"/>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Inglés, español</text:p>
          </table:table-cell>
          <table:table-cell table:style-name="Default" office:value-type="string" calcext:value-type="string">
            <text:p>DVD</text:p>
          </table:table-cell>
          <table:table-cell table:style-name="Default" office:value-type="string" calcext:value-type="string">
            <text:p>2 dvd/1 vhs</text:p>
          </table:table-cell>
          <table:table-cell table:style-name="Default" office:value-type="string" calcext:value-type="string">
            <text:p>copias</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8</text:p>
          </table:table-cell>
          <table:table-cell table:style-name="Default" office:value-type="string" calcext:value-type="string">
            <text:p>Comizi´amore</text:p>
          </table:table-cell>
          <table:table-cell table:style-name="Default" office:value-type="string" calcext:value-type="string">
            <text:p>Encuesta <text:s/>de amor</text:p>
          </table:table-cell>
          <table:table-cell table:style-name="Default" table:number-columns-repeated="3"/>
          <table:table-cell table:style-name="Default" office:value-type="string" calcext:value-type="string">
            <text:p>Italia</text:p>
          </table:table-cell>
          <table:table-cell table:style-name="Default" office:value-type="float" office:value="1965" calcext:value-type="float">
            <text:p>1965</text:p>
          </table:table-cell>
          <table:table-cell table:style-name="Default" office:value-type="string" calcext:value-type="string">
            <text:p>90´</text:p>
          </table:table-cell>
          <table:table-cell table:style-name="Default"/>
          <table:table-cell table:number-columns-repeated="2" table:style-name="Default" office:value-type="string" calcext:value-type="string">
            <text:p>Pier Paolo Pasolini</text:p>
          </table:table-cell>
          <table:table-cell table:style-name="Default" table:number-columns-repeated="3"/>
          <table:table-cell table:style-name="Default" office:value-type="string" calcext:value-type="string">
            <text:p>Mario Bernardo, Tonino delli Colli</text:p>
          </table:table-cell>
          <table:table-cell table:style-name="Default"/>
          <table:table-cell table:style-name="Default" office:value-type="string" calcext:value-type="string">
            <text:p>Nino Baragli</text:p>
          </table:table-cell>
          <table:table-cell table:style-name="Default" office:value-type="string" calcext:value-type="string">
            <text:p>Oscar de Arcangelis, Carlo Ramundo</text:p>
          </table:table-cell>
          <table:table-cell table:style-name="Default" office:value-type="string" calcext:value-type="string">
            <text:p>RCA Haliana /Fonolux</text:p>
          </table:table-cell>
          <table:table-cell table:style-name="Default" table:number-columns-repeated="2"/>
          <table:table-cell table:style-name="Default" office:value-type="string" calcext:value-type="string">
            <text:p>Lello Bersani</text:p>
          </table:table-cell>
          <table:table-cell table:style-name="Default" table:number-columns-repeated="2"/>
          <table:table-cell table:style-name="Default" office:value-type="string" calcext:value-type="string">
            <text:p>Dirección artística: Pier Paolo Pasolini</text:p>
          </table:table-cell>
          <table:table-cell table:style-name="Default" office:value-type="string" calcext:value-type="string">
            <text:p>Arco film</text:p>
          </table:table-cell>
          <table:table-cell table:style-name="Default" office:value-type="string" calcext:value-type="string">
            <text:p>Alfredo Bini</text:p>
          </table:table-cell>
          <table:table-cell table:style-name="Default" table:number-columns-repeated="2"/>
          <table:table-cell table:style-name="Excel_20_Built-in_20_Hyperlink" office:value-type="string" calcext:value-type="string">
            <text:p>Pier Paolo Pasolini Nació en Borgoña, Italia, en el año de 1922. Es considerado como uno de los poetas e intelectuales italianos más productivos y talentosos de la segunda mitad del siglo XX. En 1937, Pasolini comenzó sus estudios en Historia del arte en la Universidad de Boloña, donde publicó sus primeros artículos en un revista estudiantil llamada Arquitrave, publicación mensual orientada a estudios de carácter político literario. En 1942, publicó su primer libro de poesía llamado Poesia a casarsa, con financiamiento propio. Durante la década de 1940, trabajó como docente en una institución educativa en Roma. Debido a que atravesaba por una difícil situación económica, decidió dedicarse a la docencia en una institución educativa en Roma; su estancia en esta ciudad le permitió conocer la realidad de la vida proletaria italiana, sobre la cual escribió una novela que terminó publicándose en el año de 1959 llamada Una vita violenta. Esta experiencia provocó que se uniera al partido comunista de su país, una tendencia político ideológica que marcó su vida artística e intelectual, pues—dice Alberto Moravia—Pasolini creía fielmente que la organización del proletariado sacaría adelante al mundo con toda su “frescura, incorruptibilidad, y originalidad”. Durante la década de 1950, Pasolini se dedicó a la actuación, en donde aprendió un poco del oficio teatral, lo que le ayudó a redactar algunos guiones. En 1961, Pasolini debuta como director, en su filme Accatone, un trabajo filmico sobre su novela, Una vita violenta. Posteriormente filmó Mama Roma (1962), filme en el cual aborda, con bastante realismo, el tema de la prostitución en la capital italiana. A decir verdad, a partir de la década de 1960, Pasolini se dedicó fehacientemente a la dirección y producción cinematográfica. De hecho, fue a mediados de esta década cuando adquirió mayor popularidad, incluso a nivel internacional, en el ámbito cinematográfico. Durante este período dirigió las siguentes películas, muchas de ellas adaptaciones de importantes obras literarias: RoGoPaG (1963); Il vangelo secondo matteo (1964), filme por el cual obtuvo un premio en el Festival Cinematográfico de Venecia; Edipe Re (1967), Teorema (1968); Porcile (1969); Il Decameron (1971); The Canterbury tales (1973), y Il fiore delle mille e una notte (1973). En su obra cinematográfica, Pasolini intentó combinar temas de distinta índole, como el realismo con los conceptos de revolución, sexualidad, violencia y sadismo. La obra de Pasolini impulsó la carrera de muchos actores como Christopher Bram, James Purdy, Yukio Mishima, entre otros. (Fuente: http://www.pierpaolopasolini.com/bio.htm ) <text:s/>En 1960 fundó la productora Arco Films , que comenzó su negocio con la bella Antonio , dirigida por Mauro Bolognini , tomado de la novela del mismo nombre por Vitaliano Brancati . El mismo ministro Alberto Folchi trató de disuadir a Bini de abordar un sujeto en riesgo de controversia como el de la impotencia masculina. En esta primera fase de su carrera, Bini se centra especialmente en películas de arte, haciendo su debut en 1961 , Pier Paolo Pasolini con Tramp , y la producción de todas sus películas hasta Edipo Rey de 1967 . Los temas religiosos tratados por el autor en Ricotta y El Evangelio según Mateo provocan intentos de censura, que el fabricante lleva una firma, seguro de sus opciones. Cuando en 1969 el Satyricon de Gian Luigi Polidoro es acusado de obscenidad, Bini responde incluso en publicaciones que tiene el deber cívico, la defensa de cine italiano profesional y política como un panfleto contra la represión película oscurantista. De hecho, cuando se produce Satyricon, Bini ya ha abandonado la política de producción más valiente, innovadora y de investigación que se ha prolongado durante casi una década, a favor de un cine a la moda, provocativo en una superficial e inofensivo, no problemático. Este profundo cambio está bien representado por el fin de la relación con Pasolini y la última producción de Arco Film (y antes Finarco, activo activo hasta 1973 ), Bora Bora de Ugo Liberatore , ejemplo perfecto del tipo de ambiente exótico erótico. Simultáneamente con la actividad Finarco, Bini también otras dos compañías de menor importancia, el sonido de Jericó (1969- el 1975a ) y New Line Films ( 1970 - 1974 ). <text:s/>En esta segunda fase de su carrera pertenecen las películas dirigidas por Ugo Liberatore y Piero Vivarelli ( El dios serpiente , El Decamerón Negro , Código de amor del Este ). La única producción de un nivel comparable al período Arco es Lancelot y Guinevere de Robert Bresson . El 6 de agosto de 1994 fue nombrado comisario del Cine Centro Experimental . <text:s/>permanece en el cargo hasta el 31 de diciembre de 1995 . El 28 de noviembre 2008 fue galardonado con el tiempo de vida requerido por ley Bacchelli . <text:s/>Murió el 16 de octubre de 2010 el hospital en Tarquinia , donde fue hospitalizado por varios días <text:s/>.</text:p>
          </table:table-cell>
          <table:table-cell table:style-name="Default" table:number-columns-repeated="2"/>
          <table:table-cell table:style-name="Default" office:value-type="string" calcext:value-type="string">
            <text:p>Micrófono y cámara en mano, Pasolini filmó este documental en 1963, con la intención de reflejar la mentalidad italiana con respecto a la sexualidad y a las relaciones amorosas. Para ello viajó al sur y al norte, a las ciudades y a los campos, Entre los entrevistados se encuentran el poeta y premio Nobel Ungaretti y el novelista Alberto Moravia. (FILMAFFINITY)</text:p>
          </table:table-cell>
          <table:table-cell table:style-name="Default" office:value-type="string" calcext:value-type="string">
            <text:p>Cesar Mussatti y Alberto Moravia</text:p>
          </table:table-cell>
          <table:table-cell table:style-name="Default" office:value-type="string" calcext:value-type="string">
            <text:p>Italia, Palermo, Monza, Roma, Milán, Bolonia, Sicilia, Calabria, Venecia, toscana, Nápoles, Florencia, Camporeale, </text:p>
          </table:table-cell>
          <table:table-cell table:style-name="Default" office:value-type="float" office:value="1965" calcext:value-type="float">
            <text:p>1965</text:p>
          </table:table-cell>
          <table:table-cell table:style-name="Default" office:value-type="string" calcext:value-type="string">
            <text:p>Película documental</text:p>
          </table:table-cell>
          <table:table-cell table:style-name="Default"/>
          <table:table-cell table:style-name="Default" office:value-type="string" calcext:value-type="string">
            <text:p>Testimonios <text:s/>videorales, fotografía, </text:p>
          </table:table-cell>
          <table:table-cell table:style-name="Default" office:value-type="string" calcext:value-type="string">
            <text:p>Grabación de campo, voz en off, conducción, música de época, entrevistas, intertítulo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Italiano</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9</text:p>
          </table:table-cell>
          <table:table-cell table:style-name="Default" office:value-type="string" calcext:value-type="string">
            <text:p>Don´t look back</text:p>
          </table:table-cell>
          <table:table-cell table:style-name="Default" table:number-columns-repeated="4"/>
          <table:table-cell table:style-name="Default" office:value-type="string" calcext:value-type="string">
            <text:p>Estados Unidos</text:p>
          </table:table-cell>
          <table:table-cell table:style-name="Default" office:value-type="float" office:value="1967" calcext:value-type="float">
            <text:p>1967</text:p>
          </table:table-cell>
          <table:table-cell table:style-name="Default" office:value-type="string" calcext:value-type="string">
            <text:p>96´</text:p>
          </table:table-cell>
          <table:table-cell table:style-name="Default"/>
          <table:table-cell table:style-name="Default" office:value-type="string" calcext:value-type="string">
            <text:p>D.A. Pennebaker</text:p>
          </table:table-cell>
          <table:table-cell table:style-name="Default"/>
          <table:table-cell table:style-name="Default" office:value-type="string" calcext:value-type="string">
            <text:p>D.A. Pennebaker</text:p>
          </table:table-cell>
          <table:table-cell table:style-name="Default" table:number-columns-repeated="2"/>
          <table:table-cell table:style-name="Default" office:value-type="string" calcext:value-type="string">
            <text:p>Howard Alk, Jones Alk, Ed Emshwiller, D.A. Pennebaker</text:p>
          </table:table-cell>
          <table:table-cell table:style-name="Default"/>
          <table:table-cell table:style-name="Default" office:value-type="string" calcext:value-type="string">
            <text:p>D.A. Pennebaker</text:p>
          </table:table-cell>
          <table:table-cell table:style-name="Default" office:value-type="string" calcext:value-type="string">
            <text:p>Robert Van Dyke</text:p>
          </table:table-cell>
          <table:table-cell table:style-name="Default"/>
          <table:table-cell table:style-name="Default" office:value-type="string" calcext:value-type="string">
            <text:p>Bob Dylan</text:p>
          </table:table-cell>
          <table:table-cell table:style-name="Default" table:number-columns-repeated="6"/>
          <table:table-cell table:style-name="Default" office:value-type="string" calcext:value-type="string">
            <text:p>John Curt, Albert Grossman</text:p>
          </table:table-cell>
          <table:table-cell table:style-name="Default" table:number-columns-repeated="2"/>
          <table:table-cell table:style-name="Default" office:value-type="string" calcext:value-type="string">
            <text:p>D.A. Pennebaker Nació en Illinois, Estados Unidos en julio de 1925. Durante su juventud, estuvo de servicio en la Marina, después se graduó como ingeniero en electrónica por la Universidad de Yale. Influenciado por el cineasta Francis Thompson, en 1953, Pennebaker dirigió su primer filme, un cortometraje titulado Daybreaker Express, cuya duración es de cinco minutos, y registra las obras de construcción que se llevaron a cabo en la Tercera Avenida (en la ciudad de Nueva York), para la construcción de una estación de metro, musicalizado por Duke Ellington. Años después, concretamente en el año de 1959, en colaboración con el cineasta Richard Leacock y el editor de la revista LIFE, Robert Drew, forman Drew Associates, una compañía cuyo objetivo principal era realizar documentales para un programa de televisión llamado “Living Cinema”, producido por Time-Life, que tenía como tema abordar las historias de vida tanto de individuos renombrados como de personas cuya existencia ha quedado disuelta entre los pliegues de la cotidianidad. En 1963, junto con Robert Leacock, Pennebaker dejó la Drew Associates, y ambos fundaron otra asociación productora llamada Leacock-Pennebaker Inc. En esta compañía, Pennebaker dirigió y produjo una veintena de cortometrajes durante la primera mitad de la década de 1960. En 1967, Albert Grossman, manager del afamado cantautor Bob Dylan, contactó a Pennebaker para que filmara a Dylan durante su gira en Europa, el resultado fue un filme documental titulado Dont Look Back, que marcó un parteaguas en el ámbito fílmico y en la historia del rock. Este filme catapultó a Pennebaker a la fama internacional, además de considerársele como un precursor de los videoclips musicales que alcanzaron fama a finales de la década de 1970. A partir de este momento, la mayor parte del trabajo documental realizado por Pennebaker se centró en la escena del rock. Después de haber realizado Dont Look Back, Pennebaker fue contratado para realizar un registro fílmico documental de un festival de música llamado Monterey Pop Festival (1968), cuyo nombre sirvió para titular el documental mismo; en este trabajo, Pennebaker tuvo la oportunidad de filmar en escena a varios artistas, considerados hoy como grandes exponentes del rock de la década de 1960, como Jimi Hendrix, Janis Joplin, la banda Jefferson Airplane, entre otros. A finales de la década de 1970, Pennebaker conoció a la documentalista Chris Hegedus, con quien posteriormente contrajo matrimonio, y formó una compañía fílmico-productora llamada Pennekaber Hegedus Films. Juntos, Pennebaker y Hegedus, realizaron numerosos filmes documentales, algunos enfocados a registrar el ámbito político de Estados Unidos (como el filme dedicado a seguir la campaña presidencial de Bill Clinton (1992), el cual fue premiado como Mejor Documental); aunque la mayor parte de los filmes estuvieron dedicados a registrar la escena artística y musical de Estados Unidos. Fuente: http://movies.yahoo.com/person/da-pennebaker/biography.html; http://en.wikipedia.org/wiki/D._A._Pennebaker; http://phfilms.com/index.php/phf/history/; http://phfilms.com/index.php/phf/history/ ; http://en.wikipedia.org/wiki/D._A._Pennebaker ; http://phfilms.com/index.php/phf/people/d_a_pennebaker</text:p>
          </table:table-cell>
          <table:table-cell table:style-name="Default" table:number-columns-repeated="2"/>
          <table:table-cell table:style-name="Default" office:value-type="string" calcext:value-type="string">
            <text:p>En la primavera de 1965, el joven cantautor de Minnesota Bob Dylan realizó una gira por Inglaterra durante tres semanas. La cámara le sigue desde el aeropuerto hasta el hotel, del hotel hasta los escenarios, donde canta junto a amigos y artistas como Joan Baez, Donovan, o el poeta ‘beat’ Allen Ginsberg. Este periodo corresponde al momento en que Dylan evoluciona hacia sonidos eléctricos, un cambio que no agradó a todos los fanes. Documental musical dirigido por uno de los realizadores más especializados en este género, DA Pennebaker, quien inventó junto a Richard Leacock la cámara de 16 mm portátil, con sonido sincronizado, que permitía colocarla en el hombro. Pennebaker realizó ese mismo año la grabación del festival Monterrey Pop, considerado el primer ‘concert film’ -luego vendrían más, como Woodstock- y uno de los mejores en este género. “No mires atrás” es una combinación de actuaciones musicales y una mirada entre bastidores de uno de los artistas más influyentes en el mundo de la música contemporánea. http://www.fiuxy.com/educacion-ciencia-y-tecnologia/2034776-no-mires-atras-bob-dylan-1967-la2-dvbrip-espanol-2012-a.html </text:p>
          </table:table-cell>
          <table:table-cell table:style-name="Default" office:value-type="string" calcext:value-type="string">
            <text:p>Bob Dylan, Albert Grossman, Bob Neuwirth, Joan Baez, Alan Price, Tito Burns, Donovan, Derroll Adams</text:p>
          </table:table-cell>
          <table:table-cell table:style-name="Default" office:value-type="string" calcext:value-type="string">
            <text:p>Gran Bretaña, City Hall, Manchester</text:p>
          </table:table-cell>
          <table:table-cell table:style-name="Default" office:value-type="float" office:value="1965" calcext:value-type="float">
            <text:p>1965</text:p>
          </table:table-cell>
          <table:table-cell table:style-name="Default" office:value-type="string" calcext:value-type="string">
            <text:p>Película documental</text:p>
          </table:table-cell>
          <table:table-cell table:style-name="Default"/>
          <table:table-cell table:style-name="Default" office:value-type="string" calcext:value-type="string">
            <text:p>Testimonios videorales, entrevistas, hemerografía, gráficos, música de época</text:p>
          </table:table-cell>
          <table:table-cell table:style-name="Default" office:value-type="string" calcext:value-type="string">
            <text:p>Grabación de campo, entrevistas, música de época</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office:value-type="string" calcext:value-type="string">
            <text:p>Español (España)</text:p>
          </table:table-cell>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Stereo</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Película documental grabada desde la televisión, en el canal TVE (Televisión Española)</text:p>
          </table:table-cell>
          <table:table-cell table:style-name="Default"/>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8-26" calcext:value-type="date">
            <text:p>8/26/2008</text:p>
          </table:table-cell>
          <table:table-cell table:number-columns-repeated="959"/>
        </table:table-row>
        <table:table-row table:style-name="ro1">
          <table:table-cell table:style-name="Default" office:value-type="string" calcext:value-type="string">
            <text:p>MXIM-AV-1-8-10</text:p>
          </table:table-cell>
          <table:table-cell table:style-name="Default" office:value-type="string" calcext:value-type="string">
            <text:p>Menq </text:p>
          </table:table-cell>
          <table:table-cell table:style-name="Default" office:value-type="string" calcext:value-type="string">
            <text:p>We, Nosotros</text:p>
          </table:table-cell>
          <table:table-cell table:style-name="Default" table:number-columns-repeated="3"/>
          <table:table-cell table:style-name="Default" office:value-type="string" calcext:value-type="string">
            <text:p>URSS</text:p>
          </table:table-cell>
          <table:table-cell table:style-name="Default" office:value-type="float" office:value="1969" calcext:value-type="float">
            <text:p>1969</text:p>
          </table:table-cell>
          <table:table-cell table:style-name="Default" office:value-type="string" calcext:value-type="string">
            <text:p>23´</text:p>
          </table:table-cell>
          <table:table-cell table:number-columns-repeated="2" table:style-name="Default" office:value-type="string" calcext:value-type="string">
            <text:p>Artavazd Pelechian</text:p>
          </table:table-cell>
          <table:table-cell table:style-name="Default" table:number-columns-repeated="6"/>
          <table:table-cell table:style-name="Default" office:value-type="string" calcext:value-type="string">
            <text:p>L. Volkova</text:p>
          </table:table-cell>
          <table:table-cell table:style-name="Default"/>
          <table:table-cell table:style-name="Default" office:value-type="string" calcext:value-type="string">
            <text:p>F. Amirkhanian</text:p>
          </table:table-cell>
          <table:table-cell table:style-name="Default" table:number-columns-repeated="6"/>
          <table:table-cell table:style-name="Default" office:value-type="string" calcext:value-type="string">
            <text:p>Yerevan Film Studio</text:p>
          </table:table-cell>
          <table:table-cell table:style-name="Default" table:number-columns-repeated="6"/>
          <table:table-cell table:style-name="Default" office:value-type="string" calcext:value-type="string">
            <text:p>Poema cinematográfico cuyo sentido recae en el título, Nosotros, que representa al pueblo armenio dentro de la especificidad de su historia -genocidio, repatriación- y unifica los aspectos chocantes de la vida cotidiana en la tierra natal. El registro de esta cotidianidad va desde lo dramático (imagen de un entierro que el montaje convierte en conmovedor) a lo cómico (un triciclo desaparece bajo el humo del tubo de escape que arranca). Esta especificidad armenia alcanza aquí, para el mundo occidental, una dimensión universal. Es un grito contra toda animosidad nacionalista. También es un trabajo sobre los símbolos que representan este grito.http://www.divxclasico.com/foro/viewtopic.php?t=48100 Perturbadoramente poética e intensamente humanista, Nosotros muestra el sufrimiento y la tragedia vivida por el pueblo armenio durante siglos. Pero Nosotros es, en un sentido más amplio, un documento sobre la heroicidad del día a día y la habilidad humana de sobrevivir a pesar de todas las dificultades. "Hablar del pueblo armenio es una oportunidad para poder hablar sobre el mundo entero, sobre el carácter de la naturaleza humana. El pueblo armenio es tan solo un 'nosotros' dentro de un 'Nosotros' mucho mayor". Artavazd Pelechian. http://www.play-doc.com/web2012/_video/weC.html</text:p>
          </table:table-cell>
          <table:table-cell table:style-name="Default"/>
          <table:table-cell table:style-name="Default" office:value-type="string" calcext:value-type="string">
            <text:p>Armenia,</text:p>
          </table:table-cell>
          <table:table-cell table:style-name="Default"/>
          <table:table-cell table:style-name="Default" office:value-type="string" calcext:value-type="string">
            <text:p>Película documental</text:p>
          </table:table-cell>
          <table:table-cell table:style-name="Default" office:value-type="string" calcext:value-type="string">
            <text:p>Footage</text:p>
          </table:table-cell>
          <table:table-cell table:style-name="Default" office:value-type="string" calcext:value-type="string">
            <text:p>Registros fílmicos de archivo</text:p>
          </table:table-cell>
          <table:table-cell table:style-name="Default" office:value-type="string" calcext:value-type="string">
            <text:p>Incidentales</text:p>
          </table:table-cell>
          <table:table-cell table:style-name="Default"/>
          <table:table-cell table:style-name="Default" office:value-type="string" calcext:value-type="string">
            <text:p>35 mm</text:p>
          </table:table-cell>
          <table:table-cell table:style-name="Default"/>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Viene un corto Tom Tom The pipper's son duración 10 min</text:p>
          </table:table-cell>
          <table:table-cell table:style-name="Default"/>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8-11</text:p>
          </table:table-cell>
          <table:table-cell table:style-name="Default" office:value-type="string" calcext:value-type="string">
            <text:p>Fotografia della Famiglia Italiana</text:p>
          </table:table-cell>
          <table:table-cell table:style-name="Default" office:value-type="string" calcext:value-type="string">
            <text:p>Fotografía de la familia italiana</text:p>
          </table:table-cell>
          <table:table-cell table:style-name="Default" table:number-columns-repeated="3"/>
          <table:table-cell table:style-name="Default" office:value-type="string" calcext:value-type="string">
            <text:p>Italia</text:p>
          </table:table-cell>
          <table:table-cell table:style-name="Default" office:value-type="float" office:value="1969" calcext:value-type="float">
            <text:p>1969</text:p>
          </table:table-cell>
          <table:table-cell table:style-name="Default" office:value-type="string" calcext:value-type="string">
            <text:p>21' 58''</text:p>
          </table:table-cell>
          <table:table-cell table:style-name="Default"/>
          <table:table-cell table:style-name="Default" office:value-type="string" calcext:value-type="string">
            <text:p>Virgilio Tossi</text:p>
          </table:table-cell>
          <table:table-cell table:style-name="Default" table:number-columns-repeated="4"/>
          <table:table-cell table:style-name="Default" office:value-type="string" calcext:value-type="string">
            <text:p>Carlo Vertimiglia</text:p>
          </table:table-cell>
          <table:table-cell table:style-name="Default" table:number-columns-repeated="5"/>
          <table:table-cell table:style-name="Default" office:value-type="string" calcext:value-type="string">
            <text:p>Franco Potenza</text:p>
          </table:table-cell>
          <table:table-cell table:style-name="Default" table:number-columns-repeated="4"/>
          <table:table-cell table:style-name="Default" office:value-type="string" calcext:value-type="string">
            <text:p>Instituto Nazionale Luce</text:p>
          </table:table-cell>
          <table:table-cell table:style-name="Default" table:number-columns-repeated="2"/>
          <table:table-cell table:style-name="Default" office:value-type="string" calcext:value-type="string">
            <text:p>El Instituto LUCE, cuyas siglas significan Libera Unione Cinematográfica Educativa, fue creado en 1920 y funcionó como el principal órgano de propaganda del gobierno fascista italiano; en un principio, propiedad de una sociedad privada, se convirtió en 1924 en un organismo dependiente del Estado Fascista Italiano e instaló su sede en Roma, donde reside hasta hoy en día. En su vasta producción cinematográfica encontramos filmes de todos los géneros desde largometrajes de ficción hasta filmes documentales. Actualmente posee un archivo histórico sumamente vasto. (Fuente: www.luce.it y www.archivioluce.com). El Instituto Nacional de Nutrición (INN) es una institución dependiente del gobierno italiano que cuenta con una planta multidisciplinaria de expertos y profesionales en las diferentes áreas relacionadas con el estudio de la química en alimentos y la nutrición. Fundado en 1936 como un organismo dependiente del Consejo Italiano de Investigación Nacional, en 1958 se convirtió en una institución de investigación independiente, adscrito al Departamento de Agricultura, con financiamiento y apoyo del Departamento de Salud. Sus principales funciones son: Apoyar la investigación y difusión de estudios sobre nutrición y química en alimentos; colaborar constantemente con el Departamento de Agricultura y con el Departamento de Salud, y contribuir a la formación de estudiosos en dichas materias. (Fuente: http://www.maas.ccr.it/agrital/inn-ing.html)</text:p>
          </table:table-cell>
          <table:table-cell table:style-name="Default"/>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Este video intenta mostrar el valor documental que encierran 100 años de fotografía de la sociedad italiana. Basado en una muestra derivada de un estudio de antropología cultural, este video narra la historia social y política de un país a través de fotografías de bodas, principalmente, y retratos familiares que tratan de dar una idea sobre la evolución de la cultura popular italiana basada en el núcleo familiar.</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Documental, testimonios orales, registros fonográficos</text:p>
          </table:table-cell>
          <table:table-cell table:style-name="Default" table:number-columns-repeated="2"/>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Italiano</text:p>
          </table:table-cell>
          <table:table-cell table:style-name="Default" table:number-columns-repeated="5"/>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8"/>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12</text:p>
          </table:table-cell>
          <table:table-cell table:style-name="Default" office:value-type="string" calcext:value-type="string">
            <text:p>Hanoi <text:s/>Martes 13</text:p>
          </table:table-cell>
          <table:table-cell table:style-name="Default" table:number-columns-repeated="4"/>
          <table:table-cell table:style-name="Default" office:value-type="string" calcext:value-type="string">
            <text:p>La Habana, Cuba</text:p>
          </table:table-cell>
          <table:table-cell table:style-name="Default" office:value-type="float" office:value="1968" calcext:value-type="float">
            <text:p>1968</text:p>
          </table:table-cell>
          <table:table-cell table:style-name="Default" office:value-type="string" calcext:value-type="string">
            <text:p>33' 29''</text:p>
          </table:table-cell>
          <table:table-cell table:style-name="Default"/>
          <table:table-cell table:style-name="Default" office:value-type="string" calcext:value-type="string">
            <text:p>Santiago Álvarez</text:p>
          </table:table-cell>
          <table:table-cell table:style-name="Default" table:number-columns-repeated="4"/>
          <table:table-cell table:style-name="Default" office:value-type="string" calcext:value-type="string">
            <text:p>Iván Nápoles</text:p>
          </table:table-cell>
          <table:table-cell table:style-name="Default" office:value-type="string" calcext:value-type="string">
            <text:p><text:s/></text:p>
          </table:table-cell>
          <table:table-cell table:style-name="Default" office:value-type="string" calcext:value-type="string">
            <text:p>Idalberto Galvéz/Norma Torrado</text:p>
          </table:table-cell>
          <table:table-cell table:style-name="Default" office:value-type="string" calcext:value-type="string">
            <text:p><text:s/></text:p>
          </table:table-cell>
          <table:table-cell table:style-name="Default" table:number-columns-repeated="2"/>
          <table:table-cell table:style-name="Default" office:value-type="string" calcext:value-type="string">
            <text:p><text:s/>Leo Brouwer</text:p>
          </table:table-cell>
          <table:table-cell table:number-columns-repeated="2" table:style-name="Default" office:value-type="string" calcext:value-type="string">
            <text:p><text:s/></text:p>
          </table:table-cell>
          <table:table-cell table:style-name="Default" office:value-type="string" calcext:value-type="string">
            <text:p>Pepin Rodríguez</text:p>
          </table:table-cell>
          <table:table-cell table:style-name="Default"/>
          <table:table-cell table:style-name="Default" office:value-type="string" calcext:value-type="string">
            <text:p>Insituto Cubano del Arte e Industria Cinematográficos</text:p>
          </table:table-cell>
          <table:table-cell table:style-name="Default" office:value-type="string" calcext:value-type="string">
            <text:p><text:s/></text:p>
          </table:table-cell>
          <table:table-cell table:style-name="Default" office:value-type="string" calcext:value-type="string">
            <text:p>Insituto Cubano del Arte e Industria Cinematográficos/ OSPAAAL</text:p>
          </table:table-cell>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office:value-type="string" calcext:value-type="string">
            <text:p>Santiago Álvarez Román Nace el 8 de marzo de 1919. Uno de los artífices más sobresalientes del cine cubano y figura destacada a nivel internacional. Su documental Now (1965), sobre la discriminación racial en los Estados Unidos, es considerado por especialistas como el antecedente del video clip actual. Realizó otras importantes obras como Ciclón, Muerte al invasor, Hanoi, martes 13, L.B.J. y 79 primaveras, clásicos de la filmografía contemporánea. Fundador y director por más de 20 años del Noticiero ICAIC Latinoamericano, su obra se destacó por la presencia activa del periodismo, el reflejo de importantes sucesos históricos como la guerra de Vietnam y la invasión mercenaria a Cuba en 1961, el genial uso del montaje y el empleo de la banda sonora como parte indisoluble de la acción dramática. Defendía la importancia del periodismo cinematográfico como enriquecedor del documental y afirmaba: "Yo informo de acontecimientos a partir de ideas que tengo sobre esos acontecimientos." Por su labor como cineasta recibió más de 80 primeros premios en festivales internacionales y concursos nacionales. Fue nombrado miembro de la Academia de Artes de la República Democrática Alemana y maestro perenne de la Escuela Internacional de Cine y Televisión de San Antonio de los Baños. Fue asesor del Ministro de Cultura de Cuba, Presidente de la Federación Nacional de Cine clubs y hasta 1986, fue miembro de la Asamblea Nacional del Poder Popular. Obtuvo los títulos de: Gran Brujo de los Andes y Cronista del Tercer Mundo. En su Honor, en la actualidad, se celebra anualmente, en la ciudad de Santiago de Cuba, el Festival Internacional de Documentales Santiago Álvarez In Memoriam. Fallece en la Ciudad de La Habana el 20 de mayo de 1998. (http://www.cubacine.cu/realizad/salvarez.html)</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Un magnifico documental que reúne imágenes sobre la invasión norteamericana en Vietnam, en la región de Hanoi, no sin antes recrear una crítica reseña sobre el presidente Lyndon Johnson, alimentada por imágenes y secuencias sobre el gobernante y su papel en el conflicto bélico que tendría gran repercusión en la historia contemporánea del mundo. Tambien es retratada la gran resistencia del pueblo vietnamita por preservar su soberanía e integridad, ante un sinnúmero de factores en contra. Con una estructura poética y narrativa, e incluyendo párrafos de José Martí escritos en 1889, se muestra cómo vivió y luchó por su libertad el pueblo vietnamita a partir del día en que comenzaron los bombardeos a la ciudad de Hanoi, durante la guerra del Vietnam. (FILMAFFINITY)</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Registros fílmicos, fotografías,.</text:p>
          </table:table-cell>
          <table:table-cell table:style-name="Default" office:value-type="string" calcext:value-type="string">
            <text:p>Música de época, grabación de campo, </text:p>
          </table:table-cell>
          <table:table-cell table:style-name="Default"/>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13</text:p>
          </table:table-cell>
          <table:table-cell table:style-name="Default" office:value-type="string" calcext:value-type="string">
            <text:p>Hasta la victoria siempre/Hanoi/Now</text:p>
          </table:table-cell>
          <table:table-cell table:style-name="Default" table:number-columns-repeated="4"/>
          <table:table-cell table:style-name="Default" office:value-type="string" calcext:value-type="string">
            <text:p>La Habana, Cuba</text:p>
          </table:table-cell>
          <table:table-cell table:style-name="Default" office:value-type="float" office:value="1967" calcext:value-type="float">
            <text:p>1967</text:p>
          </table:table-cell>
          <table:table-cell table:style-name="Default" office:value-type="string" calcext:value-type="string">
            <text:p>19' 18''</text:p>
          </table:table-cell>
          <table:table-cell table:style-name="Default"/>
          <table:table-cell table:style-name="Default" office:value-type="string" calcext:value-type="string">
            <text:p>E. Cardenas/I. Gálvez/A. Herrera/A. Hernández/J. Martinez/J. Pucheux/D. Quesada/P. Rodríguez/R. Saavedra/N. Torrado/A. Valdes/Archivos ICAIC e ICR</text:p>
          </table:table-cell>
          <table:table-cell table:style-name="Default" office:value-type="string" calcext:value-type="string">
            <text:p>Santiago Alvarez</text:p>
          </table:table-cell>
          <table:table-cell table:style-name="Default" office:value-type="string" calcext:value-type="string">
            <text:p><text:s/></text:p>
          </table:table-cell>
          <table:table-cell table:style-name="Default" table:number-columns-repeated="2"/>
          <table:table-cell table:style-name="Default" office:value-type="string" calcext:value-type="string">
            <text:p><text:s/></text:p>
          </table:table-cell>
          <table:table-cell table:style-name="Default"/>
          <table:table-cell table:style-name="Default" office:value-type="string" calcext:value-type="string">
            <text:p>Norman Torrado</text:p>
          </table:table-cell>
          <table:table-cell table:style-name="Default" table:number-columns-repeated="3"/>
          <table:table-cell table:style-name="Default" office:value-type="string" calcext:value-type="string">
            <text:p>Heitor Villa-Lobos</text:p>
          </table:table-cell>
          <table:table-cell table:style-name="Default" table:number-columns-repeated="4"/>
          <table:table-cell table:style-name="Default" office:value-type="string" calcext:value-type="string">
            <text:p>Insituto Cubano del Arte e Industria Cinemtográficos</text:p>
          </table:table-cell>
          <table:table-cell table:style-name="Default" office:value-type="string" calcext:value-type="string">
            <text:p><text:s/></text:p>
          </table:table-cell>
          <table:table-cell table:style-name="Default" office:value-type="string" calcext:value-type="string">
            <text:p>Instituto Cubano del Arte e Industria Cinematográficos</text:p>
          </table:table-cell>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office:value-type="string" calcext:value-type="string">
            <text:p>Santiago Álvarez Román Nace el 8 de marzo de 1919. Uno de los artífices más sobresalientes del cine cubano y figura destacada a nivel internacional. Su documental Now (1965), sobre la discriminación racial en los Estados Unidos, es considerado por especialistas como el antecedente del video clip actual. Realizó otras importantes obras como Ciclón, Muerte al invasor, Hanoi, martes 13, L.B.J. y 79 primaveras, clásicos de la filmografía contemporánea. Fundador y director por más de 20 años del Noticiero ICAIC Latinoamericano, su obra se destacó por la presencia activa del periodismo, el reflejo de importantes sucesos históricos como la guerra de Vietnam y la invasión mercenaria a Cuba en 1961, el genial uso del montaje y el empleo de la banda sonora como parte indisoluble de la acción dramática. Defendía la importancia del periodismo cinematográfico como enriquecedor del documental y afirmaba: "Yo informo de acontecimientos a partir de ideas que tengo sobre esos acontecimientos." Por su labor como cineasta recibió más de 80 primeros premios en festivales internacionales y concursos nacionales. Fue nombrado miembro de la Academia de Artes de la República Democrática Alemana y maestro perenne de la Escuela Internacional de Cine y Televisión de San Antonio de los Baños. Fue asesor del Ministro de Cultura de Cuba, Presidente de la Federación Nacional de Cine clubs y hasta 1986, fue miembro de la Asamblea Nacional del Poder Popular. Obtuvo los títulos de: Gran Brujo de los Andes y Cronista del Tercer Mundo. En su Honor, en la actualidad, se celebra anualmente, en la ciudad de Santiago de Cuba, el Festival Internacional de Documentales Santiago Álvarez In Memoriam. Fallece en la Ciudad de La Habana el 20 de mayo de 1998. (http://www.cubacine.cu/realizad/salvarez.html)</text:p>
          </table:table-cell>
          <table:table-cell table:style-name="Default" office:value-type="string" calcext:value-type="string">
            <text:p>Donación</text:p>
          </table:table-cell>
          <table:table-cell table:style-name="Default" office:value-type="float" office:value="2001" calcext:value-type="float">
            <text:p>2001</text:p>
          </table:table-cell>
          <table:table-cell table:style-name="Default" office:value-type="string" calcext:value-type="string">
            <text:p>Documental que recoje algunas imágenes en film y en fotografía sobre la acción del guerrillero Ernesto Guevara tanto en la revolución cubana, como su intervención en Angola, Bolivia, etc. También están registrados los registros video-orales de sus discursos, en la que deja muy claramente marcada su ideología socialista y revolucionaria, en contraposición del mundo capitalista al que combatió en defensa de sus principios. Un magnífico documento audiovisual que representa un testimonio directo de esta parte de la historia mundial contemporánea, preparada por el gobierno de Cuna de los años 60's. <text:s text:c="13"/></text:p>
          </table:table-cell>
          <table:table-cell table:style-name="Default" office:value-type="string" calcext:value-type="string">
            <text:p>Ernesto Ché Guevara </text:p>
          </table:table-cell>
          <table:table-cell table:style-name="Default" office:value-type="string" calcext:value-type="string">
            <text:p>Camiri, Bolivia, Santo Domingo, Argentina, Guatemala. Haití, Nicaragua, Panamá, Habana, Ecuador, Angola, Vietnam, Hanoi, </text:p>
          </table:table-cell>
          <table:table-cell table:style-name="Default"/>
          <table:table-cell table:style-name="Default" office:value-type="string" calcext:value-type="string">
            <text:p>Película documental</text:p>
          </table:table-cell>
          <table:table-cell table:style-name="Default"/>
          <table:table-cell table:style-name="Default" office:value-type="string" calcext:value-type="string">
            <text:p>Registros fílmicos, hemerografía, cartografía, testimonios orales, testimonios videorales, documentos</text:p>
          </table:table-cell>
          <table:table-cell table:style-name="Default" table:number-columns-repeated="2"/>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5"/>
          <table:table-cell table:style-name="Default" office:value-type="string" calcext:value-type="string">
            <text:p>Penélope Ubaldo</text:p>
          </table:table-cell>
          <table:table-cell table:style-name="Default" office:value-type="string" calcext:value-type="string">
            <text:p>Adaptación de la norma ISAD (G)</text:p>
          </table:table-cell>
          <table:table-cell table:style-name="ce8" office:value-type="string" calcext:value-type="string">
            <text:p>14/04/20145</text:p>
          </table:table-cell>
          <table:table-cell table:number-columns-repeated="959"/>
        </table:table-row>
        <table:table-row table:style-name="ro1">
          <table:table-cell table:style-name="Default" office:value-type="string" calcext:value-type="string">
            <text:p>MXIM-AV-1-8-14</text:p>
          </table:table-cell>
          <table:table-cell table:style-name="Default" office:value-type="string" calcext:value-type="string">
            <text:p>Jaguar</text:p>
          </table:table-cell>
          <table:table-cell table:style-name="Default" table:number-columns-repeated="2"/>
          <table:table-cell table:style-name="Default" office:value-type="string" calcext:value-type="string">
            <text:p>Ciné-plaisir</text:p>
          </table:table-cell>
          <table:table-cell table:style-name="Default" office:value-type="string" calcext:value-type="string">
            <text:p>volumen 2</text:p>
          </table:table-cell>
          <table:table-cell table:style-name="Default" office:value-type="string" calcext:value-type="string">
            <text:p>Francia</text:p>
          </table:table-cell>
          <table:table-cell table:style-name="Default" office:value-type="float" office:value="1967" calcext:value-type="float">
            <text:p>1967</text:p>
          </table:table-cell>
          <table:table-cell table:style-name="Default" office:value-type="string" calcext:value-type="string">
            <text:p>110´</text:p>
          </table:table-cell>
          <table:table-cell table:style-name="Default"/>
          <table:table-cell table:style-name="Default" office:value-type="string" calcext:value-type="string">
            <text:p>Jean Rouch</text:p>
          </table:table-cell>
          <table:table-cell table:style-name="Default" table:number-columns-repeated="6"/>
          <table:table-cell table:style-name="Default" office:value-type="string" calcext:value-type="string">
            <text:p>José Matarasso, Liliane Korb, Jean-Pierre Lacam</text:p>
          </table:table-cell>
          <table:table-cell table:style-name="Default" table:number-columns-repeated="8"/>
          <table:table-cell table:style-name="Default" office:value-type="string" calcext:value-type="string">
            <text:p>Les Films de la Pléiade</text:p>
          </table:table-cell>
          <table:table-cell table:style-name="Default" office:value-type="string" calcext:value-type="string">
            <text:p>Pierre Braunberg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The adventures of three young men who leave their homeland Savannah, Niger, and go looking for fortune in Ghana.http://www.imdb.com/title/tt0286727/</text:p>
          </table:table-cell>
          <table:table-cell table:style-name="Default" office:value-type="string" calcext:value-type="string">
            <text:p>Damouré Zika, Lam Ibrahima Dia, Illo Gaould, Douma Besso y Adamou Koffo</text:p>
          </table:table-cell>
          <table:table-cell table:style-name="Default" office:value-type="string" calcext:value-type="string">
            <text:p>ghana: Accra, Kumasi. Togo, Benin, Níger</text:p>
          </table:table-cell>
          <table:table-cell table:style-name="Default" office:value-type="float" office:value="1967" calcext:value-type="float">
            <text:p>1967</text:p>
          </table:table-cell>
          <table:table-cell table:style-name="Default" office:value-type="string" calcext:value-type="string">
            <text:p>Película documental</text:p>
          </table:table-cell>
          <table:table-cell table:style-name="Default"/>
          <table:table-cell table:style-name="Default" office:value-type="string" calcext:value-type="string">
            <text:p>Testimonios orales, testimonios videorales</text:p>
          </table:table-cell>
          <table:table-cell table:style-name="Default" office:value-type="string" calcext:value-type="string">
            <text:p>Grabación de campo, voz en off, conducción, música de época, intertítulos</text:p>
          </table:table-cell>
          <table:table-cell table:style-name="Default"/>
          <table:table-cell table:style-name="Default" office:value-type="string" calcext:value-type="string">
            <text:p>35 mm</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15</text:p>
          </table:table-cell>
          <table:table-cell table:style-name="Default" office:value-type="string" calcext:value-type="string">
            <text:p>La Chasse au lion à l´arc</text:p>
          </table:table-cell>
          <table:table-cell table:style-name="Default" table:number-columns-repeated="4"/>
          <table:table-cell table:style-name="Default" office:value-type="string" calcext:value-type="string">
            <text:p>Francia</text:p>
          </table:table-cell>
          <table:table-cell table:style-name="Default" office:value-type="float" office:value="1965" calcext:value-type="float">
            <text:p>1965</text:p>
          </table:table-cell>
          <table:table-cell table:style-name="Default" office:value-type="string" calcext:value-type="string">
            <text:p>88´</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text:p>
          </table:table-cell>
          <table:table-cell table:style-name="Default" table:number-columns-repeated="4"/>
          <table:table-cell table:style-name="Default" office:value-type="string" calcext:value-type="string">
            <text:p>Josée Mararasso, Dov hoenig</text:p>
          </table:table-cell>
          <table:table-cell table:style-name="Default" office:value-type="string" calcext:value-type="string">
            <text:p>Idrissa Meiga, Moussa Hamidou</text:p>
          </table:table-cell>
          <table:table-cell table:style-name="Default" table:number-columns-repeated="7"/>
          <table:table-cell table:style-name="Default" office:value-type="string" calcext:value-type="string">
            <text:p>Les Films de la Pléiade</text:p>
          </table:table-cell>
          <table:table-cell table:style-name="Default" office:value-type="string" calcext:value-type="string">
            <text:p>Pierre Braunberger</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Tourné à la frontière du Niger et du Mali, au « pays de nulle part », au pays du désert et de la brousse, où vivent les Gaos, chasseurs de lion à l’arc.http://www.editionsmontparnasse.fr/p1140/Jean-Rouch-La-Chasse-au-lion-a-l-arc-VOD-Location-72-h</text:p>
          </table:table-cell>
          <table:table-cell table:style-name="Default"/>
          <table:table-cell table:style-name="Default" office:value-type="string" calcext:value-type="string">
            <text:p>Niger, Mali</text:p>
          </table:table-cell>
          <table:table-cell table:style-name="Default" office:value-type="string" calcext:value-type="string">
            <text:p>1958, 1965</text:p>
          </table:table-cell>
          <table:table-cell table:style-name="Default" office:value-type="string" calcext:value-type="string">
            <text:p>Película documental</text:p>
          </table:table-cell>
          <table:table-cell table:style-name="Default" table:number-columns-repeated="2"/>
          <table:table-cell table:style-name="Default" office:value-type="string" calcext:value-type="string">
            <text:p>Grabación de campo, voz en off, conducción, música de época</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8-28" calcext:value-type="date">
            <text:p>8/28/2008</text:p>
          </table:table-cell>
          <table:table-cell table:number-columns-repeated="959"/>
        </table:table-row>
        <table:table-row table:style-name="ro1">
          <table:table-cell table:style-name="Default" office:value-type="string" calcext:value-type="string">
            <text:p>MXIM-AV-1-8-16</text:p>
          </table:table-cell>
          <table:table-cell table:style-name="Default" office:value-type="string" calcext:value-type="string">
            <text:p>La Direction d acteur por Jean Renoir</text:p>
          </table:table-cell>
          <table:table-cell table:style-name="Default" office:value-type="string" calcext:value-type="string">
            <text:p>La dirección de actores</text:p>
          </table:table-cell>
          <table:table-cell table:style-name="Default" table:number-columns-repeated="3"/>
          <table:table-cell table:style-name="Default" office:value-type="string" calcext:value-type="string">
            <text:p>Francia</text:p>
          </table:table-cell>
          <table:table-cell table:style-name="Default" office:value-type="float" office:value="1968" calcext:value-type="float">
            <text:p>1968</text:p>
          </table:table-cell>
          <table:table-cell table:style-name="Default" office:value-type="string" calcext:value-type="string">
            <text:p>21´42"</text:p>
          </table:table-cell>
          <table:table-cell table:style-name="Default"/>
          <table:table-cell table:style-name="Default" office:value-type="string" calcext:value-type="string">
            <text:p>Gisele Braunberguer</text:p>
          </table:table-cell>
          <table:table-cell table:style-name="Default" table:number-columns-repeated="4"/>
          <table:table-cell table:style-name="Default" office:value-type="string" calcext:value-type="string">
            <text:p>Edmond Richard</text:p>
          </table:table-cell>
          <table:table-cell table:style-name="Default"/>
          <table:table-cell table:style-name="Default" office:value-type="string" calcext:value-type="string">
            <text:p>Mireille Mauberna</text:p>
          </table:table-cell>
          <table:table-cell table:style-name="Default" office:value-type="string" calcext:value-type="string">
            <text:p>René Forget</text:p>
          </table:table-cell>
          <table:table-cell table:style-name="Default" table:number-columns-repeated="7"/>
          <table:table-cell table:style-name="Default" office:value-type="string" calcext:value-type="string">
            <text:p>Les Films de la Pléiade</text:p>
          </table:table-cell>
          <table:table-cell table:style-name="Default" office:value-type="string" calcext:value-type="string">
            <text:p>Pierre Braunberger, Dirección de producción: Roger Fleytoux</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table:number-columns-repeated="3"/>
          <table:table-cell table:style-name="Default" office:value-type="string" calcext:value-type="string">
            <text:p>Gisèle Braunberger graba un ensayo de Jean Renoir, en el que éste trabaja con la actriz sobre un texto de Rumer Godden http://www.divxclasico.com/foro/viewtopic.php?f=1038&amp;t=66362</text:p>
          </table:table-cell>
          <table:table-cell table:style-name="Default" office:value-type="string" calcext:value-type="string">
            <text:p>Jean Rnoir, Gosele Braunberguer</text:p>
          </table:table-cell>
          <table:table-cell table:style-name="Default" table:number-columns-repeated="5"/>
          <table:table-cell table:style-name="Default" office:value-type="string" calcext:value-type="string">
            <text:p>Grabación de campo</text:p>
          </table:table-cell>
          <table:table-cell table:style-name="Default"/>
          <table:table-cell table:style-name="Default" office:value-type="string" calcext:value-type="string">
            <text:p>16 mm</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17</text:p>
          </table:table-cell>
          <table:table-cell table:style-name="Default" office:value-type="string" calcext:value-type="string">
            <text:p>La hora de los hornos</text:p>
          </table:table-cell>
          <table:table-cell table:style-name="Default" table:number-columns-repeated="2"/>
          <table:table-cell table:style-name="Default" office:value-type="string" calcext:value-type="string">
            <text:p>Noticiero ICAIC Latinoamericano</text:p>
          </table:table-cell>
          <table:table-cell table:style-name="Default" office:value-type="string" calcext:value-type="string">
            <text:p>no. 393</text:p>
          </table:table-cell>
          <table:table-cell table:style-name="Default" office:value-type="string" calcext:value-type="string">
            <text:p>Cuba</text:p>
          </table:table-cell>
          <table:table-cell table:style-name="Default" office:value-type="float" office:value="1968" calcext:value-type="float">
            <text:p>1968</text:p>
          </table:table-cell>
          <table:table-cell table:style-name="Default" office:value-type="string" calcext:value-type="string">
            <text:p>20´</text:p>
          </table:table-cell>
          <table:table-cell table:style-name="Default"/>
          <table:table-cell table:style-name="Default" office:value-type="string" calcext:value-type="string">
            <text:p>Santiago Álvarez Román</text:p>
          </table:table-cell>
          <table:table-cell table:style-name="Default" table:number-columns-repeated="15"/>
          <table:table-cell table:style-name="Default" office:value-type="string" calcext:value-type="string">
            <text:p>Instituto Cubano del Arte e Industria Cinematográficas</text:p>
          </table:table-cell>
          <table:table-cell table:style-name="Default" office:value-type="string" calcext:value-type="string">
            <text:p>Santiago Álvarez Román</text:p>
          </table:table-cell>
          <table:table-cell table:style-name="Default"/>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office:value-type="string" calcext:value-type="string">
            <text:p>Santiago Álvarez Román: Fundador y director del Noticiero ICAIC Latinoamericano, su obra se destacó por la presencia activa del periodismo, el reflejo de importantes sucesos históricos como la invasión mercenaria a Cuba en 1961, el genial uso del montaje y el empleo de la banda sonora como parte indisoluble de la acción dramática. Defendía la importancia del periodismo cinematográfico como enriquecedor del documental y afirmaba: "Yo informo de acontecimientos a partir de ideas que tengo sobre esos acontecimientos". Por su labor como cineasta recibió más de 80 primeros premios en festivales internacionales y concursos nacionales. <text:s text:c="47"/>( Fuente: http://es.wikipedia.org/wiki/Santiago_%C3%81lvarez_Rom%C3%A1n)</text:p>
          </table:table-cell>
          <table:table-cell table:style-name="Default" table:number-columns-repeated="2"/>
          <table:table-cell table:style-name="Default" office:value-type="string" calcext:value-type="string">
            <text:p>La Hora de los hornos, es un documental sobre los efectos del imperialismo en Sudamérica.</text:p>
          </table:table-cell>
          <table:table-cell table:style-name="Default" office:value-type="string" calcext:value-type="string">
            <text:p>Fidel Castro, Camilo Torres</text:p>
          </table:table-cell>
          <table:table-cell table:style-name="Default" table:number-columns-repeated="4"/>
          <table:table-cell table:style-name="Default" office:value-type="string" calcext:value-type="string">
            <text:p>Registros fílmicos de archivo, fotografía, hemerografía, gráfica, testimonios videorales</text:p>
          </table:table-cell>
          <table:table-cell table:style-name="Default" office:value-type="string" calcext:value-type="string">
            <text:p>Voz en off, intertítulos, entrevista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 </text:p>
          </table:table-cell>
          <table:table-cell table:style-name="Default" office:value-type="string" calcext:value-type="string">
            <text:p>copia</text:p>
          </table:table-cell>
          <table:table-cell table:style-name="Default" office:value-type="string" calcext:value-type="string">
            <text:p>Blanco y negro virado a azul</text:p>
          </table:table-cell>
          <table:table-cell table:style-name="Default" table:number-columns-repeated="3"/>
          <table:table-cell table:style-name="Default" office:value-type="string" calcext:value-type="string">
            <text:p>Reproductor VHS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8-18</text:p>
          </table:table-cell>
          <table:table-cell table:style-name="Default" office:value-type="string" calcext:value-type="string">
            <text:p>La jetée</text:p>
          </table:table-cell>
          <table:table-cell table:style-name="Default" office:value-type="string" calcext:value-type="string">
            <text:p>El muelle</text:p>
          </table:table-cell>
          <table:table-cell table:style-name="Default" table:number-columns-repeated="3"/>
          <table:table-cell table:style-name="Default" office:value-type="string" calcext:value-type="string">
            <text:p>Francia</text:p>
          </table:table-cell>
          <table:table-cell table:style-name="Default" office:value-type="float" office:value="1963" calcext:value-type="float">
            <text:p>1963</text:p>
          </table:table-cell>
          <table:table-cell table:style-name="Default" office:value-type="string" calcext:value-type="string">
            <text:p>26' 50''</text:p>
          </table:table-cell>
          <table:table-cell table:style-name="Default"/>
          <table:table-cell table:style-name="Default" office:value-type="string" calcext:value-type="string">
            <text:p>Chris Marker</text:p>
          </table:table-cell>
          <table:table-cell table:style-name="Default" table:number-columns-repeated="6"/>
          <table:table-cell table:style-name="Default" office:value-type="string" calcext:value-type="string">
            <text:p>Jean Ravel</text:p>
          </table:table-cell>
          <table:table-cell table:style-name="Default" table:number-columns-repeated="3"/>
          <table:table-cell table:style-name="Default" office:value-type="string" calcext:value-type="string">
            <text:p>Trevor Duncan</text:p>
          </table:table-cell>
          <table:table-cell table:style-name="Default" table:number-columns-repeated="3"/>
          <table:table-cell table:style-name="Default" office:value-type="string" calcext:value-type="string">
            <text:p>Jean Pierre Sudre</text:p>
          </table:table-cell>
          <table:table-cell table:style-name="Default" office:value-type="string" calcext:value-type="string">
            <text:p>ARGOS Films</text:p>
          </table:table-cell>
          <table:table-cell table:style-name="Default" table:number-columns-repeated="2"/>
          <table:table-cell table:style-name="Default" office:value-type="string" calcext:value-type="string">
            <text:p>En 1951, Anatole Dauman fundó la compañía productora Argos Films, en colaboración con Philippe Lifchitz. Esta compañía jugó un papel esencial en la formación de los cineastas franceses que con el tiempo serían clasificados dentro de una corriente cinematográfica llamada La Nueva Ola, gracias a esta compañía cineastas como Alain Resnais, Jean Luc Godard, Robert Bresson, Chris Marker, entre otros, tuvieron la oportunidad de realizar sus trabajos cinematográficos. Dentro de la producción de Argos Films hay todo género de producciones cinematográficas, desde cortometrajes hasta largometrajes, principalmente inspirados en el trabajo del documentalista italiano Luciano Emmer. (Fuente: http://www.mrmovietimes.com/celebrity/anatole-dauman.html; http://www.allmovie.com/artist/anatole-dauman-p86783; http://en.wikipedia.org/wiki/Night_and_Fog_(1955_film); http://www.filmaffinity.com/es/film133039.html )</text:p>
          </table:table-cell>
          <table:table-cell table:style-name="Default" office:value-type="string" calcext:value-type="string">
            <text:p>Chris Marker (nacido Christian François Bouche-Villeneuve, Neuilly-sur-Seine, Francia, 29 de julio de 1921) es un escritor, fotógrafo y director de cine francés, a quien se atribuye la invención del ensayo fílmico. Comenzó su trabajo como parte del grupo de la rive gauche francesa, paralelo pero distinto de la nouvelle vague, con la que compartirían temas y trabajos más tarde. Su obra —casi invariablemente documental, con la única excepción de la pieza de ciencia ficción La Jetée— ha resultado influyente, pero casi desconocida para el público masivo. Su reconocimiento internacional le llega con el cortometraje La Jetée (1962), que cuenta experimentos científicos sobre viajes en el tiempo en un mundo post-apocalíptico. ( Extraido de file:///C:/Documents%20and%20Settings/chernandez/Escritorio/adriana%20h/Chris_Marker.htm)</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En el muelle del aeropuerto,Orly de París, un niño queda impactado con la imagen del rostro de una mujer en el momento en que ésta ve a un hombre cayendo muerto. Años después, luego de la Tercera Guerra Mundial que ha destruído París, los sobrevivientes se han refugiado en cavernas que han quedado bajo las ruinas. Un grupo de científicos trastornados los usan para extraños experimentos. El tiempo es la única clave para sobrevivir en este mundo: sólo el futuro y el pasado podrán rescatar este presente.</text:p>
          </table:table-cell>
          <table:table-cell table:style-name="Default"/>
          <table:table-cell table:style-name="Default" office:value-type="string" calcext:value-type="string">
            <text:p>París, Francia</text:p>
          </table:table-cell>
          <table:table-cell table:style-name="Default" table:number-columns-repeated="3"/>
          <table:table-cell table:style-name="Default" office:value-type="string" calcext:value-type="string">
            <text:p>Ficción, registros fílmicos, testimonios orales</text:p>
          </table:table-cell>
          <table:table-cell table:style-name="Default" table:number-columns-repeated="4"/>
          <table:table-cell table:style-name="Default" office:value-type="string" calcext:value-type="string">
            <text:p>Usos reservados para consulta in situ</text:p>
          </table:table-cell>
          <table:table-cell table:style-name="Default"/>
          <table:table-cell table:style-name="Default" office:value-type="string" calcext:value-type="string">
            <text:p>Inglés-Francés</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2 dvd </text:p>
          </table:table-cell>
          <table:table-cell table:style-name="Default" office:value-type="string" calcext:value-type="string">
            <text:p>copias</text:p>
          </table:table-cell>
          <table:table-cell table:style-name="Default" office:value-type="string" calcext:value-type="string">
            <text:p>Color/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number-columns-repeated="8"/>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19</text:p>
          </table:table-cell>
          <table:table-cell table:style-name="Default" office:value-type="string" calcext:value-type="string">
            <text:p>Heracles</text:p>
          </table:table-cell>
          <table:table-cell table:style-name="Default" table:number-columns-repeated="2"/>
          <table:table-cell table:style-name="Default" office:value-type="string" calcext:value-type="string">
            <text:p>Documentales y cortometrajes de <text:s/>Werner Herzog (Antología)</text:p>
          </table:table-cell>
          <table:table-cell table:style-name="Default" office:value-type="string" calcext:value-type="string">
            <text:p>DVD 2</text:p>
          </table:table-cell>
          <table:table-cell table:style-name="Default" office:value-type="string" calcext:value-type="string">
            <text:p>Alemania</text:p>
          </table:table-cell>
          <table:table-cell table:style-name="Default" office:value-type="float" office:value="1962" calcext:value-type="float">
            <text:p>1962</text:p>
          </table:table-cell>
          <table:table-cell table:style-name="Default" office:value-type="string" calcext:value-type="string">
            <text:p>9´13"</text:p>
          </table:table-cell>
          <table:table-cell table:style-name="Default"/>
          <table:table-cell table:style-name="Default" office:value-type="string" calcext:value-type="string">
            <text:p>Werner Herzog</text:p>
          </table:table-cell>
          <table:table-cell table:style-name="Default"/>
          <table:table-cell table:style-name="Default" office:value-type="string" calcext:value-type="string">
            <text:p>Werner Herzog</text:p>
          </table:table-cell>
          <table:table-cell table:style-name="Default" table:number-columns-repeated="2"/>
          <table:table-cell table:style-name="Default" office:value-type="string" calcext:value-type="string">
            <text:p>Jaime Pacheco</text:p>
          </table:table-cell>
          <table:table-cell table:style-name="Default" table:number-columns-repeated="4"/>
          <table:table-cell table:style-name="Default" office:value-type="string" calcext:value-type="string">
            <text:p>Uwe Brandner</text:p>
          </table:table-cell>
          <table:table-cell table:style-name="Default" table:number-columns-repeated="9"/>
          <table:table-cell table:style-name="Default" office:value-type="string" calcext:value-type="string">
            <text:p>Werner Herzog was born in Munich on September  5, 1942. He grew up in a remote mountain village in Bavaria and studied History and German Literature in Munich and Pittsburgh. He made his first film in 1961 at the age of 19. Since then he has produced, written, and directed more than sixty feature- and documentary films, such as AGUIRRE, THE WRATH OF GOD (1972), NOSFERATU (1978), FITZCARRALDO (1982), LESSONS OF DARKNESS (1992), LITTLE DIETER NEEDS TO FLY (1997), <text:s/>MY BEST FIEND (1999), INVINCIBLE (2000), GRIZZLY MAN (2005), ENCOUNTERS AT THE END OF THE WORLD (2007), CAVE OF FORGOTTEN DREAMS (2011). Werner Herzog has published more than a dozen books of prose, and directed as many operas. Werner Herzog lives in Munich and Los Angeles. http://www.wernerherzog.com/102.html</text:p>
          </table:table-cell>
          <table:table-cell table:style-name="Default" office:value-type="string" calcext:value-type="string">
            <text:p>Donación</text:p>
          </table:table-cell>
          <table:table-cell table:style-name="Default" office:value-type="float" office:value="39877" calcext:value-type="float">
            <text:p>39877</text:p>
          </table:table-cell>
          <table:table-cell table:style-name="Default" office:value-type="string" calcext:value-type="string">
            <text:p>Primer trabajo del director alemán Werner Herzog, que rodó con sólo veinte años. Rodado en blanco y negro, y sólo con música y unos pocos rotulos, este corto traza un parelismo entre Heracles, el más grande de los héroes mitológicos griegos, y los musculosos asiduos al gimnasio de la época actual, cuyos modernos 'enemigos' y 'trabajos' consisten en caravanas de automóviles, accidentes y aviones cazas, de los que busca su equivalente en la mitología clásica. Se trata más que nada de una curiosidad, que revela el talento de Herzog, que sabe casar bien las imágenes de ejercicio muscular, con primerísimos planos del cuerpo, con las de la calle, todas acompañadas de un banda sonora de jazz. http://www.avalon.me/distribucion/catalogo/Heracles</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Grabación de campo</text:p>
          </table:table-cell>
          <table:table-cell table:style-name="Default" office:value-type="string" calcext:value-type="string">
            <text:p>Grabación de campo, música en off</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text:p>
          </table:table-cell>
          <table:table-cell table:style-name="Default"/>
          <table:table-cell table:style-name="Default" office:value-type="string" calcext:value-type="string">
            <text:p>Español</text:p>
          </table:table-cell>
          <table:table-cell table:style-name="Default" office:value-type="string" calcext:value-type="string">
            <text:p>DVD </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office:value-type="string" calcext:value-type="string">
            <text:p>Región 2</text:p>
          </table:table-cell>
          <table:table-cell table:style-name="Default" office:value-type="string" calcext:value-type="string">
            <text:p>Reproductor DVD y monitor</text:p>
          </table:table-cell>
          <table:table-cell table:style-name="Default"/>
          <table:table-cell table:style-name="Default" office:value-type="string" calcext:value-type="string">
            <text:p>Forma parte de la antología Documentales y cortometrajes de <text:s/>Werner Herzog <text:s text:c="2"/>MXIM-AV-1-12-208</text:p>
          </table:table-cell>
          <table:table-cell table:style-name="Default" table:number-columns-repeated="2"/>
          <table:table-cell table:style-name="Default" office:value-type="string" calcext:value-type="string">
            <text:p>http://www.avalon.me/ <text:s/>http://www.wernerherzog.com/102.html</text:p>
          </table:table-cell>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9-03-05" calcext:value-type="date">
            <text:p>3/5/2009</text:p>
          </table:table-cell>
          <table:table-cell table:number-columns-repeated="959"/>
        </table:table-row>
        <table:table-row table:style-name="ro1">
          <table:table-cell table:style-name="Default" office:value-type="string" calcext:value-type="string">
            <text:p>MXIM-AV-1-8-20</text:p>
          </table:table-cell>
          <table:table-cell table:style-name="Default" office:value-type="string" calcext:value-type="string">
            <text:p>La punition</text:p>
          </table:table-cell>
          <table:table-cell table:style-name="Default" table:number-columns-repeated="4"/>
          <table:table-cell table:style-name="Default" office:value-type="string" calcext:value-type="string">
            <text:p>Francia</text:p>
          </table:table-cell>
          <table:table-cell table:style-name="Default" office:value-type="float" office:value="1962" calcext:value-type="float">
            <text:p>1962</text:p>
          </table:table-cell>
          <table:table-cell table:style-name="Default" office:value-type="string" calcext:value-type="string">
            <text:p>58´34¨</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text:p>
          </table:table-cell>
          <table:table-cell table:style-name="Default" table:number-columns-repeated="2"/>
          <table:table-cell table:style-name="Default" office:value-type="string" calcext:value-type="string">
            <text:p>Michel Brault, Roger Morillière, Georges Dufaux</text:p>
          </table:table-cell>
          <table:table-cell table:style-name="Default"/>
          <table:table-cell table:style-name="Default" office:value-type="string" calcext:value-type="string">
            <text:p>Annie Tresgot</text:p>
          </table:table-cell>
          <table:table-cell table:style-name="Default" office:value-type="string" calcext:value-type="string">
            <text:p>Jean-Pierre Mirouze, Louis Boucher</text:p>
          </table:table-cell>
          <table:table-cell table:style-name="Default" office:value-type="string" calcext:value-type="string">
            <text:p>Emile Lagarde</text:p>
          </table:table-cell>
          <table:table-cell table:style-name="Default" office:value-type="string" calcext:value-type="string">
            <text:p>Jean-Crétien Bach</text:p>
          </table:table-cell>
          <table:table-cell table:style-name="Default" office:value-type="string" calcext:value-type="string">
            <text:p>Club Francais du disque</text:p>
          </table:table-cell>
          <table:table-cell table:style-name="Default" table:number-columns-repeated="3"/>
          <table:table-cell table:style-name="Default" office:value-type="string" calcext:value-type="string">
            <text:p>Asistente: Jacqueline Grigaut-Lfévne, Direccion artística: René Bazar</text:p>
          </table:table-cell>
          <table:table-cell table:style-name="Default" office:value-type="string" calcext:value-type="string">
            <text:p>Les Films de la Pléiade</text:p>
          </table:table-cell>
          <table:table-cell table:style-name="Default" office:value-type="string" calcext:value-type="string">
            <text:p>Pierre Braunberguer/ Dirección de producción: Roger Fleutoux</text:p>
          </table:table-cell>
          <table:table-cell table:style-name="Default"/>
          <table:table-cell table:style-name="Excel_20_Built-in_20_Hyperlink" office:value-type="string" calcext:value-type="string">
            <text:p>Fue creada o fundada por Pierre Braunberger en 1945. (Fuente: http://www.technicolorfilmfoundation.org/fr/accueil/partenaires/les-films-de-la-pleiade-et-les-films-du-jeudi.html ) La cartelera de esta compañía productora era extensa, producían desde filmes vanguardistas, pasando por filmes netamente comerciales, hasta innovadores trabajos realizados por los directores de la denominada Nueva Ola como Jean Pierre Melville, quien colaboró con Braunberger en la adaptación de la novela El silencio del mar en 1947 y 1948. Les Films de la Pléiade también incursionó en el cine documental, y apoyó al documentalista etnográfico Jean Rouch. A través de esta compañía productora, muchos cineastas franceses, que después alcanzarían fama nacional e internacional, pudieron crecer el ámbito cinematográfico como Alan Resnais, Jean Luc Godard, entre otros. (Fuente: Nelmes, Jill, An introduction to film studies, Routledge, Glasgow, Gran Bretaña, 2003, p. 433) </text:p>
          </table:table-cell>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Nadine est mise pour une journée à la porte du lycée pour ne pas avoir suivi son cours de philosophie. Elle s'ennuie, et tente de trouver rêve et évasion chez les autres. <text:s/>http://www.seances.org/html/film.asp?id=2435</text:p>
          </table:table-cell>
          <table:table-cell table:style-name="Default" office:value-type="string" calcext:value-type="string">
            <text:p>Nadine Landry, Jean Claude Daund, Jean Marc</text:p>
          </table:table-cell>
          <table:table-cell table:style-name="Default" office:value-type="string" calcext:value-type="string">
            <text:p>París, Francia</text:p>
          </table:table-cell>
          <table:table-cell table:style-name="Default" office:value-type="float" office:value="1962" calcext:value-type="float">
            <text:p>1962</text:p>
          </table:table-cell>
          <table:table-cell table:style-name="Default" office:value-type="string" calcext:value-type="string">
            <text:p>Película documental</text:p>
          </table:table-cell>
          <table:table-cell table:style-name="Default"/>
          <table:table-cell table:style-name="Default" office:value-type="string" calcext:value-type="string">
            <text:p>Testimonios videorales, entrevista</text:p>
          </table:table-cell>
          <table:table-cell table:style-name="Default" office:value-type="string" calcext:value-type="string">
            <text:p>Grabación de cmpo, voz en off, conducción, puesta en escena, música de época</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1</text:p>
          </table:table-cell>
          <table:table-cell table:style-name="Default" office:value-type="string" calcext:value-type="string">
            <text:p>Law and order</text:p>
          </table:table-cell>
          <table:table-cell table:style-name="Default" table:number-columns-repeated="4"/>
          <table:table-cell table:style-name="Default" office:value-type="string" calcext:value-type="string">
            <text:p>Estados Unidos</text:p>
          </table:table-cell>
          <table:table-cell table:style-name="Default" office:value-type="float" office:value="1969" calcext:value-type="float">
            <text:p>1969</text:p>
          </table:table-cell>
          <table:table-cell table:style-name="Default" office:value-type="string" calcext:value-type="string">
            <text:p>83´</text:p>
          </table:table-cell>
          <table:table-cell table:style-name="Default"/>
          <table:table-cell table:style-name="Default" office:value-type="string" calcext:value-type="string">
            <text:p>Frederick Wiseman</text:p>
          </table:table-cell>
          <table:table-cell table:style-name="Default" table:number-columns-repeated="4"/>
          <table:table-cell table:style-name="Default" office:value-type="string" calcext:value-type="string">
            <text:p>Bill Brayne/ Asistente de cámara: David Martin</text:p>
          </table:table-cell>
          <table:table-cell table:style-name="Default"/>
          <table:table-cell table:style-name="Default" office:value-type="string" calcext:value-type="string">
            <text:p>Frederick Wiseman</text:p>
          </table:table-cell>
          <table:table-cell table:style-name="Default" table:number-columns-repeated="8"/>
          <table:table-cell table:style-name="Default" office:value-type="string" calcext:value-type="string">
            <text:p>Cinematk, OSTI Film</text:p>
          </table:table-cell>
          <table:table-cell table:style-name="Default" office:value-type="string" calcext:value-type="string">
            <text:p>Frederick Wiseman /Asistentes de producción: Robbin Mason, susan Primm</text:p>
          </table:table-cell>
          <table:table-cell table:style-name="Default" table:number-columns-repeated="5"/>
          <table:table-cell table:style-name="Default" office:value-type="string" calcext:value-type="string">
            <text:p>Frederick Wiseman es sin duda el cineasta documentalista estadounidense más importante de las últimas tres décadas. Un profesor de derecho reconvertido en cineasta en 1967, Wiseman, en sus docudramas de gran alcance, intenta reflejar la conmovedora crónica del ejercicio del poder en la sociedad estadounidense, centrándose en las tribulaciones cotidianas de los ciudadanos estadounidenses menos afortunados, atrapados en las redes enmarañadas de las instituciones sociales que operan en la comunidad. Un tema subyacente en muchos de estos documentales es el intento del individuo para preservar su humanidad y dignidad, mientras luchan contra las leyes deshumanizadoras de los sistemas burocráticos. La estética de Wiseman entra de lleno en el "cine directo" tradición de cine documental, que hace hincapié continuó filmando, tan discretamente como sea posible, de la conversación humana y las rutinas de la vida cotidiana, sin música, sin entrevistas, sin voz en off, y tampoco manifiesta ningún intento de interpretar o explicar los acontecimientos que ante la cámara suceden.Wiseman llama a sus películas "la realidad-ficción", que refleja su estrecha estructuración temática de las imágenes en bruto en el proceso de edición. Evitando a los "protagonistas", Wiseman hábilmente entrelaza varias historias pequeñas para proporcionar contraste y complejidad temática. Ley y Orden (1969) fue filmado en Kansas City, Missouri. Aquí, Wiseman echó su mirada en la rutina diaria de trabajo de la policía en el departamento de policía de Kansas City. La mayoría de las secuencias fueron filmadas en el barrio negro de la ciudad. Los ejemplos de la brutalidad policial y falta de sensibilidad se yuxtapone mostrando otros ejemplos de los oficiales de patrulla en unos simpáticos intentos de ayudar a los ciudadanos de distinta índole y menos relevantes, Wiseman provoca humor a veces en las situaciones cotidianas. En general, sin embargo, el comportamiento de la policía era representado como un síntoma de la profunda crisis social, incluidos el racismo, la pohttp://www.rebeldemule.org/foro/documental/tema9586.htmlbreza y la violencia resultante omnipresente en el centro de la ciudad. </text:p>
          </table:table-cell>
          <table:table-cell table:style-name="Default"/>
          <table:table-cell table:style-name="Default" office:value-type="string" calcext:value-type="string">
            <text:p>Estados Unidos: Kansas</text:p>
          </table:table-cell>
          <table:table-cell table:style-name="Default" office:value-type="float" office:value="1919" calcext:value-type="float">
            <text:p>1919</text:p>
          </table:table-cell>
          <table:table-cell table:style-name="Default" office:value-type="string" calcext:value-type="string">
            <text:p>Película documental</text:p>
          </table:table-cell>
          <table:table-cell table:style-name="Default"/>
          <table:table-cell table:style-name="Default" office:value-type="string" calcext:value-type="string">
            <text:p>Testimonios videorales, entrevistas, fotografías</text:p>
          </table:table-cell>
          <table:table-cell table:style-name="Default" office:value-type="string" calcext:value-type="string">
            <text:p>Grabación de campo</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Inglés </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Color / 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7" office:value-type="date" office:date-value="2008-08-30" calcext:value-type="date">
            <text:p>8/30/2008</text:p>
          </table:table-cell>
          <table:table-cell table:number-columns-repeated="959"/>
        </table:table-row>
        <table:table-row table:style-name="ro1">
          <table:table-cell table:style-name="Default" office:value-type="string" calcext:value-type="string">
            <text:p>MXIM-AV-1-8-22</text:p>
          </table:table-cell>
          <table:table-cell table:style-name="Default" office:value-type="string" calcext:value-type="string">
            <text:p>Les années folles</text:p>
          </table:table-cell>
          <table:table-cell table:style-name="Default" office:value-type="string" calcext:value-type="string">
            <text:p>Los años locos / Mad years</text:p>
          </table:table-cell>
          <table:table-cell table:style-name="Default" table:number-columns-repeated="3"/>
          <table:table-cell table:style-name="Default" office:value-type="string" calcext:value-type="string">
            <text:p>Francia</text:p>
          </table:table-cell>
          <table:table-cell table:style-name="Default" office:value-type="float" office:value="1961" calcext:value-type="float">
            <text:p>1961</text:p>
          </table:table-cell>
          <table:table-cell table:style-name="Default" office:value-type="string" calcext:value-type="string">
            <text:p>95´</text:p>
          </table:table-cell>
          <table:table-cell table:style-name="Default"/>
          <table:table-cell table:style-name="Default" office:value-type="string" calcext:value-type="string">
            <text:p>Miren Alexandresco / Henri Torrent </text:p>
          </table:table-cell>
          <table:table-cell table:style-name="Default" table:number-columns-repeated="10"/>
          <table:table-cell table:style-name="Default" office:value-type="string" calcext:value-type="string">
            <text:p>Georges Van Parys /Georges Tzipine</text:p>
          </table:table-cell>
          <table:table-cell table:style-name="Default" table:number-columns-repeated="4"/>
          <table:table-cell table:style-name="Default" office:value-type="string" calcext:value-type="string">
            <text:p>Agora Films </text:p>
          </table:table-cell>
          <table:table-cell table:style-name="Default" table:number-columns-repeated="7"/>
          <table:table-cell table:style-name="Default" office:value-type="string" calcext:value-type="string">
            <text:p>Raymond Rabille, Grecia Española, Marcel Proust , Emilé Zolá, Marcel Prevost, Georges Clemenceau, George Lloyd, Woodrow Wilson, Antonio Gramsci, Alexander Kerensky, John Reed, Partido Bolchevique, Stalin, Mijail Frunze, Kliment Voroshílov, Piotr Wrangel, Lavr Kornílov, Nikolái Yudénich, Loïe Fuller, Isadora Duncan, Pierre Loti, Reginal Farrer, Pierre Benoit, Henry Bordeaux, Anatole France, Henri Barbusse, René Clerc, André Breton, Jean Cocteau, Fiodor Chaliapin, Anna Pávlova, Sergei Diagilev, Francis de Croisset, Luigi Pirandello, Stanislavski, André Antoine, Mary Pickford, Charlot, Fernand Léger, Federico Marconi, Charles Godefroy,Henri Farman, Citröen, Ford, <text:s/></text:p>
          </table:table-cell>
          <table:table-cell table:style-name="Default" office:value-type="string" calcext:value-type="string">
            <text:p>Francia, Alsacia, Lorena, París, Versalles, Petrogrado, Perspectiva Nevski, Brest-Litovsk, Luna Park, Egipto, Tumba de Tutankamon, Antinea, Constantinopla, Persia, India, Río Sena, Torre Eiffel, </text:p>
          </table:table-cell>
          <table:table-cell table:style-name="Default" office:value-type="string" calcext:value-type="string">
            <text:p>11 de nov de 1918, 14 de julio 1919, 7 de octubre de 1917, 3 de marzo de 1918, </text:p>
          </table:table-cell>
          <table:table-cell table:style-name="Default" table:number-columns-repeated="7"/>
          <table:table-cell table:style-name="Default" office:value-type="string" calcext:value-type="string">
            <text:p>Usos reservados para consulta in situ</text:p>
          </table:table-cell>
          <table:table-cell table:style-name="Default"/>
          <table:table-cell table:style-name="Default" office:value-type="string" calcext:value-type="string">
            <text:p>Español (ibérico)</text:p>
          </table:table-cell>
          <table:table-cell table:style-name="Default" table:number-columns-repeated="2"/>
          <table:table-cell table:style-name="Default" office:value-type="string" calcext:value-type="string">
            <text:p>VHS / DVD</text:p>
          </table:table-cell>
          <table:table-cell table:style-name="Default" office:value-type="string" calcext:value-type="string">
            <text:p>1 dvd / 1 vhs</text:p>
          </table:table-cell>
          <table:table-cell table:style-name="Default" office:value-type="string" calcext:value-type="string">
            <text:p>copias</text:p>
          </table:table-cell>
          <table:table-cell table:style-name="Default" office:value-type="string" calcext:value-type="string">
            <text:p>Blanco y negro</text:p>
          </table:table-cell>
          <table:table-cell table:style-name="Default" table:number-columns-repeated="10"/>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3</text:p>
          </table:table-cell>
          <table:table-cell table:style-name="Default" office:value-type="string" calcext:value-type="string">
            <text:p>Un lion nommé "l´américain" </text:p>
          </table:table-cell>
          <table:table-cell table:style-name="Default" office:value-type="string" calcext:value-type="string">
            <text:p>Un león llamado "El americano"</text:p>
          </table:table-cell>
          <table:table-cell table:style-name="Default" table:number-columns-repeated="3"/>
          <table:table-cell table:style-name="Default" office:value-type="string" calcext:value-type="string">
            <text:p>Francia</text:p>
          </table:table-cell>
          <table:table-cell table:style-name="Default" office:value-type="float" office:value="1968" calcext:value-type="float">
            <text:p>1968</text:p>
          </table:table-cell>
          <table:table-cell table:style-name="Default" office:value-type="string" calcext:value-type="string">
            <text:p>20´</text:p>
          </table:table-cell>
          <table:table-cell table:style-name="Default"/>
          <table:table-cell table:style-name="Default" office:value-type="string" calcext:value-type="string">
            <text:p>Jean Rouch</text:p>
          </table:table-cell>
          <table:table-cell table:style-name="Default" table:number-columns-repeated="6"/>
          <table:table-cell table:style-name="Default" office:value-type="string" calcext:value-type="string">
            <text:p>Jean-Pierre Lacam</text:p>
          </table:table-cell>
          <table:table-cell table:style-name="Default" office:value-type="string" calcext:value-type="string">
            <text:p>Moussa Hamidou</text:p>
          </table:table-cell>
          <table:table-cell table:style-name="Default" table:number-columns-repeated="6"/>
          <table:table-cell table:style-name="Default" office:value-type="string" calcext:value-type="string">
            <text:p>Asistentes: Damouré Zika, Lam Dia, Tallou</text:p>
          </table:table-cell>
          <table:table-cell table:style-name="Default" office:value-type="string" calcext:value-type="string">
            <text:p>Centre Nacional de la Recherche Scientifique (CNRS), Comité du Film Éthnographique</text:p>
          </table:table-cell>
          <table:table-cell table:style-name="Default" office:value-type="string" calcext:value-type="string">
            <text:p>Pierre Braunberger</text:p>
          </table:table-cell>
          <table:table-cell table:style-name="Default" table:number-columns-repeated="2"/>
          <table:table-cell table:style-name="Default" office:value-type="string" calcext:value-type="string">
            <text:p>Jean Rouch nació en Francia el mayo de 1917. Trabajó como ingeniero civil en el afluente del río Níger, en África, en 1941; después comenzó su carrera como cineasta. Fue un cineasta y antropólogo francés, mundialmente reconocido como uno de los cineastas más creativos en la historia cinematográfica del siglo XX. En sus trabajos documentales y cinematográficos siempre trato de encuadrar no sólo aspectos de carácter social, sino todo tipo de “particularidades”, tales como los sueños, la religión, las creencias, la imaginación, y la cotidianidad. En sus más de cincuenta años de carrera como cineasta, Rouch intentó registrar todos estos aspectos en distintos lugares, principalmente en el continente africano y europeo. Junto con Dziga Vertov y Robert Flaherty, fundadores y promotores del cine verité, Rouch es considerado uno de los creadores de una corriente que él llamo cine directo. Esta corriente comprende un cambio en la técnica y en la metodología cinematográfica que trata directamente al sujeto que aparece en pantalla, pretendiendo que interactúe con la cámara y no que la ignore, y pretendiendo también que la figura del director/realizador/camarográfo tampoco sea ignorada por el sujeto que está en encuadre. Una técnica que la Antropología adoptó para la metodología de sus diversos estudios, y que posteriormente se denominó como Antropología Visual(Fuente: Gaspar de Alba, Rosa Elena, “Jean Rouch: El cine directo y la Antropología Visual”, Revista de la Universidad de México, México, 2005, pp. 96-98)</text:p>
          </table:table-cell>
          <table:table-cell table:style-name="Default" table:number-columns-repeated="2"/>
          <table:table-cell table:style-name="Default" office:value-type="string" calcext:value-type="string">
            <text:p>During a showing of La Chasse au Lion à l'Arc, the Gow decide to restore their honour because of a lion, "the American", who escaped in 1965. They find his trail but he is more astute than the hunters. The radio announces the May 1968 student uprising: Rouch returns to Paris. Some weeks later, the lion is dishonourably shot and killed. http://www.doclisboa.org/2011/en/edicao/programadetalhe/929</text:p>
          </table:table-cell>
          <table:table-cell table:style-name="Default"/>
          <table:table-cell table:style-name="Default" office:value-type="string" calcext:value-type="string">
            <text:p>África, Niger</text:p>
          </table:table-cell>
          <table:table-cell table:style-name="Default"/>
          <table:table-cell table:style-name="Default" office:value-type="string" calcext:value-type="string">
            <text:p>Película documental</text:p>
          </table:table-cell>
          <table:table-cell table:style-name="Default" table:number-columns-repeated="2"/>
          <table:table-cell table:style-name="Default" office:value-type="string" calcext:value-type="string">
            <text:p>Grabación de campo</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4</text:p>
          </table:table-cell>
          <table:table-cell table:style-name="Default" office:value-type="string" calcext:value-type="string">
            <text:p>México bárbaro</text:p>
          </table:table-cell>
          <table:table-cell table:style-name="Default" table:number-columns-repeated="2"/>
          <table:table-cell table:style-name="Default" office:value-type="string" calcext:value-type="string">
            <text:p>Colección Memoria Histórica</text:p>
          </table:table-cell>
          <table:table-cell table:style-name="Default"/>
          <table:table-cell table:style-name="Default" office:value-type="string" calcext:value-type="string">
            <text:p>México</text:p>
          </table:table-cell>
          <table:table-cell table:style-name="Default" office:value-type="float" office:value="1966" calcext:value-type="float">
            <text:p>1966</text:p>
          </table:table-cell>
          <table:table-cell table:style-name="Default" office:value-type="string" calcext:value-type="string">
            <text:p>78'</text:p>
          </table:table-cell>
          <table:table-cell table:style-name="Default" office:value-type="string" calcext:value-type="string">
            <text:p>Antonio Pérez Alías, Federica Martín, Alfonso Muñoz, Estela Kune, Miguel Ángel Menéndez, Miguel Antochiw, Héctor Castro, </text:p>
          </table:table-cell>
          <table:table-cell table:number-columns-repeated="2" table:style-name="Default" office:value-type="string" calcext:value-type="string">
            <text:p>Oscar Menéndez</text:p>
          </table:table-cell>
          <table:table-cell table:style-name="Default" office:value-type="string" calcext:value-type="string">
            <text:p>Jaime Septién </text:p>
          </table:table-cell>
          <table:table-cell table:style-name="Default" table:number-columns-repeated="2"/>
          <table:table-cell table:style-name="Default" office:value-type="string" calcext:value-type="string">
            <text:p>Oscar Menéndez</text:p>
          </table:table-cell>
          <table:table-cell table:style-name="Default" office:value-type="string" calcext:value-type="string">
            <text:p>Nacho López/Archivo Casasola, Eduardo del Rio (Rius) </text:p>
          </table:table-cell>
          <table:table-cell table:style-name="Default" office:value-type="string" calcext:value-type="string">
            <text:p>Pedro Velázquez, Moíses Ortega, Beatriz Florez, Sergio Jurado, </text:p>
          </table:table-cell>
          <table:table-cell table:style-name="Default"/>
          <table:table-cell table:style-name="Default" office:value-type="string" calcext:value-type="string">
            <text:p>Sergio Degollado Gómez</text:p>
          </table:table-cell>
          <table:table-cell table:style-name="Default" office:value-type="string" calcext:value-type="string">
            <text:p>Armando Zayas/Rodolfo S Alvarado, Grupo Tribu, El correo del Tiempo. </text:p>
          </table:table-cell>
          <table:table-cell table:style-name="Default"/>
          <table:table-cell table:style-name="Default" office:value-type="string" calcext:value-type="string">
            <text:p>Conducción: Víctor Mares, Rosario Muñoz Ledo, Emilio Ebergenyi, Juan Federico Engels Gómez.</text:p>
          </table:table-cell>
          <table:table-cell table:style-name="Default" table:number-columns-repeated="2"/>
          <table:table-cell table:style-name="Default" office:value-type="string" calcext:value-type="string">
            <text:p>Textos: Víctor G. Atiyeh, Basado en: México bárbaro, de John Kenneth Turner.</text:p>
          </table:table-cell>
          <table:table-cell table:style-name="Default" office:value-type="string" calcext:value-type="string">
            <text:p>Editorial Rana del sur, Video y cine independiente</text:p>
          </table:table-cell>
          <table:table-cell table:style-name="Default" office:value-type="string" calcext:value-type="string">
            <text:p>Ediciones Pentagrama S.A de C.V, editorial La Rana del Sur S.A de C.V/ Roberto Aguirre</text:p>
          </table:table-cell>
          <table:table-cell table:style-name="Default" office:value-type="string" calcext:value-type="string">
            <text:p>Oscar Menéndez</text:p>
          </table:table-cell>
          <table:table-cell table:style-name="Default" office:value-type="string" calcext:value-type="string">
            <text:p>La Editorial La Rana del Sur es una empresa morelense enfocada <text:s/>fundamentalmente a la producción y distribución de documentales <text:s/>independientes en el formato DVD. Los documentales que están en circulación son de realizadores independientes que no tienen c</text:p>
          </table:table-cell>
          <table:table-cell table:style-name="Default" office:value-type="string" calcext:value-type="string">
            <text:p>Oscar Menendez, director, productor, escritor y editor</text:p>
          </table:table-cell>
          <table:table-cell table:style-name="Default" office:value-type="string" calcext:value-type="string">
            <text:p>Compra</text:p>
          </table:table-cell>
          <table:table-cell table:style-name="Default" office:value-type="float" office:value="2008" calcext:value-type="float">
            <text:p>2008</text:p>
          </table:table-cell>
          <table:table-cell table:style-name="Default" office:value-type="string" calcext:value-type="string">
            <text:p>Basado en: México bárbaro, de John Kenneth Turner. Nacido en Portland, estado de Oregon, en 1878, el periodista norteamericano John Kenneth Turner entrevistó en 1908 en Los Angeles a Ricardo Flores Magón y otros dirigentes del Partido Liberal Mexicano y ese mismo año realizó un viaje por México, del que surgieron una serie de artículos publicados en el American Magazine, de Nueva York, y su libro clásico México bárbaro (Barbarous México, 1910), que causaron un gran revuelo. La descripción de Turner sobre la situación política y socioeconómica del país fue una influencia notoria para que la opinión pública norteamericana se inclinara a respaldar a quienes luchaban contra el gobierno dictatorial de Porfirio Díaz. Turner continuó su relación con los grupos floresmagonistas; estuvo en México durante la Decena Trágica y condenó la intervención del embajador norteamericano Henry Lane Wilson en los sucesos nacionales; atacó la política bélica del presidente estadounidense Woodrow Wilson y publicó en 1920 su trabajo Hands off Mexico [Manos fuera de México]. El periodista norteamericano falleció en 1948 en Salinas, California y sería hasta un año después de su muerte que México bárbaro apareció por vez primera en territorio mexicano, traducido al español. Este documental de 78 minutos de duración, dirigido por el cineasta mexicano Oscar Menéndez, plasma las impresiones de Turner acerca de la explotación laboral, muy próxima a la esclavitud, de los indígenas yaquis y mayas en Valle Nacional, Oaxaca y en Yucatán; comprende una dramatización de un texto de Turner sobre el derrocamiento del régimen de Francisco I. Madero e integra el testimonio de la viuda del periodista, Ethel Duffy</text:p>
          </table:table-cell>
          <table:table-cell table:style-name="Default" office:value-type="string" calcext:value-type="string">
            <text:p>John Kenneth Turner, Ricardo Flores Magón, Porfirio Díaz, Henry Lane Wilson, Francisco I. Madero, Ethel Duffi, Maximiliano de Habsburgo, Lázaro Gutiérrez de Lara, Luis Terrazas, Olegario Molina, Enrique Cámara Zavala, Yaquis, Taft, </text:p>
          </table:table-cell>
          <table:table-cell table:style-name="Default" office:value-type="string" calcext:value-type="string">
            <text:p>México: Quintana Roo, Cuernavaca, EU, Sonora, Yucatán, Tabasco, <text:s/>Chihuahua, </text:p>
          </table:table-cell>
          <table:table-cell table:style-name="Default" office:value-type="string" calcext:value-type="string">
            <text:p>1908, enero 1909, 1910- 1948, 1967</text:p>
          </table:table-cell>
          <table:table-cell table:style-name="Default" office:value-type="string" calcext:value-type="string">
            <text:p>Película documental</text:p>
          </table:table-cell>
          <table:table-cell table:style-name="Default"/>
          <table:table-cell table:style-name="Default" office:value-type="string" calcext:value-type="string">
            <text:p>Documental</text:p>
          </table:table-cell>
          <table:table-cell table:style-name="Default" table:number-columns-repeated="4"/>
          <table:table-cell table:style-name="Default" office:value-type="string" calcext:value-type="string">
            <text:p>Usos reservados para consulta in situ</text:p>
          </table:table-cell>
          <table:table-cell table:style-name="Default" office:value-type="string" calcext:value-type="string">
            <text:p>Editorial La Rana del Sur S.A de C.V laranadelsur@hotmail.com, masterización del DVD Colectivo perfil urbano A.C tel. 12513293 imagenenaccion@axtel.net. Ediciones Pentagrama S.A de C.V, ensenada 53, Col. Hipodromo, Del. Cuauhtémoc, Méx. DF, tel/fax: 52862</text:p>
          </table:table-cell>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 de producción</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Material audiovisual registrado en la base de datos de la Biblioteca Ernesto de la Torre Villar, Instituto Mora. Código de referencia: VV 791.4353 MEX.b</text:p>
          </table:table-cell>
          <table:table-cell table:style-name="Default" table:number-columns-repeated="2"/>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5</text:p>
          </table:table-cell>
          <table:table-cell table:style-name="Default" office:value-type="string" calcext:value-type="string">
            <text:p>Morir en Madrid</text:p>
          </table:table-cell>
          <table:table-cell table:style-name="Default" table:number-columns-repeated="4"/>
          <table:table-cell table:style-name="Default" office:value-type="string" calcext:value-type="string">
            <text:p>Francia</text:p>
          </table:table-cell>
          <table:table-cell table:style-name="Default" office:value-type="float" office:value="1961" calcext:value-type="float">
            <text:p>1961</text:p>
          </table:table-cell>
          <table:table-cell table:style-name="Default" office:value-type="float" office:value="87" calcext:value-type="float">
            <text:p>87</text:p>
          </table:table-cell>
          <table:table-cell table:style-name="Default"/>
          <table:table-cell table:style-name="Default" office:value-type="string" calcext:value-type="string">
            <text:p>Frederic Rossif</text:p>
          </table:table-cell>
          <table:table-cell table:style-name="Default"/>
          <table:table-cell table:style-name="Default" office:value-type="string" calcext:value-type="string">
            <text:p>Madeleine Chapsal, Frédéric Rossif</text:p>
          </table:table-cell>
          <table:table-cell table:style-name="Default" table:number-columns-repeated="2"/>
          <table:table-cell table:style-name="Default" office:value-type="string" calcext:value-type="string">
            <text:p>Serge Barsky</text:p>
          </table:table-cell>
          <table:table-cell table:style-name="Default" table:number-columns-repeated="5"/>
          <table:table-cell table:style-name="Default" office:value-type="string" calcext:value-type="string">
            <text:p>Maurice Jarre</text:p>
          </table:table-cell>
          <table:table-cell table:style-name="Default" office:value-type="string" calcext:value-type="string">
            <text:p>Suzzanne Flon, Germaire Montero, Pierre Vappeck Roger, Jean Villar, </text:p>
          </table:table-cell>
          <table:table-cell table:style-name="Default" table:number-columns-repeated="2"/>
          <table:table-cell table:style-name="Default" office:value-type="string" calcext:value-type="string">
            <text:p>Asistentes: Suzanne Baron/Marie Sophie Dubus/Albert Knobler/Jean Viller</text:p>
          </table:table-cell>
          <table:table-cell table:style-name="Default" office:value-type="string" calcext:value-type="string">
            <text:p>ANCINEX/Renacimiento Videocomunicación</text:p>
          </table:table-cell>
          <table:table-cell table:style-name="Default"/>
          <table:table-cell table:style-name="Default" office:value-type="string" calcext:value-type="string">
            <text:p>Nicole Stephen</text:p>
          </table:table-cell>
          <table:table-cell table:style-name="Default"/>
          <table:table-cell table:style-name="Default" office:value-type="string" calcext:value-type="string">
            <text:p>Frédéric Rossif nació en Montenegro en 1922 y participó en la II Guerra Mundial combatiendo en la Legión Extranjera. Su trayectoria es una de las más prestigiosas en el campo del documental histórico gracias a películas como "Morir en Madrid","Un muro en Jerusalén", "Revolución de Octubre" y "De Nuremberg a Nuremberg". En 1989 recibió el premio 7 de Oro por el conjunto de su obra Poeta de la imagen, Frédéric Rossif fue uno de los pioneros de la televisión francesa. Desde “La vida de los animales” hasta “Morir en Madrid”, en todas sus películas supo amalgamar humanismo, cultura, civilización y memoria en un espíritu de libertad. (http://naranjasdehiroshima.blogspot.com/2007/04/morir-en-madrid-frdric-rossif-1962.html)</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España en 1931, país con 22 millones de habitantes: 12 millones de analfabetos, 6 millones de pobres, 20 000 personas poseen la riqueza del país. En este marco se proclama la República. Cinco años más tarde vence el Frente Popular, pero la derecha se subleva con el General Franco a la cabeza. Comienza la más terrible guerra civil del siglo XX, sangrienta, sin piedad, con sus atroces horrores, preludio de la Segunda Guerra Mundial. Morir en Madrid, reune varios documentos sobre la Guerra Civil Española y los integra capturando diferentes puntos de vista, destinados a representar la continuidad del sufrimiento de los españoles durante el régimen de Franco. La muerte de Federico García Lorca, Guernica, la defensa de Madrid, las brigadas internacionales, son algunas de las referencias que componen este film magistral. "Entre 1936 y 1939 explotaron en España mil años de historia. Fue la última guerra de hombres, la primera totalitaria. En esos años un mundo murió y nació otro, el nuestro. Ese momento es nuestra película, la historia de un giro, de esa noche del universo marcado por el signo de Guernica y de la 5ª columna, por la muerte sistemática y el choque de ideologías" (Frédéric Rossif).http://naranjasdehiroshima.blogspot.com/2007/04/morir-en-madrid-frdric-rossif-1962.html</text:p>
          </table:table-cell>
          <table:table-cell table:style-name="Default" office:value-type="string" calcext:value-type="string">
            <text:p>Rey Alfonso XIII, Francisco Franco, Manuel Azaña, Federico García Lorca, Carlos V, Queipo de Llano , Radio Sevilla, General Mola, Arcipreste de Burgos, Dolores Ibarruri, CNT, FAI, UGT, POUM, Durruti, Yague, Bowers, Moscardo, Largo Caballero, André Malraux, Benito Mussolini, Pavlov, Leon Blum, José Stalin, Franklin Delano Roosevelt, Neville Chamberlain, General Roatta, Coronel Duque de Sevilla, Geroges Bernanos, Miguel de Unamuno, Millan Astray, Aguirre, Mariscal Goering, Adolf Galland, Cardenal Goma y Tomas, Francois Maruac, General Varela, Negrin, Reina Isabel II, Lister, Serrano Suñer, </text:p>
          </table:table-cell>
          <table:table-cell table:style-name="Default" office:value-type="string" calcext:value-type="string">
            <text:p>Madrid, Sevilla, Algeciras, Córdoba, Granada, Andalucía, Navarra, Oviedo, Zaragoza, el País Vasco, Málaga, Barcelona, Extremadura, Somosierra, Aragón, Badajoz, Gerona, Biarritz, Toledo, Moscardo, Alcazar, Asturias, Marruecos, Salamanca, Valle de Jarama, Valencia, Guadalajara, Alemania, Inglaterra, Cataluña, Euskadi, <text:s/>Vizcaya, Guernica, Bilbao, Santander, Guijón, Brunete, Belchite, Zaragoza, Teruel, Vinaroz, EBRO, </text:p>
          </table:table-cell>
          <table:table-cell table:style-name="Default" office:value-type="string" calcext:value-type="string">
            <text:p>12 de abril de 1931, 18 de julio, 17 de julio de 1936, 7 de noviembre, 2 de marzo de 1937, 20 de marzo de 1937, 10 de enero de 1938, 15 de abril de 1938, 23 DE DICIEMBRE DE 1938</text:p>
          </table:table-cell>
          <table:table-cell table:style-name="Default" office:value-type="string" calcext:value-type="string">
            <text:p>Película documental</text:p>
          </table:table-cell>
          <table:table-cell table:style-name="Default"/>
          <table:table-cell table:style-name="Default" office:value-type="string" calcext:value-type="string">
            <text:p>Documental, registros fílmicos, cartografía, testimonios orales</text:p>
          </table:table-cell>
          <table:table-cell table:style-name="Default" table:number-columns-repeated="2"/>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Español</text:p>
          </table:table-cell>
          <table:table-cell table:style-name="Default" office:value-type="string" calcext:value-type="string">
            <text:p>VHS /DVD</text:p>
          </table:table-cell>
          <table:table-cell table:style-name="Default" office:value-type="string" calcext:value-type="string">
            <text:p>2 vhs / 1 dvd </text:p>
          </table:table-cell>
          <table:table-cell table:style-name="Default" office:value-type="string" calcext:value-type="string">
            <text:p>1 vhs copia de producción / 1 vhs y 1 dvd copias</text:p>
          </table:table-cell>
          <table:table-cell table:style-name="Default" office:value-type="string" calcext:value-type="string">
            <text:p>Blanco y negro</text:p>
          </table:table-cell>
          <table:table-cell table:style-name="Default" office:value-type="string" calcext:value-type="string">
            <text:p>Estéreo</text:p>
          </table:table-cell>
          <table:table-cell table:style-name="Default" office:value-type="string" calcext:value-type="string">
            <text:p>NTSC</text:p>
          </table:table-cell>
          <table:table-cell table:style-name="Default" table:number-columns-repeated="5"/>
          <table:table-cell table:style-name="Default" office:value-type="string" calcext:value-type="string">
            <text:p>Material audiovisual registrado en la base de datos de la Biblioteca Ernesto de la Torre Villar, Instituto Mora. Código de referencia: VV 946.077 MOR.e</text:p>
          </table:table-cell>
          <table:table-cell table:style-name="Default" office:value-type="string" calcext:value-type="string">
            <text:p>http://cine.coveralia.com/caratulas/Morir-En-Madrid-Caratula.php</text:p>
          </table:table-cell>
          <table:table-cell table:style-name="Default"/>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6</text:p>
          </table:table-cell>
          <table:table-cell table:style-name="Default" office:value-type="string" calcext:value-type="string">
            <text:p>¡Muerte al invasor!, Reportaje especial sobre la agresión imperialista al pueblo de Cuba</text:p>
          </table:table-cell>
          <table:table-cell table:style-name="Default" table:number-columns-repeated="2"/>
          <table:table-cell table:style-name="Default" office:value-type="string" calcext:value-type="string">
            <text:p>Noticiero ICAIC Latinoamericano</text:p>
          </table:table-cell>
          <table:table-cell table:style-name="Default" office:value-type="string" calcext:value-type="string">
            <text:p>no. 47</text:p>
          </table:table-cell>
          <table:table-cell table:style-name="Default" office:value-type="string" calcext:value-type="string">
            <text:p>Cuba</text:p>
          </table:table-cell>
          <table:table-cell table:style-name="Default" office:value-type="float" office:value="1961" calcext:value-type="float">
            <text:p>1961</text:p>
          </table:table-cell>
          <table:table-cell table:style-name="Default" office:value-type="string" calcext:value-type="string">
            <text:p>16´</text:p>
          </table:table-cell>
          <table:table-cell table:style-name="Default"/>
          <table:table-cell table:style-name="Default" office:value-type="string" calcext:value-type="string">
            <text:p>Alfredo Guevara</text:p>
          </table:table-cell>
          <table:table-cell table:style-name="Default" table:number-columns-repeated="4"/>
          <table:table-cell table:style-name="Default" office:value-type="string" calcext:value-type="string">
            <text:p>Julio Simoneau, Pablo Martínez, Mario Ferrer</text:p>
          </table:table-cell>
          <table:table-cell table:style-name="Default" table:number-columns-repeated="6"/>
          <table:table-cell table:style-name="Default" office:value-type="string" calcext:value-type="string">
            <text:p>Julio Batista</text:p>
          </table:table-cell>
          <table:table-cell table:style-name="Default" table:number-columns-repeated="3"/>
          <table:table-cell table:style-name="Default" office:value-type="string" calcext:value-type="string">
            <text:p>Instituto Cubano del Arte e Industria Cinematográficas</text:p>
          </table:table-cell>
          <table:table-cell table:style-name="Default" table:number-columns-repeated="2"/>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table:number-columns-repeated="3"/>
          <table:table-cell table:style-name="Default" office:value-type="string" calcext:value-type="string">
            <text:p>"¡Muerte al invasor! Reportaje especial sobre la agresión imperialista al pueblo de Cuba" es un programa documental creado por el ICAIC para su "Noticiero ICAIC Latinoamericano". Se registran los hechos acontecidos en la invasión de Bahía de Cochinos (también conocida como Batalla de Girón), operación militar en donde tropas de cubanos exiliados, entrenados, financiados y dirigidos por la CIA, intentaron invadir Cuba en abril de 1961. (FILMAFFINITY) http://www.filmaffinity.com/es/film863499.html</text:p>
          </table:table-cell>
          <table:table-cell table:style-name="Default" office:value-type="string" calcext:value-type="string">
            <text:p>Fidel Castro, </text:p>
          </table:table-cell>
          <table:table-cell table:style-name="Default" office:value-type="string" calcext:value-type="string">
            <text:p>Cuba: Santiago, San Antoio de los Baños, Playa Girón, Guatemala, Puerto Rico</text:p>
          </table:table-cell>
          <table:table-cell table:style-name="Default" office:value-type="string" calcext:value-type="string">
            <text:p>15 y 17 de abril de 1961</text:p>
          </table:table-cell>
          <table:table-cell table:style-name="Default"/>
          <table:table-cell table:style-name="Default" office:value-type="string" calcext:value-type="string">
            <text:p>Noticiero Fílmico</text:p>
          </table:table-cell>
          <table:table-cell table:style-name="Default" office:value-type="string" calcext:value-type="string">
            <text:p>Cartografía, hemerografía</text:p>
          </table:table-cell>
          <table:table-cell table:style-name="Default" office:value-type="string" calcext:value-type="string">
            <text:p>Grabación de campo, voz en off, conducción, narración, música de época</text:p>
          </table:table-cell>
          <table:table-cell table:style-name="Default"/>
          <table:table-cell table:style-name="Default" office:value-type="string" calcext:value-type="string">
            <text:p>35 mm</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En este DVD ESTÁN DOS NOTICIEROS, MUERTE AL INVAROS Y LA DECLARACION DE LA HABANA</text:p>
          </table:table-cell>
          <table:table-cell table:style-name="Default"/>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7" office:value-type="date" office:date-value="2008-08-30" calcext:value-type="date">
            <text:p>8/30/2008</text:p>
          </table:table-cell>
          <table:table-cell table:number-columns-repeated="959"/>
        </table:table-row>
        <table:table-row table:style-name="ro1">
          <table:table-cell table:style-name="Default" office:value-type="string" calcext:value-type="string">
            <text:p>MXIM-AV-1-8-27</text:p>
          </table:table-cell>
          <table:table-cell table:style-name="Default" office:value-type="string" calcext:value-type="string">
            <text:p>Now!</text:p>
          </table:table-cell>
          <table:table-cell table:style-name="Default" table:number-columns-repeated="2"/>
          <table:table-cell table:style-name="Default" office:value-type="string" calcext:value-type="string">
            <text:p>Noticiero ICAIC Latinoamericano</text:p>
          </table:table-cell>
          <table:table-cell table:style-name="Default"/>
          <table:table-cell table:style-name="Default" office:value-type="string" calcext:value-type="string">
            <text:p>La Habana, Cuba</text:p>
          </table:table-cell>
          <table:table-cell table:style-name="Default" office:value-type="float" office:value="1965" calcext:value-type="float">
            <text:p>1965</text:p>
          </table:table-cell>
          <table:table-cell table:style-name="Default" office:value-type="string" calcext:value-type="string">
            <text:p>05' 27''</text:p>
          </table:table-cell>
          <table:table-cell table:style-name="Default"/>
          <table:table-cell table:style-name="Default" office:value-type="string" calcext:value-type="string">
            <text:p>Tomás Gutierrez Alea, Santiago Álvarez</text:p>
          </table:table-cell>
          <table:table-cell table:style-name="Default" table:number-columns-repeated="15"/>
          <table:table-cell table:style-name="Default" office:value-type="string" calcext:value-type="string">
            <text:p>Instituto Cubano del Arte e Industria Cinematográficas</text:p>
          </table:table-cell>
          <table:table-cell table:style-name="Default" office:value-type="string" calcext:value-type="string">
            <text:p><text:s/></text:p>
          </table:table-cell>
          <table:table-cell table:style-name="Default" office:value-type="string" calcext:value-type="string">
            <text:p>Instituto Cubano del Arte e Industria Cinematográficas</text:p>
          </table:table-cell>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office:value-type="string" calcext:value-type="string">
            <text:p>Santiago Álvarez Román Nace el 8 de marzo de 1919. Uno de los artífices más sobresalientes del cine cubano y figura destacada a nivel internacional. Su documental Now (1965), sobre la discriminación racial en los Estados Unidos, es considerado por especialistas como el antecedente del video clip actual. Realizó otras importantes obras como Ciclón, Muerte al invasor, Hanoi, martes 13, L.B.J. y 79 primaveras, clásicos de la filmografía contemporánea. Fundador y director por más de 20 años del Noticiero ICAIC Latinoamericano, su obra se destacó por la presencia activa del periodismo, el reflejo de importantes sucesos históricos como la guerra de Vietnam y la invasión mercenaria a Cuba en 1961, el genial uso del montaje y el empleo de la banda sonora como parte indisoluble de la acción dramática. Defendía la importancia del periodismo cinematográfico como enriquecedor del documental y afirmaba: "Yo informo de acontecimientos a partir de ideas que tengo sobre esos acontecimientos." Por su labor como cineasta recibió más de 80 primeros premios en festivales internacionales y concursos nacionales. Fue nombrado miembro de la Academia de Artes de la República Democrática Alemana y maestro perenne de la Escuela Internacional de Cine y Televisión de San Antonio de los Baños. Fue asesor del Ministro de Cultura de Cuba, Presidente de la Federación Nacional de Cine clubs y hasta 1986, fue miembro de la Asamblea Nacional del Poder Popular. Obtuvo los títulos de: Gran Brujo de los Andes y Cronista del Tercer Mundo. En su Honor, en la actualidad, se celebra anualmente, en la ciudad de Santiago de Cuba, el Festival Internacional de Documentales Santiago Álvarez In Memoriam. Fallece en la Ciudad de La Habana el 20 de mayo de 1998. (http://www.cubacine.cu/realizad/salvarez.html)</text:p>
          </table:table-cell>
          <table:table-cell table:style-name="Default" office:value-type="string" calcext:value-type="string">
            <text:p>Donación</text:p>
          </table:table-cell>
          <table:table-cell table:style-name="Default" office:value-type="float" office:value="2001" calcext:value-type="float">
            <text:p>2001</text:p>
          </table:table-cell>
          <table:table-cell table:style-name="Default" office:value-type="string" calcext:value-type="string">
            <text:p>Una excelente secuencia de registros fílmicos y fotografías con música negra de los años 50's y 60's en la que, de forma un tanto irónica, se expone la realidad de la libertad y paz social en los Estados Unidos y la gran represión en contra de la gente de color con lo que la canción "Now" propone sobre la acción social norteamericana. Documental que recoje algunas imágenes en film y en fotografía sobre la acción del guerrillero Ernesto Guevara tanto en la revolución cubana, como su intervención en Angola, Bolivia, etc. También están registrados los registros video-orales de sus discursos, en la que deja muy claramente marcada su ideología socialista y revolucionaria, en contraposición del mundo capitalista al que combatió en defensa de sus principios. Un magnífico documento audiovisual que representa un testimonio directo de esta parte de la historia mundial contemporánea, preparada por el gobierno de Cuna de los años 60's. <text:s text:c="10"/></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Documental, registros fílmicos, publicidad, videoclips, registros fonográficos, música de época</text:p>
          </table:table-cell>
          <table:table-cell table:style-name="Default" table:number-columns-repeated="2"/>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28</text:p>
          </table:table-cell>
          <table:table-cell table:style-name="Default" office:value-type="string" calcext:value-type="string">
            <text:p>Últimas palabras</text:p>
          </table:table-cell>
          <table:table-cell table:style-name="Default" table:number-columns-repeated="2"/>
          <table:table-cell table:style-name="Default" office:value-type="string" calcext:value-type="string">
            <text:p>Documentales y cortometrajes de <text:s/>Werner Herzog (Antología)</text:p>
          </table:table-cell>
          <table:table-cell table:style-name="Default" office:value-type="string" calcext:value-type="string">
            <text:p>DVD 2</text:p>
          </table:table-cell>
          <table:table-cell table:style-name="Default" office:value-type="string" calcext:value-type="string">
            <text:p>Alemania</text:p>
          </table:table-cell>
          <table:table-cell table:style-name="Default" office:value-type="float" office:value="1968" calcext:value-type="float">
            <text:p>1968</text:p>
          </table:table-cell>
          <table:table-cell table:style-name="Default" office:value-type="string" calcext:value-type="string">
            <text:p>12´46"</text:p>
          </table:table-cell>
          <table:table-cell table:style-name="Default"/>
          <table:table-cell table:style-name="Default" office:value-type="string" calcext:value-type="string">
            <text:p>Werner Herzog</text:p>
          </table:table-cell>
          <table:table-cell table:style-name="Default"/>
          <table:table-cell table:style-name="Default" office:value-type="string" calcext:value-type="string">
            <text:p>Werner Herzog</text:p>
          </table:table-cell>
          <table:table-cell table:style-name="Default" table:number-columns-repeated="2"/>
          <table:table-cell table:style-name="Default" office:value-type="string" calcext:value-type="string">
            <text:p>Thomas Mauch</text:p>
          </table:table-cell>
          <table:table-cell table:style-name="Default" table:number-columns-repeated="14"/>
          <table:table-cell table:style-name="Default" office:value-type="string" calcext:value-type="string">
            <text:p>Werner Herzog was born in Munich on September  5, 1942. He grew up in a remote mountain village in Bavaria and studied History and German Literature in Munich and Pittsburgh. He made his first film in 1961 at the age of 19. Since then he has produced, written, and directed more than sixty feature- and documentary films, such as AGUIRRE, THE WRATH OF GOD (1972), NOSFERATU (1978), FITZCARRALDO (1982), LESSONS OF DARKNESS (1992), LITTLE DIETER NEEDS TO FLY (1997), <text:s/>MY BEST FIEND (1999), INVINCIBLE (2000), GRIZZLY MAN (2005), ENCOUNTERS AT THE END OF THE WORLD (2007), CAVE OF FORGOTTEN DREAMS (2011). Werner Herzog has published more than a dozen books of prose, and directed as many operas. Werner Herzog lives in Munich and Los Angeles. http://www.wernerherzog.com/102.html</text:p>
          </table:table-cell>
          <table:table-cell table:style-name="Default" office:value-type="string" calcext:value-type="string">
            <text:p>Donación</text:p>
          </table:table-cell>
          <table:table-cell table:style-name="Default" office:value-type="float" office:value="39877" calcext:value-type="float">
            <text:p>39877</text:p>
          </table:table-cell>
          <table:table-cell table:style-name="Default" office:value-type="string" calcext:value-type="string">
            <text:p>Corto "quedada" del alemán Werner Herzog, reservado sólo para los incondicionales que deseen conocer su filmografía completa. El cineasta rueda un breve documental en la isla de Creta en blanco y negro, recogiendo las pretendidas últimas palabras de varios lugareños, que se repiten y nunca terminan, quedando reducidas a incoherencias, farfulladas no se sabe muy bien por qué, y a algunas alusiones a una isla antigua leprosería. Entre medias, una música algo irritante con una especie de balalaika. http://www.avalon.me/distribucion/catalogo/ultimaspalabras</text:p>
          </table:table-cell>
          <table:table-cell table:style-name="Default"/>
          <table:table-cell table:style-name="Default" office:value-type="string" calcext:value-type="string">
            <text:p>Isla de Creta: Spinalonga</text:p>
          </table:table-cell>
          <table:table-cell table:style-name="Default"/>
          <table:table-cell table:style-name="Default" office:value-type="string" calcext:value-type="string">
            <text:p>Película documental</text:p>
          </table:table-cell>
          <table:table-cell table:style-name="Default"/>
          <table:table-cell table:style-name="Default" office:value-type="string" calcext:value-type="string">
            <text:p>Grabación de campo, testimonios videorales</text:p>
          </table:table-cell>
          <table:table-cell table:style-name="Default" office:value-type="string" calcext:value-type="string">
            <text:p>Grabación de campo, música en off, intertítulos, entrevista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Griego</text:p>
          </table:table-cell>
          <table:table-cell table:style-name="Default"/>
          <table:table-cell table:style-name="Default" office:value-type="string" calcext:value-type="string">
            <text:p>Español</text:p>
          </table:table-cell>
          <table:table-cell table:style-name="Default" office:value-type="string" calcext:value-type="string">
            <text:p>DVD </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table-cell table:style-name="Default" office:value-type="string" calcext:value-type="string">
            <text:p>NTSC</text:p>
          </table:table-cell>
          <table:table-cell table:style-name="Default" office:value-type="string" calcext:value-type="string">
            <text:p>Región 2</text:p>
          </table:table-cell>
          <table:table-cell table:style-name="Default" table:number-columns-repeated="2"/>
          <table:table-cell table:style-name="Default" office:value-type="string" calcext:value-type="string">
            <text:p>Forma parte de la antología Documentales y cortometrajes de <text:s/>Werner Herzog <text:s text:c="2"/>MXIM-AV-1-12-208</text:p>
          </table:table-cell>
          <table:table-cell table:style-name="Default" table:number-columns-repeated="2"/>
          <table:table-cell table:style-name="Default" office:value-type="string" calcext:value-type="string">
            <text:p>http://www.avalon.me/ <text:s/>http://www.wernerherzog.com/102.html</text:p>
          </table:table-cell>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9-03-05" calcext:value-type="date">
            <text:p>3/5/2009</text:p>
          </table:table-cell>
          <table:table-cell table:number-columns-repeated="959"/>
        </table:table-row>
        <table:table-row table:style-name="ro1">
          <table:table-cell table:style-name="Default" office:value-type="string" calcext:value-type="string">
            <text:p>MXIM-AV-1-8-29</text:p>
          </table:table-cell>
          <table:table-cell table:style-name="Default" office:value-type="string" calcext:value-type="string">
            <text:p>Rumänien. Totenklage in Desa</text:p>
          </table:table-cell>
          <table:table-cell table:style-name="Default" table:number-columns-repeated="5"/>
          <table:table-cell table:style-name="Default" office:value-type="float" office:value="1968" calcext:value-type="float">
            <text:p>1968</text:p>
          </table:table-cell>
          <table:table-cell table:style-name="Default" office:value-type="string" calcext:value-type="string">
            <text:p>2´19"</text:p>
          </table:table-cell>
          <table:table-cell table:style-name="Default"/>
          <table:table-cell table:style-name="Default" office:value-type="string" calcext:value-type="string">
            <text:p>Franz Simon / A. Amzulescu</text:p>
          </table:table-cell>
          <table:table-cell table:style-name="Default" table:number-columns-repeated="24"/>
          <table:table-cell table:style-name="Default" office:value-type="string" calcext:value-type="string">
            <text:p>Rumania</text:p>
          </table:table-cell>
          <table:table-cell table:style-name="Default"/>
          <table:table-cell table:style-name="Default" office:value-type="string" calcext:value-type="string">
            <text:p>Documental</text:p>
          </table:table-cell>
          <table:table-cell table:style-name="Default" office:value-type="string" calcext:value-type="string">
            <text:p>Etnográfico</text:p>
          </table:table-cell>
          <table:table-cell table:style-name="Default" office:value-type="string" calcext:value-type="string">
            <text:p>Grabación de campo</text:p>
          </table:table-cell>
          <table:table-cell table:style-name="Default" table:number-columns-repeated="4"/>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VHS / DVD</text:p>
          </table:table-cell>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blanco y negro</text:p>
          </table:table-cell>
          <table:table-cell table:style-name="Default" office:value-type="string" calcext:value-type="string">
            <text:p>Sin sonido</text:p>
          </table:table-cell>
          <table:table-cell table:style-name="Default" office:value-type="string" calcext:value-type="string">
            <text:p>NTSC</text:p>
          </table:table-cell>
          <table:table-cell table:style-name="Default"/>
          <table:table-cell table:style-name="Default" office:value-type="string" calcext:value-type="string">
            <text:p>Reproductor VHS / DVD y monitor</text:p>
          </table:table-cell>
          <table:table-cell table:style-name="Default"/>
          <table:table-cell table:style-name="Default" office:value-type="string" calcext:value-type="string">
            <text:p>Forma parte de la edición Ethnologie, Antología de cortos de la Enciclopedia Cinematográfica del Institut für den Wissenschaftlichen Film Göttingen <text:s text:c="15"/>MXIM-AV-1-12-55</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9" office:value-type="date" office:date-value="2009-05-20" calcext:value-type="date">
            <text:p>5/20/2009</text:p>
          </table:table-cell>
          <table:table-cell table:number-columns-repeated="959"/>
        </table:table-row>
        <table:table-row table:style-name="ro1">
          <table:table-cell table:style-name="Default" office:value-type="string" calcext:value-type="string">
            <text:p>MXIM-AV-1-8-30</text:p>
          </table:table-cell>
          <table:table-cell table:style-name="Default" office:value-type="string" calcext:value-type="string">
            <text:p>Reportaje especial sobre la II Declaración de La Habana aprobada por el pueblo en Asamblea General</text:p>
          </table:table-cell>
          <table:table-cell table:style-name="Default" table:number-columns-repeated="2"/>
          <table:table-cell table:style-name="Default" office:value-type="string" calcext:value-type="string">
            <text:p>Noticiero ICAIC Latinoamericano</text:p>
          </table:table-cell>
          <table:table-cell table:style-name="Default" office:value-type="string" calcext:value-type="string">
            <text:p>no. 88</text:p>
          </table:table-cell>
          <table:table-cell table:style-name="Default" office:value-type="string" calcext:value-type="string">
            <text:p>Cuba</text:p>
          </table:table-cell>
          <table:table-cell table:style-name="Default" office:value-type="float" office:value="1962" calcext:value-type="float">
            <text:p>1962</text:p>
          </table:table-cell>
          <table:table-cell table:style-name="Default" office:value-type="string" calcext:value-type="string">
            <text:p>10´06"</text:p>
          </table:table-cell>
          <table:table-cell table:style-name="Default"/>
          <table:table-cell table:style-name="Default" office:value-type="string" calcext:value-type="string">
            <text:p>Santiago Álvarez</text:p>
          </table:table-cell>
          <table:table-cell table:style-name="Default" table:number-columns-repeated="15"/>
          <table:table-cell table:style-name="Default" office:value-type="string" calcext:value-type="string">
            <text:p>Instituto Cubano del Arte e Industria Cinematográficas</text:p>
          </table:table-cell>
          <table:table-cell table:style-name="Default" table:number-columns-repeated="2"/>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table:number-columns-repeated="4"/>
          <table:table-cell table:style-name="Default" office:value-type="string" calcext:value-type="string">
            <text:p>Hitler, Fidel Castro, Kennedy, Lázaro Cárdenas, </text:p>
          </table:table-cell>
          <table:table-cell table:style-name="Default" office:value-type="string" calcext:value-type="string">
            <text:p>Cuba: playa Girón, Guantánamo. México: Paseo de la Reforma. Estados Unidos</text:p>
          </table:table-cell>
          <table:table-cell table:style-name="Default" office:value-type="string" calcext:value-type="string">
            <text:p>1 de septiembre de 1939, 30 de octubre de 1962</text:p>
          </table:table-cell>
          <table:table-cell table:style-name="Default" table:number-columns-repeated="2"/>
          <table:table-cell table:style-name="Default" office:value-type="string" calcext:value-type="string">
            <text:p>Registros fílmicos de archivo, fotografía, <text:s/>aérea, hemerografía, testimonios orales, testimonios videorales, gráficos</text:p>
          </table:table-cell>
          <table:table-cell table:style-name="Default" office:value-type="string" calcext:value-type="string">
            <text:p>Grabación de campo, voz en off, conducción, narración, música de época</text:p>
          </table:table-cell>
          <table:table-cell table:style-name="Default"/>
          <table:table-cell table:style-name="Default" office:value-type="string" calcext:value-type="string">
            <text:p>35 mm</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Español, alemán</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31</text:p>
          </table:table-cell>
          <table:table-cell table:style-name="Default" office:value-type="string" calcext:value-type="string">
            <text:p>Steam in Mexico</text:p>
          </table:table-cell>
          <table:table-cell table:style-name="Default" table:number-columns-repeated="4"/>
          <table:table-cell table:style-name="Default" office:value-type="string" calcext:value-type="string">
            <text:p>Estados Unidos</text:p>
          </table:table-cell>
          <table:table-cell table:style-name="Default" office:value-type="float" office:value="1963" calcext:value-type="float">
            <text:p>1963</text:p>
          </table:table-cell>
          <table:table-cell table:style-name="Default" office:value-type="string" calcext:value-type="string">
            <text:p>47´</text:p>
          </table:table-cell>
          <table:table-cell table:style-name="Default"/>
          <table:table-cell table:style-name="Default" office:value-type="string" calcext:value-type="string">
            <text:p>Mac Owen</text:p>
          </table:table-cell>
          <table:table-cell table:style-name="Default" table:number-columns-repeated="3"/>
          <table:table-cell table:style-name="Default" office:value-type="string" calcext:value-type="string">
            <text:p>Mac Owen </text:p>
          </table:table-cell>
          <table:table-cell table:style-name="Default" table:number-columns-repeated="11"/>
          <table:table-cell table:style-name="Default" office:value-type="string" calcext:value-type="string">
            <text:p>Sunday River Productions</text:p>
          </table:table-cell>
          <table:table-cell table:style-name="Default" table:number-columns-repeated="6"/>
          <table:table-cell table:style-name="Default" office:value-type="string" calcext:value-type="string">
            <text:p>Servicio de Ferrocarriles Nacionales en México.</text:p>
          </table:table-cell>
          <table:table-cell table:style-name="Default" office:value-type="string" calcext:value-type="string">
            <text:p>Benjamin Hill, </text:p>
          </table:table-cell>
          <table:table-cell table:style-name="Default" office:value-type="string" calcext:value-type="string">
            <text:p>Sonora, Baja California, Nogales, Mexicali, Ciudad de México, Guadalajara, San Lázaro, Cuautla, Los Reyes, Amecameca, Popocatepetl, Ozumba, Iztaccihuatl, San Rafael, Ex-Florida, Tula, Huhuetoca, Querétaro, Teocalco, Córdoba, Veracruz, Mérida, Campeche, Progreso, <text:s/>Chihuahua, Río Fuerte, Topolobampo, California, </text:p>
          </table:table-cell>
          <table:table-cell table:style-name="Default" table:number-columns-repeated="8"/>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table:number-columns-repeated="11"/>
          <table:table-cell table:style-name="Default" office:value-type="string" calcext:value-type="string">
            <text:p>Adaptación de la norma ISAD (G)</text:p>
          </table:table-cell>
          <table:table-cell table:style-name="Default"/>
          <table:table-cell table:number-columns-repeated="959"/>
        </table:table-row>
        <table:table-row table:style-name="ro3">
          <table:table-cell table:style-name="Default" office:value-type="string" calcext:value-type="string">
            <text:p>MXIM-AV-1-8-32</text:p>
          </table:table-cell>
          <table:table-cell table:style-name="Default" office:value-type="string" calcext:value-type="string">
            <text:p>Terminus</text:p>
          </table:table-cell>
          <table:table-cell table:style-name="Default" office:value-type="string" calcext:value-type="string">
            <text:p>El final</text:p>
          </table:table-cell>
          <table:table-cell table:style-name="Default" table:number-columns-repeated="3"/>
          <table:table-cell table:style-name="Default" office:value-type="string" calcext:value-type="string">
            <text:p>Inglaterra</text:p>
          </table:table-cell>
          <table:table-cell table:style-name="Default" office:value-type="float" office:value="1961" calcext:value-type="float">
            <text:p>1961</text:p>
          </table:table-cell>
          <table:table-cell table:style-name="Default" office:value-type="string" calcext:value-type="string">
            <text:p>32´</text:p>
          </table:table-cell>
          <table:table-cell table:style-name="Default"/>
          <table:table-cell table:style-name="Default" office:value-type="string" calcext:value-type="string">
            <text:p>John Schlesinger</text:p>
          </table:table-cell>
          <table:table-cell table:style-name="Default"/>
          <table:table-cell table:style-name="Default" office:value-type="string" calcext:value-type="string">
            <text:p>John Schlesinger</text:p>
          </table:table-cell>
          <table:table-cell table:style-name="Default" table:number-columns-repeated="2"/>
          <table:table-cell table:style-name="Default" office:value-type="string" calcext:value-type="string">
            <text:p>Ken Phipps</text:p>
          </table:table-cell>
          <table:table-cell table:style-name="Default" office:value-type="string" calcext:value-type="string">
            <text:p>Robert Paynter, </text:p>
          </table:table-cell>
          <table:table-cell table:style-name="Default" office:value-type="string" calcext:value-type="string">
            <text:p>Hugh Raggett</text:p>
          </table:table-cell>
          <table:table-cell table:style-name="Default" table:number-columns-repeated="2"/>
          <table:table-cell table:style-name="Default" office:value-type="string" calcext:value-type="string">
            <text:p>Ron Grainer, Julian Cooper, Michell Raper, Mike Shaun, Vernon Neptune, <text:s/></text:p>
          </table:table-cell>
          <table:table-cell table:style-name="Default" office:value-type="string" calcext:value-type="string">
            <text:p>Ken Cameron, Star Sound</text:p>
          </table:table-cell>
          <table:table-cell table:style-name="Default" table:number-columns-repeated="3"/>
          <table:table-cell table:style-name="Default" office:value-type="string" calcext:value-type="string">
            <text:p>David Gladwell, Nicholas Hale, Jim Godfrey</text:p>
          </table:table-cell>
          <table:table-cell table:style-name="Default" office:value-type="string" calcext:value-type="string">
            <text:p>BTF</text:p>
          </table:table-cell>
          <table:table-cell table:style-name="Default"/>
          <table:table-cell table:style-name="Default" office:value-type="string" calcext:value-type="string">
            <text:p>Edgar Anstey</text:p>
          </table:table-cell>
          <table:table-cell table:style-name="Default"/>
          <table:table-cell table:style-name="Default" office:value-type="string" calcext:value-type="string">
            <text:p>John Richard Schlesinger fue un director de cine británico (Londres, 16 de febrero de 1926 - Los Ángeles, 25 de julio de 2003). Tras la Segunda Guerra Mundial inició estudios de dirección cinematográfica e interpretó pequeños papeles en el cine (Oh, Rosalinda y La batalla del Río de la Plata), hasta que realizó el cortometraje Sunday in the park en 1957. La BBC le encargó la realización de una película mensual para el programa de arte Monitor, uno de cuyos episodios, The innocent eyes, atrajo la atención de Edgar Anstey, director de la British Transport Films, con quien colaboró en la producción del documental Terminus, León de oro del Festival Internacional de Cine de Venecia en 1962.http://es.wikipedia.org/wiki/John_Schlesinger</text:p>
          </table:table-cell>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Día y noche en la estación central de Londres. Este documental hace un retrato de la vida cotidiana propia de una gran metrópoli con una gran mezcla cultural y socioeconómica y una gran diversidad de quehaceres y estilos de vida que los realizadores entretejen para entregarnos el retrato de la sociedad inglesa de inicios de los sesenta.   La captura de un solo día en la estación de Waterloo, Terminus (. d John Schlesinger, 1961) combina dos tipos de cine documental: una especie de cinema verité , un "verdadero" registro de la vida pasa, y pequeñas historias que emergen, desaparecen, y luego vuelve a aparecer más adelante en la película. Sus muchas perspectivas diferentes - primeros planos, largos-shots, ángulos altos y bajos - mantener las cosas animadas. Cada vez que lo vea usted nota algún nuevo, detalle agradable. A diferencia de la GPO Film Unit 's Night Mail (d. Harry Watt, 1936), no hay narración. En cambio, Terminus 's cuidadosamente escogidos en locación complementan grabaciones de sonido, y son iguales a las imágenes.</text:p>
            <text:p/>
            <text:p>John Schlesinger 's corto revela cómo los ferrocarriles eran democratizadoras. En 1961, todo el mundo utiliza el tren; en un solo día, la película capta viñetas de la infancia, el matrimonio, el trabajo, el crimen y el castigo, la vejez, la muerte. Uno puede ir prácticamente a cualquier lugar en tren, y Schlesinger sabía que, como lo demostró de manera conmovedora en Billy Liar (1963), para llegar en un tren podría cambiar su vida. Sólo dos años antes de los recortes del Dr. Beeching, se podría esperar un servicio de muy poco tiempo para ser diezmado a parecer descuidado, pero la estación está vivo, vital. Hay un evidente orgullo en el ferrocarril grabada en muchos de los rostros de los personajes.</text:p>
          </table:table-cell>
          <table:table-cell table:style-name="Default" table:number-columns-repeated="3"/>
          <table:table-cell table:style-name="Default" office:value-type="string" calcext:value-type="string">
            <text:p>Película documental</text:p>
          </table:table-cell>
          <table:table-cell table:style-name="Default" table:number-columns-repeated="4"/>
          <table:table-cell table:style-name="Default" office:value-type="string" calcext:value-type="string">
            <text:p>VHS</text:p>
          </table:table-cell>
          <table:table-cell table:style-name="Default"/>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 1 vhs</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8-33</text:p>
          </table:table-cell>
          <table:table-cell table:style-name="Default" office:value-type="string" calcext:value-type="string">
            <text:p>The Saturday Men</text:p>
          </table:table-cell>
          <table:table-cell table:style-name="Default" table:number-columns-repeated="2"/>
          <table:table-cell table:style-name="Default" office:value-type="string" calcext:value-type="string">
            <text:p>Look at britain</text:p>
          </table:table-cell>
          <table:table-cell table:style-name="Default" office:value-type="float" office:value="3" calcext:value-type="float">
            <text:p>3</text:p>
          </table:table-cell>
          <table:table-cell table:style-name="Default" office:value-type="string" calcext:value-type="string">
            <text:p>Inglaterra</text:p>
          </table:table-cell>
          <table:table-cell table:style-name="Default" office:value-type="float" office:value="1962" calcext:value-type="float">
            <text:p>1962</text:p>
          </table:table-cell>
          <table:table-cell table:style-name="Default" office:value-type="string" calcext:value-type="string">
            <text:p>26´</text:p>
          </table:table-cell>
          <table:table-cell table:style-name="Default"/>
          <table:table-cell table:style-name="Default" office:value-type="string" calcext:value-type="string">
            <text:p>John Fletcher</text:p>
          </table:table-cell>
          <table:table-cell table:style-name="Default" table:number-columns-repeated="4"/>
          <table:table-cell table:style-name="Default" office:value-type="string" calcext:value-type="string">
            <text:p>Brian Probyn</text:p>
          </table:table-cell>
          <table:table-cell table:style-name="Default"/>
          <table:table-cell table:style-name="Default" office:value-type="string" calcext:value-type="string">
            <text:p>Nicholas Hale</text:p>
          </table:table-cell>
          <table:table-cell table:style-name="Default" office:value-type="string" calcext:value-type="string">
            <text:p>John Taylor</text:p>
          </table:table-cell>
          <table:table-cell table:style-name="Default" table:number-columns-repeated="2"/>
          <table:table-cell table:style-name="Default" office:value-type="string" calcext:value-type="string">
            <text:p>James Harpham</text:p>
          </table:table-cell>
          <table:table-cell table:style-name="Default" table:number-columns-repeated="4"/>
          <table:table-cell table:style-name="Default" office:value-type="string" calcext:value-type="string">
            <text:p>Graphics Films, Ford of Britain</text:p>
          </table:table-cell>
          <table:table-cell table:style-name="Default" office:value-type="string" calcext:value-type="string">
            <text:p>Leon Clone. Productor ejecutivo: Robert Adams</text:p>
          </table:table-cell>
          <table:table-cell table:style-name="Default" table:number-columns-repeated="5"/>
          <table:table-cell table:style-name="Default" office:value-type="string" calcext:value-type="string">
            <text:p>The Saturday Men is a unique opportunity to go behind the scenes of one of England’s oldest football clubs, West Bromwich Albion, and join Baggies like Bobby Robson on and off the pitch. This absorbing documentary is a celebration of the beautiful game, but it is also an important milestone in film-making, forming part of the ground-breaking Free Cinema movement. <text:s/>http://www.dukevideo.com/Football/DVD/Football-Clubs/The-Saturday-Men-DVD.aspx</text:p>
          </table:table-cell>
          <table:table-cell table:style-name="Default" table:number-columns-repeated="3"/>
          <table:table-cell table:style-name="Default" office:value-type="string" calcext:value-type="string">
            <text:p>Película documental</text:p>
          </table:table-cell>
          <table:table-cell table:style-name="Default"/>
          <table:table-cell table:style-name="Default" office:value-type="string" calcext:value-type="string">
            <text:p>Testimonios orales, fotografía</text:p>
          </table:table-cell>
          <table:table-cell table:style-name="Default" office:value-type="string" calcext:value-type="string">
            <text:p>Grabación de campo, voz en off, conducción, música de época</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9"/>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7" office:value-type="date" office:date-value="2008-08-28" calcext:value-type="date">
            <text:p>8/28/2008</text:p>
          </table:table-cell>
          <table:table-cell table:number-columns-repeated="959"/>
        </table:table-row>
        <table:table-row table:style-name="ro1">
          <table:table-cell table:style-name="Default" office:value-type="string" calcext:value-type="string">
            <text:p>MXIM-AV-1-8-34</text:p>
          </table:table-cell>
          <table:table-cell table:style-name="Default" office:value-type="string" calcext:value-type="string">
            <text:p>Comando 52</text:p>
          </table:table-cell>
          <table:table-cell table:style-name="Default" table:number-columns-repeated="4"/>
          <table:table-cell table:style-name="Default" office:value-type="string" calcext:value-type="string">
            <text:p>Alemania</text:p>
          </table:table-cell>
          <table:table-cell table:style-name="Default" office:value-type="float" office:value="1965" calcext:value-type="float">
            <text:p>1965</text:p>
          </table:table-cell>
          <table:table-cell table:style-name="Default" office:value-type="string" calcext:value-type="string">
            <text:p>34´</text:p>
          </table:table-cell>
          <table:table-cell table:style-name="Default"/>
          <table:table-cell table:style-name="Default" office:value-type="string" calcext:value-type="string">
            <text:p>Walter Heynowski</text:p>
          </table:table-cell>
          <table:table-cell table:style-name="Default" table:number-columns-repeated="17"/>
          <table:table-cell table:style-name="Default" office:value-type="string" calcext:value-type="string">
            <text:p>Walter Herynowski</text:p>
          </table:table-cell>
          <table:table-cell table:style-name="Default" table:number-columns-repeated="2"/>
          <table:table-cell table:style-name="Default" office:value-type="string" calcext:value-type="string">
            <text:p>Donación: Belkis Vega</text:p>
          </table:table-cell>
          <table:table-cell table:style-name="Default" office:value-type="float" office:value="40086" calcext:value-type="float">
            <text:p>40086</text:p>
          </table:table-cell>
          <table:table-cell table:style-name="Default" office:value-type="string" calcext:value-type="string">
            <text:p>Los héroes - o más bien antihéroes - de esta película son mercenarios de Alemania Occidental que lucharon del lado de los secesionistas de Katanga durante la guerra civil en el Congo. Pretendiendo ser periodistas occidentales (que pronto se convertiría en su marca comercial), los creadores de "Kommando 52" filmado varias entrevistas, que forman el núcleo de la película. Mercenarios, excitado por la atención de los medios, fácilmente hablan de cómo llegaron al Congo. Lo que es más, ellos siempre Heynowski (Scheumann no participó en la toma de esta película) con sus recuerdos congoleños: fotos, cartas, diarios y cintas, que - editados apropiadamente - aumentar el poder de la película, preparando el escenario para la primera aparición del mercenario alemán comandante, el héroe de la película de la próxima Heynowski, "El hombre que ríe".</text:p>
          </table:table-cell>
          <table:table-cell table:style-name="Default" office:value-type="string" calcext:value-type="string">
            <text:p>Siegfried Müller</text:p>
          </table:table-cell>
          <table:table-cell table:style-name="Default" office:value-type="string" calcext:value-type="string">
            <text:p>República del Congo</text:p>
          </table:table-cell>
          <table:table-cell table:style-name="Default"/>
          <table:table-cell table:style-name="Default" office:value-type="string" calcext:value-type="string">
            <text:p>Película documental</text:p>
          </table:table-cell>
          <table:table-cell table:style-name="Default" office:value-type="string" calcext:value-type="string">
            <text:p>Cine Experimental</text:p>
          </table:table-cell>
          <table:table-cell table:style-name="Default"/>
          <table:table-cell table:style-name="Default" office:value-type="string" calcext:value-type="string">
            <text:p>Grabación de campo, sonidos <text:s/>en off, <text:s/></text:p>
          </table:table-cell>
          <table:table-cell table:style-name="Default" table:number-columns-repeated="3"/>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Default"/>
          <table:table-cell table:number-columns-repeated="959"/>
        </table:table-row>
        <table:table-row table:style-name="ro1">
          <table:table-cell table:style-name="Default" office:value-type="string" calcext:value-type="string">
            <text:p>MXIM-AV-1-9-1</text:p>
          </table:table-cell>
          <table:table-cell table:style-name="Default" office:value-type="string" calcext:value-type="string">
            <text:p>In the land of the war canoes</text:p>
          </table:table-cell>
          <table:table-cell table:style-name="Default" office:value-type="string" calcext:value-type="string">
            <text:p>In the land of the headhunters</text:p>
          </table:table-cell>
          <table:table-cell table:style-name="Default" table:number-columns-repeated="3"/>
          <table:table-cell table:style-name="Default" office:value-type="string" calcext:value-type="string">
            <text:p>Estados Unidos/Canadá</text:p>
          </table:table-cell>
          <table:table-cell table:style-name="Default" office:value-type="float" office:value="1973" calcext:value-type="float">
            <text:p>1973</text:p>
          </table:table-cell>
          <table:table-cell table:style-name="Default" office:value-type="string" calcext:value-type="string">
            <text:p>43'25''</text:p>
          </table:table-cell>
          <table:table-cell table:style-name="Default" office:value-type="string" calcext:value-type="string">
            <text:p>Geroge Hunt</text:p>
          </table:table-cell>
          <table:table-cell table:style-name="Default" office:value-type="string" calcext:value-type="string">
            <text:p>Edward S. Curtis</text:p>
          </table:table-cell>
          <table:table-cell table:style-name="Default"/>
          <table:table-cell table:style-name="Default" office:value-type="string" calcext:value-type="string">
            <text:p>Edward S. Curtis</text:p>
          </table:table-cell>
          <table:table-cell table:style-name="Default" table:number-columns-repeated="4"/>
          <table:table-cell table:style-name="Default" office:value-type="string" calcext:value-type="string">
            <text:p>George Irbing Quimby, Bill Holm</text:p>
          </table:table-cell>
          <table:table-cell table:style-name="Default"/>
          <table:table-cell table:style-name="Default" office:value-type="string" calcext:value-type="string">
            <text:p>David Gerth </text:p>
          </table:table-cell>
          <table:table-cell table:style-name="Default" table:number-columns-repeated="5"/>
          <table:table-cell table:style-name="Default" office:value-type="string" calcext:value-type="string">
            <text:p>Bill Ross, Asitente de Grabación: Grant Fehr, Carl Sawyer, Efectos: Steve Brown, </text:p>
          </table:table-cell>
          <table:table-cell table:style-name="Default" office:value-type="string" calcext:value-type="string">
            <text:p>Shell International Petroleum Co. Ltd.</text:p>
          </table:table-cell>
          <table:table-cell table:style-name="Default"/>
          <table:table-cell table:style-name="Default" office:value-type="string" calcext:value-type="string">
            <text:p>George Seager</text:p>
          </table:table-cell>
          <table:table-cell table:style-name="Default" table:number-columns-repeated="2"/>
          <table:table-cell table:style-name="Default" office:value-type="string" calcext:value-type="string">
            <text:p>Donación</text:p>
          </table:table-cell>
          <table:table-cell table:style-name="Default" office:value-type="float" office:value="1999" calcext:value-type="float">
            <text:p>1999</text:p>
          </table:table-cell>
          <table:table-cell table:style-name="Default" office:value-type="string" calcext:value-type="string">
            <text:p>Salvador Allende pone en marcha un programa de profundas transformaciones sociales y políticas. Desde el primer día la derecha organiza contra él una serie de huelgas salvajes mientras la Casa Blanca le asfixia económicamente. A pesar del boicot --en marzo de 1973-- los partidos que apoyan a Allende obtienen el 43,4 por ciento de los votos. La derecha comprende que los mecanismos legales ya no les sirven. De ahora en adelante su estrategia será la estrategia del golpe de estado. “La Batalla de Chile” es un fresco que muestra paso a paso estos hechos que conmovieron al mundo.http://www.patricioguzman.com/index.php?page=films_dett&amp;fid=1</text:p>
          </table:table-cell>
          <table:table-cell table:style-name="Default" office:value-type="string" calcext:value-type="string">
            <text:p>Salvador Allende</text:p>
          </table:table-cell>
          <table:table-cell table:style-name="Default" office:value-type="string" calcext:value-type="string">
            <text:p>Chile</text:p>
          </table:table-cell>
          <table:table-cell table:style-name="Default" office:value-type="float" office:value="1973" calcext:value-type="float">
            <text:p>1973</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s fílmicos de archivo, <text:s/>testimonios videorales, </text:p>
          </table:table-cell>
          <table:table-cell table:style-name="Default" office:value-type="string" calcext:value-type="string">
            <text:p>Grabación de campo, voz en off, conducción, entrevistas</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muda</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 </text:p>
          </table:table-cell>
          <table:table-cell table:style-name="Default" table:number-columns-repeated="6"/>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2</text:p>
          </table:table-cell>
          <table:table-cell table:style-name="Default" office:value-type="string" calcext:value-type="string">
            <text:p>Acting in Turn</text:p>
          </table:table-cell>
          <table:table-cell table:style-name="Default" office:value-type="string" calcext:value-type="string">
            <text:p>Acción en giros</text:p>
          </table:table-cell>
          <table:table-cell table:style-name="Default" table:number-columns-repeated="3"/>
          <table:table-cell table:style-name="Default" office:value-type="string" calcext:value-type="string">
            <text:p>Inglaterra</text:p>
          </table:table-cell>
          <table:table-cell table:style-name="Default" office:value-type="float" office:value="1974" calcext:value-type="float">
            <text:p>1974</text:p>
          </table:table-cell>
          <table:table-cell table:style-name="Default" office:value-type="string" calcext:value-type="string">
            <text:p>20´</text:p>
          </table:table-cell>
          <table:table-cell table:style-name="Default"/>
          <table:table-cell table:style-name="Default" office:value-type="string" calcext:value-type="string">
            <text:p>Robin Jackson</text:p>
          </table:table-cell>
          <table:table-cell table:style-name="Default" table:number-columns-repeated="4"/>
          <table:table-cell table:style-name="Default" office:value-type="string" calcext:value-type="string">
            <text:p>Gus Com</text:p>
          </table:table-cell>
          <table:table-cell table:style-name="Default"/>
          <table:table-cell table:style-name="Default" office:value-type="string" calcext:value-type="string">
            <text:p>Roland Lewis</text:p>
          </table:table-cell>
          <table:table-cell table:style-name="Default" table:number-columns-repeated="3"/>
          <table:table-cell table:style-name="Default" office:value-type="string" calcext:value-type="string">
            <text:p>Graham Collier</text:p>
          </table:table-cell>
          <table:table-cell table:style-name="Default" table:number-columns-repeated="3"/>
          <table:table-cell table:style-name="Default" office:value-type="string" calcext:value-type="string">
            <text:p>Asistentes: Simon Hinkly/Nick Hutchings</text:p>
          </table:table-cell>
          <table:table-cell table:style-name="Default" office:value-type="string" calcext:value-type="string">
            <text:p>IDI Cinematográfica, RAI, I Film Dell´Orso</text:p>
          </table:table-cell>
          <table:table-cell table:style-name="Default"/>
          <table:table-cell table:style-name="Default" office:value-type="string" calcext:value-type="string">
            <text:p>Gian Vittorio Baldi</text:p>
          </table:table-cell>
          <table:table-cell table:style-name="Default" table:number-columns-repeated="4"/>
          <table:table-cell table:style-name="Default" office:value-type="string" calcext:value-type="string">
            <text:p>Entre marzo y septiembre de 1973 la izquierda y derecha se enfrentan en la calle, en las fábricas, en los tribunales, en las universidades, en el parlamento y en los medios de comunicación. La situación se vuelve insostenible. Estados Unidos financia la huelga de los camioneros y fomenta el caos social. Allende trata de llegar a un acuerdo con las fuerzas de la Democracia Cristiana, sin conseguirlo. Las propias contradicciones de la izquierda aumentan la crisis. Los militares empiezan a conspirar en Valparaíso. Un amplio sector de la clase media apoya el boicot y la guerra civil. El ll de septiembre Pinochet bombardea el palacio de gobierno.http://www.patricioguzman.com/index.php?page=films_dett&amp;fid=1</text:p>
          </table:table-cell>
          <table:table-cell table:style-name="Default" office:value-type="string" calcext:value-type="string">
            <text:p>Salvador Allende, Augusto Pinochet, Alejandro Rojas, Alfonso Ansieta, Fernando Castillo</text:p>
          </table:table-cell>
          <table:table-cell table:style-name="Default" office:value-type="string" calcext:value-type="string">
            <text:p>Chile</text:p>
          </table:table-cell>
          <table:table-cell table:style-name="Default" office:value-type="float" office:value="1973" calcext:value-type="float">
            <text:p>1973</text:p>
          </table:table-cell>
          <table:table-cell table:style-name="Default" office:value-type="string" calcext:value-type="string">
            <text:p>Pelicula documental</text:p>
          </table:table-cell>
          <table:table-cell table:style-name="Default"/>
          <table:table-cell table:style-name="Default" office:value-type="string" calcext:value-type="string">
            <text:p>Testimonios videorales</text:p>
          </table:table-cell>
          <table:table-cell table:style-name="Default" office:value-type="string" calcext:value-type="string">
            <text:p>Grabación de campo, voz en off, conducción, entrevistas</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DVD y monitor </text:p>
          </table:table-cell>
          <table:table-cell table:style-name="Default" table:number-columns-repeated="6"/>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3</text:p>
          </table:table-cell>
          <table:table-cell table:style-name="Default" office:value-type="string" calcext:value-type="string">
            <text:p>Appunti per un´Orestiade africana</text:p>
          </table:table-cell>
          <table:table-cell table:style-name="Default" office:value-type="string" calcext:value-type="string">
            <text:p>Apuntes para una Orestiada africana</text:p>
          </table:table-cell>
          <table:table-cell table:style-name="Default" table:number-columns-repeated="3"/>
          <table:table-cell table:style-name="Default" office:value-type="string" calcext:value-type="string">
            <text:p>Italia</text:p>
          </table:table-cell>
          <table:table-cell table:style-name="Default" office:value-type="float" office:value="1970" calcext:value-type="float">
            <text:p>1970</text:p>
          </table:table-cell>
          <table:table-cell table:style-name="Default" office:value-type="string" calcext:value-type="string">
            <text:p>69´</text:p>
          </table:table-cell>
          <table:table-cell table:style-name="Default"/>
          <table:table-cell table:style-name="Default" office:value-type="string" calcext:value-type="string">
            <text:p>Pier Paolo Pasolini</text:p>
          </table:table-cell>
          <table:table-cell table:style-name="Default"/>
          <table:table-cell table:style-name="Default" office:value-type="string" calcext:value-type="string">
            <text:p>Pier Paolo Pasolini</text:p>
          </table:table-cell>
          <table:table-cell table:style-name="Default" table:number-columns-repeated="2"/>
          <table:table-cell table:style-name="Default" office:value-type="string" calcext:value-type="string">
            <text:p>Giorgio Pelloni, Pier Paolo Pasolini</text:p>
          </table:table-cell>
          <table:table-cell table:style-name="Default"/>
          <table:table-cell table:style-name="Default" office:value-type="string" calcext:value-type="string">
            <text:p>Cleofe Conversi</text:p>
          </table:table-cell>
          <table:table-cell table:style-name="Default" office:value-type="string" calcext:value-type="string">
            <text:p>Federico Savina</text:p>
          </table:table-cell>
          <table:table-cell table:style-name="Default"/>
          <table:table-cell table:style-name="Default" office:value-type="string" calcext:value-type="string">
            <text:p>Gato Barbieri</text:p>
          </table:table-cell>
          <table:table-cell table:style-name="Default"/>
          <table:table-cell table:style-name="Default" office:value-type="string" calcext:value-type="string">
            <text:p>Pier Paolo Pasolini</text:p>
          </table:table-cell>
          <table:table-cell table:style-name="Default" table:number-columns-repeated="3"/>
          <table:table-cell table:style-name="Default" office:value-type="string" calcext:value-type="string">
            <text:p>Paris Audiovisuel.</text:p>
          </table:table-cell>
          <table:table-cell table:style-name="Default"/>
          <table:table-cell table:style-name="Default" office:value-type="string" calcext:value-type="string">
            <text:p>Paulo Branco</text:p>
          </table:table-cell>
          <table:table-cell table:style-name="Default" table:number-columns-repeated="4"/>
          <table:table-cell table:style-name="Default" office:value-type="string" calcext:value-type="string">
            <text:p>La película dura veinte minutos y el espectador asume que sucede en una embajada situado en una gran ciudad de América del Sur, después de un golpe de Estado (probablemente Chile después del golpe de Estado del general Augusto Pinochet ). La cámara permanece en la embajada y las películas de la vida diaria de los refugiados, el embajador y su esposa que lo acogen.</text:p>
          </table:table-cell>
          <table:table-cell table:style-name="Default" office:value-type="string" calcext:value-type="string">
            <text:p>Marco, Augusto Pinochet, Tsikos, Carole, Maria, </text:p>
          </table:table-cell>
          <table:table-cell table:style-name="Default" office:value-type="string" calcext:value-type="string">
            <text:p>Chile</text:p>
          </table:table-cell>
          <table:table-cell table:style-name="Default" office:value-type="string" calcext:value-type="string">
            <text:p>13 de septiembre de 1973, </text:p>
          </table:table-cell>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voz en off, conducción</text:p>
          </table:table-cell>
          <table:table-cell table:style-name="Default"/>
          <table:table-cell table:style-name="Default" office:value-type="string" calcext:value-type="string">
            <text:p>Súper 8</text:p>
          </table:table-cell>
          <table:table-cell/>
          <table:table-cell table:style-name="Default" office:value-type="string" calcext:value-type="string">
            <text:p>Usos reservados para consulta in situ</text:p>
          </table:table-cell>
          <table:table-cell table:style-name="Default" table:number-columns-repeated="2"/>
          <table:table-cell table:style-name="Default" office:value-type="string" calcext:value-type="string">
            <text:p>Español (España)</text:p>
          </table:table-cell>
          <table:table-cell table:style-name="Default"/>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 </text:p>
          </table:table-cell>
          <table:table-cell table:style-name="Default" table:number-columns-repeated="3"/>
          <table:table-cell table:style-name="Default" office:value-type="string" calcext:value-type="string">
            <text:p>Película documental grabada desde la televisión, canal TVE.</text:p>
          </table:table-cell>
          <table:table-cell table:style-name="Default"/>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02" calcext:value-type="date">
            <text:p>9/2/2008</text:p>
          </table:table-cell>
          <table:table-cell table:number-columns-repeated="959"/>
        </table:table-row>
        <table:table-row table:style-name="ro1">
          <table:table-cell table:style-name="Default" office:value-type="string" calcext:value-type="string">
            <text:p>MXIM-AV-1-9-4</text:p>
          </table:table-cell>
          <table:table-cell table:style-name="Default" office:value-type="string" calcext:value-type="string">
            <text:p>Aurelia Steiner</text:p>
          </table:table-cell>
          <table:table-cell table:style-name="Default" table:number-columns-repeated="4"/>
          <table:table-cell table:style-name="Default" office:value-type="string" calcext:value-type="string">
            <text:p>Francia</text:p>
          </table:table-cell>
          <table:table-cell table:style-name="Default" office:value-type="float" office:value="1979" calcext:value-type="float">
            <text:p>1979</text:p>
          </table:table-cell>
          <table:table-cell table:style-name="Default" office:value-type="string" calcext:value-type="string">
            <text:p>27´51"</text:p>
          </table:table-cell>
          <table:table-cell table:style-name="Default"/>
          <table:table-cell table:style-name="Default" office:value-type="string" calcext:value-type="string">
            <text:p>Marguerite Duras</text:p>
          </table:table-cell>
          <table:table-cell table:style-name="Default" table:number-columns-repeated="17"/>
          <table:table-cell table:style-name="Default" office:value-type="string" calcext:value-type="string">
            <text:p>Julio Pérez Tabernero</text:p>
          </table:table-cell>
          <table:table-cell table:style-name="Default" table:number-columns-repeated="5"/>
          <table:table-cell table:style-name="Default" office:value-type="string" calcext:value-type="string">
            <text:p>Salvador Allende, Fidel Castro, Augusto Pinochet, Victor Jara</text:p>
          </table:table-cell>
          <table:table-cell table:style-name="Default" office:value-type="string" calcext:value-type="string">
            <text:p>Chile, Cuba</text:p>
          </table:table-cell>
          <table:table-cell table:style-name="Default" office:value-type="float" office:value="1973" calcext:value-type="float">
            <text:p>1973</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s fílmicos de archivo, hemerografía, fotografía, gráficos</text:p>
          </table:table-cell>
          <table:table-cell table:style-name="Default" office:value-type="string" calcext:value-type="string">
            <text:p>Grabación de campo, intertítulos, música de época</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 </text:p>
          </table:table-cell>
          <table:table-cell table:style-name="Default" table:number-columns-repeated="3"/>
          <table:table-cell table:style-name="Default" office:value-type="string" calcext:value-type="string">
            <text:p>Tiene un extracto de un corto La natatión de tres minutos, incompleto.</text:p>
          </table:table-cell>
          <table:table-cell table:style-name="Default"/>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05" calcext:value-type="date">
            <text:p>9/5/2008</text:p>
          </table:table-cell>
          <table:table-cell table:number-columns-repeated="959"/>
        </table:table-row>
        <table:table-row table:style-name="ro1">
          <table:table-cell table:style-name="Default" office:value-type="string" calcext:value-type="string">
            <text:p>MXIM-AV-1-9-5</text:p>
          </table:table-cell>
          <table:table-cell table:style-name="Default" office:value-type="string" calcext:value-type="string">
            <text:p>Canciones para después de una guerra</text:p>
          </table:table-cell>
          <table:table-cell table:style-name="Default" table:number-columns-repeated="4"/>
          <table:table-cell table:style-name="Default" office:value-type="string" calcext:value-type="string">
            <text:p>España</text:p>
          </table:table-cell>
          <table:table-cell table:style-name="Default" office:value-type="float" office:value="1971" calcext:value-type="float">
            <text:p>1971</text:p>
          </table:table-cell>
          <table:table-cell table:style-name="Default" office:value-type="float" office:value="130" calcext:value-type="float">
            <text:p>130</text:p>
          </table:table-cell>
          <table:table-cell table:style-name="Default"/>
          <table:table-cell table:style-name="Default" office:value-type="string" calcext:value-type="string">
            <text:p>Basilio Martín Patino</text:p>
          </table:table-cell>
          <table:table-cell table:style-name="Default"/>
          <table:table-cell table:style-name="Default" office:value-type="string" calcext:value-type="string">
            <text:p>Basilio Martín Patino</text:p>
          </table:table-cell>
          <table:table-cell table:style-name="Default" table:number-columns-repeated="2"/>
          <table:table-cell table:style-name="Default" office:value-type="string" calcext:value-type="string">
            <text:p>José Luis Alcaine</text:p>
          </table:table-cell>
          <table:table-cell table:style-name="Default" office:value-type="string" calcext:value-type="string">
            <text:p>Imperio Argentina, Estrellita Castillo, Miguel Molina, Lola Flores, Celia Gámez, Juanita Reina</text:p>
          </table:table-cell>
          <table:table-cell table:style-name="Default" table:number-columns-repeated="4"/>
          <table:table-cell table:style-name="Default" office:value-type="string" calcext:value-type="string">
            <text:p>Manuel Parada</text:p>
          </table:table-cell>
          <table:table-cell table:style-name="Default" table:number-columns-repeated="4"/>
          <table:table-cell table:style-name="Default" office:value-type="string" calcext:value-type="string">
            <text:p>Instituto Cubano del Arte e Industria Cinematográficas</text:p>
          </table:table-cell>
          <table:table-cell table:style-name="Default"/>
          <table:table-cell table:style-name="Default" office:value-type="string" calcext:value-type="string">
            <text:p>Sergio San Pedro</text:p>
          </table:table-cell>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table:number-columns-repeated="3"/>
          <table:table-cell table:style-name="Default" office:value-type="string" calcext:value-type="string">
            <text:p>Cortometraje antropológico sobre un oficio ancestral: el herrero rural.http://manualesdecine.files.wordpress.com/2009/12/u4-el-retorno-a-la-realidad.pdf</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Fotografía, Registros fílmicos de archivo</text:p>
          </table:table-cell>
          <table:table-cell table:style-name="Default" office:value-type="string" calcext:value-type="string">
            <text:p>Grabación de campo, voz en off, conducción, anima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 Blanco y negro, blanco y negro virado a rojo, amarillo, verde y azul</text:p>
          </table:table-cell>
          <table:table-cell table:style-name="Default" office:value-type="string" calcext:value-type="string">
            <text:p>Monoaural</text:p>
          </table:table-cell>
          <table:table-cell table:style-name="Default" table:number-columns-repeated="2"/>
          <table:table-cell table:style-name="Default" office:value-type="string" calcext:value-type="string">
            <text:p>Reproductor DVD y monitor </text:p>
          </table:table-cell>
          <table:table-cell table:style-name="Default" table:number-columns-repeated="3"/>
          <table:table-cell table:style-name="Default" office:value-type="string" calcext:value-type="string">
            <text:p>https://spanishinmotion.wordpress.com/ojo-critico/ojo-criticocanciones-para-despues-de-una-guerra/</text:p>
          </table:table-cell>
          <table:table-cell table:style-name="Default"/>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02" calcext:value-type="date">
            <text:p>9/2/2008</text:p>
          </table:table-cell>
          <table:table-cell table:number-columns-repeated="959"/>
        </table:table-row>
        <table:table-row table:style-name="ro1">
          <table:table-cell table:style-name="Default" office:value-type="string" calcext:value-type="string">
            <text:p>MXIM-AV-1-9-6</text:p>
          </table:table-cell>
          <table:table-cell table:style-name="Default" office:value-type="string" calcext:value-type="string">
            <text:p>El tigre saltó y mató… pero morirá… morirá</text:p>
          </table:table-cell>
          <table:table-cell table:style-name="Default" table:number-columns-repeated="4"/>
          <table:table-cell table:style-name="Default" office:value-type="string" calcext:value-type="string">
            <text:p>Cuba</text:p>
          </table:table-cell>
          <table:table-cell table:style-name="Default" office:value-type="float" office:value="1973" calcext:value-type="float">
            <text:p>1973</text:p>
          </table:table-cell>
          <table:table-cell table:style-name="Default" office:value-type="string" calcext:value-type="string">
            <text:p>16´</text:p>
          </table:table-cell>
          <table:table-cell table:style-name="Default"/>
          <table:table-cell table:style-name="Default" office:value-type="string" calcext:value-type="string">
            <text:p>Santiago Álvarez Román</text:p>
          </table:table-cell>
          <table:table-cell table:style-name="Default"/>
          <table:table-cell table:style-name="Default" office:value-type="string" calcext:value-type="string">
            <text:p>Santiago Álvarez Román</text:p>
          </table:table-cell>
          <table:table-cell table:style-name="Default" table:number-columns-repeated="4"/>
          <table:table-cell table:style-name="Default" office:value-type="string" calcext:value-type="string">
            <text:p>Gloria Argüelles</text:p>
          </table:table-cell>
          <table:table-cell table:style-name="Default" table:number-columns-repeated="6"/>
          <table:table-cell table:style-name="Default" office:value-type="string" calcext:value-type="string">
            <text:p>Adalberto Hernández, Santiago Peñate</text:p>
          </table:table-cell>
          <table:table-cell table:style-name="Default"/>
          <table:table-cell table:style-name="Default" office:value-type="string" calcext:value-type="string">
            <text:p>Le service de la recherche de l´O.R.T.F.</text:p>
          </table:table-cell>
          <table:table-cell table:style-name="Default" office:value-type="string" calcext:value-type="string">
            <text:p>Ediciones Pentagrama</text:p>
          </table:table-cell>
          <table:table-cell table:style-name="Default" table:number-columns-repeated="6"/>
          <table:table-cell table:style-name="Default" office:value-type="string" calcext:value-type="string">
            <text:p>Salvador Allende, Fidel Castro, Ernesto "Che" Guevara, charles de Gaulle, Giangiacomo Feltrinelli, Qing Jiang, V.I. Lenin, André Malraux, Zedong Mao, Richard Nixon, augusto Pinochet, Georges Pompidou, Joseph Stalin, Nguyen Giap Vo, Enlai Zhou</text:p>
          </table:table-cell>
          <table:table-cell table:style-name="Default" office:value-type="string" calcext:value-type="string">
            <text:p>Bolivia, Cuba, Vietnam, Congo</text:p>
          </table:table-cell>
          <table:table-cell table:style-name="Default"/>
          <table:table-cell table:style-name="Default" office:value-type="string" calcext:value-type="string">
            <text:p>Pelicula documental</text:p>
          </table:table-cell>
          <table:table-cell table:style-name="Default"/>
          <table:table-cell table:style-name="Default" office:value-type="string" calcext:value-type="string">
            <text:p>Registros fílmicos de archivo, testimonios videorales</text:p>
          </table:table-cell>
          <table:table-cell table:style-name="Default" office:value-type="string" calcext:value-type="string">
            <text:p>Grabación de campo, voz en off, narració, conducción, entrevista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text:p>
          </table:table-cell>
          <table:table-cell table:style-name="Default" office:value-type="string" calcext:value-type="string">
            <text:p>copia</text:p>
          </table:table-cell>
          <table:table-cell table:style-name="Default" office:value-type="string" calcext:value-type="string">
            <text:p>Blanco y negro virado a rojo, negativo</text:p>
          </table:table-cell>
          <table:table-cell table:style-name="Default" table:number-columns-repeated="3"/>
          <table:table-cell table:style-name="Default" office:value-type="string" calcext:value-type="string">
            <text:p>Reproductor VHS y monitor </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9-7</text:p>
          </table:table-cell>
          <table:table-cell table:style-name="Default" office:value-type="string" calcext:value-type="string">
            <text:p>Historia de un documento</text:p>
          </table:table-cell>
          <table:table-cell table:style-name="Default" office:value-type="string" calcext:value-type="string">
            <text:p>Histoire d´un document</text:p>
          </table:table-cell>
          <table:table-cell table:style-name="Default"/>
          <table:table-cell table:style-name="Default" office:value-type="string" calcext:value-type="string">
            <text:p>Colección Memoria Histórica</text:p>
          </table:table-cell>
          <table:table-cell table:style-name="Default"/>
          <table:table-cell table:style-name="Default" office:value-type="string" calcext:value-type="string">
            <text:p>México / Francia</text:p>
          </table:table-cell>
          <table:table-cell table:style-name="Default" office:value-type="float" office:value="1971" calcext:value-type="float">
            <text:p>1971</text:p>
          </table:table-cell>
          <table:table-cell table:style-name="Default" office:value-type="string" calcext:value-type="string">
            <text:p>49´</text:p>
          </table:table-cell>
          <table:table-cell table:style-name="Default"/>
          <table:table-cell table:style-name="Default" office:value-type="string" calcext:value-type="string">
            <text:p>Oscar Menéndez</text:p>
          </table:table-cell>
          <table:table-cell table:style-name="Default"/>
          <table:table-cell table:style-name="Default" office:value-type="string" calcext:value-type="string">
            <text:p>Rodolfo Alcaraz</text:p>
          </table:table-cell>
          <table:table-cell table:style-name="Default" table:number-columns-repeated="2"/>
          <table:table-cell table:style-name="Default" office:value-type="string" calcext:value-type="string">
            <text:p>Oscar Menéndez</text:p>
          </table:table-cell>
          <table:table-cell table:style-name="Default"/>
          <table:table-cell table:style-name="Default" office:value-type="string" calcext:value-type="string">
            <text:p>Janine Martín</text:p>
          </table:table-cell>
          <table:table-cell table:style-name="Default" table:number-columns-repeated="2"/>
          <table:table-cell table:style-name="Default" office:value-type="string" calcext:value-type="string">
            <text:p>Edgardo Cantón</text:p>
          </table:table-cell>
          <table:table-cell table:style-name="Default"/>
          <table:table-cell table:style-name="Default" office:value-type="string" calcext:value-type="string">
            <text:p>Rodolfo Alcaraz</text:p>
          </table:table-cell>
          <table:table-cell table:style-name="Default" table:number-columns-repeated="3"/>
          <table:table-cell table:style-name="Default" office:value-type="string" calcext:value-type="string">
            <text:p>Equipo Tercer Año</text:p>
          </table:table-cell>
          <table:table-cell table:style-name="Default"/>
          <table:table-cell table:style-name="Default" office:value-type="string" calcext:value-type="string">
            <text:p>Patricio Guzmán</text:p>
          </table:table-cell>
          <table:table-cell table:style-name="Default" table:number-columns-repeated="4"/>
          <table:table-cell table:style-name="Default" office:value-type="string" calcext:value-type="string">
            <text:p>Un petit village dépeuplé de l'Aude, un vieux couple confie à la caméra du "vacancier", simple caméra à ressort, les souvenirs d'un autre temps : la guerre, la maladie, la mort...Le cinéaste construit le film comme un recueil d'images autonomes qui, réunies, composent son univers mental : le bonheur familial, fragments de quelques-uns de ses films antérieurs, hommage au saxophoniste Ben Webster, deux poèmes des grands poètes contemporains Remco Campert et Lucebert, un portrait du grand-père du cinéaste qui lui avait appris la photographie dès l'âge de douze ans... http://www.film-documentaire.fr/Les_Vacances_du_cin%C3%A9aste.html,film,8620</text:p>
          </table:table-cell>
          <table:table-cell table:style-name="Default" office:value-type="string" calcext:value-type="string">
            <text:p>Ben Webster, Campert Remco Lucebert</text:p>
          </table:table-cell>
          <table:table-cell table:style-name="Default" office:value-type="string" calcext:value-type="string">
            <text:p>Aude</text:p>
          </table:table-cell>
          <table:table-cell table:style-name="Default"/>
          <table:table-cell table:style-name="Default" office:value-type="string" calcext:value-type="string">
            <text:p>Pelicula documental</text:p>
          </table:table-cell>
          <table:table-cell table:style-name="Default"/>
          <table:table-cell table:style-name="Default" office:value-type="string" calcext:value-type="string">
            <text:p>Testimonios orales, testimonios videorales, fotografía, gráficos, registros fílmicos de archivo, docuemntales, hemerografía</text:p>
          </table:table-cell>
          <table:table-cell table:style-name="Default" office:value-type="string" calcext:value-type="string">
            <text:p>Grabación de campo, voz en off, conducción, entrevista, música de época</text:p>
          </table:table-cell>
          <table:table-cell table:style-name="Default"/>
          <table:table-cell table:style-name="Default" office:value-type="string" calcext:value-type="string">
            <text:p>16 mm, Beta SP, DVD</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 de producción</text:p>
          </table:table-cell>
          <table:table-cell table:style-name="Default" office:value-type="string" calcext:value-type="string">
            <text:p>blanco y negro</text:p>
          </table:table-cell>
          <table:table-cell table:style-name="Default" table:number-columns-repeated="2"/>
          <table:table-cell table:style-name="Default" office:value-type="string" calcext:value-type="string">
            <text:p>Multiregión</text:p>
          </table:table-cell>
          <table:table-cell table:style-name="Default" office:value-type="string" calcext:value-type="string">
            <text:p>Reproductor DVD y monitor </text:p>
          </table:table-cell>
          <table:table-cell table:style-name="Default" table:number-columns-repeated="3"/>
          <table:table-cell table:style-name="Default" office:value-type="string" calcext:value-type="string">
            <text:p>Material audiovisual registrado en la base de datos de la Biblioteca Ernesto de la Torre Villar, Instituto Mora. Código de referencia: VV 791.4353 HIS.d</text:p>
          </table:table-cell>
          <table:table-cell table:style-name="Default"/>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04" calcext:value-type="date">
            <text:p>9/4/2008</text:p>
          </table:table-cell>
          <table:table-cell table:number-columns-repeated="959"/>
        </table:table-row>
        <table:table-row table:style-name="ro1">
          <table:table-cell table:style-name="Default" office:value-type="string" calcext:value-type="string">
            <text:p>MXIM-AV-1-9-8</text:p>
          </table:table-cell>
          <table:table-cell table:style-name="Default" office:value-type="string" calcext:value-type="string">
            <text:p>La insurrección de la burguesía</text:p>
          </table:table-cell>
          <table:table-cell table:style-name="Default" table:number-columns-repeated="2"/>
          <table:table-cell table:style-name="Default" office:value-type="string" calcext:value-type="string">
            <text:p>La batalla de Chile: la lucha de un pueblo sin armas</text:p>
          </table:table-cell>
          <table:table-cell table:style-name="Default" office:value-type="string" calcext:value-type="string">
            <text:p>Parte 1</text:p>
          </table:table-cell>
          <table:table-cell table:style-name="Default" office:value-type="string" calcext:value-type="string">
            <text:p>Chile</text:p>
          </table:table-cell>
          <table:table-cell table:style-name="Default" office:value-type="float" office:value="1975" calcext:value-type="float">
            <text:p>1975</text:p>
          </table:table-cell>
          <table:table-cell table:style-name="Default" office:value-type="string" calcext:value-type="string">
            <text:p>100´</text:p>
          </table:table-cell>
          <table:table-cell table:style-name="Default"/>
          <table:table-cell table:style-name="Default" office:value-type="string" calcext:value-type="string">
            <text:p>Patricio Guzmán</text:p>
          </table:table-cell>
          <table:table-cell table:style-name="Default"/>
          <table:table-cell table:style-name="Default" office:value-type="string" calcext:value-type="string">
            <text:p>Patricio Guzmán</text:p>
          </table:table-cell>
          <table:table-cell table:style-name="Default" table:number-columns-repeated="2"/>
          <table:table-cell table:style-name="Default" office:value-type="string" calcext:value-type="string">
            <text:p>Jorge Müller Silva</text:p>
          </table:table-cell>
          <table:table-cell table:style-name="Default"/>
          <table:table-cell table:style-name="Default" office:value-type="string" calcext:value-type="string">
            <text:p>Pedro Chaskel</text:p>
          </table:table-cell>
          <table:table-cell table:style-name="Default" office:value-type="string" calcext:value-type="string">
            <text:p>Bernardo Menz</text:p>
          </table:table-cell>
          <table:table-cell table:style-name="Default" office:value-type="string" calcext:value-type="string">
            <text:p>Carlos Fernández</text:p>
          </table:table-cell>
          <table:table-cell table:style-name="Default" table:number-columns-repeated="2"/>
          <table:table-cell table:style-name="Default" office:value-type="string" calcext:value-type="string">
            <text:p>Abilio Fernández</text:p>
          </table:table-cell>
          <table:table-cell table:style-name="Default" table:number-columns-repeated="3"/>
          <table:table-cell table:style-name="Default" office:value-type="string" calcext:value-type="string">
            <text:p>Equipo Tercer Año</text:p>
          </table:table-cell>
          <table:table-cell table:style-name="Default"/>
          <table:table-cell table:style-name="Default" office:value-type="string" calcext:value-type="string">
            <text:p>Patricio Guzmán</text:p>
          </table:table-cell>
          <table:table-cell table:style-name="Default" table:number-columns-repeated="4"/>
          <table:table-cell table:style-name="Default" office:value-type="string" calcext:value-type="string">
            <text:p>Un reportaje-documental realizado por el Taller de Cine Octubre, acerca de las precarias condiciones laborales los trabajadores de la construcción, así como los obreros-soldadores organizados de Tula, Hidalgo. Testimonios cargados de ideología pseudo-marxista que intenta hacer un llamado a la sociedad sobre la sobreexplotación del trabajo por parte de la clase capitalista, en un intento de emulación del Tercer Cine latinoamericano desarrollado por los argentinos y cubanos en la década de los años 60's, combativo y denunciante, ya en el contexto mexicano.</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pintura, cartografía, música de época, registros radiofónicos</text:p>
          </table:table-cell>
          <table:table-cell table:style-name="Default" office:value-type="string" calcext:value-type="string">
            <text:p>Entrevista, grabación de campo</text:p>
          </table:table-cell>
          <table:table-cell table:style-name="Default"/>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 (España)</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6"/>
          <table:table-cell table:style-name="Default" office:value-type="string" calcext:value-type="string">
            <text:p>http://www.patricioguzman.com/index.php?page=films_dett&amp;fid=1</text:p>
          </table:table-cell>
          <table:table-cell table:style-name="Default" table:number-columns-repeated="3"/>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9</text:p>
          </table:table-cell>
          <table:table-cell table:style-name="Default" office:value-type="string" calcext:value-type="string">
            <text:p>El golpe de estado</text:p>
          </table:table-cell>
          <table:table-cell table:style-name="Default" table:number-columns-repeated="2"/>
          <table:table-cell table:style-name="Default" office:value-type="string" calcext:value-type="string">
            <text:p>La batalla de Chile: la lucha de un pueblo sin armas</text:p>
          </table:table-cell>
          <table:table-cell table:style-name="Default" office:value-type="string" calcext:value-type="string">
            <text:p>Parte 2</text:p>
          </table:table-cell>
          <table:table-cell table:style-name="Default" office:value-type="string" calcext:value-type="string">
            <text:p>Chile</text:p>
          </table:table-cell>
          <table:table-cell table:style-name="Default" office:value-type="float" office:value="1977" calcext:value-type="float">
            <text:p>1977</text:p>
          </table:table-cell>
          <table:table-cell table:style-name="Default" office:value-type="string" calcext:value-type="string">
            <text:p>90´</text:p>
          </table:table-cell>
          <table:table-cell table:style-name="Default"/>
          <table:table-cell table:style-name="Default" office:value-type="string" calcext:value-type="string">
            <text:p>Patricio Guzmán</text:p>
          </table:table-cell>
          <table:table-cell table:style-name="Default"/>
          <table:table-cell table:style-name="Default" office:value-type="string" calcext:value-type="string">
            <text:p>Patricio Guzmán, José Pino, Federico Elton, Pedro Chaskel</text:p>
          </table:table-cell>
          <table:table-cell table:style-name="Default" table:number-columns-repeated="2"/>
          <table:table-cell table:style-name="Default" office:value-type="string" calcext:value-type="string">
            <text:p>Jorge Müller Silva</text:p>
          </table:table-cell>
          <table:table-cell table:style-name="Default"/>
          <table:table-cell table:style-name="Default" office:value-type="string" calcext:value-type="string">
            <text:p>Pedro Chaskel</text:p>
          </table:table-cell>
          <table:table-cell table:style-name="Default" office:value-type="string" calcext:value-type="string">
            <text:p>Bernardo Menz</text:p>
          </table:table-cell>
          <table:table-cell table:style-name="Default" office:value-type="string" calcext:value-type="string">
            <text:p>Pedro Chaskel</text:p>
          </table:table-cell>
          <table:table-cell table:style-name="Default" table:number-columns-repeated="2"/>
          <table:table-cell table:style-name="Default" office:value-type="string" calcext:value-type="string">
            <text:p>Pedro L. Fernández Vila</text:p>
          </table:table-cell>
          <table:table-cell table:style-name="Default" table:number-columns-repeated="10"/>
          <table:table-cell table:style-name="Default" office:value-type="string" calcext:value-type="string">
            <text:p>"Le Train en Marche (The Train Rolls On, 1971) was a documentary focusing on the director Alexander Ivanovich Medvedkin, and his CineTrain of the 1930s, on which film crews travelled through the Soviet Union making documentaries. Using archive footage and photographs, Marker illustrates how the CineTrain functioned as the means by which films could include and educate the masses in Russia at the start of the revolution. More than 20 years later, after the fall of Soviet communism, Marker returned to Medvedkin in Le Tombeau d'Alexandre (The Last Bolshevik, 1992). The film is a series of video letters to Medvedkin (who died in 1989) and provides a broader, incisive meditation on the nature of reality, fiction, art, ideology and history.http://www.scoop.it/t/criticas-de-cinema/p/2604829350/le-train-en-marche-by-chris-marker</text:p>
          </table:table-cell>
          <table:table-cell table:style-name="Default" office:value-type="string" calcext:value-type="string">
            <text:p>Alexander Medvedkin, Lenin</text:p>
          </table:table-cell>
          <table:table-cell table:style-name="Default" office:value-type="string" calcext:value-type="string">
            <text:p>Rusia</text:p>
          </table:table-cell>
          <table:table-cell table:style-name="Default" office:value-type="float" office:value="1930" calcext:value-type="float">
            <text:p>1930</text:p>
          </table:table-cell>
          <table:table-cell table:style-name="Default" office:value-type="string" calcext:value-type="string">
            <text:p>Pelicula documental</text:p>
          </table:table-cell>
          <table:table-cell table:style-name="Default"/>
          <table:table-cell table:style-name="Default" office:value-type="string" calcext:value-type="string">
            <text:p>Registros fílmicos de archivo, fotografía, gráficos</text:p>
          </table:table-cell>
          <table:table-cell table:style-name="Default" office:value-type="string" calcext:value-type="string">
            <text:p>Voz en off, conducción, música de época, animación</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 </text:p>
          </table:table-cell>
          <table:table-cell table:style-name="Default" office:value-type="string" calcext:value-type="string">
            <text:p>copia</text:p>
          </table:table-cell>
          <table:table-cell table:style-name="Default" office:value-type="string" calcext:value-type="string">
            <text:p>Blanco y negro virado a sepia</text:p>
          </table:table-cell>
          <table:table-cell table:style-name="Default" table:number-columns-repeated="3"/>
          <table:table-cell table:style-name="Default" office:value-type="string" calcext:value-type="string">
            <text:p>Reproductor VHS y monitor </text:p>
          </table:table-cell>
          <table:table-cell table:style-name="Default" table:number-columns-repeated="2"/>
          <table:table-cell table:style-name="Default" office:value-type="string" calcext:value-type="string">
            <text:p>http://www.patricioguzman.com/index.php?page=films_dett&amp;fid=1</text:p>
          </table:table-cell>
          <table:table-cell table:style-name="Default" table:number-columns-repeated="2"/>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9-10</text:p>
          </table:table-cell>
          <table:table-cell table:style-name="Default" office:value-type="string" calcext:value-type="string">
            <text:p>L´Ambassade</text:p>
          </table:table-cell>
          <table:table-cell table:style-name="Default" office:value-type="string" calcext:value-type="string">
            <text:p>La embajada</text:p>
          </table:table-cell>
          <table:table-cell table:style-name="Default" table:number-columns-repeated="3"/>
          <table:table-cell table:style-name="Default" office:value-type="string" calcext:value-type="string">
            <text:p>Francía</text:p>
          </table:table-cell>
          <table:table-cell table:style-name="Default" office:value-type="float" office:value="1973" calcext:value-type="float">
            <text:p>1973</text:p>
          </table:table-cell>
          <table:table-cell table:style-name="Default" office:value-type="string" calcext:value-type="string">
            <text:p>21´17"</text:p>
          </table:table-cell>
          <table:table-cell table:style-name="Default"/>
          <table:table-cell table:style-name="Default" office:value-type="string" calcext:value-type="string">
            <text:p>Chris Merker</text:p>
          </table:table-cell>
          <table:table-cell table:style-name="Default" table:number-columns-repeated="15"/>
          <table:table-cell table:style-name="Default" office:value-type="string" calcext:value-type="string">
            <text:p>Instituto Cubano del Arte e Industria Cinematográficas</text:p>
          </table:table-cell>
          <table:table-cell table:style-name="Default"/>
          <table:table-cell table:style-name="Default" office:value-type="string" calcext:value-type="string">
            <text:p>Santiago Álvarez</text:p>
          </table:table-cell>
          <table:table-cell table:style-name="Default" office:value-type="string" calcext:value-type="string">
            <text:p>Conocido internacionalmente por la sigla ICAIC, el Instituto Cubano de Arte e Industria Cinematográficos fue creado apenas a 83 días del triunfo de la Revolución Cubana, lo que pone de manifiesto la preocupación del nuevo gobierno por la cultura artística y, específicamente, por el cine. Pero aún más, el ICAIC posee un peso notable en toda la vida cultural del país y su trabajo ha irradiado a otras manifestaciones, como la música y la plástica, en donde se han realizado aportes sustanciales. (http://www.cubarte.cu/global/loader.php?&amp;cat=directorio&amp;cont=showitem.php&amp;id=82&amp;tabla=directorio)</text:p>
          </table:table-cell>
          <table:table-cell table:style-name="Default" table:number-columns-repeated="3"/>
          <table:table-cell table:style-name="Default" office:value-type="string" calcext:value-type="string">
            <text:p>Un documental realizado por el INI en el que se retrata la vida del indígena contemporáneo en el campo mexicano, la severa pobreza que padece dentro de una sociedad que cada vez le margina más y le niega cualquier oportunidad de desarrollo o progreso. Se publicita la labor del Estado mexicano en favor de los pueblos indígenas para su integración definitiva a la sociedad mexicana, sin que se pasen por alto los elementos de su identidad indígena, pilar de la pluralidad étnica y multiculturalidad del país. (Este documental tiende a ser un discurso político de la época a favor de las instituciones del Estado moderno, sin ser éste reflejo de la realidad ni de la percepción de la mayoría. Bajo el telón de la teoría política en boga, que no concuerdan con la práctica, ni en ese momento ni actualmente, la "integración" trata de establecer una imagen ideal del funcionamiento del campo y sus habitantes indígenas: alimento, trabajo, educación, salud, etc. También es posible observarlo desde la perspectiva histórica, el contexto en que fue creado denota la necesidad de reforzar la debilitada imagen del Estado generada después de 1968..CEAL)</text:p>
          </table:table-cell>
          <table:table-cell table:style-name="Default" table:number-columns-repeated="3"/>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puesta en escena</text:p>
          </table:table-cell>
          <table:table-cell table:style-name="Default"/>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 </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11" calcext:value-type="date">
            <text:p>9/11/2008</text:p>
          </table:table-cell>
          <table:table-cell table:number-columns-repeated="959"/>
        </table:table-row>
        <table:table-row table:style-name="ro1">
          <table:table-cell table:style-name="Default" office:value-type="string" calcext:value-type="string">
            <text:p>MXIM-AV-1-9-11</text:p>
          </table:table-cell>
          <table:table-cell table:style-name="Default" office:value-type="string" calcext:value-type="string">
            <text:p>La hora de los cerdos</text:p>
          </table:table-cell>
          <table:table-cell table:style-name="Default" table:number-columns-repeated="2"/>
          <table:table-cell table:style-name="Default" office:value-type="string" calcext:value-type="string">
            <text:p>Noticiero ICAIC</text:p>
          </table:table-cell>
          <table:table-cell table:style-name="Default" office:value-type="string" calcext:value-type="string">
            <text:p>no. 627</text:p>
          </table:table-cell>
          <table:table-cell table:style-name="Default" office:value-type="string" calcext:value-type="string">
            <text:p>Cuba</text:p>
          </table:table-cell>
          <table:table-cell table:style-name="Default" office:value-type="float" office:value="1973" calcext:value-type="float">
            <text:p>1973</text:p>
          </table:table-cell>
          <table:table-cell table:style-name="Default" office:value-type="string" calcext:value-type="string">
            <text:p>30´</text:p>
          </table:table-cell>
          <table:table-cell table:style-name="Default"/>
          <table:table-cell table:style-name="Default" office:value-type="string" calcext:value-type="string">
            <text:p>Santiago Álvarez</text:p>
          </table:table-cell>
          <table:table-cell table:style-name="Default" table:number-columns-repeated="15"/>
          <table:table-cell table:style-name="Default" office:value-type="string" calcext:value-type="string">
            <text:p>Les Films Etienne Lallier</text:p>
          </table:table-cell>
          <table:table-cell table:style-name="Default"/>
          <table:table-cell table:style-name="Default" office:value-type="string" calcext:value-type="string">
            <text:p>Jean-Marie Bertrand</text:p>
          </table:table-cell>
          <table:table-cell table:style-name="Default" table:number-columns-repeated="6"/>
          <table:table-cell table:style-name="Default" office:value-type="string" calcext:value-type="string">
            <text:p>Niger, Ayorou, Côto d´Or, París</text:p>
          </table:table-cell>
          <table:table-cell table:style-name="Default"/>
          <table:table-cell table:style-name="Default" office:value-type="string" calcext:value-type="string">
            <text:p>Pelicula documental</text:p>
          </table:table-cell>
          <table:table-cell table:style-name="Default"/>
          <table:table-cell table:style-name="Default" office:value-type="string" calcext:value-type="string">
            <text:p>Testimonios videorales, entrevistas, gráficos</text:p>
          </table:table-cell>
          <table:table-cell table:style-name="Default" office:value-type="string" calcext:value-type="string">
            <text:p>Grabación de campo</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 </text:p>
          </table:table-cell>
          <table:table-cell table:style-name="Default" office:value-type="string" calcext:value-type="string">
            <text:p>copia </text:p>
          </table:table-cell>
          <table:table-cell table:style-name="Default" office:value-type="string" calcext:value-type="string">
            <text:p>Blanco y negro virado a naranja</text:p>
          </table:table-cell>
          <table:table-cell table:style-name="Default" table:number-columns-repeated="9"/>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9-12</text:p>
          </table:table-cell>
          <table:table-cell table:style-name="Default" office:value-type="string" calcext:value-type="string">
            <text:p>La Maréchal-ferrant</text:p>
          </table:table-cell>
          <table:table-cell table:style-name="Default" table:number-columns-repeated="4"/>
          <table:table-cell table:style-name="Default" office:value-type="string" calcext:value-type="string">
            <text:p>Francia</text:p>
          </table:table-cell>
          <table:table-cell table:style-name="Default" office:value-type="float" office:value="1977" calcext:value-type="float">
            <text:p>1977</text:p>
          </table:table-cell>
          <table:table-cell table:style-name="Default" office:value-type="string" calcext:value-type="string">
            <text:p>74´</text:p>
          </table:table-cell>
          <table:table-cell table:style-name="Default"/>
          <table:table-cell table:style-name="Default" office:value-type="string" calcext:value-type="string">
            <text:p>Georges Rouquier</text:p>
          </table:table-cell>
          <table:table-cell table:style-name="Default"/>
          <table:table-cell table:style-name="Default" office:value-type="string" calcext:value-type="string">
            <text:p>Georges Rouquier, Bernard Henry</text:p>
          </table:table-cell>
          <table:table-cell table:style-name="Default" table:number-columns-repeated="2"/>
          <table:table-cell table:style-name="Default" office:value-type="string" calcext:value-type="string">
            <text:p>Andre Villard</text:p>
          </table:table-cell>
          <table:table-cell table:style-name="Default"/>
          <table:table-cell table:style-name="Default" office:value-type="string" calcext:value-type="string">
            <text:p>Huguette Cheltiel</text:p>
          </table:table-cell>
          <table:table-cell table:style-name="Default" office:value-type="string" calcext:value-type="string">
            <text:p>Serge Deraison</text:p>
          </table:table-cell>
          <table:table-cell table:style-name="Default" table:number-columns-repeated="9"/>
          <table:table-cell table:style-name="Default" office:value-type="string" calcext:value-type="string">
            <text:p>Iskra Ina Dovidis</text:p>
          </table:table-cell>
          <table:table-cell table:style-name="Default" table:number-columns-repeated="4"/>
          <table:table-cell table:style-name="Default" office:value-type="string" calcext:value-type="string">
            <text:p>De la mano de los tres verdugos -“ejecutores de sentencias”- existentes en la España de los primeros años setenta, se explora una zona particularmente oscura de la Dictadura. Más allá del alegato contra la pena capital, la película indaga en la historia personal de los tres protagonistas y sus maneras de entender el oficio que desempeñan, de los ajusticiados por ellos en el garrote vil y de sus virtudes, de los crímenes que se castigan, de lo que piensan los expertos. Un retrato atroz de la sociedad en que se desenvuelven. Una reflexión implacable sobre el poder..http://www.basiliomartinpatino.com/film03.htm</text:p>
          </table:table-cell>
          <table:table-cell table:style-name="Default" office:value-type="string" calcext:value-type="string">
            <text:p>Antonio López sierra, vicente Copete, Bernardo Sánchez Bascuñana</text:p>
          </table:table-cell>
          <table:table-cell table:style-name="Default" office:value-type="string" calcext:value-type="string">
            <text:p>Alemania: Berlín. España: Badajoz, Andalucía, Granada, Sevilla, Burgos</text:p>
          </table:table-cell>
          <table:table-cell table:style-name="Default" office:value-type="string" calcext:value-type="string">
            <text:p>1926, 1924, 1933</text:p>
          </table:table-cell>
          <table:table-cell table:style-name="Default" office:value-type="string" calcext:value-type="string">
            <text:p>Pelicula documental</text:p>
          </table:table-cell>
          <table:table-cell table:style-name="Default"/>
          <table:table-cell table:style-name="Default" office:value-type="string" calcext:value-type="string">
            <text:p>Fotografías, documentos, testimonios orales, testimonios videorles, hemerografía, pintura, dibujo, registros fílmicos de archivo, gráficos</text:p>
          </table:table-cell>
          <table:table-cell table:style-name="Default" office:value-type="string" calcext:value-type="string">
            <text:p>Grabación de campo, voz en off, conducción, música de época, entrevista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 </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20" calcext:value-type="date">
            <text:p>9/20/2008</text:p>
          </table:table-cell>
          <table:table-cell table:number-columns-repeated="959"/>
        </table:table-row>
        <table:table-row table:style-name="ro1">
          <table:table-cell table:style-name="Default" office:value-type="string" calcext:value-type="string">
            <text:p>MXIM-AV-1-9-13</text:p>
          </table:table-cell>
          <table:table-cell table:style-name="Default" office:value-type="string" calcext:value-type="string">
            <text:p>Le fond de l´air est rouge</text:p>
          </table:table-cell>
          <table:table-cell table:style-name="Default" office:value-type="string" calcext:value-type="string">
            <text:p>El fonde del aire es rojo / A grin withaout a cat</text:p>
          </table:table-cell>
          <table:table-cell table:style-name="Default" table:number-columns-repeated="3"/>
          <table:table-cell table:style-name="Default" office:value-type="string" calcext:value-type="string">
            <text:p>Francia</text:p>
          </table:table-cell>
          <table:table-cell table:style-name="Default" office:value-type="float" office:value="1977" calcext:value-type="float">
            <text:p>1977</text:p>
          </table:table-cell>
          <table:table-cell table:style-name="Default" table:number-columns-repeated="2"/>
          <table:table-cell table:style-name="Default" office:value-type="string" calcext:value-type="string">
            <text:p>Chris Merker</text:p>
          </table:table-cell>
          <table:table-cell table:style-name="Default"/>
          <table:table-cell table:style-name="Default" office:value-type="string" calcext:value-type="string">
            <text:p>Chris Merker</text:p>
          </table:table-cell>
          <table:table-cell table:style-name="Default" table:number-columns-repeated="2"/>
          <table:table-cell table:style-name="Default" office:value-type="string" calcext:value-type="string">
            <text:p>Pierre- William Glenn, Willy Kurant</text:p>
          </table:table-cell>
          <table:table-cell table:style-name="Default"/>
          <table:table-cell table:style-name="Default" office:value-type="string" calcext:value-type="string">
            <text:p>Chris Merker</text:p>
          </table:table-cell>
          <table:table-cell table:style-name="Default" table:number-columns-repeated="4"/>
          <table:table-cell table:style-name="Default" office:value-type="string" calcext:value-type="string">
            <text:p>Laurence Guvillier, Davos Hanich, Francois Maspero, Yves Montand, Francois Périer, Sandra scamati, Jorge Semprún, Simone Signnoret, Chris Marker</text:p>
          </table:table-cell>
          <table:table-cell table:style-name="Default" table:number-columns-repeated="5"/>
          <table:table-cell table:style-name="Default" office:value-type="string" calcext:value-type="string">
            <text:p>Johan Van Der Keuken</text:p>
          </table:table-cell>
          <table:table-cell table:style-name="Default" table:number-columns-repeated="4"/>
          <table:table-cell table:style-name="Default" office:value-type="string" calcext:value-type="string">
            <text:p>Unos reporteros asisten en 1971 a un conflicto en una aldea del Amazonas.La película está estructurada en cuatro partes. La primera consiste en la versión sin editar de lo que grabó el cámara. El caos de esta primera parte se clarifica en la segunda en la que Lchagno, uno de los reporteros, explica las fases de la lucha y las relaciones entre las gentes. La tercera parte explica los linajes de las aldeas implicadas para ilustrar el largo conflicto de años y las alianzas dentro de la aldea. Finalmente, en una versión corregida de la lucha, vemos cómo las manos de los redactores manipulan la realidad para generar una película suave que mantenga la integridad del acontecimiento y funcione como documento informativo. “La lucha del hacha”, hunde al espectador en los problemas del parentesco de Yanomano, de las alianzas, de la división del aldea, de la resolución de la violencia y del conflicto. También nos hace reflexionar sobre cómo los antropólogos y los reporteros traducen su experiencia a palabras y a imágenes coherentes.</text:p>
          </table:table-cell>
          <table:table-cell table:style-name="Default" table:number-columns-repeated="3"/>
          <table:table-cell table:style-name="Default" office:value-type="string" calcext:value-type="string">
            <text:p>Pelicula documental</text:p>
          </table:table-cell>
          <table:table-cell table:style-name="Default"/>
          <table:table-cell table:style-name="Default" office:value-type="string" calcext:value-type="string">
            <text:p>Fotografía</text:p>
          </table:table-cell>
          <table:table-cell table:style-name="Default" table:number-columns-repeated="2"/>
          <table:table-cell table:style-name="Default" office:value-type="string" calcext:value-type="string">
            <text:p>VHS</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 inglés, español</text:p>
          </table:table-cell>
          <table:table-cell table:style-name="Default"/>
          <table:table-cell table:style-name="Default" office:value-type="string" calcext:value-type="string">
            <text:p>francés</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 blanco y negro, blanco y negro virado a azul, amarillo, naranja</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8-09-03" calcext:value-type="date">
            <text:p>9/3/2008</text:p>
          </table:table-cell>
          <table:table-cell table:number-columns-repeated="959"/>
        </table:table-row>
        <table:table-row table:style-name="ro1">
          <table:table-cell table:style-name="Default" office:value-type="string" calcext:value-type="string">
            <text:p>MXIM-AV-1-9-14</text:p>
          </table:table-cell>
          <table:table-cell table:style-name="Default" office:value-type="string" calcext:value-type="string">
            <text:p>Les Vacances du cinéaste</text:p>
          </table:table-cell>
          <table:table-cell table:style-name="Default" table:number-columns-repeated="4"/>
          <table:table-cell table:style-name="Default" office:value-type="string" calcext:value-type="string">
            <text:p>Paises bajos/Francia</text:p>
          </table:table-cell>
          <table:table-cell table:style-name="Default" office:value-type="float" office:value="1974" calcext:value-type="float">
            <text:p>1974</text:p>
          </table:table-cell>
          <table:table-cell table:style-name="Default" office:value-type="string" calcext:value-type="string">
            <text:p>37´45"</text:p>
          </table:table-cell>
          <table:table-cell table:style-name="Default"/>
          <table:table-cell table:style-name="Default" office:value-type="string" calcext:value-type="string">
            <text:p>Johan Van Der Keuken</text:p>
          </table:table-cell>
          <table:table-cell table:style-name="Default" table:number-columns-repeated="4"/>
          <table:table-cell table:style-name="Default" office:value-type="string" calcext:value-type="string">
            <text:p>Johan Van Der Keuken</text:p>
          </table:table-cell>
          <table:table-cell table:style-name="Default"/>
          <table:table-cell table:style-name="Default" office:value-type="string" calcext:value-type="string">
            <text:p>Johan Van Der Keuken</text:p>
          </table:table-cell>
          <table:table-cell table:style-name="Default"/>
          <table:table-cell table:style-name="Default" office:value-type="string" calcext:value-type="string">
            <text:p>Nosh Van Der Lely</text:p>
          </table:table-cell>
          <table:table-cell table:style-name="Default" table:number-columns-repeated="6"/>
          <table:table-cell table:style-name="Default" office:value-type="string" calcext:value-type="string">
            <text:p>Centro Universitario de Estudios Cinematográficos (CUEC)-Taller de Cine Octubre</text:p>
          </table:table-cell>
          <table:table-cell table:style-name="Default" table:number-columns-repeated="2"/>
          <table:table-cell table:style-name="Default" office:value-type="string" calcext:value-type="string">
            <text:p>CUEC: El Centro Universitario de Estudios Cinematográficos (CUEC) de la Universidad Nacional Autónoma de México (UNAM) es la escuela de cine más antigua de América Latina y una de las más prestigiadas del mundo. El CUEC nació en 1963, en una época en que la Universidad vivía la influencia del cine francés a través de los cine clubes y existía una inquietud enorme por reactivar una industria cinematográfica cuyos temas estaban agotados y sus creadores, estancados.Así, el CUEC, con un espíritu crítico, analítico y libre, inició su labor formativa de cineastas que han impactado los medios audiovisuales, tanto locales como internacionales, con su talento y creatividad. No se puede explicar el cine mexicano de los últimos treinta años sin la participación del CUEC. El plan de estudios se encuentra dividido en dos niveles, el básico y el superior. En el nivel básico el estudiante conoce las diversas áreas que se involucran en la producción cinematográfica para que pueda elegir, posteriormente, entre las dos áreas del nivel superior: la artística conceptual, dirigida a directores, guionistas y productores y la artístico técnica, dirigida a cinefotógrafos, sonidistas, directores de arte y montajistas. Durante la carrera, un estudiante puede filmar hasta 6 ejercicios fílmicos, de ficción y documental, <text:s/>en formatos que van desde el cine digital hasta 35 mm. Este esfuerzo se refleja en el Programa de Opera Prima, que permite a sus egresados la realización e un largometraje profesional financiado por la Universidad y el Instituto Mexicano de Cinematografía, dentro del cual han debutado, hasta la fecha, decenas de egresados en las diversas áreas de creación en las seis películas que se han producido por este medio.Por estas, y muchas otras razones, el CUEC es y seguirá siendo, el referente obligado en cuanto a la formación y generación de cineastas en América Latina. (http://www.cuec.unam.mx/) </text:p>
          </table:table-cell>
          <table:table-cell table:style-name="Default" table:number-columns-repeated="3"/>
          <table:table-cell table:style-name="Default" office:value-type="string" calcext:value-type="string">
            <text:p>Análisis de la República, desde la terminación de la Guerra de Independencia hasta los inicios de la insurrección contra la dictadura del General Fulgencio Batista. <text:s text:c="72"/>http://www.forocomunista.com/t23599-viva-la-republica-documental-cubano-de-pastor-vega1972</text:p>
          </table:table-cell>
          <table:table-cell table:style-name="Default" office:value-type="string" calcext:value-type="string">
            <text:p>José Martí, Tomás Estrada Palma, Máximo Gómez, Calixto García, Edward Atkins, <text:s/>Juanjo Alberto Gómez, William McKinley <text:s/>(presidente de E.U., 1897-1901), Leonardo Wood (estadounidense gobernador general de Cuba), Theodoro Roosvelt (presidente de EU, 1901-1909), Charles Magoon (gobernador durante la ocupación estadounidense en Cuba), José Miguel Gómez (presidente de Cuba), Vladimir Ilich Lenin (líder de la facción bolchevique de Rusia), Alfredo <text:s/>Zayas (presidente de Cuba, 1921-1925), Adolfo Luque (jugador de beisbol), Eligio Sardiñas "Kid Chocolate" <text:s/>(box), José Raúl Capa Blanca (ajedrez), Rubén Martínez Villena (protesta de los 13), Julio Antonio Mella (funda la universidad obrera José Martí), Enoch H. Crowder, Gerardo Machado y Morales (presidente de Cuba, 1925-1933), Julio antonio Mella (revolucionario cubano, cofundador del partido comunista cubano), Víctor Manuel (pintor cubano), Antonio María Armeu (músic cubano), <text:s/>Amadeo Roldán, Nicolás Guillén (escritos cubano), Antonio Viteras (revolucionrio), Benjamín Sumer Welles (diplomático estadounidense), Carlos Manuel de Céspedes (presidente de Cuba, agosto-sept, 1933), <text:s/>Fulgencio Batista (jefe del ejército de La Pentarquía, 1933), Ramón Grau San Martín (miembro de La Pentarquí, presidente interino, "gobierno de los 100 días"), Carlos Hevia (presidente interino, enero 1934), Carlos Mendieta y Montefur (presidente de Cuba, 1934-1935), Lázaro Cárdenas (presidente de México, 1934-1940), Hitler, Fulgencio Batista (presidente de Cuba, 1940-1944), Ramón Grau San Martín (presidente de Cuba, 1944-1948), Carlos Prio Socarras (preidente de Cuba, 1948-1952), Fidel Castro (estudiante cubano de derecho), Fulgencio Batista (presidente de Cuba, 1952-1954), </text:p>
          </table:table-cell>
          <table:table-cell table:style-name="Default" office:value-type="string" calcext:value-type="string">
            <text:p>Cuba. Estados Unidos.</text:p>
          </table:table-cell>
          <table:table-cell table:style-name="Default" office:value-type="string" calcext:value-type="string">
            <text:p>20 de mayo 1902 (1er presidente de Cuba). 1906 (2a intervención norteamericana). 1868 (lucha por la independencia). 1899 (sigue la lucha por la independencia), 1883, 1912 (operaciones militares de los negros y mulatos cubanos). 6 de abril de 1917 (declaración de guerra de EU contra Alemania). <text:s/>1915-1922 (inversiones de EU en Cuba). 1920 (cae el precio de la azúcar). 1926 (ciclón azota Cuba). 1927 (fundación partido comunista de Cuba). 1932 (precio más bajo de azúcar). <text:s/>10 enero de 1929 (asesinato de Julio Mella), 1933 (cae gobierno de Machado), 1935 (asesinato de Antonio Guiteras), 10 octubre de 1940 (constitución cubana), 1952 (Batista borra la constitución), </text:p>
          </table:table-cell>
          <table:table-cell table:style-name="Default" office:value-type="string" calcext:value-type="string">
            <text:p>Pelicula documental</text:p>
          </table:table-cell>
          <table:table-cell table:style-name="Default" office:value-type="string" calcext:value-type="string">
            <text:p>Histórico</text:p>
          </table:table-cell>
          <table:table-cell table:style-name="Default" office:value-type="string" calcext:value-type="string">
            <text:p>Cartografía, fotografías, documentos, hemerografía, datos estadísticos, registros fílmicos, publicidad televisiva, programas de televisión, </text:p>
          </table:table-cell>
          <table:table-cell table:style-name="Default" office:value-type="string" calcext:value-type="string">
            <text:p>registros fílmicos, voz en off, música en off, animación, <text:s/>fotografías, incidentales, conducción, dibujos, intertítulos</text:p>
          </table:table-cell>
          <table:table-cell table:style-name="Default"/>
          <table:table-cell table:style-name="Default" office:value-type="string" calcext:value-type="string">
            <text:p>35 mm</text:p>
          </table:table-cell>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Holandés, inglés</text:p>
          </table:table-cell>
          <table:table-cell table:style-name="Default"/>
          <table:table-cell table:style-name="Default" office:value-type="string" calcext:value-type="string">
            <text:p>francés</text:p>
          </table:table-cell>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 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3"/>
          <table:table-cell table:style-name="Default" office:value-type="string" calcext:value-type="string">
            <text:p>Película documental con imagen degradada (DROP)</text:p>
          </table:table-cell>
          <table:table-cell table:style-name="Default"/>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8-09-03" calcext:value-type="date">
            <text:p>9/3/2008</text:p>
          </table:table-cell>
          <table:table-cell table:number-columns-repeated="959"/>
        </table:table-row>
        <table:table-row table:style-name="ro1">
          <table:table-cell table:style-name="Default" office:value-type="string" calcext:value-type="string">
            <text:p>MXIM-AV-1-9-15</text:p>
          </table:table-cell>
          <table:table-cell table:style-name="Default" office:value-type="string" calcext:value-type="string">
            <text:p>Los Albañiles</text:p>
          </table:table-cell>
          <table:table-cell table:style-name="Default" table:number-columns-repeated="4"/>
          <table:table-cell table:style-name="Default" office:value-type="string" calcext:value-type="string">
            <text:p>México</text:p>
          </table:table-cell>
          <table:table-cell table:style-name="Default" office:value-type="float" office:value="1974" calcext:value-type="float">
            <text:p>1974</text:p>
          </table:table-cell>
          <table:table-cell table:style-name="Default" office:value-type="string" calcext:value-type="string">
            <text:p>27'</text:p>
          </table:table-cell>
          <table:table-cell table:style-name="Default"/>
          <table:table-cell table:style-name="Default" office:value-type="string" calcext:value-type="string">
            <text:p>Abel Hurtado/José Luis Mariño/Jaime Tello</text:p>
          </table:table-cell>
          <table:table-cell table:style-name="Default" table:number-columns-repeated="6"/>
          <table:table-cell table:style-name="Default" office:value-type="string" calcext:value-type="string">
            <text:p>Marcelino Auppart (c.u.e.c.)</text:p>
          </table:table-cell>
          <table:table-cell table:style-name="Default" table:number-columns-repeated="8"/>
          <table:table-cell table:style-name="Default" office:value-type="string" calcext:value-type="string">
            <text:p>SLON</text:p>
          </table:table-cell>
          <table:table-cell table:style-name="Default"/>
          <table:table-cell table:style-name="Default" office:value-type="string" calcext:value-type="string">
            <text:p>Chris Marker</text:p>
          </table:table-cell>
          <table:table-cell table:style-name="Default" table:number-columns-repeated="8"/>
          <table:table-cell table:style-name="Default" office:value-type="string" calcext:value-type="string">
            <text:p>Pelicula documental</text:p>
          </table:table-cell>
          <table:table-cell table:style-name="Default" table:number-columns-repeated="2"/>
          <table:table-cell table:style-name="Default" office:value-type="string" calcext:value-type="string">
            <text:p>Grabación de campo, voz en off, conducción, música de época</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office:value-type="string" calcext:value-type="string">
            <text:p>1 vhs / 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6"/>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16</text:p>
          </table:table-cell>
          <table:table-cell table:style-name="Default" office:value-type="string" calcext:value-type="string">
            <text:p>Le train en marche</text:p>
          </table:table-cell>
          <table:table-cell table:style-name="Default" office:value-type="string" calcext:value-type="string">
            <text:p>The train rolls on</text:p>
          </table:table-cell>
          <table:table-cell table:style-name="Default" table:number-columns-repeated="3"/>
          <table:table-cell table:style-name="Default" office:value-type="string" calcext:value-type="string">
            <text:p>Francia</text:p>
          </table:table-cell>
          <table:table-cell table:style-name="Default" office:value-type="float" office:value="1972" calcext:value-type="float">
            <text:p>1972</text:p>
          </table:table-cell>
          <table:table-cell table:style-name="Default" office:value-type="string" calcext:value-type="string">
            <text:p>32´</text:p>
          </table:table-cell>
          <table:table-cell table:style-name="Default"/>
          <table:table-cell table:style-name="Default" office:value-type="string" calcext:value-type="string">
            <text:p>Chris Marker</text:p>
          </table:table-cell>
          <table:table-cell table:style-name="Default" table:number-columns-repeated="4"/>
          <table:table-cell table:style-name="Default" office:value-type="string" calcext:value-type="string">
            <text:p>A. Bogorov</text:p>
          </table:table-cell>
          <table:table-cell table:style-name="Default" table:number-columns-repeated="6"/>
          <table:table-cell table:style-name="Default" office:value-type="string" calcext:value-type="string">
            <text:p>Francois Périer</text:p>
          </table:table-cell>
          <table:table-cell table:style-name="Default" table:number-columns-repeated="3"/>
          <table:table-cell table:style-name="Default" office:value-type="string" calcext:value-type="string">
            <text:p>Insituto Nacional Indigenista/Gobierno del Estado de Guanajuato/Secretaría de Recursos Hidráulicos/Secretaría de salubridad y asistencia pública/Banco Nacional de Crédito Agrícola/CONASUPO/CAPFCE/Instituto Nacional de la Vivienda</text:p>
          </table:table-cell>
          <table:table-cell table:style-name="Default"/>
          <table:table-cell table:style-name="Default" office:value-type="string" calcext:value-type="string">
            <text:p>José Luis Salas</text:p>
          </table:table-cell>
          <table:table-cell table:style-name="Default" office:value-type="string" calcext:value-type="string">
            <text:p>CDI (antes INI): La Comisión Nacional para el Desarrollo de los Pueblos Indígenas, es un organismo descentralizado de la Administración Pública Federal, no sectorizado, con personalidad jurídica, con patrimonio propio, con autonomía operativa, técnica, presupuestal y administrativa, con sede en la Ciudad de México, Distrito Federal. La Fototeca Nacho López tiene sus antecedentes en lo que se denominó, por más de 20 años Archivo Etnográfico Audiovisual del INI. En 1977 el Instituto Nacional Indigenista estableció formalmente, como parte de sus políticas, un área especializada en el registro audiovisual de los diferentes aspectos culturales, económicos y sociales de la población indígena a través de lo que denominó Archivo Etnográfico Audiovisual. La finalidad de éste fue apoyar actividades de investigación antropológica, dedicadas a la difusión de la cultura e identidad de las comunidades indígenas.Una vez constituido el aea, el INI, en coordinación con el Fondo Nacional para las Actividades Sociales (Fonapas), decidieron llevar a cabo en 1977 el proyecto Ollin Yoliztli, el cual fue uno de los primeros proyectos en el país que tuvo como objetivo rescatar el patrimonio cultural de los pueblos indígenas de México a través de la fotografía, el registro fílmico y el sonoro. Las primeras filmaciones se realizaron en 35 y 16 mm, y a partir de 1990 la producción se lleva a cabo en video.A partir de 2002 el Acervo lleva el nombre del antropólogo Alfonso Muñoz Jiménez, quien fuera realizador de diversos materiales fílmicos y de video del INI y del Instituto Nacional de Antropología e Historia, así como fundador, en 1977, con Nacho López y Óscar Menéndez, del Archivo Etnográfico Audiovisual del INI. También ocupó el cargo de Subdirector de Imagen y Sonido de ese Instituto. Los acervos están divididos en seis fondos: de Producciones Editadas, de Preservación, de Material de Stock, de Copias de Exhibición, de Submaster y Documental. Los materiales de la cineteca y videoteca fueron producidos de 1951 a 2001 y se preservan 7864 cintas. A continuación se presenta el total de cintas por fondo y los años de los que se localiza información. (Extraído de http://www.conadepi.gob.mx) </text:p>
          </table:table-cell>
          <table:table-cell table:style-name="Default" table:number-columns-repeated="5"/>
          <table:table-cell table:style-name="Default" office:value-type="string" calcext:value-type="string">
            <text:p>Potugal</text:p>
          </table:table-cell>
          <table:table-cell table:style-name="Default"/>
          <table:table-cell table:style-name="Default" office:value-type="string" calcext:value-type="string">
            <text:p>Documental</text:p>
          </table:table-cell>
          <table:table-cell table:style-name="Default" office:value-type="string" calcext:value-type="string">
            <text:p>Etnográfico</text:p>
          </table:table-cell>
          <table:table-cell table:style-name="Default" office:value-type="string" calcext:value-type="string">
            <text:p>Grabación de campo</text:p>
          </table:table-cell>
          <table:table-cell table:style-name="Default" table:number-columns-repeated="3"/>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23" calcext:value-type="date">
            <text:p>9/23/2008</text:p>
          </table:table-cell>
          <table:table-cell table:number-columns-repeated="959"/>
        </table:table-row>
        <table:table-row table:style-name="ro1">
          <table:table-cell table:style-name="Default" office:value-type="string" calcext:value-type="string">
            <text:p>MXIM-AV-1-9-17</text:p>
          </table:table-cell>
          <table:table-cell table:style-name="Default" office:value-type="string" calcext:value-type="string">
            <text:p>Misión de Chichimecas. Guanajuato</text:p>
          </table:table-cell>
          <table:table-cell table:style-name="Default" table:number-columns-repeated="4"/>
          <table:table-cell table:style-name="Default" office:value-type="string" calcext:value-type="string">
            <text:p>México</text:p>
          </table:table-cell>
          <table:table-cell table:style-name="Default" office:value-type="float" office:value="1970" calcext:value-type="float">
            <text:p>1970</text:p>
          </table:table-cell>
          <table:table-cell table:style-name="Default" office:value-type="string" calcext:value-type="string">
            <text:p>20'</text:p>
          </table:table-cell>
          <table:table-cell table:style-name="Default"/>
          <table:table-cell table:style-name="Default" office:value-type="string" calcext:value-type="string">
            <text:p>Ignacio López STIC</text:p>
          </table:table-cell>
          <table:table-cell table:style-name="Default" table:number-columns-repeated="7"/>
          <table:table-cell table:style-name="Default" office:value-type="string" calcext:value-type="string">
            <text:p>Salvador Topete</text:p>
          </table:table-cell>
          <table:table-cell table:style-name="Default" table:number-columns-repeated="6"/>
          <table:table-cell table:style-name="Default" office:value-type="string" calcext:value-type="string">
            <text:p>Asistente: Carlos Lara M.</text:p>
          </table:table-cell>
          <table:table-cell table:style-name="Default" office:value-type="string" calcext:value-type="string">
            <text:p>Les fils de la Pléida</text:p>
          </table:table-cell>
          <table:table-cell table:style-name="Default"/>
          <table:table-cell table:style-name="Default" office:value-type="string" calcext:value-type="string">
            <text:p>Pierre Braunberger</text:p>
          </table:table-cell>
          <table:table-cell table:style-name="Default" table:number-columns-repeated="6"/>
          <table:table-cell table:style-name="Default" office:value-type="string" calcext:value-type="string">
            <text:p>Nueva Guinea</text:p>
          </table:table-cell>
          <table:table-cell table:style-name="Default"/>
          <table:table-cell table:style-name="Default" office:value-type="string" calcext:value-type="string">
            <text:p>Documental</text:p>
          </table:table-cell>
          <table:table-cell table:style-name="Default" office:value-type="string" calcext:value-type="string">
            <text:p>Etnográfico</text:p>
          </table:table-cell>
          <table:table-cell table:style-name="Default" office:value-type="string" calcext:value-type="string">
            <text:p>Grabación de campo</text:p>
          </table:table-cell>
          <table:table-cell table:style-name="Default" table:number-columns-repeated="3"/>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VHS</text:p>
          </table:table-cell>
          <table:table-cell table:style-name="Default" table:number-columns-repeated="2"/>
          <table:table-cell table:style-name="Default" office:value-type="string" calcext:value-type="string">
            <text:p>Color</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6"/>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18</text:p>
          </table:table-cell>
          <table:table-cell table:style-name="Default" office:value-type="string" calcext:value-type="string">
            <text:p>Petit à petit</text:p>
          </table:table-cell>
          <table:table-cell table:style-name="Default" table:number-columns-repeated="2"/>
          <table:table-cell table:style-name="Default" office:value-type="string" calcext:value-type="string">
            <text:p>Cine-Rencontre</text:p>
          </table:table-cell>
          <table:table-cell table:style-name="Default" office:value-type="string" calcext:value-type="string">
            <text:p>volumen 3</text:p>
          </table:table-cell>
          <table:table-cell table:style-name="Default" office:value-type="string" calcext:value-type="string">
            <text:p>Francia</text:p>
          </table:table-cell>
          <table:table-cell table:style-name="Default" office:value-type="float" office:value="1970" calcext:value-type="float">
            <text:p>1970</text:p>
          </table:table-cell>
          <table:table-cell table:style-name="Default" office:value-type="float" office:value="96" calcext:value-type="float">
            <text:p>96</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text:p>
          </table:table-cell>
          <table:table-cell table:style-name="Default" table:number-columns-repeated="2"/>
          <table:table-cell table:style-name="Default" office:value-type="string" calcext:value-type="string">
            <text:p>Jean Rouch</text:p>
          </table:table-cell>
          <table:table-cell table:style-name="Default"/>
          <table:table-cell table:style-name="Default" office:value-type="string" calcext:value-type="string">
            <text:p>José Matarasso, Dominique Villain</text:p>
          </table:table-cell>
          <table:table-cell table:style-name="Default" office:value-type="string" calcext:value-type="string">
            <text:p>Moussa Hamidou</text:p>
          </table:table-cell>
          <table:table-cell table:style-name="Default" table:number-columns-repeated="7"/>
          <table:table-cell table:style-name="Default" office:value-type="string" calcext:value-type="string">
            <text:p>La linterna mágica S.L.</text:p>
          </table:table-cell>
          <table:table-cell table:style-name="Default" office:value-type="string" calcext:value-type="string">
            <text:p>Turner Films S.A.</text:p>
          </table:table-cell>
          <table:table-cell table:style-name="Default" office:value-type="string" calcext:value-type="string">
            <text:p>Adolfo Olitte. Productor ejecutivo: José María González Sinde</text:p>
          </table:table-cell>
          <table:table-cell table:style-name="Default" table:number-columns-repeated="4"/>
          <table:table-cell table:style-name="Default" office:value-type="string" calcext:value-type="string">
            <text:p>Impactante documental del alemán Werner Herzog. En apenas treinta minutos describe la inesperada actividad de un volcán en La Soufrière, en la isla de Guadalupe, en la órbita colonial francesa del Caribe. El cineasta imprime emoción a las imágenes de la nube tóxica que expulsa el volcán, que según los expertos amenaza con la explosión de toda la montaña, lo que ha obligado a la evacuación de las proximidades. Aunque algún lugareño se niega a abandonar la zona. Curiosamente, las cosas no ocurrieron como vaticinaron los vulcanólogos, y gran parte del mérito de Herzog es sobreponerse a lo que podía ser una contrariedad para su documental, y revestirlo de un innegable interés. http://www.avalon.me/distribucion/catalogo/La-Soufri%C3%A8re</text:p>
          </table:table-cell>
          <table:table-cell table:style-name="Default" office:value-type="string" calcext:value-type="string">
            <text:p>Werner Herzog, Edward Lachman, Jörg Schmidt-Reitwein, Dieb Cubaris, </text:p>
          </table:table-cell>
          <table:table-cell table:style-name="Default" office:value-type="string" calcext:value-type="string">
            <text:p>Antillas francesas: Isla de Guadalupe: Basseterre. La Martinica: Saint Pierre. </text:p>
          </table:table-cell>
          <table:table-cell table:style-name="Default" office:value-type="string" calcext:value-type="string">
            <text:p>agosto 1976. 6 de mayo de 1902. 1901. 1956. </text:p>
          </table:table-cell>
          <table:table-cell table:style-name="Default" office:value-type="string" calcext:value-type="string">
            <text:p>Documental</text:p>
          </table:table-cell>
          <table:table-cell table:style-name="Default"/>
          <table:table-cell table:style-name="Default" office:value-type="string" calcext:value-type="string">
            <text:p>Grabación de campo, fotografías, testimonios videorales</text:p>
          </table:table-cell>
          <table:table-cell table:style-name="Default" office:value-type="string" calcext:value-type="string">
            <text:p>Grabación de campo, voz en off, conducción, música en off, <text:s/>entrevista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text:s/>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 </text:p>
          </table:table-cell>
          <table:table-cell table:style-name="Default" office:value-type="string" calcext:value-type="string">
            <text:p>Adaptación de la norma ISAD (G)</text:p>
          </table:table-cell>
          <table:table-cell table:style-name="ce11" office:value-type="date" office:date-value="2008-09-04" calcext:value-type="date">
            <text:p>9/4/2008</text:p>
          </table:table-cell>
          <table:table-cell table:number-columns-repeated="959"/>
        </table:table-row>
        <table:table-row table:style-name="ro1">
          <table:table-cell table:style-name="Default" office:value-type="string" calcext:value-type="string">
            <text:p>MXIM-AV-1-9-19</text:p>
          </table:table-cell>
          <table:table-cell table:style-name="Default" office:value-type="string" calcext:value-type="string">
            <text:p>Queridísimos verdugos</text:p>
          </table:table-cell>
          <table:table-cell table:style-name="Default" table:number-columns-repeated="4"/>
          <table:table-cell table:style-name="Default" office:value-type="string" calcext:value-type="string">
            <text:p>España</text:p>
          </table:table-cell>
          <table:table-cell table:style-name="Default" office:value-type="float" office:value="1977" calcext:value-type="float">
            <text:p>1977</text:p>
          </table:table-cell>
          <table:table-cell table:style-name="Default" office:value-type="string" calcext:value-type="string">
            <text:p>103´</text:p>
          </table:table-cell>
          <table:table-cell table:style-name="Default"/>
          <table:table-cell table:style-name="Default" office:value-type="string" calcext:value-type="string">
            <text:p>Basilio Martín Patino</text:p>
          </table:table-cell>
          <table:table-cell table:style-name="Default"/>
          <table:table-cell table:style-name="Default" office:value-type="string" calcext:value-type="string">
            <text:p>Basilio Martín Patino</text:p>
          </table:table-cell>
          <table:table-cell table:style-name="Default" table:number-columns-repeated="2"/>
          <table:table-cell table:style-name="Default" office:value-type="string" calcext:value-type="string">
            <text:p>Acácio de Almeida, Alfredo F. Mayo, Augusto García Balbuena</text:p>
          </table:table-cell>
          <table:table-cell table:style-name="Default"/>
          <table:table-cell table:style-name="Default" office:value-type="string" calcext:value-type="string">
            <text:p>Eduardo Biurrun</text:p>
          </table:table-cell>
          <table:table-cell table:style-name="Default" office:value-type="string" calcext:value-type="string">
            <text:p>Juao Doigo</text:p>
          </table:table-cell>
          <table:table-cell table:style-name="Default" table:number-columns-repeated="2"/>
          <table:table-cell table:style-name="Default" office:value-type="string" calcext:value-type="string">
            <text:p>J.S. Bach</text:p>
          </table:table-cell>
          <table:table-cell table:style-name="Default" table:number-columns-repeated="4"/>
          <table:table-cell table:style-name="Default" office:value-type="string" calcext:value-type="string">
            <text:p>Documentary Educational Resources</text:p>
          </table:table-cell>
          <table:table-cell table:style-name="Default" table:number-columns-repeated="3"/>
          <table:table-cell table:style-name="Default" office:value-type="string" calcext:value-type="string">
            <text:p>Tim Asch (16 de julio de 1932 - 3 de octubre de 1994, Los Angeles, California), fue un destacado antropólogo, fotógrafo y director de cine etnográfico. Es especialmente conocido por su película The Ax Fight. Asch nació en Southampton, Nueva York y asistió a la Putney School antes de ingresar en la Universidad de Columbia, donde recibió su licenciatura en antropología en 1959. Recibió su maestría en Estudios Africanos de la Universidad de Boston (con una concentración de la antropología en la Universidad de Harvard) en 1964. Asch fue conocido por <text:s/>su trabajo como cineasta etnográfico sobre los yanomami, en relación con Napoleon Chagnon.(1) <text:s/>De 1968 a 1975 viajó a la selva de América del Sur a vivir con el antropólogo Napoleon Chagnon, para realizar el trabajo y la película de los indios Yanomamo. Rodaje de la película de 16mm en las selvas de Venezuela con los pueblos nativos su <text:s/>gusto por las guerras intertribales no fue una tarea fácil. . A partir de esta experiencia Asch dirigido y producido su primera película importante, The Feast.. Otra película de esta serie, The Ax Fight,. En su comprensión del poder de la viñeta en el cine y en su preocupación por la verdad y la exactitud de su representación de una sociedad, se hace eco de las preocupaciones y los métodos de Flaherty en Nanook of the North. The Ax Fight, al mismo tiempo, se incorporan los legado de Flaherty, prefigura también el más libre y consciente de modos experimentales de cine etnográfico en el futuro. Asch con la colaboración de Chagnon prfoducde treinta y nueve películas sobre los Yanomamo, que se distribuyeron en todo el mundo, a través de la televisión, festivales internacionales de cine, y recibió numerosos premios.(2) (1) Extraído de http://translate.google.com.mx/translate?hl=es&amp;sl=en&amp;u=http://en.wikipedia.org/wiki/Tim_Asch&amp;sa=X&amp;oi=translate&amp;resnum=1&amp;ct=result&amp;prev=/search%3Fq%3DTimothy%2BAsch%26hl%3Des%26client%3Dfirefox-a%26channel%3Ds%26rls%3Dorg.mozilla:es-ES:official%26sa%3DG ); (2)http://translate.google.com.mx/translate?hl=es&amp;sl=en&amp;u=http://www.der.org/films/filmmakers/timothy-asch.html&amp;sa=X&amp;oi=translate&amp;resnum=2&amp;ct=result&amp;prev=/search%3Fq%3DTimothy%2BAsch%26hl%3Des%26client%3Dfirefox-a%26channel%3Ds%26rls%3Dorg.mozilla:es-ES:official%26sa%3DG. Napoleon A. Chagnon (se pronuncia / ˈ ʃ ɡ æ n ə n / Shag-monja) [1] es un americano antropólogo jubilado y profesor emérito en la Universidad de California en Santa Bárbara.. Chagnon, nacido en 1938 en Port Austin, Michigan, es mejor conocido por su largo plazo trabajo de campoetnográfico entre los Yanomamö, sus contribuciones a la teoría evolutiva en la antropología cultural, y para el estudio de la guerra. Chagnon es bien conocido por su etnografía, Yanomamö: El Fierce People (Holt, Rinehart y Winston, 1968) que se publicó en más de cinco ediciones y se usa comúnmente como un texto a nivel universitario de introducción antropología clases. . Chagnon fue también un pionero en el campo de la antropología visual. Él colaboró con cineasta etnográfico Tim Asch y produjo una serie de más de veinte películas etnográficas que documentan la vida Yanomamö. (Extraído de http://translate.google.com.mx/translate?hl=es&amp;sl=en&amp;u=http://en.wikipedia.org/wiki/Napoleon_Chagnon&amp;sa=X&amp;oi=translate&amp;resnum=1&amp;ct=result&amp;prev=/search%3Fq%3D%2BNapoleon%2BChagnon%26hl%3Des%26client%3Dfirefox-a%26channel%3Ds%26rls%3Dorg.mozilla:es-ES:official%26hs%3Dpsj%26sa%3DG)</text:p>
          </table:table-cell>
          <table:table-cell table:style-name="Default" office:value-type="string" calcext:value-type="string">
            <text:p>Donación</text:p>
          </table:table-cell>
          <table:table-cell table:style-name="Default" office:value-type="float" office:value="2000" calcext:value-type="float">
            <text:p>2000</text:p>
          </table:table-cell>
          <table:table-cell table:style-name="Default" office:value-type="string" calcext:value-type="string">
            <text:p>Pelechian plantea un film de enfrentamientos. El de las manifestaciones de la naturaleza, y de cómo el hombre interactúa en ella; el enfrentamiento entre dos tipos de montaje, y el enfrentamiento sonoro. Lo bello y lo feo. La contemplación (lo bello) y la influencia de Pelechian con respecto a la manipulación del tiempo y el sonido (duración de tomas largas y música armónica), sitúa una mirada, en este momento, en estado de gracia. La interacción del hombre en la naturaleza (lo feo), los planos acortados y los sonidos naturales sincrónicos, nos aleja del hábitat deseado en un principio. Una representación del caos a traves de figuras apocalípticas de manadas de animales aterrorizados, pero que en la inercia de la huida encuentran el contrapunto de nubes de pájaros que escapan de la tierra y de los hombres, que la colonizan al ruido de los fusiles.http://www.divxclasico.com/foro/viewtopic.php?t=48100</text:p>
          </table:table-cell>
          <table:table-cell table:style-name="Default" table:number-columns-repeated="3"/>
          <table:table-cell table:style-name="Default" office:value-type="string" calcext:value-type="string">
            <text:p>Película documental</text:p>
          </table:table-cell>
          <table:table-cell table:style-name="Default" office:value-type="string" calcext:value-type="string">
            <text:p>Footage</text:p>
          </table:table-cell>
          <table:table-cell table:style-name="Default" office:value-type="string" calcext:value-type="string">
            <text:p>Registros fílmicos de archivo</text:p>
          </table:table-cell>
          <table:table-cell table:style-name="Default" office:value-type="string" calcext:value-type="string">
            <text:p>Incidentale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8-09-03" calcext:value-type="date">
            <text:p>9/3/2008</text:p>
          </table:table-cell>
          <table:table-cell table:number-columns-repeated="959"/>
        </table:table-row>
        <table:table-row table:style-name="ro1">
          <table:table-cell table:style-name="Default" office:value-type="string" calcext:value-type="string">
            <text:p>MXIM-AV-1-9-20</text:p>
          </table:table-cell>
          <table:table-cell table:style-name="Default" office:value-type="string" calcext:value-type="string">
            <text:p>The Ax Fight</text:p>
          </table:table-cell>
          <table:table-cell table:style-name="Default" table:number-columns-repeated="4"/>
          <table:table-cell table:style-name="Default" office:value-type="string" calcext:value-type="string">
            <text:p>EE.UU.</text:p>
          </table:table-cell>
          <table:table-cell table:style-name="Default" office:value-type="float" office:value="1975" calcext:value-type="float">
            <text:p>1975</text:p>
          </table:table-cell>
          <table:table-cell table:style-name="Default" office:value-type="string" calcext:value-type="string">
            <text:p>30´</text:p>
          </table:table-cell>
          <table:table-cell table:style-name="Default"/>
          <table:table-cell table:style-name="Default" office:value-type="string" calcext:value-type="string">
            <text:p>Timothy Asch/Napoleon Chagnon</text:p>
          </table:table-cell>
          <table:table-cell table:style-name="Default" office:value-type="string" calcext:value-type="string">
            <text:p>Timothy Asch</text:p>
          </table:table-cell>
          <table:table-cell table:style-name="Default" table:number-columns-repeated="3"/>
          <table:table-cell table:style-name="Default" office:value-type="string" calcext:value-type="string">
            <text:p>Vic Rossi</text:p>
          </table:table-cell>
          <table:table-cell table:style-name="Default"/>
          <table:table-cell table:style-name="Default" office:value-type="string" calcext:value-type="string">
            <text:p>Paul E. Bugos JR</text:p>
          </table:table-cell>
          <table:table-cell table:style-name="Default" table:number-columns-repeated="6"/>
          <table:table-cell table:style-name="Default" office:value-type="string" calcext:value-type="string">
            <text:p>Paul Bugos/Marilyn Luke</text:p>
          </table:table-cell>
          <table:table-cell table:style-name="Default"/>
          <table:table-cell table:style-name="Default" office:value-type="string" calcext:value-type="string">
            <text:p>Instituto Cubano del Arte e Industria Cinematográficas</text:p>
          </table:table-cell>
          <table:table-cell table:style-name="Default" table:number-columns-repeated="6"/>
          <table:table-cell table:style-name="Default" office:value-type="string" calcext:value-type="string">
            <text:p>Escenas de trabajo y supervivencia en el campo, dónde la mirada de Pelechian, por momentos, pareciera transparente. El ciclo de la naturaleza a través de la vida de los pastores armenios. Una obra de una energía telúrica y una musicalidad tremendas. http://www.divxclasico.com/foro/viewtopic.php?t=48100</text:p>
          </table:table-cell>
          <table:table-cell table:style-name="Default"/>
          <table:table-cell table:style-name="Default" office:value-type="string" calcext:value-type="string">
            <text:p>Armenia</text:p>
          </table:table-cell>
          <table:table-cell table:style-name="Default"/>
          <table:table-cell table:style-name="Default" office:value-type="string" calcext:value-type="string">
            <text:p>Película documental</text:p>
          </table:table-cell>
          <table:table-cell table:style-name="Default"/>
          <table:table-cell table:style-name="Default" office:value-type="string" calcext:value-type="string">
            <text:p>Registros fílmicos de archivo</text:p>
          </table:table-cell>
          <table:table-cell table:style-name="Default" office:value-type="string" calcext:value-type="string">
            <text:p>Grabación de campo, Incidentale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table-cell table:style-name="Default" office:value-type="string" calcext:value-type="string">
            <text:p>Dialectos de Yanomamo en Brasil</text:p>
          </table:table-cell>
          <table:table-cell table:style-name="Default"/>
          <table:table-cell table:style-name="Default" office:value-type="string" calcext:value-type="string">
            <text:p>1 vhs </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table-cell table:style-name="Default" office:value-type="string" calcext:value-type="string">
            <text:p>NTSC</text:p>
          </table:table-cell>
          <table:table-cell table:style-name="Default" table:number-columns-repeated="8"/>
          <table:table-cell table:style-name="Default" office:value-type="string" calcext:value-type="string">
            <text:p>Adaptación de la norma ISAD (G)</text:p>
          </table:table-cell>
          <table:table-cell table:style-name="ce10"/>
          <table:table-cell table:number-columns-repeated="959"/>
        </table:table-row>
        <table:table-row table:style-name="ro3">
          <table:table-cell table:style-name="Default" office:value-type="string" calcext:value-type="string">
            <text:p>MXIM-AV-1-9-21</text:p>
          </table:table-cell>
          <table:table-cell table:style-name="Default" office:value-type="string" calcext:value-type="string">
            <text:p>Viva la República</text:p>
          </table:table-cell>
          <table:table-cell table:style-name="Default" table:number-columns-repeated="4"/>
          <table:table-cell table:style-name="Default" office:value-type="string" calcext:value-type="string">
            <text:p>Cuba</text:p>
          </table:table-cell>
          <table:table-cell table:style-name="Default" office:value-type="float" office:value="1972" calcext:value-type="float">
            <text:p>1972</text:p>
          </table:table-cell>
          <table:table-cell table:style-name="Default" office:value-type="string" calcext:value-type="string">
            <text:p>96´</text:p>
          </table:table-cell>
          <table:table-cell table:style-name="Default"/>
          <table:table-cell table:style-name="Default" office:value-type="string" calcext:value-type="string">
            <text:p>Pastor Vega</text:p>
          </table:table-cell>
          <table:table-cell table:style-name="Default"/>
          <table:table-cell table:style-name="Default" office:value-type="string" calcext:value-type="string">
            <text:p>Pastor Vega, Víctor Casaus, Julio García Espinosa, Jesús Díaz, Mirita Lores</text:p>
          </table:table-cell>
          <table:table-cell table:style-name="Default" table:number-columns-repeated="4"/>
          <table:table-cell table:style-name="Default" office:value-type="string" calcext:value-type="string">
            <text:p>Mirita Lores</text:p>
          </table:table-cell>
          <table:table-cell table:style-name="Default"/>
          <table:table-cell table:style-name="Default" office:value-type="string" calcext:value-type="string">
            <text:p>Ricardo Istueta</text:p>
          </table:table-cell>
          <table:table-cell table:style-name="Default"/>
          <table:table-cell table:style-name="Default" office:value-type="string" calcext:value-type="string">
            <text:p>Juan Márquez</text:p>
          </table:table-cell>
          <table:table-cell table:style-name="Default" office:value-type="string" calcext:value-type="string">
            <text:p>Consuelo Vidal, José Antonio Rodríguez, Miguel navarro, Enrique López</text:p>
          </table:table-cell>
          <table:table-cell table:style-name="Default" table:number-columns-repeated="10"/>
          <table:table-cell table:style-name="Default" office:value-type="string" calcext:value-type="string">
            <text:p>This classic ethnographic documentary, by the renowned filmmaking team of David and Judith MacDougall, explores the nomadic life of the Jie of Uganda.</text:p>
            <text:p/>
            <text:p>Filmada en un campamento de ganado Jie cerca del límite de Acholi, en el distrito de Karamoja en el noreste de Uganda. El Jie, un pueblo perdominantly pastorales, dejar sus hogares en la estación seca y el rebaño a su ganado a los campos de temporada, o nawi. Documentos de los preparativos para el ganado en coche y muestra la vida en el campamento, donde los hombres hablan y hacen que los objetos de cuero y los niños juegan. (Fuente: OCLC WorldCat: http://www.worldcat.org/title/nawi/oclc/317009926)</text:p>
          </table:table-cell>
          <table:table-cell table:style-name="Default"/>
          <table:table-cell table:style-name="Default" office:value-type="string" calcext:value-type="string">
            <text:p>Uganda</text:p>
          </table:table-cell>
          <table:table-cell table:style-name="Default"/>
          <table:table-cell table:style-name="Default" office:value-type="string" calcext:value-type="string">
            <text:p>Película documental</text:p>
          </table:table-cell>
          <table:table-cell table:style-name="Default" office:value-type="string" calcext:value-type="string">
            <text:p>Antropología visual</text:p>
          </table:table-cell>
          <table:table-cell table:style-name="Default"/>
          <table:table-cell table:style-name="Default" office:value-type="string" calcext:value-type="string">
            <text:p>Intertitulos, grabación de campo</text:p>
          </table:table-cell>
          <table:table-cell table:style-name="Default" office:value-type="string" calcext:value-type="string">
            <text:p>Idioma Jie, con subtitulos en ingles</text:p>
          </table:table-cell>
          <table:table-cell table:style-name="Default"/>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Español, inglés</text:p>
          </table:table-cell>
          <table:table-cell table:style-name="Default"/>
          <table:table-cell table:style-name="Default" office:value-type="string" calcext:value-type="string">
            <text:p>Español</text:p>
          </table:table-cell>
          <table:table-cell table:style-name="Default" office:value-type="string" calcext:value-type="string">
            <text:p>VHS</text:p>
          </table:table-cell>
          <table:table-cell table:style-name="Default" office:value-type="string" calcext:value-type="string">
            <text:p>1 vhs</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table-cell table:style-name="Default" office:value-type="string" calcext:value-type="string">
            <text:p>NTSC</text:p>
          </table:table-cell>
          <table:table-cell table:style-name="Default"/>
          <table:table-cell table:style-name="Default" office:value-type="string" calcext:value-type="string">
            <text:p>Reproductor VHS y monitor</text:p>
          </table:table-cell>
          <table:table-cell table:style-name="Default" table:number-columns-repeated="5"/>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9-06-05" calcext:value-type="date">
            <text:p>6/5/2009</text:p>
          </table:table-cell>
          <table:table-cell table:number-columns-repeated="959"/>
        </table:table-row>
        <table:table-row table:style-name="ro5">
          <table:table-cell table:style-name="Default" office:value-type="string" calcext:value-type="string">
            <text:p>MXIM-AV-1-9-22</text:p>
          </table:table-cell>
          <table:table-cell table:style-name="Default" office:value-type="string" calcext:value-type="string">
            <text:p>Les tambours d´avant ( Tourou et Bitti)</text:p>
          </table:table-cell>
          <table:table-cell table:style-name="Default" table:number-columns-repeated="2"/>
          <table:table-cell table:style-name="Default" office:value-type="string" calcext:value-type="string">
            <text:p>Ciné- Transe</text:p>
          </table:table-cell>
          <table:table-cell table:style-name="Default"/>
          <table:table-cell table:style-name="Default" office:value-type="string" calcext:value-type="string">
            <text:p>Francia</text:p>
          </table:table-cell>
          <table:table-cell table:style-name="Default" office:value-type="float" office:value="1971" calcext:value-type="float">
            <text:p>1971</text:p>
          </table:table-cell>
          <table:table-cell table:style-name="Default" office:value-type="string" calcext:value-type="string">
            <text:p>9´</text:p>
          </table:table-cell>
          <table:table-cell table:style-name="Default"/>
          <table:table-cell table:style-name="Default" office:value-type="string" calcext:value-type="string">
            <text:p>Jean Rouch</text:p>
          </table:table-cell>
          <table:table-cell table:style-name="Default"/>
          <table:table-cell table:style-name="Default" office:value-type="string" calcext:value-type="string">
            <text:p>Jean Rouch</text:p>
          </table:table-cell>
          <table:table-cell table:style-name="Default" table:number-columns-repeated="5"/>
          <table:table-cell table:style-name="Default" office:value-type="string" calcext:value-type="string">
            <text:p>Moussa´Hamidou</text:p>
          </table:table-cell>
          <table:table-cell table:style-name="Default" office:value-type="string" calcext:value-type="string">
            <text:p>Philippe Luzuy</text:p>
          </table:table-cell>
          <table:table-cell table:style-name="Default" table:number-columns-repeated="5"/>
          <table:table-cell table:style-name="Default" office:value-type="string" calcext:value-type="string">
            <text:p>Asistente de realización: <text:s/>Lam Dia-Hama</text:p>
          </table:table-cell>
          <table:table-cell table:style-name="Default" table:number-columns-repeated="7"/>
          <table:table-cell table:style-name="Default" office:value-type="string" calcext:value-type="string">
            <text:p>At Jie cattle camps in Uganda men often gather under a special tree to make leather and wooden goods and talk, relax, and sleep. This brilliant ethnographic documentary by renowned filmmakers David and Judith MacDougall captures one particularly riveting discussion one afternoon under the men's tree.</text:p>
            <text:p/>
            <text:p>The conversation on this particular afternoon becomes a kind of reverse ethnography, centering on the European's most noticeable possession, the motor vehicle. This is a uniquely delicate and intimate film, filled with the humor of the Jie and, implicitly, the ironic wit of the filmmakers. (Fuente: Berkeley Media LLC: http://www.berkeleymedia.com/catalog/berkeleymedia/films/anthropology_world_cultures/african_studies/under_the_mens_tree)</text:p>
            <text:p/>
            <text:p/>
          </table:table-cell>
          <table:table-cell table:style-name="Default"/>
          <table:table-cell table:style-name="Default" office:value-type="string" calcext:value-type="string">
            <text:p>Uganda</text:p>
          </table:table-cell>
          <table:table-cell table:style-name="Default" office:value-type="float" office:value="1968" calcext:value-type="float">
            <text:p>1968</text:p>
          </table:table-cell>
          <table:table-cell table:style-name="Default" office:value-type="string" calcext:value-type="string">
            <text:p>Película documental</text:p>
          </table:table-cell>
          <table:table-cell table:style-name="Default" office:value-type="string" calcext:value-type="string">
            <text:p>Antropología visual</text:p>
          </table:table-cell>
          <table:table-cell table:style-name="Default"/>
          <table:table-cell table:style-name="Default" office:value-type="string" calcext:value-type="string">
            <text:p>Intertitulos, grabación de campo</text:p>
          </table:table-cell>
          <table:table-cell table:style-name="Default" office:value-type="string" calcext:value-type="string">
            <text:p>Idioma Jie, con subtitulos en ingles</text:p>
          </table:table-cell>
          <table:table-cell table:style-name="Default"/>
          <table:table-cell/>
          <table:table-cell table:style-name="Default" office:value-type="string" calcext:value-type="string">
            <text:p>Usos reservados para consulta in situ</text:p>
          </table:table-cell>
          <table:table-cell table:style-name="Default"/>
          <table:table-cell table:style-name="Default" office:value-type="string" calcext:value-type="string">
            <text:p>Francés</text:p>
          </table:table-cell>
          <table:table-cell table:style-name="Default" table:number-columns-repeated="2"/>
          <table:table-cell table:style-name="Default" office:value-type="string" calcext:value-type="string">
            <text:p>DVD</text:p>
          </table:table-cell>
          <table:table-cell table:style-name="Default" table:number-columns-repeated="2"/>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y monitor</text:p>
          </table:table-cell>
          <table:table-cell table:style-name="Default" table:number-columns-repeated="6"/>
          <table:table-cell table:style-name="Default" office:value-type="string" calcext:value-type="string">
            <text:p>Adaptación de la norma ISAD (G)</text:p>
          </table:table-cell>
          <table:table-cell table:style-name="ce10"/>
          <table:table-cell table:number-columns-repeated="959"/>
        </table:table-row>
        <table:table-row table:style-name="ro1">
          <table:table-cell table:style-name="Default" office:value-type="string" calcext:value-type="string">
            <text:p>MXIM-AV-1-9-23</text:p>
          </table:table-cell>
          <table:table-cell table:style-name="Default" office:value-type="string" calcext:value-type="string">
            <text:p>Stierkampf</text:p>
          </table:table-cell>
          <table:table-cell table:style-name="Default" table:number-columns-repeated="5"/>
          <table:table-cell table:style-name="Default" office:value-type="float" office:value="1970" calcext:value-type="float">
            <text:p>1970</text:p>
          </table:table-cell>
          <table:table-cell table:style-name="Default" office:value-type="string" calcext:value-type="string">
            <text:p>1´54"</text:p>
          </table:table-cell>
          <table:table-cell table:style-name="Default"/>
          <table:table-cell table:style-name="Default" office:value-type="string" calcext:value-type="string">
            <text:p>Franz Simon/Ernesto Veiga de Oliveira/Benjamín E. Pereira</text:p>
          </table:table-cell>
          <table:table-cell table:style-name="Default" table:number-columns-repeated="22"/>
          <table:table-cell table:style-name="Default" office:value-type="string" calcext:value-type="string">
            <text:p>El poeta Leopoldo Panero murió en 1962 en Astorga, su ciudad natal. Catorce años más tarde Felicidad Blanc, su viuda, y sus tres hijos evocan aquel caluroso día de agosto. Y a partir de ese recuerdo surgen otros que se van encadenando. Y a través de la palabra y del recorrido por habitaciones, objetos, calles y lugares perdidos, se desvela la historia de unos años y de unas personas unidas por vínculos familiares que en ningún momento huyen de la expresión de sus diferencias y de sus identidades. (Fuente: FILMAFFINITY Link: http://www.filmaffinity.com/es/film493008.html)</text:p>
          </table:table-cell>
          <table:table-cell table:style-name="Default" office:value-type="string" calcext:value-type="string">
            <text:p>Felicidad Blanc, Leopoldo María Panero, Michi Panero, Juan Luis Panero</text:p>
          </table:table-cell>
          <table:table-cell table:style-name="Default" table:number-columns-repeated="2"/>
          <table:table-cell table:style-name="Default" office:value-type="string" calcext:value-type="string">
            <text:p>Película documental</text:p>
          </table:table-cell>
          <table:table-cell table:style-name="Default"/>
          <table:table-cell table:style-name="Default" office:value-type="string" calcext:value-type="string">
            <text:p>Fotografías, documentos, testimonios videorles.</text:p>
          </table:table-cell>
          <table:table-cell table:style-name="Default" office:value-type="string" calcext:value-type="string">
            <text:p>Grabación de campo, entrevistas</text:p>
          </table:table-cell>
          <table:table-cell table:style-name="Default" table:number-columns-repeated="2"/>
          <table:table-cell/>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VHS / DVD</text:p>
          </table:table-cell>
          <table:table-cell table:style-name="Default"/>
          <table:table-cell table:style-name="Default" office:value-type="string" calcext:value-type="string">
            <text:p>Copia</text:p>
          </table:table-cell>
          <table:table-cell table:style-name="Default" office:value-type="string" calcext:value-type="string">
            <text:p>Bblanco y negro</text:p>
          </table:table-cell>
          <table:table-cell table:style-name="Default" office:value-type="string" calcext:value-type="string">
            <text:p>Sin sonido</text:p>
          </table:table-cell>
          <table:table-cell table:style-name="Default" office:value-type="string" calcext:value-type="string">
            <text:p>NTSC</text:p>
          </table:table-cell>
          <table:table-cell table:style-name="Default"/>
          <table:table-cell table:style-name="Default" office:value-type="string" calcext:value-type="string">
            <text:p>Reproductor VHS / DVD y monitor</text:p>
          </table:table-cell>
          <table:table-cell table:style-name="Default"/>
          <table:table-cell table:style-name="Default" office:value-type="string" calcext:value-type="string">
            <text:p>Forma parte de la antología Ethnologie, Antología de cortos de la Enciclopedia Cinematográfica del Institut für den Wissenschaftlichen Film Göttingen <text:s text:c="10"/>MXIM-AV-1-12-55</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2" office:value-type="date" office:date-value="2009-05-20" calcext:value-type="date">
            <text:p>5/20/2009</text:p>
          </table:table-cell>
          <table:table-cell table:number-columns-repeated="959"/>
        </table:table-row>
        <table:table-row table:style-name="ro1">
          <table:table-cell table:style-name="Default" office:value-type="string" calcext:value-type="string">
            <text:p>MXIM-AV-1-9-24</text:p>
          </table:table-cell>
          <table:table-cell table:style-name="Default" office:value-type="string" calcext:value-type="string">
            <text:p>Besuchsfest in Munggona</text:p>
          </table:table-cell>
          <table:table-cell table:style-name="Default" table:number-columns-repeated="5"/>
          <table:table-cell table:style-name="Default" office:value-type="float" office:value="1976" calcext:value-type="float">
            <text:p>1976</text:p>
          </table:table-cell>
          <table:table-cell table:style-name="Default" office:value-type="string" calcext:value-type="string">
            <text:p>1´21"</text:p>
          </table:table-cell>
          <table:table-cell table:style-name="Default"/>
          <table:table-cell table:style-name="Default" office:value-type="string" calcext:value-type="string">
            <text:p>Franz Simon</text:p>
          </table:table-cell>
          <table:table-cell table:style-name="Default" table:number-columns-repeated="15"/>
          <table:table-cell table:style-name="Default" office:value-type="string" calcext:value-type="string">
            <text:p>Werner Herzog Produktions</text:p>
          </table:table-cell>
          <table:table-cell table:style-name="Default" table:number-columns-repeated="3"/>
          <table:table-cell table:style-name="Default" office:value-type="string" calcext:value-type="string">
            <text:p>Werner Herzog was born in Munich on September  5, 1942. He grew up in a remote mountain village in Bavaria and studied History and German Literature in Munich and Pittsburgh. He made his first film in 1961 at the age of 19. Since then he has produced, written, and directed more than sixty feature- and documentary films, such as AGUIRRE, THE WRATH OF GOD (1972), NOSFERATU (1978), FITZCARRALDO (1982), LESSONS OF DARKNESS (1992), LITTLE DIETER NEEDS TO FLY (1997), <text:s/>MY BEST FIEND (1999), INVINCIBLE (2000), GRIZZLY MAN (2005), ENCOUNTERS AT THE END OF THE WORLD (2007), CAVE OF FORGOTTEN DREAMS (2011). Werner Herzog has published more than a dozen books of prose, and directed as many operas. Werner Herzog lives in Munich and Los Angeles. http://www.wernerherzog.com/102.html</text:p>
          </table:table-cell>
          <table:table-cell table:style-name="Default" office:value-type="string" calcext:value-type="string">
            <text:p>Donación</text:p>
          </table:table-cell>
          <table:table-cell table:style-name="Default" office:value-type="float" office:value="39877" calcext:value-type="float">
            <text:p>39877</text:p>
          </table:table-cell>
          <table:table-cell table:number-columns-repeated="11"/>
          <table:table-cell table:style-name="Default" office:value-type="string" calcext:value-type="string">
            <text:p>Usos reservados para consulta in situ</text:p>
          </table:table-cell>
          <table:table-cell table:style-name="Default" table:number-columns-repeated="4"/>
          <table:table-cell table:style-name="Default" office:value-type="string" calcext:value-type="string">
            <text:p>VHS / DVD</text:p>
          </table:table-cell>
          <table:table-cell table:style-name="Default"/>
          <table:table-cell table:style-name="Default" office:value-type="string" calcext:value-type="string">
            <text:p>Copia</text:p>
          </table:table-cell>
          <table:table-cell table:style-name="Default" office:value-type="string" calcext:value-type="string">
            <text:p>Bblanco y negro</text:p>
          </table:table-cell>
          <table:table-cell table:style-name="Default" office:value-type="string" calcext:value-type="string">
            <text:p>Sin sonido</text:p>
          </table:table-cell>
          <table:table-cell table:style-name="Default" office:value-type="string" calcext:value-type="string">
            <text:p>NTSC</text:p>
          </table:table-cell>
          <table:table-cell table:style-name="Default"/>
          <table:table-cell table:style-name="Default" office:value-type="string" calcext:value-type="string">
            <text:p>Reproductor VHS / DVD y monitor</text:p>
          </table:table-cell>
          <table:table-cell table:style-name="Default"/>
          <table:table-cell table:style-name="Default" office:value-type="string" calcext:value-type="string">
            <text:p>Forma parte de la antología Ethnologie, Antología de cortos de la Enciclopedia Cinematográfica del Institut für den Wissenschaftlichen Film Göttingen <text:s text:c="10"/>MXIM-AV-1-12-55</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2" office:value-type="date" office:date-value="2009-05-20" calcext:value-type="date">
            <text:p>5/20/2009</text:p>
          </table:table-cell>
          <table:table-cell table:number-columns-repeated="959"/>
        </table:table-row>
        <table:table-row table:style-name="ro1">
          <table:table-cell table:style-name="Default" office:value-type="string" calcext:value-type="string">
            <text:p>MXIM-AV-1-9-25</text:p>
          </table:table-cell>
          <table:table-cell table:style-name="Default" office:value-type="string" calcext:value-type="string">
            <text:p>La Soufriére</text:p>
          </table:table-cell>
          <table:table-cell table:style-name="Default" table:number-columns-repeated="2"/>
          <table:table-cell table:style-name="Default" office:value-type="string" calcext:value-type="string">
            <text:p>Documentales y cortometrajes de <text:s/>Werner Herzog (Antología)</text:p>
          </table:table-cell>
          <table:table-cell table:style-name="Default" office:value-type="string" calcext:value-type="string">
            <text:p>DVD 2</text:p>
          </table:table-cell>
          <table:table-cell table:style-name="Default" office:value-type="string" calcext:value-type="string">
            <text:p>Alemania</text:p>
          </table:table-cell>
          <table:table-cell table:style-name="Default" office:value-type="float" office:value="1977" calcext:value-type="float">
            <text:p>1977</text:p>
          </table:table-cell>
          <table:table-cell table:style-name="Default" office:value-type="string" calcext:value-type="string">
            <text:p>29´46"</text:p>
          </table:table-cell>
          <table:table-cell table:style-name="Default"/>
          <table:table-cell table:style-name="Default" office:value-type="string" calcext:value-type="string">
            <text:p>Werner Herzog</text:p>
          </table:table-cell>
          <table:table-cell table:style-name="Default"/>
          <table:table-cell table:style-name="Default" office:value-type="string" calcext:value-type="string">
            <text:p>Werner Herzog</text:p>
          </table:table-cell>
          <table:table-cell table:style-name="Default" table:number-columns-repeated="2"/>
          <table:table-cell table:style-name="Default" office:value-type="string" calcext:value-type="string">
            <text:p>Edward Lachman, Jörg Schmidt-Reitwein</text:p>
          </table:table-cell>
          <table:table-cell table:style-name="Default" table:number-columns-repeated="6"/>
          <table:table-cell table:style-name="Default" office:value-type="string" calcext:value-type="string">
            <text:p>Werner Herzog</text:p>
          </table:table-cell>
          <table:table-cell table:style-name="Default" table:number-columns-repeated="10"/>
          <table:table-cell table:number-columns-repeated="11"/>
          <table:table-cell table:style-name="Default" office:value-type="string" calcext:value-type="string">
            <text:p>Usos reservados para consulta in situ</text:p>
          </table:table-cell>
          <table:table-cell table:style-name="Default"/>
          <table:table-cell table:style-name="Default" office:value-type="string" calcext:value-type="string">
            <text:p>Alemán</text:p>
          </table:table-cell>
          <table:table-cell table:style-name="Default"/>
          <table:table-cell table:style-name="Default" office:value-type="string" calcext:value-type="string">
            <text:p>Español</text:p>
          </table:table-cell>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Color, blanco y negro</text:p>
          </table:table-cell>
          <table:table-cell table:style-name="Default"/>
          <table:table-cell table:style-name="Default" office:value-type="string" calcext:value-type="string">
            <text:p>NTSC</text:p>
          </table:table-cell>
          <table:table-cell table:style-name="Default" office:value-type="string" calcext:value-type="string">
            <text:p>Región 2</text:p>
          </table:table-cell>
          <table:table-cell table:style-name="Default" office:value-type="string" calcext:value-type="string">
            <text:p>Reproductor DVD y monitor de TV</text:p>
          </table:table-cell>
          <table:table-cell table:style-name="Default"/>
          <table:table-cell table:style-name="Default" office:value-type="string" calcext:value-type="string">
            <text:p>Forma parte de la antología <text:s/>Documentales y cortometrajes de <text:s/>Werner Herzog <text:s text:c="23"/>MXIM-AV-1-12-208</text:p>
          </table:table-cell>
          <table:table-cell table:style-name="Default" table:number-columns-repeated="2"/>
          <table:table-cell table:style-name="Default" office:value-type="string" calcext:value-type="string">
            <text:p>http://www.avalon.me/ <text:s/>http://www.wernerherzog.com/102.html</text:p>
          </table:table-cell>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9-03-05" calcext:value-type="date">
            <text:p>3/5/2009</text:p>
          </table:table-cell>
          <table:table-cell table:number-columns-repeated="959"/>
        </table:table-row>
        <table:table-row table:style-name="ro1">
          <table:table-cell table:style-name="Default" office:value-type="string" calcext:value-type="string">
            <text:p>MXIM-AV-1-9-26</text:p>
          </table:table-cell>
          <table:table-cell table:style-name="Default" office:value-type="string" calcext:value-type="string">
            <text:p>Obitateli</text:p>
          </table:table-cell>
          <table:table-cell table:style-name="Default" office:value-type="string" calcext:value-type="string">
            <text:p>Os habitantes, Los habitantes</text:p>
          </table:table-cell>
          <table:table-cell table:style-name="Default" table:number-columns-repeated="3"/>
          <table:table-cell table:style-name="Default" office:value-type="string" calcext:value-type="string">
            <text:p>Armenia</text:p>
          </table:table-cell>
          <table:table-cell table:style-name="Default" office:value-type="float" office:value="1970" calcext:value-type="float">
            <text:p>1970</text:p>
          </table:table-cell>
          <table:table-cell table:style-name="Default" office:value-type="string" calcext:value-type="string">
            <text:p>9´</text:p>
          </table:table-cell>
          <table:table-cell table:style-name="Default"/>
          <table:table-cell table:style-name="Default" office:value-type="string" calcext:value-type="string">
            <text:p>Artavazd Pelechian</text:p>
          </table:table-cell>
          <table:table-cell table:style-name="Default" table:number-columns-repeated="19"/>
          <table:table-cell table:style-name="Default" office:value-type="string" calcext:value-type="string">
            <text:p>David MacDougall (. B 1939) ha hecho películas etnográficas pioneros de todo el mundo, comenzando con su primer tiro trabajo en África a principios de los años 1970 y hallazgo aclamación especial en la década de 1980 con una serie ya clásica de las películas, hecho junto con su esposa Judith. <text:s/>(Harvard Film Archive: http://hcl.harvard.edu/hfa/films/2010aprjun/macdougall.html)</text:p>
          </table:table-cell>
          <table:table-cell table:style-name="Default" office:value-type="string" calcext:value-type="string">
            <text:p>Donación por Beate Engelbrecht</text:p>
          </table:table-cell>
          <table:table-cell table:style-name="Default" office:value-type="float" office:value="1999" calcext:value-type="float">
            <text:p>1999</text:p>
          </table:table-cell>
          <table:table-cell table:number-columns-repeated="11"/>
          <table:table-cell table:style-name="Default" office:value-type="string" calcext:value-type="string">
            <text:p>Usos reservados para consulta in situ</text:p>
          </table:table-cell>
          <table:table-cell table:style-name="Default"/>
          <table:table-cell table:style-name="Default" office:value-type="string" calcext:value-type="string">
            <text:p>Titulos en armenio</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text:s/>y monitor</text:p>
          </table:table-cell>
          <table:table-cell table:style-name="Default"/>
          <table:table-cell table:style-name="Default" office:value-type="string" calcext:value-type="string">
            <text:p>Forma parte de la antología <text:s text:c="2"/>Artavazd Pelechían: obra documental (1967-1994) MXIM-AV-1-11-11</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8-09-19" calcext:value-type="date">
            <text:p>9/19/2008</text:p>
          </table:table-cell>
          <table:table-cell table:number-columns-repeated="959"/>
        </table:table-row>
        <table:table-row table:style-name="ro1">
          <table:table-cell table:style-name="Default" office:value-type="string" calcext:value-type="string">
            <text:p>MXIM-AV-1-9-27</text:p>
          </table:table-cell>
          <table:table-cell table:style-name="Default" office:value-type="string" calcext:value-type="string">
            <text:p>Tarva Yeghanaknère</text:p>
          </table:table-cell>
          <table:table-cell table:style-name="Default" office:value-type="string" calcext:value-type="string">
            <text:p>Las estaciones</text:p>
          </table:table-cell>
          <table:table-cell table:style-name="Default" table:number-columns-repeated="3"/>
          <table:table-cell table:style-name="Default" office:value-type="string" calcext:value-type="string">
            <text:p>Armenia</text:p>
          </table:table-cell>
          <table:table-cell table:style-name="Default" office:value-type="float" office:value="1972" calcext:value-type="float">
            <text:p>1972</text:p>
          </table:table-cell>
          <table:table-cell table:style-name="Default" office:value-type="string" calcext:value-type="string">
            <text:p>28´</text:p>
          </table:table-cell>
          <table:table-cell table:style-name="Default"/>
          <table:table-cell table:style-name="Default" office:value-type="string" calcext:value-type="string">
            <text:p>Artavazd Pelechian</text:p>
          </table:table-cell>
          <table:table-cell table:style-name="Default" table:number-columns-repeated="15"/>
          <table:table-cell table:style-name="Default" office:value-type="string" calcext:value-type="string">
            <text:p>David MacDougall</text:p>
          </table:table-cell>
          <table:table-cell table:style-name="Default" table:number-columns-repeated="3"/>
          <table:table-cell table:style-name="Default" office:value-type="string" calcext:value-type="string">
            <text:p>David MacDougall (. B 1939) ha hecho películas etnográficas pioneros de todo el mundo, comenzando con su primer tiro trabajo en África a principios de los años 1970 y hallazgo aclamación especial en la década de 1980 con una serie ya clásica de las películas, hecho junto con su esposa Judith. <text:s/>(Harvard Film Archive: http://hcl.harvard.edu/hfa/films/2010aprjun/macdougall.html)</text:p>
          </table:table-cell>
          <table:table-cell table:style-name="Default" office:value-type="string" calcext:value-type="string">
            <text:p>Donación por Beate Engelbrecht</text:p>
          </table:table-cell>
          <table:table-cell table:style-name="Default" office:value-type="float" office:value="1999" calcext:value-type="float">
            <text:p>1999</text:p>
          </table:table-cell>
          <table:table-cell table:number-columns-repeated="11"/>
          <table:table-cell table:style-name="Default" office:value-type="string" calcext:value-type="string">
            <text:p>Usos reservados para consulta in situ</text:p>
          </table:table-cell>
          <table:table-cell table:style-name="Default"/>
          <table:table-cell table:style-name="Default" office:value-type="string" calcext:value-type="string">
            <text:p>Titulos en armenio</text:p>
          </table:table-cell>
          <table:table-cell table:style-name="Default"/>
          <table:table-cell table:style-name="Default" office:value-type="string" calcext:value-type="string">
            <text:p>Portugués</text:p>
          </table:table-cell>
          <table:table-cell table:style-name="Default" office:value-type="string" calcext:value-type="string">
            <text:p>DVD</text:p>
          </table:table-cell>
          <table:table-cell table:style-name="Default" table:number-columns-repeated="2"/>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text:s/>y monitor</text:p>
          </table:table-cell>
          <table:table-cell table:style-name="Default"/>
          <table:table-cell table:style-name="Default" office:value-type="string" calcext:value-type="string">
            <text:p>Forma parte de la antología <text:s text:c="2"/>Artavazd Pelechían: obra documental (1967-1994) MXIM-AV-1-11-11</text:p>
          </table:table-cell>
          <table:table-cell table:style-name="Default" table:number-columns-repeated="3"/>
          <table:table-cell table:style-name="Default" office:value-type="string" calcext:value-type="string">
            <text:p>Úrsula Mares</text:p>
          </table:table-cell>
          <table:table-cell table:style-name="Default" office:value-type="string" calcext:value-type="string">
            <text:p>Adaptación de la norma ISAD (G)</text:p>
          </table:table-cell>
          <table:table-cell table:style-name="ce11" office:value-type="date" office:date-value="2008-09-19" calcext:value-type="date">
            <text:p>9/19/2008</text:p>
          </table:table-cell>
          <table:table-cell table:number-columns-repeated="959"/>
        </table:table-row>
        <table:table-row table:style-name="ro1">
          <table:table-cell table:style-name="Default" office:value-type="string" calcext:value-type="string">
            <text:p>MXIM-AV-1-9-28</text:p>
          </table:table-cell>
          <table:table-cell table:style-name="Default" office:value-type="string" calcext:value-type="string">
            <text:p>Nawi</text:p>
          </table:table-cell>
          <table:table-cell table:style-name="Default" office:value-type="string" calcext:value-type="string">
            <text:p>1968/1970</text:p>
          </table:table-cell>
          <table:table-cell table:style-name="Default" table:number-columns-repeated="3"/>
          <table:table-cell table:style-name="Default" office:value-type="string" calcext:value-type="string">
            <text:p>Australia/USA</text:p>
          </table:table-cell>
          <table:table-cell table:style-name="Default" office:value-type="float" office:value="1970" calcext:value-type="float">
            <text:p>1970</text:p>
          </table:table-cell>
          <table:table-cell table:style-name="Default" office:value-type="string" calcext:value-type="string">
            <text:p>20´</text:p>
          </table:table-cell>
          <table:table-cell table:style-name="Default"/>
          <table:table-cell table:style-name="Default" office:value-type="string" calcext:value-type="string">
            <text:p>David MacDougall ; Judith MacDougall ; Churchill Films.</text:p>
          </table:table-cell>
          <table:table-cell table:style-name="Default" office:value-type="string" calcext:value-type="string">
            <text:p>David MacDougall</text:p>
          </table:table-cell>
          <table:table-cell table:style-name="Default" table:number-columns-repeated="3"/>
          <table:table-cell table:style-name="Default" office:value-type="string" calcext:value-type="string">
            <text:p>David MacDougall</text:p>
          </table:table-cell>
          <table:table-cell table:style-name="Default" table:number-columns-repeated="10"/>
          <table:table-cell table:style-name="Default" office:value-type="string" calcext:value-type="string">
            <text:p>David MacDougall</text:p>
          </table:table-cell>
          <table:table-cell table:style-name="Default" table:number-columns-repeated="6"/>
          <table:table-cell table:number-columns-repeated="11"/>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text:s/>y monitor</text:p>
          </table:table-cell>
          <table:table-cell table:style-name="Default" table:number-columns-repeated="3"/>
          <table:table-cell table:style-name="Default" office:value-type="string" calcext:value-type="string">
            <text:p>El corto documental esta en el mismo DVD de Undre the men´s tree.</text:p>
          </table:table-cell>
          <table:table-cell table:style-name="Default"/>
          <table:table-cell table:style-name="Default" office:value-type="string" calcext:value-type="string">
            <text:p>Elisa Dolore Espinosa Cruz</text:p>
          </table:table-cell>
          <table:table-cell table:style-name="Default" office:value-type="string" calcext:value-type="string">
            <text:p>Adaptación de la norma ISAD (G)</text:p>
          </table:table-cell>
          <table:table-cell table:style-name="ce13" office:value-type="date" office:date-value="2010-07-10" calcext:value-type="date">
            <text:p>7/10/2010</text:p>
          </table:table-cell>
          <table:table-cell table:number-columns-repeated="959"/>
        </table:table-row>
        <table:table-row table:style-name="ro1">
          <table:table-cell table:style-name="Default" office:value-type="string" calcext:value-type="string">
            <text:p>MXIM-AV-1-9-29</text:p>
          </table:table-cell>
          <table:table-cell table:style-name="Default" office:value-type="string" calcext:value-type="string">
            <text:p>Undre the men´s tree</text:p>
          </table:table-cell>
          <table:table-cell table:style-name="Default" table:number-columns-repeated="4"/>
          <table:table-cell table:style-name="Default" office:value-type="string" calcext:value-type="string">
            <text:p>Australia/USA</text:p>
          </table:table-cell>
          <table:table-cell table:style-name="Default" office:value-type="float" office:value="1973" calcext:value-type="float">
            <text:p>1973</text:p>
          </table:table-cell>
          <table:table-cell table:style-name="Default" office:value-type="string" calcext:value-type="string">
            <text:p>14´36"</text:p>
          </table:table-cell>
          <table:table-cell table:number-columns-repeated="3" table:style-name="Default" office:value-type="string" calcext:value-type="string">
            <text:p>David MacDougall</text:p>
          </table:table-cell>
          <table:table-cell table:style-name="Default" table:number-columns-repeated="3"/>
          <table:table-cell table:style-name="Default" office:value-type="string" calcext:value-type="string">
            <text:p>David MacDougall</text:p>
          </table:table-cell>
          <table:table-cell table:style-name="Default" table:number-columns-repeated="3"/>
          <table:table-cell table:style-name="Default" office:value-type="string" calcext:value-type="string">
            <text:p>Judith MacDougall</text:p>
          </table:table-cell>
          <table:table-cell table:style-name="Default" table:number-columns-repeated="8"/>
          <table:table-cell table:style-name="Default" office:value-type="string" calcext:value-type="string">
            <text:p>Elías Querejeta</text:p>
          </table:table-cell>
          <table:table-cell table:style-name="Default"/>
          <table:table-cell table:style-name="Default" office:value-type="string" calcext:value-type="string">
            <text:p>(Elías Querejeta Gárate; Hernani, 1930 - Madrid, 2013) Productor de cine español. Realizó estudios de química y derecho. (Fuente: Bibliografías y vidas : http://www.biografiasyvidas.com/biografia/q/querejeta_elias.htm</text:p>
          </table:table-cell>
          <table:table-cell table:style-name="Default" table:number-columns-repeated="2"/>
          <table:table-cell table:number-columns-repeated="11"/>
          <table:table-cell table:style-name="Default" office:value-type="string" calcext:value-type="string">
            <text:p>Usos reservados para consulta in situ</text:p>
          </table:table-cell>
          <table:table-cell table:style-name="Default"/>
          <table:table-cell table:style-name="Default" office:value-type="string" calcext:value-type="string">
            <text:p>Inglés</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Color</text:p>
          </table:table-cell>
          <table:table-cell table:style-name="Default" table:number-columns-repeated="3"/>
          <table:table-cell table:style-name="Default" office:value-type="string" calcext:value-type="string">
            <text:p>Reproductor DVD <text:s/>y monitor</text:p>
          </table:table-cell>
          <table:table-cell table:style-name="Default" table:number-columns-repeated="3"/>
          <table:table-cell table:style-name="Default" office:value-type="string" calcext:value-type="string">
            <text:p>El corto documental esta en el mismo DVD de Undre the men´s tree.</text:p>
          </table:table-cell>
          <table:table-cell table:style-name="Default"/>
          <table:table-cell table:style-name="Default" office:value-type="string" calcext:value-type="string">
            <text:p>Elisa Dolore Espinosa Cruz</text:p>
          </table:table-cell>
          <table:table-cell table:style-name="Default" office:value-type="string" calcext:value-type="string">
            <text:p>Adaptación de la norma ISAD (G)</text:p>
          </table:table-cell>
          <table:table-cell table:style-name="ce13" office:value-type="date" office:date-value="2010-08-13" calcext:value-type="date">
            <text:p>8/13/2010</text:p>
          </table:table-cell>
          <table:table-cell table:number-columns-repeated="959"/>
        </table:table-row>
        <table:table-row table:style-name="ro1">
          <table:table-cell table:style-name="Default" office:value-type="string" calcext:value-type="string">
            <text:p>MXIM-AV-1-9-30</text:p>
          </table:table-cell>
          <table:table-cell table:style-name="Default" office:value-type="string" calcext:value-type="string">
            <text:p>El desencanto</text:p>
          </table:table-cell>
          <table:table-cell table:style-name="Default" table:number-columns-repeated="4"/>
          <table:table-cell table:style-name="Default" office:value-type="string" calcext:value-type="string">
            <text:p>España</text:p>
          </table:table-cell>
          <table:table-cell table:style-name="Default" office:value-type="float" office:value="1976" calcext:value-type="float">
            <text:p>1976</text:p>
          </table:table-cell>
          <table:table-cell table:style-name="Default" office:value-type="float" office:value="96" calcext:value-type="float">
            <text:p>96</text:p>
          </table:table-cell>
          <table:table-cell table:style-name="Default" table:number-columns-repeated="2"/>
          <table:table-cell table:number-columns-repeated="2" table:style-name="Default" office:value-type="string" calcext:value-type="string">
            <text:p>Jaime Chávarri</text:p>
          </table:table-cell>
          <table:table-cell table:style-name="Default" table:number-columns-repeated="2"/>
          <table:table-cell table:style-name="Default" office:value-type="string" calcext:value-type="string">
            <text:p>Teo Escamilla</text:p>
          </table:table-cell>
          <table:table-cell table:style-name="Default" table:number-columns-repeated="10"/>
          <table:table-cell table:number-columns-repeated="18"/>
          <table:table-cell table:style-name="Default" office:value-type="string" calcext:value-type="string">
            <text:p>Usos reservados para consulta in situ</text:p>
          </table:table-cell>
          <table:table-cell table:style-name="Default"/>
          <table:table-cell table:style-name="Default" office:value-type="string" calcext:value-type="string">
            <text:p>Español</text:p>
          </table:table-cell>
          <table:table-cell table:style-name="Default" table:number-columns-repeated="2"/>
          <table:table-cell table:style-name="Default" office:value-type="string" calcext:value-type="string">
            <text:p>DVD</text:p>
          </table:table-cell>
          <table:table-cell table:style-name="Default" office:value-type="string" calcext:value-type="string">
            <text:p>1 dvd</text:p>
          </table:table-cell>
          <table:table-cell table:style-name="Default" office:value-type="string" calcext:value-type="string">
            <text:p>copia</text:p>
          </table:table-cell>
          <table:table-cell table:style-name="Default" office:value-type="string" calcext:value-type="string">
            <text:p>Blanco y negro</text:p>
          </table:table-cell>
          <table:table-cell table:style-name="Default" table:number-columns-repeated="3"/>
          <table:table-cell table:style-name="Default" office:value-type="string" calcext:value-type="string">
            <text:p>Reproductor DVD <text:s/>y monitor</text:p>
          </table:table-cell>
          <table:table-cell table:style-name="Default" table:number-columns-repeated="2"/>
          <table:table-cell table:style-name="Default" office:value-type="string" calcext:value-type="string">
            <text:p>http://www.elmundo.es/elmundo/2012/04/20/cultura/1334915405.html</text:p>
          </table:table-cell>
          <table:table-cell table:style-name="Default" office:value-type="string" calcext:value-type="string">
            <text:p>El documental "El desencanto" tenia el mismo códico de "Historias de un documento" MXIM-AV-1-09-7, y en la base de datos se corroboro que la información del código era de "Historias de un documento".</text:p>
          </table:table-cell>
          <table:table-cell table:style-name="Default"/>
          <table:table-cell table:style-name="Default" office:value-type="string" calcext:value-type="string">
            <text:p>Elisa Dolore Espinosa Cruz</text:p>
          </table:table-cell>
          <table:table-cell table:style-name="Default" office:value-type="string" calcext:value-type="string">
            <text:p>Adaptación de la norma ISAD (G)</text:p>
          </table:table-cell>
          <table:table-cell table:style-name="ce13" office:value-type="date" office:date-value="2010-07-13" calcext:value-type="date">
            <text:p>7/13/2010</text:p>
          </table:table-cell>
          <table:table-cell table:number-columns-repeated="959"/>
        </table:table-row>
        <table:table-row table:style-name="ro1">
          <table:table-cell table:style-name="ce3" table:number-matrix-columns-spanned="1" table:number-matrix-rows-spanned="1" table:formula="of:=AVERAGE(LEN([.A2:.A110]))" office:value-type="float" office:value="13.4036697247706" calcext:value-type="float">
            <text:p>13.4036697248</text:p>
          </table:table-cell>
          <table:table-cell table:style-name="ce3" table:number-matrix-columns-spanned="1" table:number-matrix-rows-spanned="1" table:formula="of:=AVERAGE(LEN([.B2:.B110]))" office:value-type="float" office:value="21.4403669724771" calcext:value-type="float">
            <text:p>21.4403669725</text:p>
          </table:table-cell>
          <table:table-cell table:style-name="ce3" table:number-matrix-columns-spanned="1" table:number-matrix-rows-spanned="1" table:formula="of:=AVERAGE(LEN([.C2:.C110]))" office:value-type="float" office:value="10.7155963302752" calcext:value-type="float">
            <text:p>10.7155963303</text:p>
          </table:table-cell>
          <table:table-cell table:style-name="ce3" table:number-matrix-columns-spanned="1" table:number-matrix-rows-spanned="1" table:formula="of:=AVERAGE(LEN([.D2:.D110]))" office:value-type="float" office:value="0.394495412844037" calcext:value-type="float">
            <text:p>0.3944954128</text:p>
          </table:table-cell>
          <table:table-cell table:style-name="ce3" table:number-matrix-columns-spanned="1" table:number-matrix-rows-spanned="1" table:formula="of:=AVERAGE(LEN([.E2:.E110]))" office:value-type="float" office:value="5.51376146788991" calcext:value-type="float">
            <text:p>5.5137614679</text:p>
          </table:table-cell>
          <table:table-cell table:style-name="ce3" table:number-matrix-columns-spanned="1" table:number-matrix-rows-spanned="1" table:formula="of:=AVERAGE(LEN([.F2:.F110]))" office:value-type="float" office:value="0.862385321100918" calcext:value-type="float">
            <text:p>0.8623853211</text:p>
          </table:table-cell>
          <table:table-cell table:style-name="ce3" table:number-matrix-columns-spanned="1" table:number-matrix-rows-spanned="1" table:formula="of:=AVERAGE(LEN([.G2:.G110]))" office:value-type="float" office:value="8.35779816513761" calcext:value-type="float">
            <text:p>8.3577981651</text:p>
          </table:table-cell>
          <table:table-cell table:style-name="ce3" table:number-matrix-columns-spanned="1" table:number-matrix-rows-spanned="1" table:formula="of:=AVERAGE(LEN([.H2:.H110]))" office:value-type="float" office:value="4.41284403669725" calcext:value-type="float">
            <text:p>4.4128440367</text:p>
          </table:table-cell>
          <table:table-cell table:style-name="ce3" table:number-matrix-columns-spanned="1" table:number-matrix-rows-spanned="1" table:formula="of:=AVERAGE(LEN([.I2:.I110]))" office:value-type="float" office:value="3.91743119266055" calcext:value-type="float">
            <text:p>3.9174311927</text:p>
          </table:table-cell>
          <table:table-cell table:style-name="ce3" table:number-matrix-columns-spanned="1" table:number-matrix-rows-spanned="1" table:formula="of:=AVERAGE(LEN([.J2:.J110]))" office:value-type="float" office:value="2.40366972477064" calcext:value-type="float">
            <text:p>2.4036697248</text:p>
          </table:table-cell>
          <table:table-cell table:style-name="ce3" table:number-matrix-columns-spanned="1" table:number-matrix-rows-spanned="1" table:formula="of:=AVERAGE(LEN([.K2:.K110]))" office:value-type="float" office:value="17.8165137614679" calcext:value-type="float">
            <text:p>17.8165137615</text:p>
          </table:table-cell>
          <table:table-cell table:style-name="ce3" table:number-matrix-columns-spanned="1" table:number-matrix-rows-spanned="1" table:formula="of:=AVERAGE(LEN([.L2:.L110]))" office:value-type="float" office:value="2.30275229357798" calcext:value-type="float">
            <text:p>2.3027522936</text:p>
          </table:table-cell>
          <table:table-cell table:style-name="ce3" table:number-matrix-columns-spanned="1" table:number-matrix-rows-spanned="1" table:formula="of:=AVERAGE(LEN([.M2:.M110]))" office:value-type="float" office:value="8.80733944954129" calcext:value-type="float">
            <text:p>8.8073394495</text:p>
          </table:table-cell>
          <table:table-cell table:style-name="ce3" table:number-matrix-columns-spanned="1" table:number-matrix-rows-spanned="1" table:formula="of:=AVERAGE(LEN([.N2:.N110]))" office:value-type="float" office:value="0.110091743119266" calcext:value-type="float">
            <text:p>0.1100917431</text:p>
          </table:table-cell>
          <table:table-cell table:style-name="ce3" table:number-matrix-columns-spanned="1" table:number-matrix-rows-spanned="1" table:formula="of:=AVERAGE(LEN([.O2:.O110]))" office:value-type="float" office:value="0.36697247706422" calcext:value-type="float">
            <text:p>0.3669724771</text:p>
          </table:table-cell>
          <table:table-cell table:style-name="ce3" table:number-matrix-columns-spanned="1" table:number-matrix-rows-spanned="1" table:formula="of:=AVERAGE(LEN([.P2:.P110]))" office:value-type="float" office:value="15.2201834862385" calcext:value-type="float">
            <text:p>15.2201834862</text:p>
          </table:table-cell>
          <table:table-cell table:style-name="ce3" table:number-matrix-columns-spanned="1" table:number-matrix-rows-spanned="1" table:formula="of:=AVERAGE(LEN([.Q2:.Q110]))" office:value-type="float" office:value="1.51376146788991" calcext:value-type="float">
            <text:p>1.5137614679</text:p>
          </table:table-cell>
          <table:table-cell table:style-name="ce3" table:number-matrix-columns-spanned="1" table:number-matrix-rows-spanned="1" table:formula="of:=AVERAGE(LEN([.R2:.R110]))" office:value-type="float" office:value="12.4770642201835" calcext:value-type="float">
            <text:p>12.4770642202</text:p>
          </table:table-cell>
          <table:table-cell table:style-name="ce3" table:number-matrix-columns-spanned="1" table:number-matrix-rows-spanned="1" table:formula="of:=AVERAGE(LEN([.S2:.S110]))" office:value-type="float" office:value="4.57798165137615" calcext:value-type="float">
            <text:p>4.5779816514</text:p>
          </table:table-cell>
          <table:table-cell table:style-name="ce3" table:number-matrix-columns-spanned="1" table:number-matrix-rows-spanned="1" table:formula="of:=AVERAGE(LEN([.T2:.T110]))" office:value-type="float" office:value="2.8348623853211" calcext:value-type="float">
            <text:p>2.8348623853</text:p>
          </table:table-cell>
          <table:table-cell table:style-name="ce3" table:number-matrix-columns-spanned="1" table:number-matrix-rows-spanned="1" table:formula="of:=AVERAGE(LEN([.U2:.U110]))" office:value-type="float" office:value="7.3394495412844" calcext:value-type="float">
            <text:p>7.3394495413</text:p>
          </table:table-cell>
          <table:table-cell table:style-name="ce3" table:number-matrix-columns-spanned="1" table:number-matrix-rows-spanned="1" table:formula="of:=AVERAGE(LEN([.V2:.V110]))" office:value-type="float" office:value="3.28440366972477" calcext:value-type="float">
            <text:p>3.2844036697</text:p>
          </table:table-cell>
          <table:table-cell table:style-name="ce3" table:number-matrix-columns-spanned="1" table:number-matrix-rows-spanned="1" table:formula="of:=AVERAGE(LEN([.W2:.W110]))" office:value-type="float" office:value="8.13761467889908" calcext:value-type="float">
            <text:p>8.1376146789</text:p>
          </table:table-cell>
          <table:table-cell table:style-name="ce3" table:number-matrix-columns-spanned="1" table:number-matrix-rows-spanned="1" table:formula="of:=AVERAGE(LEN([.X2:.X110]))" office:value-type="float" office:value="0.89908256880734" calcext:value-type="float">
            <text:p>0.8990825688</text:p>
          </table:table-cell>
          <table:table-cell table:style-name="ce3" table:number-matrix-columns-spanned="1" table:number-matrix-rows-spanned="1" table:formula="of:=AVERAGE(LEN([.Y2:.Y110]))" office:value-type="float" office:value="1.57798165137615" calcext:value-type="float">
            <text:p>1.5779816514</text:p>
          </table:table-cell>
          <table:table-cell table:style-name="ce3" table:number-matrix-columns-spanned="1" table:number-matrix-rows-spanned="1" table:formula="of:=AVERAGE(LEN([.Z2:.Z110]))" office:value-type="float" office:value="12.2110091743119" calcext:value-type="float">
            <text:p>12.2110091743</text:p>
          </table:table-cell>
          <table:table-cell table:style-name="ce3" table:number-matrix-columns-spanned="1" table:number-matrix-rows-spanned="1" table:formula="of:=AVERAGE(LEN([.AA2:.AA110]))" office:value-type="float" office:value="27.697247706422" calcext:value-type="float">
            <text:p>27.6972477064</text:p>
          </table:table-cell>
          <table:table-cell table:style-name="ce3" table:number-matrix-columns-spanned="1" table:number-matrix-rows-spanned="1" table:formula="of:=AVERAGE(LEN([.AB2:.AB110]))" office:value-type="float" office:value="11.394495412844" calcext:value-type="float">
            <text:p>11.3944954128</text:p>
          </table:table-cell>
          <table:table-cell table:style-name="ce3" table:number-matrix-columns-spanned="1" table:number-matrix-rows-spanned="1" table:formula="of:=AVERAGE(LEN([.AC2:.AC110]))" office:value-type="float" office:value="8.64220183486239" calcext:value-type="float">
            <text:p>8.6422018349</text:p>
          </table:table-cell>
          <table:table-cell table:style-name="ce3" table:number-matrix-columns-spanned="1" table:number-matrix-rows-spanned="1" table:formula="of:=AVERAGE(LEN([.AD2:.AD110]))" office:value-type="float" office:value="429.825688073395" calcext:value-type="float">
            <text:p>429.8256880734</text:p>
          </table:table-cell>
          <table:table-cell table:style-name="ce3" table:number-matrix-columns-spanned="1" table:number-matrix-rows-spanned="1" table:formula="of:=AVERAGE(LEN([.AE2:.AE110]))" office:value-type="float" office:value="784.605504587156" calcext:value-type="float">
            <text:p>784.6055045872</text:p>
          </table:table-cell>
          <table:table-cell table:style-name="ce3" table:number-matrix-columns-spanned="1" table:number-matrix-rows-spanned="1" table:formula="of:=AVERAGE(LEN([.AF2:.AF110]))" office:value-type="float" office:value="2.53211009174312" calcext:value-type="float">
            <text:p>2.5321100917</text:p>
          </table:table-cell>
          <table:table-cell table:style-name="ce3" table:number-matrix-columns-spanned="1" table:number-matrix-rows-spanned="1" table:formula="of:=AVERAGE(LEN([.AG2:.AG110]))" office:value-type="float" office:value="0.963302752293578" calcext:value-type="float">
            <text:p>0.9633027523</text:p>
          </table:table-cell>
          <table:table-cell table:style-name="ce3" table:number-matrix-columns-spanned="1" table:number-matrix-rows-spanned="1" table:formula="of:=AVERAGE(LEN([.AH2:.AH110]))" office:value-type="float" office:value="453.064220183486" calcext:value-type="float">
            <text:p>453.0642201835</text:p>
          </table:table-cell>
          <table:table-cell table:style-name="ce3" table:number-matrix-columns-spanned="1" table:number-matrix-rows-spanned="1" table:formula="of:=AVERAGE(LEN([.AI2:.AI110]))" office:value-type="float" office:value="52.3761467889908" calcext:value-type="float">
            <text:p>52.376146789</text:p>
          </table:table-cell>
          <table:table-cell table:style-name="ce3" table:number-matrix-columns-spanned="1" table:number-matrix-rows-spanned="1" table:formula="of:=AVERAGE(LEN([.AJ2:.AJ110]))" office:value-type="float" office:value="31.5963302752294" calcext:value-type="float">
            <text:p>31.5963302752</text:p>
          </table:table-cell>
          <table:table-cell table:style-name="ce3" table:number-matrix-columns-spanned="1" table:number-matrix-rows-spanned="1" table:formula="of:=AVERAGE(LEN([.AK2:.AK110]))" office:value-type="float" office:value="12.651376146789" calcext:value-type="float">
            <text:p>12.6513761468</text:p>
          </table:table-cell>
          <table:table-cell table:style-name="ce3" table:number-matrix-columns-spanned="1" table:number-matrix-rows-spanned="1" table:formula="of:=AVERAGE(LEN([.AL2:.AL110]))" office:value-type="float" office:value="15.5504587155963" calcext:value-type="float">
            <text:p>15.5504587156</text:p>
          </table:table-cell>
          <table:table-cell table:style-name="ce3" table:number-matrix-columns-spanned="1" table:number-matrix-rows-spanned="1" table:formula="of:=AVERAGE(LEN([.AM2:.AM110]))" office:value-type="float" office:value="1.6605504587156" calcext:value-type="float">
            <text:p>1.6605504587</text:p>
          </table:table-cell>
          <table:table-cell table:style-name="ce3" table:number-matrix-columns-spanned="1" table:number-matrix-rows-spanned="1" table:formula="of:=AVERAGE(LEN([.AN2:.AN110]))" office:value-type="float" office:value="33.2110091743119" calcext:value-type="float">
            <text:p>33.2110091743</text:p>
          </table:table-cell>
          <table:table-cell table:style-name="ce3" table:number-matrix-columns-spanned="1" table:number-matrix-rows-spanned="1" table:formula="of:=AVERAGE(LEN([.AO2:.AO110]))" office:value-type="float" office:value="36.348623853211" calcext:value-type="float">
            <text:p>36.3486238532</text:p>
          </table:table-cell>
          <table:table-cell table:style-name="ce3" table:number-matrix-columns-spanned="1" table:number-matrix-rows-spanned="1" table:formula="of:=AVERAGE(LEN([.AP2:.AP110]))" office:value-type="float" office:value="0.660550458715596" calcext:value-type="float">
            <text:p>0.6605504587</text:p>
          </table:table-cell>
          <table:table-cell table:style-name="ce3" table:number-matrix-columns-spanned="1" table:number-matrix-rows-spanned="1" table:formula="of:=AVERAGE(LEN([.AQ2:.AQ110]))" office:value-type="float" office:value="1.71559633027523" calcext:value-type="float">
            <text:p>1.7155963303</text:p>
          </table:table-cell>
          <table:table-cell table:style-name="ce3" table:number-matrix-columns-spanned="1" table:number-matrix-rows-spanned="1" table:formula="of:=AVERAGE(LEN([.AR2:.AR110]))" office:value-type="float" office:value="0.0458715596330275" calcext:value-type="float">
            <text:p>0.0458715596</text:p>
          </table:table-cell>
          <table:table-cell table:style-name="ce3" table:number-matrix-columns-spanned="1" table:number-matrix-rows-spanned="1" table:formula="of:=AVERAGE(LEN([.AS2:.AS110]))" office:value-type="float" office:value="37" calcext:value-type="float">
            <text:p>37</text:p>
          </table:table-cell>
          <table:table-cell table:style-name="ce3" table:number-matrix-columns-spanned="1" table:number-matrix-rows-spanned="1" table:formula="of:=AVERAGE(LEN([.AT2:.AT110]))" office:value-type="float" office:value="5.19266055045872" calcext:value-type="float">
            <text:p>5.1926605505</text:p>
          </table:table-cell>
          <table:table-cell table:style-name="ce3" table:number-matrix-columns-spanned="1" table:number-matrix-rows-spanned="1" table:formula="of:=AVERAGE(LEN([.AU2:.AU110]))" office:value-type="float" office:value="7.55963302752294" calcext:value-type="float">
            <text:p>7.5596330275</text:p>
          </table:table-cell>
          <table:table-cell table:style-name="ce3" table:number-matrix-columns-spanned="1" table:number-matrix-rows-spanned="1" table:formula="of:=AVERAGE(LEN([.AV2:.AV110]))" office:value-type="float" office:value="0.504587155963303" calcext:value-type="float">
            <text:p>0.504587156</text:p>
          </table:table-cell>
          <table:table-cell table:style-name="ce3" table:number-matrix-columns-spanned="1" table:number-matrix-rows-spanned="1" table:formula="of:=AVERAGE(LEN([.AW2:.AW110]))" office:value-type="float" office:value="2.61467889908257" calcext:value-type="float">
            <text:p>2.6146788991</text:p>
          </table:table-cell>
          <table:table-cell table:style-name="ce3" table:number-matrix-columns-spanned="1" table:number-matrix-rows-spanned="1" table:formula="of:=AVERAGE(LEN([.AX2:.AX110]))" office:value-type="float" office:value="3.14678899082569" calcext:value-type="float">
            <text:p>3.1467889908</text:p>
          </table:table-cell>
          <table:table-cell table:style-name="ce3" table:number-matrix-columns-spanned="1" table:number-matrix-rows-spanned="1" table:formula="of:=AVERAGE(LEN([.AY2:.AY110]))" office:value-type="float" office:value="5.31192660550459" calcext:value-type="float">
            <text:p>5.3119266055</text:p>
          </table:table-cell>
          <table:table-cell table:style-name="ce3" table:number-matrix-columns-spanned="1" table:number-matrix-rows-spanned="1" table:formula="of:=AVERAGE(LEN([.AZ2:.AZ110]))" office:value-type="float" office:value="4.78899082568807" calcext:value-type="float">
            <text:p>4.7889908257</text:p>
          </table:table-cell>
          <table:table-cell table:style-name="ce3" table:number-matrix-columns-spanned="1" table:number-matrix-rows-spanned="1" table:formula="of:=AVERAGE(LEN([.BA2:.BA110]))" office:value-type="float" office:value="14.0183486238532" calcext:value-type="float">
            <text:p>14.0183486239</text:p>
          </table:table-cell>
          <table:table-cell table:style-name="ce3" table:number-matrix-columns-spanned="1" table:number-matrix-rows-spanned="1" table:formula="of:=AVERAGE(LEN([.BB2:.BB110]))" office:value-type="float" office:value="2.73394495412844" calcext:value-type="float">
            <text:p>2.7339449541</text:p>
          </table:table-cell>
          <table:table-cell table:style-name="ce3" table:number-matrix-columns-spanned="1" table:number-matrix-rows-spanned="1" table:formula="of:=AVERAGE(LEN([.BC2:.BC110]))" office:value-type="float" office:value="1.24770642201835" calcext:value-type="float">
            <text:p>1.247706422</text:p>
          </table:table-cell>
          <table:table-cell table:style-name="ce3" table:number-matrix-columns-spanned="1" table:number-matrix-rows-spanned="1" table:formula="of:=AVERAGE(LEN([.BD2:.BD110]))" office:value-type="float" office:value="0.422018348623853" calcext:value-type="float">
            <text:p>0.4220183486</text:p>
          </table:table-cell>
          <table:table-cell table:style-name="ce3" table:number-matrix-columns-spanned="1" table:number-matrix-rows-spanned="1" table:formula="of:=AVERAGE(LEN([.BE2:.BE110]))" office:value-type="float" office:value="21.5045871559633" calcext:value-type="float">
            <text:p>21.504587156</text:p>
          </table:table-cell>
          <table:table-cell table:style-name="ce3" table:number-matrix-columns-spanned="1" table:number-matrix-rows-spanned="1" table:formula="of:=AVERAGE(LEN([.BF2:.BF110]))" office:value-type="float" office:value="0" calcext:value-type="float">
            <text:p>0</text:p>
          </table:table-cell>
          <table:table-cell table:style-name="ce3" table:number-matrix-columns-spanned="1" table:number-matrix-rows-spanned="1" table:formula="of:=AVERAGE(LEN([.BG2:.BG110]))" office:value-type="float" office:value="15.2477064220183" calcext:value-type="float">
            <text:p>15.247706422</text:p>
          </table:table-cell>
          <table:table-cell table:style-name="ce3" table:number-matrix-columns-spanned="1" table:number-matrix-rows-spanned="1" table:formula="of:=AVERAGE(LEN([.BH2:.BH110]))" office:value-type="float" office:value="2.03669724770642" calcext:value-type="float">
            <text:p>2.0366972477</text:p>
          </table:table-cell>
          <table:table-cell table:style-name="ce3" table:number-matrix-columns-spanned="1" table:number-matrix-rows-spanned="1" table:formula="of:=AVERAGE(LEN([.BI2:.BI110]))" office:value-type="float" office:value="33.0733944954128" calcext:value-type="float">
            <text:p>33.0733944954</text:p>
          </table:table-cell>
          <table:table-cell table:style-name="ce3" table:number-matrix-columns-spanned="1" table:number-matrix-rows-spanned="1" table:formula="of:=AVERAGE(LEN([.BJ2:.BJ110]))" office:value-type="float" office:value="2.21100917431193" calcext:value-type="float">
            <text:p>2.2110091743</text:p>
          </table:table-cell>
          <table:table-cell table:style-name="ce3" table:number-matrix-columns-spanned="1" table:number-matrix-rows-spanned="1" table:formula="of:=AVERAGE(LEN([.BK2:.BK110]))" office:value-type="float" office:value="16.3394495412844" calcext:value-type="float">
            <text:p>16.3394495413</text:p>
          </table:table-cell>
          <table:table-cell table:style-name="ce3" table:number-matrix-columns-spanned="1" table:number-matrix-rows-spanned="1" table:formula="of:=AVERAGE(LEN([.BL2:.BL110]))" office:value-type="float" office:value="30.7155963302752" calcext:value-type="float">
            <text:p>30.7155963303</text:p>
          </table:table-cell>
          <table:table-cell table:style-name="ce3" table:number-matrix-columns-spanned="1" table:number-matrix-rows-spanned="1" table:formula="of:=AVERAGE(LEN([.BM2:.BM110]))" office:value-type="float" office:value="9.45871559633028" calcext:value-type="float">
            <text:p>9.4587155963</text:p>
          </table:table-cell>
          <table:table-cell table:number-columns-repeated="959"/>
        </table:table-row>
        <table:table-row table:style-name="ro1">
          <table:table-cell table:style-name="ce4" table:number-matrix-columns-spanned="1" table:number-matrix-rows-spanned="1" table:formula="of:=MAX(LEN([.A2:.A110]))" office:value-type="float" office:value="14" calcext:value-type="float">
            <text:p>14</text:p>
          </table:table-cell>
          <table:table-cell table:style-name="ce4" table:number-matrix-columns-spanned="1" table:number-matrix-rows-spanned="1" table:formula="of:=MAX(LEN([.B2:.B110]))" office:value-type="float" office:value="98" calcext:value-type="float">
            <text:p>98</text:p>
          </table:table-cell>
          <table:table-cell table:style-name="ce4" table:number-matrix-columns-spanned="1" table:number-matrix-rows-spanned="1" table:formula="of:=MAX(LEN([.C2:.C110]))" office:value-type="float" office:value="89" calcext:value-type="float">
            <text:p>89</text:p>
          </table:table-cell>
          <table:table-cell table:style-name="ce4" table:number-matrix-columns-spanned="1" table:number-matrix-rows-spanned="1" table:formula="of:=MAX(LEN([.D2:.D110]))" office:value-type="float" office:value="19" calcext:value-type="float">
            <text:p>19</text:p>
          </table:table-cell>
          <table:table-cell table:style-name="ce4" table:number-matrix-columns-spanned="1" table:number-matrix-rows-spanned="1" table:formula="of:=MAX(LEN([.E2:.E110]))" office:value-type="float" office:value="58" calcext:value-type="float">
            <text:p>58</text:p>
          </table:table-cell>
          <table:table-cell table:style-name="ce4" table:number-matrix-columns-spanned="1" table:number-matrix-rows-spanned="1" table:formula="of:=MAX(LEN([.F2:.F110]))" office:value-type="float" office:value="9" calcext:value-type="float">
            <text:p>9</text:p>
          </table:table-cell>
          <table:table-cell table:style-name="ce4" table:number-matrix-columns-spanned="1" table:number-matrix-rows-spanned="1" table:formula="of:=MAX(LEN([.G2:.G110]))" office:value-type="float" office:value="22" calcext:value-type="float">
            <text:p>22</text:p>
          </table:table-cell>
          <table:table-cell table:style-name="ce4" table:number-matrix-columns-spanned="1" table:number-matrix-rows-spanned="1" table:formula="of:=MAX(LEN([.H2:.H110]))" office:value-type="float" office:value="39" calcext:value-type="float">
            <text:p>39</text:p>
          </table:table-cell>
          <table:table-cell table:style-name="ce4" table:number-matrix-columns-spanned="1" table:number-matrix-rows-spanned="1" table:formula="of:=MAX(LEN([.I2:.I110]))" office:value-type="float" office:value="8" calcext:value-type="float">
            <text:p>8</text:p>
          </table:table-cell>
          <table:table-cell table:style-name="ce4" table:number-matrix-columns-spanned="1" table:number-matrix-rows-spanned="1" table:formula="of:=MAX(LEN([.J2:.J110]))" office:value-type="float" office:value="121" calcext:value-type="float">
            <text:p>121</text:p>
          </table:table-cell>
          <table:table-cell table:style-name="ce4" table:number-matrix-columns-spanned="1" table:number-matrix-rows-spanned="1" table:formula="of:=MAX(LEN([.K2:.K110]))" office:value-type="float" office:value="146" calcext:value-type="float">
            <text:p>146</text:p>
          </table:table-cell>
          <table:table-cell table:style-name="ce4" table:number-matrix-columns-spanned="1" table:number-matrix-rows-spanned="1" table:formula="of:=MAX(LEN([.L2:.L110]))" office:value-type="float" office:value="39" calcext:value-type="float">
            <text:p>39</text:p>
          </table:table-cell>
          <table:table-cell table:style-name="ce4" table:number-matrix-columns-spanned="1" table:number-matrix-rows-spanned="1" table:formula="of:=MAX(LEN([.M2:.M110]))" office:value-type="float" office:value="81" calcext:value-type="float">
            <text:p>81</text:p>
          </table:table-cell>
          <table:table-cell table:style-name="ce4" table:number-matrix-columns-spanned="1" table:number-matrix-rows-spanned="1" table:formula="of:=MAX(LEN([.N2:.N110]))" office:value-type="float" office:value="12" calcext:value-type="float">
            <text:p>12</text:p>
          </table:table-cell>
          <table:table-cell table:style-name="ce4" table:number-matrix-columns-spanned="1" table:number-matrix-rows-spanned="1" table:formula="of:=MAX(LEN([.O2:.O110]))" office:value-type="float" office:value="18" calcext:value-type="float">
            <text:p>18</text:p>
          </table:table-cell>
          <table:table-cell table:style-name="ce4" table:number-matrix-columns-spanned="1" table:number-matrix-rows-spanned="1" table:formula="of:=MAX(LEN([.P2:.P110]))" office:value-type="float" office:value="106" calcext:value-type="float">
            <text:p>106</text:p>
          </table:table-cell>
          <table:table-cell table:style-name="ce4" table:number-matrix-columns-spanned="1" table:number-matrix-rows-spanned="1" table:formula="of:=MAX(LEN([.Q2:.Q110]))" office:value-type="float" office:value="94" calcext:value-type="float">
            <text:p>94</text:p>
          </table:table-cell>
          <table:table-cell table:style-name="ce4" table:number-matrix-columns-spanned="1" table:number-matrix-rows-spanned="1" table:formula="of:=MAX(LEN([.R2:.R110]))" office:value-type="float" office:value="71" calcext:value-type="float">
            <text:p>71</text:p>
          </table:table-cell>
          <table:table-cell table:style-name="ce4" table:number-matrix-columns-spanned="1" table:number-matrix-rows-spanned="1" table:formula="of:=MAX(LEN([.S2:.S110]))" office:value-type="float" office:value="47" calcext:value-type="float">
            <text:p>47</text:p>
          </table:table-cell>
          <table:table-cell table:style-name="ce4" table:number-matrix-columns-spanned="1" table:number-matrix-rows-spanned="1" table:formula="of:=MAX(LEN([.T2:.T110]))" office:value-type="float" office:value="38" calcext:value-type="float">
            <text:p>38</text:p>
          </table:table-cell>
          <table:table-cell table:style-name="ce4" table:number-matrix-columns-spanned="1" table:number-matrix-rows-spanned="1" table:formula="of:=MAX(LEN([.U2:.U110]))" office:value-type="float" office:value="103" calcext:value-type="float">
            <text:p>103</text:p>
          </table:table-cell>
          <table:table-cell table:style-name="ce4" table:number-matrix-columns-spanned="1" table:number-matrix-rows-spanned="1" table:formula="of:=MAX(LEN([.V2:.V110]))" office:value-type="float" office:value="34" calcext:value-type="float">
            <text:p>34</text:p>
          </table:table-cell>
          <table:table-cell table:style-name="ce4" table:number-matrix-columns-spanned="1" table:number-matrix-rows-spanned="1" table:formula="of:=MAX(LEN([.W2:.W110]))" office:value-type="float" office:value="144" calcext:value-type="float">
            <text:p>144</text:p>
          </table:table-cell>
          <table:table-cell table:style-name="ce4" table:number-matrix-columns-spanned="1" table:number-matrix-rows-spanned="1" table:formula="of:=MAX(LEN([.X2:.X110]))" office:value-type="float" office:value="97" calcext:value-type="float">
            <text:p>97</text:p>
          </table:table-cell>
          <table:table-cell table:style-name="ce4" table:number-matrix-columns-spanned="1" table:number-matrix-rows-spanned="1" table:formula="of:=MAX(LEN([.Y2:.Y110]))" office:value-type="float" office:value="56" calcext:value-type="float">
            <text:p>56</text:p>
          </table:table-cell>
          <table:table-cell table:style-name="ce4" table:number-matrix-columns-spanned="1" table:number-matrix-rows-spanned="1" table:formula="of:=MAX(LEN([.Z2:.Z110]))" office:value-type="float" office:value="92" calcext:value-type="float">
            <text:p>92</text:p>
          </table:table-cell>
          <table:table-cell table:style-name="ce4" table:number-matrix-columns-spanned="1" table:number-matrix-rows-spanned="1" table:formula="of:=MAX(LEN([.AA2:.AA110]))" office:value-type="float" office:value="229" calcext:value-type="float">
            <text:p>229</text:p>
          </table:table-cell>
          <table:table-cell table:style-name="ce4" table:number-matrix-columns-spanned="1" table:number-matrix-rows-spanned="1" table:formula="of:=MAX(LEN([.AB2:.AB110]))" office:value-type="float" office:value="100" calcext:value-type="float">
            <text:p>100</text:p>
          </table:table-cell>
          <table:table-cell table:style-name="ce4" table:number-matrix-columns-spanned="1" table:number-matrix-rows-spanned="1" table:formula="of:=MAX(LEN([.AC2:.AC110]))" office:value-type="float" office:value="62" calcext:value-type="float">
            <text:p>62</text:p>
          </table:table-cell>
          <table:table-cell table:style-name="ce4" table:number-matrix-columns-spanned="1" table:number-matrix-rows-spanned="1" table:formula="of:=MAX(LEN([.AD2:.AD110]))" office:value-type="float" office:value="3743" calcext:value-type="float">
            <text:p>3743</text:p>
          </table:table-cell>
          <table:table-cell table:style-name="ce4" table:number-matrix-columns-spanned="1" table:number-matrix-rows-spanned="1" table:formula="of:=MAX(LEN([.AE2:.AE110]))" office:value-type="float" office:value="4914" calcext:value-type="float">
            <text:p>4914</text:p>
          </table:table-cell>
          <table:table-cell table:style-name="ce4" table:number-matrix-columns-spanned="1" table:number-matrix-rows-spanned="1" table:formula="of:=MAX(LEN([.AF2:.AF110]))" office:value-type="float" office:value="30" calcext:value-type="float">
            <text:p>30</text:p>
          </table:table-cell>
          <table:table-cell table:style-name="ce4" table:number-matrix-columns-spanned="1" table:number-matrix-rows-spanned="1" table:formula="of:=MAX(LEN([.AG2:.AG110]))" office:value-type="float" office:value="5" calcext:value-type="float">
            <text:p>5</text:p>
          </table:table-cell>
          <table:table-cell table:style-name="ce4" table:number-matrix-columns-spanned="1" table:number-matrix-rows-spanned="1" table:formula="of:=MAX(LEN([.AH2:.AH110]))" office:value-type="float" office:value="2185" calcext:value-type="float">
            <text:p>2185</text:p>
          </table:table-cell>
          <table:table-cell table:style-name="ce4" table:number-matrix-columns-spanned="1" table:number-matrix-rows-spanned="1" table:formula="of:=MAX(LEN([.AI2:.AI110]))" office:value-type="float" office:value="1717" calcext:value-type="float">
            <text:p>1717</text:p>
          </table:table-cell>
          <table:table-cell table:style-name="ce4" table:number-matrix-columns-spanned="1" table:number-matrix-rows-spanned="1" table:formula="of:=MAX(LEN([.AJ2:.AJ110]))" office:value-type="float" office:value="417" calcext:value-type="float">
            <text:p>417</text:p>
          </table:table-cell>
          <table:table-cell table:style-name="ce4" table:number-matrix-columns-spanned="1" table:number-matrix-rows-spanned="1" table:formula="of:=MAX(LEN([.AK2:.AK110]))" office:value-type="float" office:value="669" calcext:value-type="float">
            <text:p>669</text:p>
          </table:table-cell>
          <table:table-cell table:style-name="ce4" table:number-matrix-columns-spanned="1" table:number-matrix-rows-spanned="1" table:formula="of:=MAX(LEN([.AL2:.AL110]))" office:value-type="float" office:value="19" calcext:value-type="float">
            <text:p>19</text:p>
          </table:table-cell>
          <table:table-cell table:style-name="ce4" table:number-matrix-columns-spanned="1" table:number-matrix-rows-spanned="1" table:formula="of:=MAX(LEN([.AM2:.AM110]))" office:value-type="float" office:value="19" calcext:value-type="float">
            <text:p>19</text:p>
          </table:table-cell>
          <table:table-cell table:style-name="ce4" table:number-matrix-columns-spanned="1" table:number-matrix-rows-spanned="1" table:formula="of:=MAX(LEN([.AN2:.AN110]))" office:value-type="float" office:value="140" calcext:value-type="float">
            <text:p>140</text:p>
          </table:table-cell>
          <table:table-cell table:style-name="ce4" table:number-matrix-columns-spanned="1" table:number-matrix-rows-spanned="1" table:formula="of:=MAX(LEN([.AO2:.AO110]))" office:value-type="float" office:value="119" calcext:value-type="float">
            <text:p>119</text:p>
          </table:table-cell>
          <table:table-cell table:style-name="ce4" table:number-matrix-columns-spanned="1" table:number-matrix-rows-spanned="1" table:formula="of:=MAX(LEN([.AP2:.AP110]))" office:value-type="float" office:value="36" calcext:value-type="float">
            <text:p>36</text:p>
          </table:table-cell>
          <table:table-cell table:style-name="ce4" table:number-matrix-columns-spanned="1" table:number-matrix-rows-spanned="1" table:formula="of:=MAX(LEN([.AQ2:.AQ110]))" office:value-type="float" office:value="19" calcext:value-type="float">
            <text:p>19</text:p>
          </table:table-cell>
          <table:table-cell table:style-name="ce4" table:number-matrix-columns-spanned="1" table:number-matrix-rows-spanned="1" table:formula="of:=MAX(LEN([.AR2:.AR110]))" office:value-type="float" office:value="5" calcext:value-type="float">
            <text:p>5</text:p>
          </table:table-cell>
          <table:table-cell table:style-name="ce4" table:number-matrix-columns-spanned="1" table:number-matrix-rows-spanned="1" table:formula="of:=MAX(LEN([.AS2:.AS110]))" office:value-type="float" office:value="37" calcext:value-type="float">
            <text:p>37</text:p>
          </table:table-cell>
          <table:table-cell table:style-name="ce4" table:number-matrix-columns-spanned="1" table:number-matrix-rows-spanned="1" table:formula="of:=MAX(LEN([.AT2:.AT110]))" office:value-type="float" office:value="311" calcext:value-type="float">
            <text:p>311</text:p>
          </table:table-cell>
          <table:table-cell table:style-name="ce4" table:number-matrix-columns-spanned="1" table:number-matrix-rows-spanned="1" table:formula="of:=MAX(LEN([.AU2:.AU110]))" office:value-type="float" office:value="24" calcext:value-type="float">
            <text:p>24</text:p>
          </table:table-cell>
          <table:table-cell table:style-name="ce4" table:number-matrix-columns-spanned="1" table:number-matrix-rows-spanned="1" table:formula="of:=MAX(LEN([.AV2:.AV110]))" office:value-type="float" office:value="16" calcext:value-type="float">
            <text:p>16</text:p>
          </table:table-cell>
          <table:table-cell table:style-name="ce4" table:number-matrix-columns-spanned="1" table:number-matrix-rows-spanned="1" table:formula="of:=MAX(LEN([.AW2:.AW110]))" office:value-type="float" office:value="31" calcext:value-type="float">
            <text:p>31</text:p>
          </table:table-cell>
          <table:table-cell table:style-name="ce4" table:number-matrix-columns-spanned="1" table:number-matrix-rows-spanned="1" table:formula="of:=MAX(LEN([.AX2:.AX110]))" office:value-type="float" office:value="9" calcext:value-type="float">
            <text:p>9</text:p>
          </table:table-cell>
          <table:table-cell table:style-name="ce4" table:number-matrix-columns-spanned="1" table:number-matrix-rows-spanned="1" table:formula="of:=MAX(LEN([.AY2:.AY110]))" office:value-type="float" office:value="14" calcext:value-type="float">
            <text:p>14</text:p>
          </table:table-cell>
          <table:table-cell table:style-name="ce4" table:number-matrix-columns-spanned="1" table:number-matrix-rows-spanned="1" table:formula="of:=MAX(LEN([.AZ2:.AZ110]))" office:value-type="float" office:value="48" calcext:value-type="float">
            <text:p>48</text:p>
          </table:table-cell>
          <table:table-cell table:style-name="ce4" table:number-matrix-columns-spanned="1" table:number-matrix-rows-spanned="1" table:formula="of:=MAX(LEN([.BA2:.BA110]))" office:value-type="float" office:value="75" calcext:value-type="float">
            <text:p>75</text:p>
          </table:table-cell>
          <table:table-cell table:style-name="ce4" table:number-matrix-columns-spanned="1" table:number-matrix-rows-spanned="1" table:formula="of:=MAX(LEN([.BB2:.BB110]))" office:value-type="float" office:value="10" calcext:value-type="float">
            <text:p>10</text:p>
          </table:table-cell>
          <table:table-cell table:style-name="ce4" table:number-matrix-columns-spanned="1" table:number-matrix-rows-spanned="1" table:formula="of:=MAX(LEN([.BC2:.BC110]))" office:value-type="float" office:value="4" calcext:value-type="float">
            <text:p>4</text:p>
          </table:table-cell>
          <table:table-cell table:style-name="ce4" table:number-matrix-columns-spanned="1" table:number-matrix-rows-spanned="1" table:formula="of:=MAX(LEN([.BD2:.BD110]))" office:value-type="float" office:value="11" calcext:value-type="float">
            <text:p>11</text:p>
          </table:table-cell>
          <table:table-cell table:style-name="ce4" table:number-matrix-columns-spanned="1" table:number-matrix-rows-spanned="1" table:formula="of:=MAX(LEN([.BE2:.BE110]))" office:value-type="float" office:value="31" calcext:value-type="float">
            <text:p>31</text:p>
          </table:table-cell>
          <table:table-cell table:style-name="ce4" table:number-matrix-columns-spanned="1" table:number-matrix-rows-spanned="1" table:formula="of:=MAX(LEN([.BF2:.BF110]))" office:value-type="float" office:value="0" calcext:value-type="float">
            <text:p>0</text:p>
          </table:table-cell>
          <table:table-cell table:style-name="ce4" table:number-matrix-columns-spanned="1" table:number-matrix-rows-spanned="1" table:formula="of:=MAX(LEN([.BG2:.BG110]))" office:value-type="float" office:value="178" calcext:value-type="float">
            <text:p>178</text:p>
          </table:table-cell>
          <table:table-cell table:style-name="ce4" table:number-matrix-columns-spanned="1" table:number-matrix-rows-spanned="1" table:formula="of:=MAX(LEN([.BH2:.BH110]))" office:value-type="float" office:value="64" calcext:value-type="float">
            <text:p>64</text:p>
          </table:table-cell>
          <table:table-cell table:style-name="ce4" table:number-matrix-columns-spanned="1" table:number-matrix-rows-spanned="1" table:formula="of:=MAX(LEN([.BI2:.BI110]))" office:value-type="float" office:value="983" calcext:value-type="float">
            <text:p>983</text:p>
          </table:table-cell>
          <table:table-cell table:style-name="ce4" table:number-matrix-columns-spanned="1" table:number-matrix-rows-spanned="1" table:formula="of:=MAX(LEN([.BJ2:.BJ110]))" office:value-type="float" office:value="64" calcext:value-type="float">
            <text:p>64</text:p>
          </table:table-cell>
          <table:table-cell table:style-name="ce4" table:number-matrix-columns-spanned="1" table:number-matrix-rows-spanned="1" table:formula="of:=MAX(LEN([.BK2:.BK110]))" office:value-type="float" office:value="49" calcext:value-type="float">
            <text:p>49</text:p>
          </table:table-cell>
          <table:table-cell table:style-name="ce4" table:number-matrix-columns-spanned="1" table:number-matrix-rows-spanned="1" table:formula="of:=MAX(LEN([.BL2:.BL110]))" office:value-type="float" office:value="31" calcext:value-type="float">
            <text:p>31</text:p>
          </table:table-cell>
          <table:table-cell table:style-name="ce4" table:number-matrix-columns-spanned="1" table:number-matrix-rows-spanned="1" table:formula="of:=MAX(LEN([.BM2:.BM110]))" office:value-type="float" office:value="42" calcext:value-type="float">
            <text:p>42</text:p>
          </table:table-cell>
          <table:table-cell table:number-columns-repeated="959"/>
        </table:table-row>
        <table:table-row table:style-name="ro1">
          <table:table-cell table:style-name="Default" table:number-matrix-columns-spanned="1" table:number-matrix-rows-spanned="1" table:formula="of:=MATCH([.A112]; LEN([.A2:.A110]); 0)" office:value-type="float" office:value="16" calcext:value-type="float">
            <text:p>16</text:p>
          </table:table-cell>
          <table:table-cell table:style-name="Default" table:number-matrix-columns-spanned="1" table:number-matrix-rows-spanned="1" table:formula="of:=MATCH([.B112]; LEN([.B2:.B110]); 0)" office:value-type="float" office:value="75" calcext:value-type="float">
            <text:p>75</text:p>
          </table:table-cell>
          <table:table-cell table:style-name="Default" table:number-matrix-columns-spanned="1" table:number-matrix-rows-spanned="1" table:formula="of:=MATCH([.C112]; LEN([.C2:.C110]); 0)" office:value-type="float" office:value="20" calcext:value-type="float">
            <text:p>20</text:p>
          </table:table-cell>
          <table:table-cell table:style-name="Default" table:number-matrix-columns-spanned="1" table:number-matrix-rows-spanned="1" table:formula="of:=MATCH([.D112]; LEN([.D2:.D110]); 0)" office:value-type="float" office:value="44" calcext:value-type="float">
            <text:p>44</text:p>
          </table:table-cell>
          <table:table-cell table:style-name="Default" table:number-matrix-columns-spanned="1" table:number-matrix-rows-spanned="1" table:formula="of:=MATCH([.E112]; LEN([.E2:.E110]); 0)" office:value-type="float" office:value="64" calcext:value-type="float">
            <text:p>64</text:p>
          </table:table-cell>
          <table:table-cell table:style-name="Default" table:number-matrix-columns-spanned="1" table:number-matrix-rows-spanned="1" table:formula="of:=MATCH([.F112]; LEN([.F2:.F110]); 0)" office:value-type="float" office:value="39" calcext:value-type="float">
            <text:p>39</text:p>
          </table:table-cell>
          <table:table-cell table:style-name="Default" table:number-matrix-columns-spanned="1" table:number-matrix-rows-spanned="1" table:formula="of:=MATCH([.G112]; LEN([.G2:.G110]); 0)" office:value-type="float" office:value="16" calcext:value-type="float">
            <text:p>16</text:p>
          </table:table-cell>
          <table:table-cell table:style-name="Default" table:number-matrix-columns-spanned="1" table:number-matrix-rows-spanned="1" table:formula="of:=MATCH([.H112]; LEN([.H2:.H110]); 0)" office:value-type="float" office:value="30" calcext:value-type="float">
            <text:p>30</text:p>
          </table:table-cell>
          <table:table-cell table:style-name="Default" table:number-matrix-columns-spanned="1" table:number-matrix-rows-spanned="1" table:formula="of:=MATCH([.I112]; LEN([.I2:.I110]); 0)" office:value-type="float" office:value="16" calcext:value-type="float">
            <text:p>16</text:p>
          </table:table-cell>
          <table:table-cell table:style-name="Default" table:number-matrix-columns-spanned="1" table:number-matrix-rows-spanned="1" table:formula="of:=MATCH([.J112]; LEN([.J2:.J110]); 0)" office:value-type="float" office:value="69" calcext:value-type="float">
            <text:p>69</text:p>
          </table:table-cell>
          <table:table-cell table:style-name="Default" table:number-matrix-columns-spanned="1" table:number-matrix-rows-spanned="1" table:formula="of:=MATCH([.K112]; LEN([.K2:.K110]); 0)" office:value-type="float" office:value="58" calcext:value-type="float">
            <text:p>58</text:p>
          </table:table-cell>
          <table:table-cell table:style-name="Default" table:number-matrix-columns-spanned="1" table:number-matrix-rows-spanned="1" table:formula="of:=MATCH([.L112]; LEN([.L2:.L110]); 0)" office:value-type="float" office:value="30" calcext:value-type="float">
            <text:p>30</text:p>
          </table:table-cell>
          <table:table-cell table:style-name="Default" table:number-matrix-columns-spanned="1" table:number-matrix-rows-spanned="1" table:formula="of:=MATCH([.M112]; LEN([.M2:.M110]); 0)" office:value-type="float" office:value="47" calcext:value-type="float">
            <text:p>47</text:p>
          </table:table-cell>
          <table:table-cell table:style-name="Default" table:number-matrix-columns-spanned="1" table:number-matrix-rows-spanned="1" table:formula="of:=MATCH([.N112]; LEN([.N2:.N110]); 0)" office:value-type="float" office:value="35" calcext:value-type="float">
            <text:p>35</text:p>
          </table:table-cell>
          <table:table-cell table:style-name="Default" table:number-matrix-columns-spanned="1" table:number-matrix-rows-spanned="1" table:formula="of:=MATCH([.O112]; LEN([.O2:.O110]); 0)" office:value-type="float" office:value="32" calcext:value-type="float">
            <text:p>32</text:p>
          </table:table-cell>
          <table:table-cell table:style-name="Default" table:number-matrix-columns-spanned="1" table:number-matrix-rows-spanned="1" table:formula="of:=MATCH([.P112]; LEN([.P2:.P110]); 0)" office:value-type="float" office:value="23" calcext:value-type="float">
            <text:p>23</text:p>
          </table:table-cell>
          <table:table-cell table:style-name="Default" table:number-matrix-columns-spanned="1" table:number-matrix-rows-spanned="1" table:formula="of:=MATCH([.Q112]; LEN([.Q2:.Q110]); 0)" office:value-type="float" office:value="84" calcext:value-type="float">
            <text:p>84</text:p>
          </table:table-cell>
          <table:table-cell table:style-name="Default" table:number-matrix-columns-spanned="1" table:number-matrix-rows-spanned="1" table:formula="of:=MATCH([.R112]; LEN([.R2:.R110]); 0)" office:value-type="float" office:value="46" calcext:value-type="float">
            <text:p>46</text:p>
          </table:table-cell>
          <table:table-cell table:style-name="Default" table:number-matrix-columns-spanned="1" table:number-matrix-rows-spanned="1" table:formula="of:=MATCH([.S112]; LEN([.S2:.S110]); 0)" office:value-type="float" office:value="30" calcext:value-type="float">
            <text:p>30</text:p>
          </table:table-cell>
          <table:table-cell table:style-name="Default" table:number-matrix-columns-spanned="1" table:number-matrix-rows-spanned="1" table:formula="of:=MATCH([.T112]; LEN([.T2:.T110]); 0)" office:value-type="float" office:value="40" calcext:value-type="float">
            <text:p>40</text:p>
          </table:table-cell>
          <table:table-cell table:style-name="Default" table:number-matrix-columns-spanned="1" table:number-matrix-rows-spanned="1" table:formula="of:=MATCH([.U112]; LEN([.U2:.U110]); 0)" office:value-type="float" office:value="22" calcext:value-type="float">
            <text:p>22</text:p>
          </table:table-cell>
          <table:table-cell table:style-name="Default" table:number-matrix-columns-spanned="1" table:number-matrix-rows-spanned="1" table:formula="of:=MATCH([.V112]; LEN([.V2:.V110]); 0)" office:value-type="float" office:value="67" calcext:value-type="float">
            <text:p>67</text:p>
          </table:table-cell>
          <table:table-cell table:style-name="Default" table:number-matrix-columns-spanned="1" table:number-matrix-rows-spanned="1" table:formula="of:=MATCH([.W112]; LEN([.W2:.W110]); 0)" office:value-type="float" office:value="92" calcext:value-type="float">
            <text:p>92</text:p>
          </table:table-cell>
          <table:table-cell table:style-name="Default" table:number-matrix-columns-spanned="1" table:number-matrix-rows-spanned="1" table:formula="of:=MATCH([.X112]; LEN([.X2:.X110]); 0)" office:value-type="float" office:value="16" calcext:value-type="float">
            <text:p>16</text:p>
          </table:table-cell>
          <table:table-cell table:style-name="Default" table:number-matrix-columns-spanned="1" table:number-matrix-rows-spanned="1" table:formula="of:=MATCH([.Y112]; LEN([.Y2:.Y110]); 0)" office:value-type="float" office:value="23" calcext:value-type="float">
            <text:p>23</text:p>
          </table:table-cell>
          <table:table-cell table:style-name="Default" table:number-matrix-columns-spanned="1" table:number-matrix-rows-spanned="1" table:formula="of:=MATCH([.Z112]; LEN([.Z2:.Z110]); 0)" office:value-type="float" office:value="14" calcext:value-type="float">
            <text:p>14</text:p>
          </table:table-cell>
          <table:table-cell table:style-name="Default" table:number-matrix-columns-spanned="1" table:number-matrix-rows-spanned="1" table:formula="of:=MATCH([.AA112]; LEN([.AA2:.AA110]); 0)" office:value-type="float" office:value="95" calcext:value-type="float">
            <text:p>95</text:p>
          </table:table-cell>
          <table:table-cell table:style-name="Default" table:number-matrix-columns-spanned="1" table:number-matrix-rows-spanned="1" table:formula="of:=MATCH([.AB112]; LEN([.AB2:.AB110]); 0)" office:value-type="float" office:value="46" calcext:value-type="float">
            <text:p>46</text:p>
          </table:table-cell>
          <table:table-cell table:style-name="Default" table:number-matrix-columns-spanned="1" table:number-matrix-rows-spanned="1" table:formula="of:=MATCH([.AC112]; LEN([.AC2:.AC110]); 0)" office:value-type="float" office:value="57" calcext:value-type="float">
            <text:p>57</text:p>
          </table:table-cell>
          <table:table-cell table:style-name="Default" table:number-matrix-columns-spanned="1" table:number-matrix-rows-spanned="1" table:formula="of:=MATCH([.AD112]; LEN([.AD2:.AD110]); 0)" office:value-type="float" office:value="41" calcext:value-type="float">
            <text:p>41</text:p>
          </table:table-cell>
          <table:table-cell table:style-name="Default" table:number-matrix-columns-spanned="1" table:number-matrix-rows-spanned="1" table:formula="of:=MATCH([.AE112]; LEN([.AE2:.AE110]); 0)" office:value-type="float" office:value="53" calcext:value-type="float">
            <text:p>53</text:p>
          </table:table-cell>
          <table:table-cell table:style-name="Default" table:number-matrix-columns-spanned="1" table:number-matrix-rows-spanned="1" table:formula="of:=MATCH([.AF112]; LEN([.AF2:.AF110]); 0)" office:value-type="float" office:value="105" calcext:value-type="float">
            <text:p>105</text:p>
          </table:table-cell>
          <table:table-cell table:style-name="Default" table:number-matrix-columns-spanned="1" table:number-matrix-rows-spanned="1" table:formula="of:=MATCH([.AG112]; LEN([.AG2:.AG110]); 0)" office:value-type="float" office:value="47" calcext:value-type="float">
            <text:p>47</text:p>
          </table:table-cell>
          <table:table-cell table:style-name="Default" table:number-matrix-columns-spanned="1" table:number-matrix-rows-spanned="1" table:formula="of:=MATCH([.AH112]; LEN([.AH2:.AH110]); 0)" office:value-type="float" office:value="66" calcext:value-type="float">
            <text:p>66</text:p>
          </table:table-cell>
          <table:table-cell table:style-name="Default" table:number-matrix-columns-spanned="1" table:number-matrix-rows-spanned="1" table:formula="of:=MATCH([.AI112]; LEN([.AI2:.AI110]); 0)" office:value-type="float" office:value="93" calcext:value-type="float">
            <text:p>93</text:p>
          </table:table-cell>
          <table:table-cell table:style-name="Default" table:number-matrix-columns-spanned="1" table:number-matrix-rows-spanned="1" table:formula="of:=MATCH([.AJ112]; LEN([.AJ2:.AJ110]); 0)" office:value-type="float" office:value="70" calcext:value-type="float">
            <text:p>70</text:p>
          </table:table-cell>
          <table:table-cell table:style-name="Default" table:number-matrix-columns-spanned="1" table:number-matrix-rows-spanned="1" table:formula="of:=MATCH([.AK112]; LEN([.AK2:.AK110]); 0)" office:value-type="float" office:value="93" calcext:value-type="float">
            <text:p>93</text:p>
          </table:table-cell>
          <table:table-cell table:style-name="Default" table:number-matrix-columns-spanned="1" table:number-matrix-rows-spanned="1" table:formula="of:=MATCH([.AL112]; LEN([.AL2:.AL110]); 0)" office:value-type="float" office:value="1" calcext:value-type="float">
            <text:p>1</text:p>
          </table:table-cell>
          <table:table-cell table:style-name="Default" table:number-matrix-columns-spanned="1" table:number-matrix-rows-spanned="1" table:formula="of:=MATCH([.AM112]; LEN([.AM2:.AM110]); 0)" office:value-type="float" office:value="100" calcext:value-type="float">
            <text:p>100</text:p>
          </table:table-cell>
          <table:table-cell table:style-name="Default" table:number-matrix-columns-spanned="1" table:number-matrix-rows-spanned="1" table:formula="of:=MATCH([.AN112]; LEN([.AN2:.AN110]); 0)" office:value-type="float" office:value="93" calcext:value-type="float">
            <text:p>93</text:p>
          </table:table-cell>
          <table:table-cell table:style-name="Default" table:number-matrix-columns-spanned="1" table:number-matrix-rows-spanned="1" table:formula="of:=MATCH([.AO112]; LEN([.AO2:.AO110]); 0)" office:value-type="float" office:value="93" calcext:value-type="float">
            <text:p>93</text:p>
          </table:table-cell>
          <table:table-cell table:style-name="Default" table:number-matrix-columns-spanned="1" table:number-matrix-rows-spanned="1" table:formula="of:=MATCH([.AP112]; LEN([.AP2:.AP110]); 0)" office:value-type="float" office:value="100" calcext:value-type="float">
            <text:p>100</text:p>
          </table:table-cell>
          <table:table-cell table:style-name="Default" table:number-matrix-columns-spanned="1" table:number-matrix-rows-spanned="1" table:formula="of:=MATCH([.AQ112]; LEN([.AQ2:.AQ110]); 0)" office:value-type="float" office:value="86" calcext:value-type="float">
            <text:p>86</text:p>
          </table:table-cell>
          <table:table-cell table:style-name="Default" table:number-matrix-columns-spanned="1" table:number-matrix-rows-spanned="1" table:formula="of:=MATCH([.AR112]; LEN([.AR2:.AR110]); 0)" office:value-type="float" office:value="47" calcext:value-type="float">
            <text:p>47</text:p>
          </table:table-cell>
          <table:table-cell table:style-name="Default" table:number-matrix-columns-spanned="1" table:number-matrix-rows-spanned="1" table:formula="of:=MATCH([.AS112]; LEN([.AS2:.AS110]); 0)" office:value-type="float" office:value="1" calcext:value-type="float">
            <text:p>1</text:p>
          </table:table-cell>
          <table:table-cell table:style-name="Default" table:number-matrix-columns-spanned="1" table:number-matrix-rows-spanned="1" table:formula="of:=MATCH([.AT112]; LEN([.AT2:.AT110]); 0)" office:value-type="float" office:value="4" calcext:value-type="float">
            <text:p>4</text:p>
          </table:table-cell>
          <table:table-cell table:style-name="Default" table:number-matrix-columns-spanned="1" table:number-matrix-rows-spanned="1" table:formula="of:=MATCH([.AU112]; LEN([.AU2:.AU110]); 0)" office:value-type="float" office:value="92" calcext:value-type="float">
            <text:p>92</text:p>
          </table:table-cell>
          <table:table-cell table:style-name="Default" table:number-matrix-columns-spanned="1" table:number-matrix-rows-spanned="1" table:formula="of:=MATCH([.AV112]; LEN([.AV2:.AV110]); 0)" office:value-type="float" office:value="9" calcext:value-type="float">
            <text:p>9</text:p>
          </table:table-cell>
          <table:table-cell table:style-name="Default" table:number-matrix-columns-spanned="1" table:number-matrix-rows-spanned="1" table:formula="of:=MATCH([.AW112]; LEN([.AW2:.AW110]); 0)" office:value-type="float" office:value="99" calcext:value-type="float">
            <text:p>99</text:p>
          </table:table-cell>
          <table:table-cell table:style-name="Default" table:number-matrix-columns-spanned="1" table:number-matrix-rows-spanned="1" table:formula="of:=MATCH([.AX112]; LEN([.AX2:.AX110]); 0)" office:value-type="float" office:value="1" calcext:value-type="float">
            <text:p>1</text:p>
          </table:table-cell>
          <table:table-cell table:style-name="Default" table:number-matrix-columns-spanned="1" table:number-matrix-rows-spanned="1" table:formula="of:=MATCH([.AY112]; LEN([.AY2:.AY110]); 0)" office:value-type="float" office:value="70" calcext:value-type="float">
            <text:p>70</text:p>
          </table:table-cell>
          <table:table-cell table:style-name="Default" table:number-matrix-columns-spanned="1" table:number-matrix-rows-spanned="1" table:formula="of:=MATCH([.AZ112]; LEN([.AZ2:.AZ110]); 0)" office:value-type="float" office:value="70" calcext:value-type="float">
            <text:p>70</text:p>
          </table:table-cell>
          <table:table-cell table:style-name="Default" table:number-matrix-columns-spanned="1" table:number-matrix-rows-spanned="1" table:formula="of:=MATCH([.BA112]; LEN([.BA2:.BA110]); 0)" office:value-type="float" office:value="84" calcext:value-type="float">
            <text:p>84</text:p>
          </table:table-cell>
          <table:table-cell table:style-name="Default" table:number-matrix-columns-spanned="1" table:number-matrix-rows-spanned="1" table:formula="of:=MATCH([.BB112]; LEN([.BB2:.BB110]); 0)" office:value-type="float" office:value="21" calcext:value-type="float">
            <text:p>21</text:p>
          </table:table-cell>
          <table:table-cell table:style-name="Default" table:number-matrix-columns-spanned="1" table:number-matrix-rows-spanned="1" table:formula="of:=MATCH([.BC112]; LEN([.BC2:.BC110]); 0)" office:value-type="float" office:value="1" calcext:value-type="float">
            <text:p>1</text:p>
          </table:table-cell>
          <table:table-cell table:style-name="Default" table:number-matrix-columns-spanned="1" table:number-matrix-rows-spanned="1" table:formula="of:=MATCH([.BD112]; LEN([.BD2:.BD110]); 0)" office:value-type="float" office:value="4" calcext:value-type="float">
            <text:p>4</text:p>
          </table:table-cell>
          <table:table-cell table:style-name="Default" table:number-matrix-columns-spanned="1" table:number-matrix-rows-spanned="1" table:formula="of:=MATCH([.BE112]; LEN([.BE2:.BE110]); 0)" office:value-type="float" office:value="21" calcext:value-type="float">
            <text:p>21</text:p>
          </table:table-cell>
          <table:table-cell table:style-name="Default" table:number-matrix-columns-spanned="1" table:number-matrix-rows-spanned="1" table:formula="of:=MATCH([.BF112]; LEN([.BF2:.BF110]); 0)" office:value-type="float" office:value="1" calcext:value-type="float">
            <text:p>1</text:p>
          </table:table-cell>
          <table:table-cell table:style-name="Default" table:number-matrix-columns-spanned="1" table:number-matrix-rows-spanned="1" table:formula="of:=MATCH([.BG112]; LEN([.BG2:.BG110]); 0)" office:value-type="float" office:value="74" calcext:value-type="float">
            <text:p>74</text:p>
          </table:table-cell>
          <table:table-cell table:style-name="Default" table:number-matrix-columns-spanned="1" table:number-matrix-rows-spanned="1" table:formula="of:=MATCH([.BH112]; LEN([.BH2:.BH110]); 0)" office:value-type="float" office:value="109" calcext:value-type="float">
            <text:p>109</text:p>
          </table:table-cell>
          <table:table-cell table:style-name="Default" table:number-matrix-columns-spanned="1" table:number-matrix-rows-spanned="1" table:formula="of:=MATCH([.BI112]; LEN([.BI2:.BI110]); 0)" office:value-type="float" office:value="20" calcext:value-type="float">
            <text:p>20</text:p>
          </table:table-cell>
          <table:table-cell table:style-name="Default" table:number-matrix-columns-spanned="1" table:number-matrix-rows-spanned="1" table:formula="of:=MATCH([.BJ112]; LEN([.BJ2:.BJ110]); 0)" office:value-type="float" office:value="70" calcext:value-type="float">
            <text:p>70</text:p>
          </table:table-cell>
          <table:table-cell table:style-name="Default" table:number-matrix-columns-spanned="1" table:number-matrix-rows-spanned="1" table:formula="of:=MATCH([.BK112]; LEN([.BK2:.BK110]); 0)" office:value-type="float" office:value="31" calcext:value-type="float">
            <text:p>31</text:p>
          </table:table-cell>
          <table:table-cell table:style-name="Default" table:number-matrix-columns-spanned="1" table:number-matrix-rows-spanned="1" table:formula="of:=MATCH([.BL112]; LEN([.BL2:.BL110]); 0)" office:value-type="float" office:value="1" calcext:value-type="float">
            <text:p>1</text:p>
          </table:table-cell>
          <table:table-cell table:style-name="Default" table:number-matrix-columns-spanned="1" table:number-matrix-rows-spanned="1" table:formula="of:=MATCH([.BM112]; LEN([.BM2:.BM110]); 0)" office:value-type="float" office:value="31" calcext:value-type="float">
            <text:p>31</text:p>
          </table:table-cell>
          <table:table-cell table:number-columns-repeated="959"/>
        </table:table-row>
        <table:table-row table:style-name="ro2">
          <table:table-cell table:style-name="Default" table:number-matrix-columns-spanned="1" table:number-matrix-rows-spanned="1" table:formula="of:=INDEX([.A2:.A110];[.A113])" office:value-type="string" office:string-value="MXIM-AV-1-5-10" calcext:value-type="string">
            <text:p>MXIM-AV-1-5-10</text:p>
          </table:table-cell>
          <table:table-cell table:style-name="Default" table:number-matrix-columns-spanned="1" table:number-matrix-rows-spanned="1" table:formula="of:=INDEX([.B2:.B110];[.B113])" office:value-type="string" office:string-value="Reportaje especial sobre la II Declaración de La Habana aprobada por el pueblo en Asamblea General" calcext:value-type="string">
            <text:p>Reportaje especial sobre la II Declaración de La Habana aprobada por el pueblo en Asamblea General</text:p>
          </table:table-cell>
          <table:table-cell table:style-name="Default" table:number-matrix-columns-spanned="1" table:number-matrix-rows-spanned="1" table:formula="of:=INDEX([.C2:.C110];[.C113])" office:value-type="string" office:string-value="Semana Santa en Lorca, Semana Santa en Murcia y Cartagena, Fiestas de Primavera en Murcia" calcext:value-type="string">
            <text:p>Semana Santa en Lorca, Semana Santa en Murcia y Cartagena, Fiestas de Primavera en Murcia</text:p>
          </table:table-cell>
          <table:table-cell table:style-name="Default" table:number-matrix-columns-spanned="1" table:number-matrix-rows-spanned="1" table:formula="of:=INDEX([.D2:.D110];[.D113])" office:value-type="string" office:string-value="O canto do Estireno" calcext:value-type="string">
            <text:p>O canto do Estireno</text:p>
          </table:table-cell>
          <table:table-cell table:style-name="Default" table:number-matrix-columns-spanned="1" table:number-matrix-rows-spanned="1" table:formula="of:=INDEX([.E2:.E110];[.E113])" office:value-type="string" office:string-value="Documentales y cortometrajes de  Werner Herzog (Antología)" calcext:value-type="string">
            <text:p>Documentales y cortometrajes de <text:s/>Werner Herzog (Antología)</text:p>
          </table:table-cell>
          <table:table-cell table:style-name="Default" table:number-matrix-columns-spanned="1" table:number-matrix-rows-spanned="1" table:formula="of:=INDEX([.F2:.F110];[.F113])" office:value-type="string" office:string-value="volumen 2" calcext:value-type="string">
            <text:p>volumen 2</text:p>
          </table:table-cell>
          <table:table-cell table:style-name="Default" table:number-matrix-columns-spanned="1" table:number-matrix-rows-spanned="1" table:formula="of:=INDEX([.G2:.G110];[.G113])" office:value-type="string" office:string-value="Estados Unidos/Holanda" calcext:value-type="string">
            <text:p>Estados Unidos/Holanda</text:p>
          </table:table-cell>
          <table:table-cell table:style-name="Default" table:number-matrix-columns-spanned="1" table:number-matrix-rows-spanned="1" table:formula="of:=INDEX([.H2:.H110];[.H113])" office:value-type="string" office:string-value="1. Siglo XIX / 2. 1959 / 3. 1948 - 1949" calcext:value-type="string">
            <text:p>1. Siglo XIX / 2. 1959 / 3. 1948 - 1949</text:p>
          </table:table-cell>
          <table:table-cell table:style-name="Default" table:number-matrix-columns-spanned="1" table:number-matrix-rows-spanned="1" table:formula="of:=INDEX([.I2:.I110];[.I113])" office:value-type="string" office:string-value="52' 32''" calcext:value-type="string">
            <text:p>52' 32''</text:p>
          </table:table-cell>
          <table:table-cell table:style-name="Default" table:number-matrix-columns-spanned="1" table:number-matrix-rows-spanned="1" table:formula="of:=INDEX([.J2:.J110];[.J113])" office:value-type="string" office:string-value="Antonio Pérez Alías, Federica Martín, Alfonso Muñoz, Estela Kune, Miguel Ángel Menéndez, Miguel Antochiw, Héctor Castro, " calcext:value-type="string">
            <text:p>Antonio Pérez Alías, Federica Martín, Alfonso Muñoz, Estela Kune, Miguel Ángel Menéndez, Miguel Antochiw, Héctor Castro, </text:p>
          </table:table-cell>
          <table:table-cell table:style-name="Default" table:number-matrix-columns-spanned="1" table:number-matrix-rows-spanned="1" table:formula="of:=INDEX([.K2:.K110];[.K113])" office:value-type="string" office:string-value="E. Cardenas/I. Gálvez/A. Herrera/A. Hernández/J. Martinez/J. Pucheux/D. Quesada/P. Rodríguez/R. Saavedra/N. Torrado/A. Valdes/Archivos ICAIC e ICR" calcext:value-type="string">
            <text:p>E. Cardenas/I. Gálvez/A. Herrera/A. Hernández/J. Martinez/J. Pucheux/D. Quesada/P. Rodríguez/R. Saavedra/N. Torrado/A. Valdes/Archivos ICAIC e ICR</text:p>
          </table:table-cell>
          <table:table-cell table:style-name="Default" table:number-matrix-columns-spanned="1" table:number-matrix-rows-spanned="1" table:formula="of:=INDEX([.L2:.L110];[.L113])" office:value-type="string" office:string-value="2. Fabian Arnaud Jr. / Ruden G. Chacón " calcext:value-type="string">
            <text:p>2. Fabian Arnaud Jr. / Ruden G. Chacón </text:p>
          </table:table-cell>
          <table:table-cell table:style-name="Default" table:number-matrix-columns-spanned="1" table:number-matrix-rows-spanned="1" table:formula="of:=INDEX([.M2:.M110];[.M113])" office:value-type="string" office:string-value="Fernando Birri con la colaboración de 59 alumnos de la Escuela de Cine Documental" calcext:value-type="string">
            <text:p>Fernando Birri con la colaboración de 59 alumnos de la Escuela de Cine Documental</text:p>
          </table:table-cell>
          <table:table-cell table:style-name="Default" table:number-matrix-columns-spanned="1" table:number-matrix-rows-spanned="1" table:formula="of:=INDEX([.N2:.N110];[.N113])" office:value-type="string" office:string-value="Jean Gruault" calcext:value-type="string">
            <text:p>Jean Gruault</text:p>
          </table:table-cell>
          <table:table-cell table:style-name="Default" table:number-matrix-columns-spanned="1" table:number-matrix-rows-spanned="1" table:formula="of:=INDEX([.O2:.O110];[.O113])" office:value-type="string" office:string-value="Humphrey Jennings " calcext:value-type="string">
            <text:p>Humphrey Jennings </text:p>
          </table:table-cell>
          <table:table-cell table:style-name="Default" table:number-matrix-columns-spanned="1" table:number-matrix-rows-spanned="1" table:formula="of:=INDEX([.P2:.P110];[.P113])" office:value-type="string" office:string-value="Director de fotografía: André A. Dantan / Asistente de fotografía: Marcel Fradetal y Jean-Jacques Rebuffat" calcext:value-type="string">
            <text:p>Director de fotografía: André A. Dantan / Asistente de fotografía: Marcel Fradetal y Jean-Jacques Rebuffat</text:p>
          </table:table-cell>
          <table:table-cell table:style-name="Default" table:number-matrix-columns-spanned="1" table:number-matrix-rows-spanned="1" table:formula="of:=INDEX([.Q2:.Q110];[.Q113])" office:value-type="string" office:string-value="Imperio Argentina, Estrellita Castillo, Miguel Molina, Lola Flores, Celia Gámez, Juanita Reina" calcext:value-type="string">
            <text:p>Imperio Argentina, Estrellita Castillo, Miguel Molina, Lola Flores, Celia Gámez, Juanita Reina</text:p>
          </table:table-cell>
          <table:table-cell table:style-name="Default" table:number-matrix-columns-spanned="1" table:number-matrix-rows-spanned="1" table:formula="of:=INDEX([.R2:.R110];[.R113])" office:value-type="string" office:string-value="Marie Josèphe Yoyotte, Francine Grubert, Geneviève Bastid, Liliane Korb" calcext:value-type="string">
            <text:p>Marie Josèphe Yoyotte, Francine Grubert, Geneviève Bastid, Liliane Korb</text:p>
          </table:table-cell>
          <table:table-cell table:style-name="Default" table:number-matrix-columns-spanned="1" table:number-matrix-rows-spanned="1" table:formula="of:=INDEX([.S2:.S110];[.S113])" office:value-type="string" office:string-value="1 y 2 Rivaton de América / 3. Enrique L. Rendón" calcext:value-type="string">
            <text:p>1 y 2 Rivaton de América / 3. Enrique L. Rendón</text:p>
          </table:table-cell>
          <table:table-cell table:style-name="Default" table:number-matrix-columns-spanned="1" table:number-matrix-rows-spanned="1" table:formula="of:=INDEX([.T2:.T110];[.T113])" office:value-type="string" office:string-value="Studios Marginan Laboratorio Joinville" calcext:value-type="string">
            <text:p>Studios Marginan Laboratorio Joinville</text:p>
          </table:table-cell>
          <table:table-cell table:style-name="Default" table:number-matrix-columns-spanned="1" table:number-matrix-rows-spanned="1" table:formula="of:=INDEX([.U2:.U110];[.U113])" office:value-type="string" office:string-value="Composición: Richard Addinsell / Interpretaciòn: London Symphony Orchestra / Conducción: Muir Mathieson" calcext:value-type="string">
            <text:p>Composición: Richard Addinsell / Interpretaciòn: London Symphony Orchestra / Conducción: Muir Mathieson</text:p>
          </table:table-cell>
          <table:table-cell table:style-name="Default" table:number-matrix-columns-spanned="1" table:number-matrix-rows-spanned="1" table:formula="of:=INDEX([.V2:.V110];[.V113])" office:value-type="string" office:string-value="Georges Van Parys /Georges Tzipine" calcext:value-type="string">
            <text:p>Georges Van Parys /Georges Tzipine</text:p>
          </table:table-cell>
          <table:table-cell table:style-name="Default" table:number-matrix-columns-spanned="1" table:number-matrix-rows-spanned="1" table:formula="of:=INDEX([.W2:.W110];[.W113])" office:value-type="string" office:string-value="Laurence Guvillier, Davos Hanich, Francois Maspero, Yves Montand, Francois Périer, Sandra scamati, Jorge Semprún, Simone Signnoret, Chris Marker" calcext:value-type="string">
            <text:p>Laurence Guvillier, Davos Hanich, Francois Maspero, Yves Montand, Francois Périer, Sandra scamati, Jorge Semprún, Simone Signnoret, Chris Marker</text:p>
          </table:table-cell>
          <table:table-cell table:style-name="Default" table:number-matrix-columns-spanned="1" table:number-matrix-rows-spanned="1" table:formula="of:=INDEX([.X2:.X110];[.X113])" office:value-type="string" office:string-value="Orson Welles/José Díaz/Dolores Ibarruri/Enrique Lister/Commander Martinez de Aragón/Gustav Regler" calcext:value-type="string">
            <text:p>Orson Welles/José Díaz/Dolores Ibarruri/Enrique Lister/Commander Martinez de Aragón/Gustav Regler</text:p>
          </table:table-cell>
          <table:table-cell table:style-name="Default" table:number-matrix-columns-spanned="1" table:number-matrix-rows-spanned="1" table:formula="of:=INDEX([.Y2:.Y110];[.Y113])" office:value-type="string" office:string-value="Daniel Sarrade / Asistente de animación: Maurice Delille" calcext:value-type="string">
            <text:p>Daniel Sarrade / Asistente de animación: Maurice Delille</text:p>
          </table:table-cell>
          <table:table-cell table:style-name="Default" table:number-matrix-columns-spanned="1" table:number-matrix-rows-spanned="1" table:formula="of:=INDEX([.Z2:.Z110];[.Z113])" office:value-type="string" office:string-value="Editor de investigación (verificador de datos): Leo Zochling. Técnico de sonido: Joseph Kane" calcext:value-type="string">
            <text:p>Editor de investigación (verificador de datos): Leo Zochling. Técnico de sonido: Joseph Kane</text:p>
          </table:table-cell>
          <table:table-cell table:style-name="Default" table:number-matrix-columns-spanned="1" table:number-matrix-rows-spanned="1" table:formula="of:=INDEX([.AA2:.AA110];[.AA113])" office:value-type="string" office:string-value="Insituto Nacional Indigenista/Gobierno del Estado de Guanajuato/Secretaría de Recursos Hidráulicos/Secretaría de salubridad y asistencia pública/Banco Nacional de Crédito Agrícola/CONASUPO/CAPFCE/Instituto Nacional de la Vivienda" calcext:value-type="string">
            <text:p>Insituto Nacional Indigenista/Gobierno del Estado de Guanajuato/Secretaría de Recursos Hidráulicos/Secretaría de salubridad y asistencia pública/Banco Nacional de Crédito Agrícola/CONASUPO/CAPFCE/Instituto Nacional de la Vivienda</text:p>
          </table:table-cell>
          <table:table-cell table:style-name="Default" table:number-matrix-columns-spanned="1" table:number-matrix-rows-spanned="1" table:formula="of:=INDEX([.AB2:.AB110];[.AB113])" office:value-type="string" office:string-value="Productor: Pierre Braunberger, Director de producción: Roger Fleytoux, Producción ejecutiva: (Regie)" calcext:value-type="string">
            <text:p>Productor: Pierre Braunberger, Director de producción: Roger Fleytoux, Producción ejecutiva: (Regie)</text:p>
          </table:table-cell>
          <table:table-cell table:style-name="Default" table:number-matrix-columns-spanned="1" table:number-matrix-rows-spanned="1" table:formula="of:=INDEX([.AC2:.AC110];[.AC113])" office:value-type="string" office:string-value="Insituto Cubano del Arte e Industria Cinematográficos/ OSPAAAL" calcext:value-type="string">
            <text:p>Insituto Cubano del Arte e Industria Cinematográficos/ OSPAAAL</text:p>
          </table:table-cell>
          <table:table-cell table:style-name="Default" table:number-matrix-columns-spanned="1" table:number-matrix-rows-spanned="1" table:formula="of:=INDEX([.AD2:.AD110];[.AD113])" office:value-type="string" office:string-value="Interurbano Prensa era una editorial pequeña de propiedad privada estadounidense, especializada en libros sobre los tranvías , otras formas de ferrocarril de tránsito y ferrocarriles en América del Norte, a partir de 1943 hasta 1993. Se basaba en el Los Angeles zona, y específicamente en Glendale , California después de 1976. A pesar de su enfoque principal estaba en los libros, publicó tres revistas a partir de la década de 1980, junto con los videos y calendarios . &#10;Originalmente llamado Interurbans , la compañía desarrolló un boletín  mimeógrafo distribuido por su fundador, Ira L. Swett, en 1943. El Interurbans News Letter fue para amantes de los trenes eléctricos y cualquier persona interesada en los tranvías o eléctrica interurbanos como un hobby. Swett inicialmente escribió el boletín durante su permanencia en Fort MacArthur como  soldado de primera clase del Ejército de EE.UU. Las primeras ediciones fueron pensadas ​​para transmitir noticias sobre los tranvías y ferrocarriles interurbanos en los EE.UU. a fans estacionados en el extranjero durante la Segunda Guerra Mundial . Muchos de sus lectores se convirtieron en corresponsales voluntarios, con el envío de noticias de la evolución eléctrico de tránsito en sus localidades para la inclusión en el boletín. Swett también comenzó a publicar libros -que él llamó Interurbanos &quot;Especiales&quot; -la historia de un sistema de tranvía en particular o tema relacionado. La primera, en 1944, era el &quot;Big Subs&quot; (coches suburbanos grandes), sobre un grupo de coches interurbanos utilizados en una línea entre San Francisco y San Mateo a partir de 1907 hasta 1923.  Se suspendió el boletín en diciembre de 1948, para concentrarse posteriormente en investigar y escribir libros, que él todavía llama &quot;Especiales&quot;, sobre sistemas de tranvía estaban siendo abandonados en ciudades de todo América del Norte en ese momento y durante los siguientes dos décadas, lo que aumenta en los fans el interés en las historias de los sistemas de grabación. Swett escribió cerca de 50 libros pero también editó manuscritos de otros. El primer libro de ferrocarril que no sea eléctrico publicado por Interurbans era Trolley Seattle , en 1971, y la compañía más tarde publicó otros libros sobre los trolebuses , pero la mayoría de sus títulos eran acerca de las líneas ferroviarias eléctricas u otros tipos de transporte ferroviario.&#10;Cuando Ira Swett murió en 1975, dejó la compañía a su amigo y colaborador, G. Mac Sebree , que compartió el amor de Swett por el tema y había trabajado profesionalmente como periodista en Albuquerque y todavía estaba trabajando (hasta 1982) para United Press International . Sebree reorganizó la compañía como interurbano de Prensa y contrató compañero Jim Walker como su vicepresidente.&#10;En 1981, Interurbano adquirió los derechos de venta al ferrocarril y títulos de libros Trans anglo-americanos occidentales, otro Glendale-basada pequeña prensa  Durante la década de 1980 la empresa también añadió vídeos y calendarios para su línea de productos, que se venden bajo la marca &quot;Interurbanos Films&quot;. (Antes de VHS se volvieran de uso común, Interurbano Press había ofrecido un pequeño número de películas en Regular-8 o Super 8 formato.)&#10;En 1992 y 1993, Interurbano Press publicó también la Guía Norteamericana Tren Ligero Anual y del usuario, sobre los actuales sistemas de tren ligero en los Estados Unidos, Canadá y México. Una tercera edición fue publicada en 1994 por el sucesor de la empresa (aunque todavía editado por Mac Sebree), pero que resultó ser la edición final de ese año, que había vendido unos 10.000 ejemplares al año. Mac Sebree se retiró en 1993 y vendió Interurbano Pulse para Pentrex, que no siguió publicando bajo el nombre Interurbano Press." calcext:value-type="string">
            <text:p>Interurbano Prensa era una editorial pequeña de propiedad privada estadounidense, especializada en libros sobre los tranvías , otras formas de ferrocarril de tránsito y ferrocarriles en América del Norte, a partir de 1943 hasta 1993. Se basaba en el Los Angeles zona, y específicamente en Glendale , California después de 1976. A pesar de su enfoque principal estaba en los libros, publicó tres revistas a partir de la década de 1980, junto con los videos y calendarios . </text:p>
            <text:p>Originalmente llamado Interurbans , la compañía desarrolló un boletín  mimeógrafo distribuido por su fundador, Ira L. Swett, en 1943. El Interurbans News Letter fue para amantes de los trenes eléctricos y cualquier persona interesada en los tranvías o eléctrica interurbanos como un hobby. Swett inicialmente escribió el boletín durante su permanencia en Fort MacArthur como  soldado de primera clase del Ejército de EE.UU. Las primeras ediciones fueron pensadas ​​para transmitir noticias sobre los tranvías y ferrocarriles interurbanos en los EE.UU. a fans estacionados en el extranjero durante la Segunda Guerra Mundial . Muchos de sus lectores se convirtieron en corresponsales voluntarios, con el envío de noticias de la evolución eléctrico de tránsito en sus localidades para la inclusión en el boletín. Swett también comenzó a publicar libros -que él llamó Interurbanos "Especiales" -la historia de un sistema de tranvía en particular o tema relacionado. La primera, en 1944, era el "Big Subs" (coches suburbanos grandes), sobre un grupo de coches interurbanos utilizados en una línea entre San Francisco y San Mateo a partir de 1907 hasta 1923.  Se suspendió el boletín en diciembre de 1948, para concentrarse posteriormente en investigar y escribir libros, que él todavía llama "Especiales", sobre sistemas de tranvía estaban siendo abandonados en ciudades de todo América del Norte en ese momento y durante los siguientes dos décadas, lo que aumenta en los fans el interés en las historias de los sistemas de grabación. Swett escribió cerca de 50 libros pero también editó manuscritos de otros. El primer libro de ferrocarril que no sea eléctrico publicado por Interurbans era Trolley Seattle , en 1971, y la compañía más tarde publicó otros libros sobre los trolebuses , pero la mayoría de sus títulos eran acerca de las líneas ferroviarias eléctricas u otros tipos de transporte ferroviario.</text:p>
            <text:p>Cuando Ira Swett murió en 1975, dejó la compañía a su amigo y colaborador, G. Mac Sebree , que compartió el amor de Swett por el tema y había trabajado profesionalmente como periodista en Albuquerque y todavía estaba trabajando (hasta 1982) para United Press International . Sebree reorganizó la compañía como interurbano de Prensa y contrató compañero Jim Walker como su vicepresidente.</text:p>
            <text:p>En 1981, Interurbano adquirió los derechos de venta al ferrocarril y títulos de libros Trans anglo-americanos occidentales, otro Glendale-basada pequeña prensa  Durante la década de 1980 la empresa también añadió vídeos y calendarios para su línea de productos, que se venden bajo la marca "Interurbanos Films". (Antes de VHS se volvieran de uso común, Interurbano Press había ofrecido un pequeño número de películas en Regular-8 o Super 8 formato.)</text:p>
            <text:p>En 1992 y 1993, Interurbano Press publicó también la Guía Norteamericana Tren Ligero Anual y del usuario, sobre los actuales sistemas de tren ligero en los Estados Unidos, Canadá y México. Una tercera edición fue publicada en 1994 por el sucesor de la empresa (aunque todavía editado por Mac Sebree), pero que resultó ser la edición final de ese año, que había vendido unos 10.000 ejemplares al año. Mac Sebree se retiró en 1993 y vendió Interurbano Pulse para Pentrex, que no siguió publicando bajo el nombre Interurbano Press.</text:p>
          </table:table-cell>
          <table:table-cell table:style-name="Default" table:number-matrix-columns-spanned="1" table:number-matrix-rows-spanned="1" table:formula="of:=INDEX([.AE2:.AE110];[.AE113])" office:value-type="string" office:string-value="Pier Paolo Pasolini Nació en Borgoña, Italia, en el año de 1922. Es considerado como uno de los poetas e intelectuales italianos más productivos y talentosos de la segunda mitad del siglo XX. En 1937, Pasolini comenzó sus estudios en Historia del arte en la Universidad de Boloña, donde publicó sus primeros artículos en un revista estudiantil llamada Arquitrave, publicación mensual orientada a estudios de carácter político literario. En 1942, publicó su primer libro de poesía llamado Poesia a casarsa, con financiamiento propio. Durante la década de 1940, trabajó como docente en una institución educativa en Roma. Debido a que atravesaba por una difícil situación económica, decidió dedicarse a la docencia en una institución educativa en Roma; su estancia en esta ciudad le permitió conocer la realidad de la vida proletaria italiana, sobre la cual escribió una novela que terminó publicándose en el año de 1959 llamada Una vita violenta. Esta experiencia provocó que se uniera al partido comunista de su país, una tendencia político ideológica que marcó su vida artística e intelectual, pues—dice Alberto Moravia—Pasolini creía fielmente que la organización del proletariado sacaría adelante al mundo con toda su “frescura, incorruptibilidad, y originalidad”. Durante la década de 1950, Pasolini se dedicó a la actuación, en donde aprendió un poco del oficio teatral, lo que le ayudó a redactar algunos guiones. En 1961, Pasolini debuta como director, en su filme Accatone, un trabajo filmico sobre su novela, Una vita violenta. Posteriormente filmó Mama Roma (1962), filme en el cual aborda, con bastante realismo, el tema de la prostitución en la capital italiana. A decir verdad, a partir de la década de 1960, Pasolini se dedicó fehacientemente a la dirección y producción cinematográfica. De hecho, fue a mediados de esta década cuando adquirió mayor popularidad, incluso a nivel internacional, en el ámbito cinematográfico. Durante este período dirigió las siguentes películas, muchas de ellas adaptaciones de importantes obras literarias: RoGoPaG (1963); Il vangelo secondo matteo (1964), filme por el cual obtuvo un premio en el Festival Cinematográfico de Venecia; Edipe Re (1967), Teorema (1968); Porcile (1969); Il Decameron (1971); The Canterbury tales (1973), y Il fiore delle mille e una notte (1973). En su obra cinematográfica, Pasolini intentó combinar temas de distinta índole, como el realismo con los conceptos de revolución, sexualidad, violencia y sadismo. La obra de Pasolini impulsó la carrera de muchos actores como Christopher Bram, James Purdy, Yukio Mishima, entre otros. (Fuente: http://www.pierpaolopasolini.com/bio.htm )  En 1960 fundó la productora Arco Films , que comenzó su negocio con la bella Antonio , dirigida por Mauro Bolognini , tomado de la novela del mismo nombre por Vitaliano Brancati . El mismo ministro Alberto Folchi trató de disuadir a Bini de abordar un sujeto en riesgo de controversia como el de la impotencia masculina. En esta primera fase de su carrera, Bini se centra especialmente en películas de arte, haciendo su debut en 1961 , Pier Paolo Pasolini con Tramp , y la producción de todas sus películas hasta Edipo Rey de 1967 . Los temas religiosos tratados por el autor en Ricotta y El Evangelio según Mateo provocan intentos de censura, que el fabricante lleva una firma, seguro de sus opciones. Cuando en 1969 el Satyricon de Gian Luigi Polidoro es acusado de obscenidad, Bini responde incluso en publicaciones que tiene el deber cívico, la defensa de cine italiano profesional y política como un panfleto contra la represión película oscurantista. De hecho, cuando se produce Satyricon, Bini ya ha abandonado la política de producción más valiente, innovadora y de investigación que se ha prolongado durante casi una década, a favor de un cine a la moda, provocativo en una superficial e inofensivo, no problemático. Este profundo cambio está bien representado por el fin de la relación con Pasolini y la última producción de Arco Film (y antes Finarco, activo activo hasta 1973 ), Bora Bora de Ugo Liberatore , ejemplo perfecto del tipo de ambiente exótico erótico. Simultáneamente con la actividad Finarco, Bini también otras dos compañías de menor importancia, el sonido de Jericó (1969- el 1975a ) y New Line Films ( 1970 - 1974 ).  En esta segunda fase de su carrera pertenecen las películas dirigidas por Ugo Liberatore y Piero Vivarelli ( El dios serpiente , El Decamerón Negro , Código de amor del Este ). La única producción de un nivel comparable al período Arco es Lancelot y Guinevere de Robert Bresson . El 6 de agosto de 1994 fue nombrado comisario del Cine Centro Experimental .  permanece en el cargo hasta el 31 de diciembre de 1995 . El 28 de noviembre 2008 fue galardonado con el tiempo de vida requerido por ley Bacchelli .  Murió el 16 de octubre de 2010 el hospital en Tarquinia , donde fue hospitalizado por varios días  ." calcext:value-type="string">
            <text:p>Pier Paolo Pasolini Nació en Borgoña, Italia, en el año de 1922. Es considerado como uno de los poetas e intelectuales italianos más productivos y talentosos de la segunda mitad del siglo XX. En 1937, Pasolini comenzó sus estudios en Historia del arte en la Universidad de Boloña, donde publicó sus primeros artículos en un revista estudiantil llamada Arquitrave, publicación mensual orientada a estudios de carácter político literario. En 1942, publicó su primer libro de poesía llamado Poesia a casarsa, con financiamiento propio. Durante la década de 1940, trabajó como docente en una institución educativa en Roma. Debido a que atravesaba por una difícil situación económica, decidió dedicarse a la docencia en una institución educativa en Roma; su estancia en esta ciudad le permitió conocer la realidad de la vida proletaria italiana, sobre la cual escribió una novela que terminó publicándose en el año de 1959 llamada Una vita violenta. Esta experiencia provocó que se uniera al partido comunista de su país, una tendencia político ideológica que marcó su vida artística e intelectual, pues—dice Alberto Moravia—Pasolini creía fielmente que la organización del proletariado sacaría adelante al mundo con toda su “frescura, incorruptibilidad, y originalidad”. Durante la década de 1950, Pasolini se dedicó a la actuación, en donde aprendió un poco del oficio teatral, lo que le ayudó a redactar algunos guiones. En 1961, Pasolini debuta como director, en su filme Accatone, un trabajo filmico sobre su novela, Una vita violenta. Posteriormente filmó Mama Roma (1962), filme en el cual aborda, con bastante realismo, el tema de la prostitución en la capital italiana. A decir verdad, a partir de la década de 1960, Pasolini se dedicó fehacientemente a la dirección y producción cinematográfica. De hecho, fue a mediados de esta década cuando adquirió mayor popularidad, incluso a nivel internacional, en el ámbito cinematográfico. Durante este período dirigió las siguentes películas, muchas de ellas adaptaciones de importantes obras literarias: RoGoPaG (1963); Il vangelo secondo matteo (1964), filme por el cual obtuvo un premio en el Festival Cinematográfico de Venecia; Edipe Re (1967), Teorema (1968); Porcile (1969); Il Decameron (1971); The Canterbury tales (1973), y Il fiore delle mille e una notte (1973). En su obra cinematográfica, Pasolini intentó combinar temas de distinta índole, como el realismo con los conceptos de revolución, sexualidad, violencia y sadismo. La obra de Pasolini impulsó la carrera de muchos actores como Christopher Bram, James Purdy, Yukio Mishima, entre otros. (Fuente: http://www.pierpaolopasolini.com/bio.htm ) <text:s/>En 1960 fundó la productora Arco Films , que comenzó su negocio con la bella Antonio , dirigida por Mauro Bolognini , tomado de la novela del mismo nombre por Vitaliano Brancati . El mismo ministro Alberto Folchi trató de disuadir a Bini de abordar un sujeto en riesgo de controversia como el de la impotencia masculina. En esta primera fase de su carrera, Bini se centra especialmente en películas de arte, haciendo su debut en 1961 , Pier Paolo Pasolini con Tramp , y la producción de todas sus películas hasta Edipo Rey de 1967 . Los temas religiosos tratados por el autor en Ricotta y El Evangelio según Mateo provocan intentos de censura, que el fabricante lleva una firma, seguro de sus opciones. Cuando en 1969 el Satyricon de Gian Luigi Polidoro es acusado de obscenidad, Bini responde incluso en publicaciones que tiene el deber cívico, la defensa de cine italiano profesional y política como un panfleto contra la represión película oscurantista. De hecho, cuando se produce Satyricon, Bini ya ha abandonado la política de producción más valiente, innovadora y de investigación que se ha prolongado durante casi una década, a favor de un cine a la moda, provocativo en una superficial e inofensivo, no problemático. Este profundo cambio está bien representado por el fin de la relación con Pasolini y la última producción de Arco Film (y antes Finarco, activo activo hasta 1973 ), Bora Bora de Ugo Liberatore , ejemplo perfecto del tipo de ambiente exótico erótico. Simultáneamente con la actividad Finarco, Bini también otras dos compañías de menor importancia, el sonido de Jericó (1969- el 1975a ) y New Line Films ( 1970 - 1974 ). <text:s/>En esta segunda fase de su carrera pertenecen las películas dirigidas por Ugo Liberatore y Piero Vivarelli ( El dios serpiente , El Decamerón Negro , Código de amor del Este ). La única producción de un nivel comparable al período Arco es Lancelot y Guinevere de Robert Bresson . El 6 de agosto de 1994 fue nombrado comisario del Cine Centro Experimental . <text:s/>permanece en el cargo hasta el 31 de diciembre de 1995 . El 28 de noviembre 2008 fue galardonado con el tiempo de vida requerido por ley Bacchelli . <text:s/>Murió el 16 de octubre de 2010 el hospital en Tarquinia , donde fue hospitalizado por varios días <text:s/>.</text:p>
          </table:table-cell>
          <table:table-cell table:style-name="Default" table:number-matrix-columns-spanned="1" table:number-matrix-rows-spanned="1" table:formula="of:=INDEX([.AF2:.AF110];[.AF113])" office:value-type="string" office:string-value="Donación por Beate Engelbrecht" calcext:value-type="string">
            <text:p>Donación por Beate Engelbrecht</text:p>
          </table:table-cell>
          <table:table-cell table:style-name="Default" table:number-matrix-columns-spanned="1" table:number-matrix-rows-spanned="1" table:formula="of:=INDEX([.AG2:.AG110];[.AG113])" office:value-type="float" office:value="35712" calcext:value-type="float">
            <text:p>35712</text:p>
          </table:table-cell>
          <table:table-cell table:style-name="Default" table:number-matrix-columns-spanned="1" table:number-matrix-rows-spanned="1" table:formula="of:=INDEX([.AH2:.AH110];[.AH113])" office:value-type="string" office:string-value="Frederick Wiseman es sin duda el cineasta documentalista estadounidense más importante de las últimas tres décadas. Un profesor de derecho reconvertido en cineasta en 1967, Wiseman, en sus docudramas de gran alcance, intenta reflejar la conmovedora crónica del ejercicio del poder en la sociedad estadounidense, centrándose en las tribulaciones cotidianas de los ciudadanos estadounidenses menos afortunados, atrapados en las redes enmarañadas de las instituciones sociales que operan en la comunidad. Un tema subyacente en muchos de estos documentales es el intento del individuo para preservar su humanidad y dignidad, mientras luchan contra las leyes deshumanizadoras de los sistemas burocráticos. La estética de Wiseman entra de lleno en el &quot;cine directo&quot; tradición de cine documental, que hace hincapié continuó filmando, tan discretamente como sea posible, de la conversación humana y las rutinas de la vida cotidiana, sin música, sin entrevistas, sin voz en off, y tampoco manifiesta ningún intento de interpretar o explicar los acontecimientos que ante la cámara suceden.Wiseman llama a sus películas &quot;la realidad-ficción&quot;, que refleja su estrecha estructuración temática de las imágenes en bruto en el proceso de edición. Evitando a los &quot;protagonistas&quot;, Wiseman hábilmente entrelaza varias historias pequeñas para proporcionar contraste y complejidad temática. Ley y Orden (1969) fue filmado en Kansas City, Missouri. Aquí, Wiseman echó su mirada en la rutina diaria de trabajo de la policía en el departamento de policía de Kansas City. La mayoría de las secuencias fueron filmadas en el barrio negro de la ciudad. Los ejemplos de la brutalidad policial y falta de sensibilidad se yuxtapone mostrando otros ejemplos de los oficiales de patrulla en unos simpáticos intentos de ayudar a los ciudadanos de distinta índole y menos relevantes, Wiseman provoca humor a veces en las situaciones cotidianas. En general, sin embargo, el comportamiento de la policía era representado como un síntoma de la profunda crisis social, incluidos el racismo, la pohttp://www.rebeldemule.org/foro/documental/tema9586.htmlbreza y la violencia resultante omnipresente en el centro de la ciudad. " calcext:value-type="string">
            <text:p>Frederick Wiseman es sin duda el cineasta documentalista estadounidense más importante de las últimas tres décadas. Un profesor de derecho reconvertido en cineasta en 1967, Wiseman, en sus docudramas de gran alcance, intenta reflejar la conmovedora crónica del ejercicio del poder en la sociedad estadounidense, centrándose en las tribulaciones cotidianas de los ciudadanos estadounidenses menos afortunados, atrapados en las redes enmarañadas de las instituciones sociales que operan en la comunidad. Un tema subyacente en muchos de estos documentales es el intento del individuo para preservar su humanidad y dignidad, mientras luchan contra las leyes deshumanizadoras de los sistemas burocráticos. La estética de Wiseman entra de lleno en el "cine directo" tradición de cine documental, que hace hincapié continuó filmando, tan discretamente como sea posible, de la conversación humana y las rutinas de la vida cotidiana, sin música, sin entrevistas, sin voz en off, y tampoco manifiesta ningún intento de interpretar o explicar los acontecimientos que ante la cámara suceden.Wiseman llama a sus películas "la realidad-ficción", que refleja su estrecha estructuración temática de las imágenes en bruto en el proceso de edición. Evitando a los "protagonistas", Wiseman hábilmente entrelaza varias historias pequeñas para proporcionar contraste y complejidad temática. Ley y Orden (1969) fue filmado en Kansas City, Missouri. Aquí, Wiseman echó su mirada en la rutina diaria de trabajo de la policía en el departamento de policía de Kansas City. La mayoría de las secuencias fueron filmadas en el barrio negro de la ciudad. Los ejemplos de la brutalidad policial y falta de sensibilidad se yuxtapone mostrando otros ejemplos de los oficiales de patrulla en unos simpáticos intentos de ayudar a los ciudadanos de distinta índole y menos relevantes, Wiseman provoca humor a veces en las situaciones cotidianas. En general, sin embargo, el comportamiento de la policía era representado como un síntoma de la profunda crisis social, incluidos el racismo, la pohttp://www.rebeldemule.org/foro/documental/tema9586.htmlbreza y la violencia resultante omnipresente en el centro de la ciudad. </text:p>
          </table:table-cell>
          <table:table-cell table:style-name="Default" table:number-matrix-columns-spanned="1" table:number-matrix-rows-spanned="1" table:formula="of:=INDEX([.AI2:.AI110];[.AI113])" office:value-type="string" office:string-value="José Martí, Tomás Estrada Palma, Máximo Gómez, Calixto García, Edward Atkins,  Juanjo Alberto Gómez, William McKinley  (presidente de E.U., 1897-1901), Leonardo Wood (estadounidense gobernador general de Cuba), Theodoro Roosvelt (presidente de EU, 1901-1909), Charles Magoon (gobernador durante la ocupación estadounidense en Cuba), José Miguel Gómez (presidente de Cuba), Vladimir Ilich Lenin (líder de la facción bolchevique de Rusia), Alfredo  Zayas (presidente de Cuba, 1921-1925), Adolfo Luque (jugador de beisbol), Eligio Sardiñas &quot;Kid Chocolate&quot;  (box), José Raúl Capa Blanca (ajedrez), Rubén Martínez Villena (protesta de los 13), Julio Antonio Mella (funda la universidad obrera José Martí), Enoch H. Crowder, Gerardo Machado y Morales (presidente de Cuba, 1925-1933), Julio antonio Mella (revolucionario cubano, cofundador del partido comunista cubano), Víctor Manuel (pintor cubano), Antonio María Armeu (músic cubano),  Amadeo Roldán, Nicolás Guillén (escritos cubano), Antonio Viteras (revolucionrio), Benjamín Sumer Welles (diplomático estadounidense), Carlos Manuel de Céspedes (presidente de Cuba, agosto-sept, 1933),  Fulgencio Batista (jefe del ejército de La Pentarquía, 1933), Ramón Grau San Martín (miembro de La Pentarquí, presidente interino, &quot;gobierno de los 100 días&quot;), Carlos Hevia (presidente interino, enero 1934), Carlos Mendieta y Montefur (presidente de Cuba, 1934-1935), Lázaro Cárdenas (presidente de México, 1934-1940), Hitler, Fulgencio Batista (presidente de Cuba, 1940-1944), Ramón Grau San Martín (presidente de Cuba, 1944-1948), Carlos Prio Socarras (preidente de Cuba, 1948-1952), Fidel Castro (estudiante cubano de derecho), Fulgencio Batista (presidente de Cuba, 1952-1954), " calcext:value-type="string">
            <text:p>José Martí, Tomás Estrada Palma, Máximo Gómez, Calixto García, Edward Atkins, <text:s/>Juanjo Alberto Gómez, William McKinley <text:s/>(presidente de E.U., 1897-1901), Leonardo Wood (estadounidense gobernador general de Cuba), Theodoro Roosvelt (presidente de EU, 1901-1909), Charles Magoon (gobernador durante la ocupación estadounidense en Cuba), José Miguel Gómez (presidente de Cuba), Vladimir Ilich Lenin (líder de la facción bolchevique de Rusia), Alfredo <text:s/>Zayas (presidente de Cuba, 1921-1925), Adolfo Luque (jugador de beisbol), Eligio Sardiñas "Kid Chocolate" <text:s/>(box), José Raúl Capa Blanca (ajedrez), Rubén Martínez Villena (protesta de los 13), Julio Antonio Mella (funda la universidad obrera José Martí), Enoch H. Crowder, Gerardo Machado y Morales (presidente de Cuba, 1925-1933), Julio antonio Mella (revolucionario cubano, cofundador del partido comunista cubano), Víctor Manuel (pintor cubano), Antonio María Armeu (músic cubano), <text:s/>Amadeo Roldán, Nicolás Guillén (escritos cubano), Antonio Viteras (revolucionrio), Benjamín Sumer Welles (diplomático estadounidense), Carlos Manuel de Céspedes (presidente de Cuba, agosto-sept, 1933), <text:s/>Fulgencio Batista (jefe del ejército de La Pentarquía, 1933), Ramón Grau San Martín (miembro de La Pentarquí, presidente interino, "gobierno de los 100 días"), Carlos Hevia (presidente interino, enero 1934), Carlos Mendieta y Montefur (presidente de Cuba, 1934-1935), Lázaro Cárdenas (presidente de México, 1934-1940), Hitler, Fulgencio Batista (presidente de Cuba, 1940-1944), Ramón Grau San Martín (presidente de Cuba, 1944-1948), Carlos Prio Socarras (preidente de Cuba, 1948-1952), Fidel Castro (estudiante cubano de derecho), Fulgencio Batista (presidente de Cuba, 1952-1954), </text:p>
          </table:table-cell>
          <table:table-cell table:style-name="Default" table:number-matrix-columns-spanned="1" table:number-matrix-rows-spanned="1" table:formula="of:=INDEX([.AJ2:.AJ110];[.AJ113])" office:value-type="string" office:string-value="Madrid, Sevilla, Algeciras, Córdoba, Granada, Andalucía, Navarra, Oviedo, Zaragoza, el País Vasco, Málaga, Barcelona, Extremadura, Somosierra, Aragón, Badajoz, Gerona, Biarritz, Toledo, Moscardo, Alcazar, Asturias, Marruecos, Salamanca, Valle de Jarama, Valencia, Guadalajara, Alemania, Inglaterra, Cataluña, Euskadi,  Vizcaya, Guernica, Bilbao, Santander, Guijón, Brunete, Belchite, Zaragoza, Teruel, Vinaroz, EBRO, " calcext:value-type="string">
            <text:p>Madrid, Sevilla, Algeciras, Córdoba, Granada, Andalucía, Navarra, Oviedo, Zaragoza, el País Vasco, Málaga, Barcelona, Extremadura, Somosierra, Aragón, Badajoz, Gerona, Biarritz, Toledo, Moscardo, Alcazar, Asturias, Marruecos, Salamanca, Valle de Jarama, Valencia, Guadalajara, Alemania, Inglaterra, Cataluña, Euskadi, <text:s/>Vizcaya, Guernica, Bilbao, Santander, Guijón, Brunete, Belchite, Zaragoza, Teruel, Vinaroz, EBRO, </text:p>
          </table:table-cell>
          <table:table-cell table:style-name="Default" table:number-matrix-columns-spanned="1" table:number-matrix-rows-spanned="1" table:formula="of:=INDEX([.AK2:.AK110];[.AK113])" office:value-type="string" office:string-value="20 de mayo 1902 (1er presidente de Cuba). 1906 (2a intervención norteamericana). 1868 (lucha por la independencia). 1899 (sigue la lucha por la independencia), 1883, 1912 (operaciones militares de los negros y mulatos cubanos). 6 de abril de 1917 (declaración de guerra de EU contra Alemania).  1915-1922 (inversiones de EU en Cuba). 1920 (cae el precio de la azúcar). 1926 (ciclón azota Cuba). 1927 (fundación partido comunista de Cuba). 1932 (precio más bajo de azúcar).  10 enero de 1929 (asesinato de Julio Mella), 1933 (cae gobierno de Machado), 1935 (asesinato de Antonio Guiteras), 10 octubre de 1940 (constitución cubana), 1952 (Batista borra la constitución), " calcext:value-type="string">
            <text:p>20 de mayo 1902 (1er presidente de Cuba). 1906 (2a intervención norteamericana). 1868 (lucha por la independencia). 1899 (sigue la lucha por la independencia), 1883, 1912 (operaciones militares de los negros y mulatos cubanos). 6 de abril de 1917 (declaración de guerra de EU contra Alemania). <text:s/>1915-1922 (inversiones de EU en Cuba). 1920 (cae el precio de la azúcar). 1926 (ciclón azota Cuba). 1927 (fundación partido comunista de Cuba). 1932 (precio más bajo de azúcar). <text:s/>10 enero de 1929 (asesinato de Julio Mella), 1933 (cae gobierno de Machado), 1935 (asesinato de Antonio Guiteras), 10 octubre de 1940 (constitución cubana), 1952 (Batista borra la constitución), </text:p>
          </table:table-cell>
          <table:table-cell table:style-name="Default" table:number-matrix-columns-spanned="1" table:number-matrix-rows-spanned="1" table:formula="of:=INDEX([.AL2:.AL110];[.AL113])" office:value-type="string" office:string-value="Pelicula documental" calcext:value-type="string">
            <text:p>Pelicula documental</text:p>
          </table:table-cell>
          <table:table-cell table:style-name="Default" table:number-matrix-columns-spanned="1" table:number-matrix-rows-spanned="1" table:formula="of:=INDEX([.AM2:.AM110];[.AM113])" office:value-type="string" office:string-value="Antropología visual" calcext:value-type="string">
            <text:p>Antropología visual</text:p>
          </table:table-cell>
          <table:table-cell table:style-name="Default" table:number-matrix-columns-spanned="1" table:number-matrix-rows-spanned="1" table:formula="of:=INDEX([.AN2:.AN110];[.AN113])" office:value-type="string" office:string-value="Cartografía, fotografías, documentos, hemerografía, datos estadísticos, registros fílmicos, publicidad televisiva, programas de televisión, " calcext:value-type="string">
            <text:p>Cartografía, fotografías, documentos, hemerografía, datos estadísticos, registros fílmicos, publicidad televisiva, programas de televisión, </text:p>
          </table:table-cell>
          <table:table-cell table:style-name="Default" table:number-matrix-columns-spanned="1" table:number-matrix-rows-spanned="1" table:formula="of:=INDEX([.AO2:.AO110];[.AO113])" office:value-type="string" office:string-value="registros fílmicos, voz en off, música en off, animación,  fotografías, incidentales, conducción, dibujos, intertítulos" calcext:value-type="string">
            <text:p>registros fílmicos, voz en off, música en off, animación, <text:s/>fotografías, incidentales, conducción, dibujos, intertítulos</text:p>
          </table:table-cell>
          <table:table-cell table:style-name="Default" table:number-matrix-columns-spanned="1" table:number-matrix-rows-spanned="1" table:formula="of:=INDEX([.AP2:.AP110];[.AP113])" office:value-type="string" office:string-value="Idioma Jie, con subtitulos en ingles" calcext:value-type="string">
            <text:p>Idioma Jie, con subtitulos en ingles</text:p>
          </table:table-cell>
          <table:table-cell table:style-name="Default" table:number-matrix-columns-spanned="1" table:number-matrix-rows-spanned="1" table:formula="of:=INDEX([.AQ2:.AQ110];[.AQ113])" office:value-type="string" office:string-value="16 mm, Beta SP, DVD" calcext:value-type="string">
            <text:p>16 mm, Beta SP, DVD</text:p>
          </table:table-cell>
          <table:table-cell table:style-name="Default" table:number-matrix-columns-spanned="1" table:number-matrix-rows-spanned="1" table:formula="of:=INDEX([.AR2:.AR110];[.AR113])" office:value-type="string" office:string-value="1 dvd" calcext:value-type="string">
            <text:p>1 dvd</text:p>
          </table:table-cell>
          <table:table-cell table:style-name="Default" table:number-matrix-columns-spanned="1" table:number-matrix-rows-spanned="1" table:formula="of:=INDEX([.AS2:.AS110];[.AS113])" office:value-type="string" office:string-value="Usos reservados para consulta in situ" calcext:value-type="string">
            <text:p>Usos reservados para consulta in situ</text:p>
          </table:table-cell>
          <table:table-cell table:style-name="Default" table:number-matrix-columns-spanned="1" table:number-matrix-rows-spanned="1" table:formula="of:=INDEX([.AT2:.AT110];[.AT113])" office:value-type="string" office:string-value="(http://www.divisared.es/index.aspx)   Información General:  divisa@divisared.es  Prensa y Comunicación: prensa@divisared.es    DIVISA HOME VIDEO® &#10;Paseo de la Castellana 111, 9º - 28046 Madrid &#10;Tel: +34 915 980 980  &#10;DIVISA RED, S.A. - CIF: A 47033485 &#10;C/ Los Astros, 2 - 47009 Valladolid &#10;Tel: +34 983 363 363" calcext:value-type="string">
            <text:p>(http://www.divisared.es/index.aspx)   Información General:  divisa@divisared.es  Prensa y Comunicación: prensa@divisared.es    DIVISA HOME VIDEO® </text:p>
            <text:p>Paseo de la Castellana 111, 9º - 28046 Madrid </text:p>
            <text:p>Tel: +34 915 980 980  </text:p>
            <text:p>DIVISA RED, S.A. - CIF: A 47033485 </text:p>
            <text:p>C/ Los Astros, 2 - 47009 Valladolid </text:p>
            <text:p>Tel: +34 983 363 363</text:p>
          </table:table-cell>
          <table:table-cell table:style-name="Default" table:number-matrix-columns-spanned="1" table:number-matrix-rows-spanned="1" table:formula="of:=INDEX([.AU2:.AU110];[.AU113])" office:value-type="string" office:string-value="Francés, inglés, español" calcext:value-type="string">
            <text:p>Francés, inglés, español</text:p>
          </table:table-cell>
          <table:table-cell table:style-name="Default" table:number-matrix-columns-spanned="1" table:number-matrix-rows-spanned="1" table:formula="of:=INDEX([.AV2:.AV110];[.AV113])" office:value-type="string" office:string-value="Español (España)" calcext:value-type="string">
            <text:p>Español (España)</text:p>
          </table:table-cell>
          <table:table-cell table:style-name="Default" table:number-matrix-columns-spanned="1" table:number-matrix-rows-spanned="1" table:formula="of:=INDEX([.AW2:.AW110];[.AW113])" office:value-type="string" office:string-value="Dialectos de Yanomamo en Brasil" calcext:value-type="string">
            <text:p>Dialectos de Yanomamo en Brasil</text:p>
          </table:table-cell>
          <table:table-cell table:style-name="Default" table:number-matrix-columns-spanned="1" table:number-matrix-rows-spanned="1" table:formula="of:=INDEX([.AX2:.AX110];[.AX113])" office:value-type="string" office:string-value="DVD / VHS" calcext:value-type="string">
            <text:p>DVD / VHS</text:p>
          </table:table-cell>
          <table:table-cell table:style-name="Default" table:number-matrix-columns-spanned="1" table:number-matrix-rows-spanned="1" table:formula="of:=INDEX([.AY2:.AY110];[.AY113])" office:value-type="string" office:string-value="2 vhs / 1 dvd " calcext:value-type="string">
            <text:p>2 vhs / 1 dvd </text:p>
          </table:table-cell>
          <table:table-cell table:style-name="Default" table:number-matrix-columns-spanned="1" table:number-matrix-rows-spanned="1" table:formula="of:=INDEX([.AZ2:.AZ110];[.AZ113])" office:value-type="string" office:string-value="1 vhs copia de producción / 1 vhs y 1 dvd copias" calcext:value-type="string">
            <text:p>1 vhs copia de producción / 1 vhs y 1 dvd copias</text:p>
          </table:table-cell>
          <table:table-cell table:style-name="Default" table:number-matrix-columns-spanned="1" table:number-matrix-rows-spanned="1" table:formula="of:=INDEX([.BA2:.BA110];[.BA113])" office:value-type="string" office:string-value="Color, Blanco y negro, blanco y negro virado a rojo, amarillo, verde y azul" calcext:value-type="string">
            <text:p>Color, Blanco y negro, blanco y negro virado a rojo, amarillo, verde y azul</text:p>
          </table:table-cell>
          <table:table-cell table:style-name="Default" table:number-matrix-columns-spanned="1" table:number-matrix-rows-spanned="1" table:formula="of:=INDEX([.BB2:.BB110];[.BB113])" office:value-type="string" office:string-value="Sin sonido" calcext:value-type="string">
            <text:p>Sin sonido</text:p>
          </table:table-cell>
          <table:table-cell table:style-name="Default" table:number-matrix-columns-spanned="1" table:number-matrix-rows-spanned="1" table:formula="of:=INDEX([.BC2:.BC110];[.BC113])" office:value-type="string" office:string-value="NTSC" calcext:value-type="string">
            <text:p>NTSC</text:p>
          </table:table-cell>
          <table:table-cell table:style-name="Default" table:number-matrix-columns-spanned="1" table:number-matrix-rows-spanned="1" table:formula="of:=INDEX([.BD2:.BD110];[.BD113])" office:value-type="string" office:string-value="Multiregión" calcext:value-type="string">
            <text:p>Multiregión</text:p>
          </table:table-cell>
          <table:table-cell table:style-name="Default" table:number-matrix-columns-spanned="1" table:number-matrix-rows-spanned="1" table:formula="of:=INDEX([.BE2:.BE110];[.BE113])" office:value-type="string" office:string-value="Reproductor VHS / DVD y monitor" calcext:value-type="string">
            <text:p>Reproductor VHS / DVD y monitor</text:p>
          </table:table-cell>
          <table:table-cell table:style-name="Default" table:number-matrix-columns-spanned="1" table:number-matrix-rows-spanned="1" table:formula="of:=INDEX([.BF2:.BF110];[.BF113])" office:value-type="float" office:value="0" calcext:value-type="float">
            <text:p>0</text:p>
          </table:table-cell>
          <table:table-cell table:style-name="Default" table:number-matrix-columns-spanned="1" table:number-matrix-rows-spanned="1" table:formula="of:=INDEX([.BG2:.BG110];[.BG113])" office:value-type="string" office:string-value="Forma parte de la edición Ethnologie, Antología de cortos de la Enciclopedia Cinematográfica del Institut für den Wissenschaftlichen Film Göttingen                MXIM-AV-1-12-55" calcext:value-type="string">
            <text:p>Forma parte de la edición Ethnologie, Antología de cortos de la Enciclopedia Cinematográfica del Institut für den Wissenschaftlichen Film Göttingen <text:s text:c="15"/>MXIM-AV-1-12-55</text:p>
          </table:table-cell>
          <table:table-cell table:style-name="Default" table:number-matrix-columns-spanned="1" table:number-matrix-rows-spanned="1" table:formula="of:=INDEX([.BH2:.BH110];[.BH113])" office:value-type="string" office:string-value="http://www.elmundo.es/elmundo/2012/04/20/cultura/1334915405.html" calcext:value-type="string">
            <text:p>http://www.elmundo.es/elmundo/2012/04/20/cultura/1334915405.html</text:p>
          </table:table-cell>
          <table:table-cell table:style-name="Default" table:number-matrix-columns-spanned="1" table:number-matrix-rows-spanned="1" table:formula="of:=INDEX([.BI2:.BI110];[.BI113])" office:value-type="string" office:string-value="Películas restauradas por la Dirección de Proyectos e Iniciativas Culturales. Consejería de Presidencia. Comunidad Autónoma Región de Murcía y &quot;MURCIA CULTURAL, S.A.&quot; De 1931 a 1935 Val del Omar realizó centenares de fotografías y decenas de películas documentales sobre la labor de las MISIONES PEDAGÓGICAS y su MUSEO DEL PUEBLO. Muchas de las fotografías  fueron publicadas en las Memorias del Patronato de Misiones y en la revista de la Residencia de Estudiantes pero casi todas las películas están todavía desaparecidas.  Cristóbal Simancas, ayudante y amigo de Val del Omar, conservó durante toda su vida las copias en positivo directo de este valioso material. Estas copias han subsistido a distintas etapas históricas y geográfucas: desde la guerra civil en Madrid, la larga estancia de Simancas en Caracas (Venezuela) y finalmente su retiro en La Nucia (Alicante). En 1994 Cristóbal Simancas las donó a María José Val Del Omar a cuyo recuerdo está dedicada esta restauración." calcext:value-type="string">
            <text:p>Películas restauradas por la Dirección de Proyectos e Iniciativas Culturales. Consejería de Presidencia. Comunidad Autónoma Región de Murcía y "MURCIA CULTURAL, S.A." De 1931 a 1935 Val del Omar realizó centenares de fotografías y decenas de películas documentales sobre la labor de las MISIONES PEDAGÓGICAS y su MUSEO DEL PUEBLO. Muchas de las fotografías <text:s/>fueron publicadas en las Memorias del Patronato de Misiones y en la revista de la Residencia de Estudiantes pero casi todas las películas están todavía desaparecidas. <text:s/>Cristóbal Simancas, ayudante y amigo de Val del Omar, conservó durante toda su vida las copias en positivo directo de este valioso material. Estas copias han subsistido a distintas etapas históricas y geográfucas: desde la guerra civil en Madrid, la larga estancia de Simancas en Caracas (Venezuela) y finalmente su retiro en La Nucia (Alicante). En 1994 Cristóbal Simancas las donó a María José Val Del Omar a cuyo recuerdo está dedicada esta restauración.</text:p>
          </table:table-cell>
          <table:table-cell table:style-name="Default" table:number-matrix-columns-spanned="1" table:number-matrix-rows-spanned="1" table:formula="of:=INDEX([.BJ2:.BJ110];[.BJ113])" office:value-type="string" office:string-value="http://cine.coveralia.com/caratulas/Morir-En-Madrid-Caratula.php" calcext:value-type="string">
            <text:p>http://cine.coveralia.com/caratulas/Morir-En-Madrid-Caratula.php</text:p>
          </table:table-cell>
          <table:table-cell table:style-name="Default" table:number-matrix-columns-spanned="1" table:number-matrix-rows-spanned="1" table:formula="of:=INDEX([.BK2:.BK110];[.BK113])" office:value-type="string" office:string-value="Esteban Terán (Área de contexto)/ Penélope Ubaldo" calcext:value-type="string">
            <text:p>Esteban Terán (Área de contexto)/ Penélope Ubaldo</text:p>
          </table:table-cell>
          <table:table-cell table:style-name="Default" table:number-matrix-columns-spanned="1" table:number-matrix-rows-spanned="1" table:formula="of:=INDEX([.BL2:.BL110];[.BL113])" office:value-type="string" office:string-value="Adaptación de la norma ISAD (G)" calcext:value-type="string">
            <text:p>Adaptación de la norma ISAD (G)</text:p>
          </table:table-cell>
          <table:table-cell table:style-name="Default" table:number-matrix-columns-spanned="1" table:number-matrix-rows-spanned="1" table:formula="of:=INDEX([.BM2:.BM110];[.BM113])" office:value-type="string" office:string-value="Última modificación: 31/10/2012-10/02/2015" calcext:value-type="string">
            <text:p>Última modificación: 31/10/2012-10/02/2015</text:p>
          </table:table-cell>
          <table:table-cell table:number-columns-repeated="959"/>
        </table:table-row>
        <table:table-row table:style-name="ro1">
          <table:table-cell table:number-columns-repeated="1024"/>
        </table:table-row>
        <table:table-row table:style-name="ro1">
          <table:table-cell table:style-name="ce1" office:value-type="string" calcext:value-type="string">
            <text:p>Código de referencia</text:p>
          </table:table-cell>
          <table:table-cell office:value-type="string" calcext:value-type="string">
            <text:p>Título Propio</text:p>
          </table:table-cell>
          <table:table-cell office:value-type="string" calcext:value-type="string">
            <text:p>Título Paralelo</text:p>
          </table:table-cell>
          <table:table-cell office:value-type="string" calcext:value-type="string">
            <text:p>Título Atribuido</text:p>
          </table:table-cell>
          <table:table-cell office:value-type="string" calcext:value-type="string">
            <text:p>Titulo de serie</text:p>
          </table:table-cell>
          <table:table-cell office:value-type="string" calcext:value-type="string">
            <text:p>Número programa</text:p>
          </table:table-cell>
          <table:table-cell office:value-type="string" calcext:value-type="string">
            <text:p>País</text:p>
          </table:table-cell>
          <table:table-cell office:value-type="string" calcext:value-type="string">
            <text:p>Fecha</text:p>
          </table:table-cell>
          <table:table-cell office:value-type="string" calcext:value-type="string">
            <text:p>Duración</text:p>
          </table:table-cell>
          <table:table-cell office:value-type="string" calcext:value-type="string">
            <text:p>Investigación</text:p>
          </table:table-cell>
          <table:table-cell office:value-type="string" calcext:value-type="string">
            <text:p>Realización</text:p>
          </table:table-cell>
          <table:table-cell office:value-type="string" calcext:value-type="string">
            <text:p>Dirección</text:p>
          </table:table-cell>
          <table:table-cell office:value-type="string" calcext:value-type="string">
            <text:p>Guión</text:p>
          </table:table-cell>
          <table:table-cell office:value-type="string" calcext:value-type="string">
            <text:p>Adaptación</text:p>
          </table:table-cell>
          <table:table-cell office:value-type="string" calcext:value-type="string">
            <text:p>Idea original</text:p>
          </table:table-cell>
          <table:table-cell office:value-type="string" calcext:value-type="string">
            <text:p>Fotografía</text:p>
          </table:table-cell>
          <table:table-cell office:value-type="string" calcext:value-type="string">
            <text:p>Fotografía fija</text:p>
          </table:table-cell>
          <table:table-cell office:value-type="string" calcext:value-type="string">
            <text:p>Edición</text:p>
          </table:table-cell>
          <table:table-cell office:value-type="string" calcext:value-type="string">
            <text:p>Grabación</text:p>
          </table:table-cell>
          <table:table-cell office:value-type="string" calcext:value-type="string">
            <text:p>Edición</text:p>
          </table:table-cell>
          <table:table-cell office:value-type="string" calcext:value-type="string">
            <text:p>Original</text:p>
          </table:table-cell>
          <table:table-cell office:value-type="string" calcext:value-type="string">
            <text:p>Musicalización</text:p>
          </table:table-cell>
          <table:table-cell office:value-type="string" calcext:value-type="string">
            <text:p>Voces</text:p>
          </table:table-cell>
          <table:table-cell office:value-type="string" calcext:value-type="string">
            <text:p>Actores</text:p>
          </table:table-cell>
          <table:table-cell office:value-type="string" calcext:value-type="string">
            <text:p>Animación</text:p>
          </table:table-cell>
          <table:table-cell office:value-type="string" calcext:value-type="string">
            <text:p>Otros colaboradores</text:p>
          </table:table-cell>
          <table:table-cell table:style-name="ce1" office:value-type="string" calcext:value-type="string">
            <text:p>Entidad productora</text:p>
          </table:table-cell>
          <table:table-cell office:value-type="string" calcext:value-type="string">
            <text:p>Productor</text:p>
          </table:table-cell>
          <table:table-cell office:value-type="string" calcext:value-type="string">
            <text:p>Distribuidora</text:p>
          </table:table-cell>
          <table:table-cell office:value-type="string" calcext:value-type="string">
            <text:p>Historia Institucional</text:p>
          </table:table-cell>
          <table:table-cell office:value-type="string" calcext:value-type="string">
            <text:p>Reseña biográfica</text:p>
          </table:table-cell>
          <table:table-cell office:value-type="string" calcext:value-type="string">
            <text:p>Forma de ingreso</text:p>
          </table:table-cell>
          <table:table-cell office:value-type="string" calcext:value-type="string">
            <text:p>Fecha de ingreso</text:p>
          </table:table-cell>
          <table:table-cell table:style-name="ce1" office:value-type="string" calcext:value-type="string">
            <text:p>Sinopsis</text:p>
          </table:table-cell>
          <table:table-cell office:value-type="string" calcext:value-type="string">
            <text:p>Descriptor Onomástico</text:p>
          </table:table-cell>
          <table:table-cell office:value-type="string" calcext:value-type="string">
            <text:p>Descriptor Toponímico</text:p>
          </table:table-cell>
          <table:table-cell office:value-type="string" calcext:value-type="string">
            <text:p>Descriptor Cronológico</text:p>
          </table:table-cell>
          <table:table-cell office:value-type="string" calcext:value-type="string">
            <text:p>Tipo de producción</text:p>
          </table:table-cell>
          <table:table-cell office:value-type="string" calcext:value-type="string">
            <text:p>Género</text:p>
          </table:table-cell>
          <table:table-cell office:value-type="string" calcext:value-type="string">
            <text:p>Fuentes</text:p>
          </table:table-cell>
          <table:table-cell office:value-type="string" calcext:value-type="string">
            <text:p>Recursos</text:p>
          </table:table-cell>
          <table:table-cell office:value-type="string" calcext:value-type="string">
            <text:p>Versiones</text:p>
          </table:table-cell>
          <table:table-cell office:value-type="string" calcext:value-type="string">
            <text:p>Formato original</text:p>
          </table:table-cell>
          <table:table-cell office:value-type="string" calcext:value-type="string">
            <text:p>Material extra</text:p>
          </table:table-cell>
          <table:table-cell table:style-name="ce1" office:value-type="string" calcext:value-type="string">
            <text:p>Condiciones de acceso</text:p>
          </table:table-cell>
          <table:table-cell office:value-type="string" calcext:value-type="string">
            <text:p>Existencia y localización de documentos originales</text:p>
          </table:table-cell>
          <table:table-cell office:value-type="string" calcext:value-type="string">
            <text:p>Idioma original</text:p>
          </table:table-cell>
          <table:table-cell office:value-type="string" calcext:value-type="string">
            <text:p>Doblajes diponibles</text:p>
          </table:table-cell>
          <table:table-cell office:value-type="string" calcext:value-type="string">
            <text:p>Subtitulajes</text:p>
          </table:table-cell>
          <table:table-cell office:value-type="string" calcext:value-type="string">
            <text:p>Soporte</text:p>
          </table:table-cell>
          <table:table-cell office:value-type="string" calcext:value-type="string">
            <text:p>No. copias</text:p>
          </table:table-cell>
          <table:table-cell office:value-type="string" calcext:value-type="string">
            <text:p>Descripción física</text:p>
          </table:table-cell>
          <table:table-cell office:value-type="string" calcext:value-type="string">
            <text:p>Color</text:p>
          </table:table-cell>
          <table:table-cell office:value-type="string" calcext:value-type="string">
            <text:p>Audio</text:p>
          </table:table-cell>
          <table:table-cell office:value-type="string" calcext:value-type="string">
            <text:p>Sistema de grabación</text:p>
          </table:table-cell>
          <table:table-cell office:value-type="string" calcext:value-type="string">
            <text:p>Región DVD</text:p>
          </table:table-cell>
          <table:table-cell office:value-type="string" calcext:value-type="string">
            <text:p>Requisitos técnicos</text:p>
          </table:table-cell>
          <table:table-cell table:style-name="ce1" office:value-type="string" calcext:value-type="string">
            <text:p>Existencia y localización de copias</text:p>
          </table:table-cell>
          <table:table-cell office:value-type="string" calcext:value-type="string">
            <text:p>Unidades de descripción relacionadas</text:p>
          </table:table-cell>
          <table:table-cell office:value-type="string" calcext:value-type="string">
            <text:p>Documentos asociados</text:p>
          </table:table-cell>
          <table:table-cell table:style-name="ce1" office:value-type="string" calcext:value-type="string">
            <text:p>Área de notas</text:p>
          </table:table-cell>
          <table:table-cell table:style-name="ce1" office:value-type="string" calcext:value-type="string">
            <text:p>Notas del archivero</text:p>
          </table:table-cell>
          <table:table-cell office:value-type="string" calcext:value-type="string">
            <text:p>Datos del archivero</text:p>
          </table:table-cell>
          <table:table-cell office:value-type="string" calcext:value-type="string">
            <text:p>Reglas o normas</text:p>
          </table:table-cell>
          <table:table-cell office:value-type="string" calcext:value-type="string">
            <text:p>Fecha de descripción</text:p>
          </table:table-cell>
          <table:table-cell table:number-columns-repeated="959"/>
        </table:table-row>
        <table:table-row table:style-name="ro1" table:number-rows-repeated="10484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Verdana" fo:font-family="Verdana" style:font-family-generic="swiss" fo:font-size="7.5pt" fo:font-style="normal" fo:text-shadow="none" style:text-underline-style="solid" style:text-underline-width="auto" style:text-underline-color="font-color" fo:font-weight="normal" style:font-size-asian="7.5pt" style:font-style-asian="normal" style:font-weight-asian="normal" style:font-size-complex="7.5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3:21.766613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5-04-30T12:49:37.329961337</meta:creation-date>
    <dc:date>2015-05-04T13:46:39.376815509</dc:date>
    <dc:creator>Rodrigo </dc:creator>
    <meta:editing-duration>PT7H15M34S</meta:editing-duration>
    <meta:editing-cycles>11</meta:editing-cycles>
    <meta:generator>LibreOffice/4.2.7.2$Linux_X86_64 LibreOffice_project/420m0$Build-2</meta:generator>
    <meta:document-statistic meta:table-count="1" meta:cell-count="3446" meta:object-count="0"/>
  </office:meta>
</office:document-meta>
</file>